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2.3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9" style:family="table-cell" style:parent-style-name="Default" style:data-style-name="N10121"/>
    <style:style style:name="ce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8" style:family="table-cell" style:parent-style-name="Default" style:data-style-name="N10121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4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1">
      <style:table-cell-properties style:rotation-align="none"/>
    </style:style>
    <style:style style:name="ce28" style:family="table-cell" style:parent-style-name="Default" style:data-style-name="N14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/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6"/>
        <table:table-column table:style-name="co2" table:number-columns-repeated="36" table:default-cell-style-name="ce8"/>
        <table:table-row table:style-name="ro1">
          <table:table-cell table:style-name="ce5" office:value-type="string" calcext:value-type="string">
            <text:p>Registrado (mil ton.)</text:p>
          </table:table-cell>
          <table:table-cell table:style-name="ce7" office:value-type="string" calcext:value-type="string">
            <text:p>2017-07</text:p>
          </table:table-cell>
          <table:table-cell table:style-name="ce7" office:value-type="string" calcext:value-type="string">
            <text:p>2017-08</text:p>
          </table:table-cell>
          <table:table-cell table:style-name="ce7" office:value-type="string" calcext:value-type="string">
            <text:p>2017-09</text:p>
          </table:table-cell>
          <table:table-cell table:style-name="ce7" office:value-type="string" calcext:value-type="string">
            <text:p>2017-10</text:p>
          </table:table-cell>
          <table:table-cell table:style-name="ce7" office:value-type="string" calcext:value-type="string">
            <text:p>2017-11</text:p>
          </table:table-cell>
          <table:table-cell table:style-name="ce7" office:value-type="string" calcext:value-type="string">
            <text:p>2017-12</text:p>
          </table:table-cell>
          <table:table-cell table:style-name="ce7" office:value-type="string" calcext:value-type="string">
            <text:p>2018-01</text:p>
          </table:table-cell>
          <table:table-cell table:style-name="ce7" office:value-type="string" calcext:value-type="string">
            <text:p>2018-02</text:p>
          </table:table-cell>
          <table:table-cell table:style-name="ce7" office:value-type="string" calcext:value-type="string">
            <text:p>2018-03</text:p>
          </table:table-cell>
          <table:table-cell table:style-name="ce7" office:value-type="string" calcext:value-type="string">
            <text:p>2018-04</text:p>
          </table:table-cell>
          <table:table-cell table:style-name="ce7" office:value-type="string" calcext:value-type="string">
            <text:p>2018-05</text:p>
          </table:table-cell>
          <table:table-cell table:style-name="ce7" office:value-type="string" calcext:value-type="string">
            <text:p>2018-06</text:p>
          </table:table-cell>
          <table:table-cell table:style-name="ce7" office:value-type="string" calcext:value-type="string">
            <text:p>2018-07</text:p>
          </table:table-cell>
          <table:table-cell table:style-name="ce7" office:value-type="string" calcext:value-type="string">
            <text:p>2018-08</text:p>
          </table:table-cell>
          <table:table-cell table:style-name="ce7" office:value-type="string" calcext:value-type="string">
            <text:p>2018-09</text:p>
          </table:table-cell>
          <table:table-cell table:style-name="ce7" office:value-type="string" calcext:value-type="string">
            <text:p>2018-10</text:p>
          </table:table-cell>
          <table:table-cell table:style-name="ce7" office:value-type="string" calcext:value-type="string">
            <text:p>2018-11</text:p>
          </table:table-cell>
          <table:table-cell table:style-name="ce7" office:value-type="string" calcext:value-type="string">
            <text:p>2018-12</text:p>
          </table:table-cell>
          <table:table-cell table:style-name="ce7" office:value-type="string" calcext:value-type="string">
            <text:p>2019-01</text:p>
          </table:table-cell>
          <table:table-cell table:style-name="ce7" office:value-type="string" calcext:value-type="string">
            <text:p>2019-02</text:p>
          </table:table-cell>
          <table:table-cell table:style-name="ce7" office:value-type="string" calcext:value-type="string">
            <text:p>2019-03</text:p>
          </table:table-cell>
          <table:table-cell table:style-name="ce7" office:value-type="string" calcext:value-type="string">
            <text:p>2019-04</text:p>
          </table:table-cell>
          <table:table-cell table:style-name="ce7" office:value-type="string" calcext:value-type="string">
            <text:p>2019-05</text:p>
          </table:table-cell>
          <table:table-cell table:style-name="ce7" office:value-type="string" calcext:value-type="string">
            <text:p>2019-06</text:p>
          </table:table-cell>
          <table:table-cell table:style-name="ce7" office:value-type="string" calcext:value-type="string">
            <text:p>2019-07</text:p>
          </table:table-cell>
          <table:table-cell table:style-name="ce7" office:value-type="string" calcext:value-type="string">
            <text:p>2019-08</text:p>
          </table:table-cell>
          <table:table-cell table:style-name="ce7" office:value-type="string" calcext:value-type="string">
            <text:p>2019-09</text:p>
          </table:table-cell>
          <table:table-cell table:style-name="ce7" office:value-type="string" calcext:value-type="string">
            <text:p>2019-10</text:p>
          </table:table-cell>
          <table:table-cell table:style-name="ce7" office:value-type="string" calcext:value-type="string">
            <text:p>2019-11</text:p>
          </table:table-cell>
          <table:table-cell table:style-name="ce7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6"/>
        <table:table-column table:style-name="co2" table:number-columns-repeated="30" table:default-cell-style-name="ce40"/>
        <table:table-column table:style-name="co2" table:number-columns-repeated="9" table:default-cell-style-name="Default"/>
        <table:table-row table:style-name="ro1">
          <table:table-cell table:style-name="ce5" office:value-type="string" calcext:value-type="string">
            <text:p>Previsto (mil ton.)</text:p>
          </table:table-cell>
          <table:table-cell table:style-name="ce7" office:value-type="string" calcext:value-type="string">
            <text:p>2017-07</text:p>
          </table:table-cell>
          <table:table-cell table:style-name="ce7" office:value-type="string" calcext:value-type="string">
            <text:p>2017-08</text:p>
          </table:table-cell>
          <table:table-cell table:style-name="ce7" office:value-type="string" calcext:value-type="string">
            <text:p>2017-09</text:p>
          </table:table-cell>
          <table:table-cell table:style-name="ce7" office:value-type="string" calcext:value-type="string">
            <text:p>2017-10</text:p>
          </table:table-cell>
          <table:table-cell table:style-name="ce7" office:value-type="string" calcext:value-type="string">
            <text:p>2017-11</text:p>
          </table:table-cell>
          <table:table-cell table:style-name="ce7" office:value-type="string" calcext:value-type="string">
            <text:p>2017-12</text:p>
          </table:table-cell>
          <table:table-cell table:style-name="ce7" office:value-type="string" calcext:value-type="string">
            <text:p>2018-01</text:p>
          </table:table-cell>
          <table:table-cell table:style-name="ce7" office:value-type="string" calcext:value-type="string">
            <text:p>2018-02</text:p>
          </table:table-cell>
          <table:table-cell table:style-name="ce7" office:value-type="string" calcext:value-type="string">
            <text:p>2018-03</text:p>
          </table:table-cell>
          <table:table-cell table:style-name="ce7" office:value-type="string" calcext:value-type="string">
            <text:p>2018-04</text:p>
          </table:table-cell>
          <table:table-cell table:style-name="ce7" office:value-type="string" calcext:value-type="string">
            <text:p>2018-05</text:p>
          </table:table-cell>
          <table:table-cell table:style-name="ce7" office:value-type="string" calcext:value-type="string">
            <text:p>2018-06</text:p>
          </table:table-cell>
          <table:table-cell table:style-name="ce7" office:value-type="string" calcext:value-type="string">
            <text:p>2018-07</text:p>
          </table:table-cell>
          <table:table-cell table:style-name="ce7" office:value-type="string" calcext:value-type="string">
            <text:p>2018-08</text:p>
          </table:table-cell>
          <table:table-cell table:style-name="ce7" office:value-type="string" calcext:value-type="string">
            <text:p>2018-09</text:p>
          </table:table-cell>
          <table:table-cell table:style-name="ce7" office:value-type="string" calcext:value-type="string">
            <text:p>2018-10</text:p>
          </table:table-cell>
          <table:table-cell table:style-name="ce7" office:value-type="string" calcext:value-type="string">
            <text:p>2018-11</text:p>
          </table:table-cell>
          <table:table-cell table:style-name="ce7" office:value-type="string" calcext:value-type="string">
            <text:p>2018-12</text:p>
          </table:table-cell>
          <table:table-cell table:style-name="ce7" office:value-type="string" calcext:value-type="string">
            <text:p>2019-01</text:p>
          </table:table-cell>
          <table:table-cell table:style-name="ce7" office:value-type="string" calcext:value-type="string">
            <text:p>2019-02</text:p>
          </table:table-cell>
          <table:table-cell table:style-name="ce7" office:value-type="string" calcext:value-type="string">
            <text:p>2019-03</text:p>
          </table:table-cell>
          <table:table-cell table:style-name="ce7" office:value-type="string" calcext:value-type="string">
            <text:p>2019-04</text:p>
          </table:table-cell>
          <table:table-cell table:style-name="ce7" office:value-type="string" calcext:value-type="string">
            <text:p>2019-05</text:p>
          </table:table-cell>
          <table:table-cell table:style-name="ce7" office:value-type="string" calcext:value-type="string">
            <text:p>2019-06</text:p>
          </table:table-cell>
          <table:table-cell table:style-name="ce7" office:value-type="string" calcext:value-type="string">
            <text:p>2019-07</text:p>
          </table:table-cell>
          <table:table-cell table:style-name="ce7" office:value-type="string" calcext:value-type="string">
            <text:p>2019-08</text:p>
          </table:table-cell>
          <table:table-cell table:style-name="ce7" office:value-type="string" calcext:value-type="string">
            <text:p>2019-09</text:p>
          </table:table-cell>
          <table:table-cell table:style-name="ce7" office:value-type="string" calcext:value-type="string">
            <text:p>2019-10</text:p>
          </table:table-cell>
          <table:table-cell table:style-name="ce7" office:value-type="string" calcext:value-type="string">
            <text:p>2019-11</text:p>
          </table:table-cell>
          <table:table-cell table:style-name="ce7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151371" calcext:value-type="float">
            <text:p>12,151371</text:p>
          </table:table-cell>
          <table:table-cell office:value-type="float" office:value="12.152035" calcext:value-type="float">
            <text:p>12,152035</text:p>
          </table:table-cell>
          <table:table-cell office:value-type="float" office:value="12.152174" calcext:value-type="float">
            <text:p>12,152174</text:p>
          </table:table-cell>
          <table:table-cell office:value-type="float" office:value="12.152496" calcext:value-type="float">
            <text:p>12,152496</text:p>
          </table:table-cell>
          <table:table-cell office:value-type="float" office:value="12.152602" calcext:value-type="float">
            <text:p>12,152602</text:p>
          </table:table-cell>
          <table:table-cell office:value-type="float" office:value="12.152573" calcext:value-type="float">
            <text:p>12,152573</text:p>
          </table:table-cell>
          <table:table-cell office:value-type="float" office:value="12.153013" calcext:value-type="float">
            <text:p>12,153013</text:p>
          </table:table-cell>
          <table:table-cell office:value-type="float" office:value="12.154558" calcext:value-type="float">
            <text:p>12,154558</text:p>
          </table:table-cell>
          <table:table-cell office:value-type="float" office:value="12.155586" calcext:value-type="float">
            <text:p>12,155586</text:p>
          </table:table-cell>
          <table:table-cell office:value-type="float" office:value="12.156231" calcext:value-type="float">
            <text:p>12,156231</text:p>
          </table:table-cell>
          <table:table-cell office:value-type="float" office:value="12.156905" calcext:value-type="float">
            <text:p>12,156905</text:p>
          </table:table-cell>
          <table:table-cell office:value-type="float" office:value="12.15811" calcext:value-type="float">
            <text:p>12,15811</text:p>
          </table:table-cell>
          <table:table-cell office:value-type="float" office:value="12.157083" calcext:value-type="float">
            <text:p>12,157083</text:p>
          </table:table-cell>
          <table:table-cell office:value-type="float" office:value="12.158241" calcext:value-type="float">
            <text:p>12,158241</text:p>
          </table:table-cell>
          <table:table-cell office:value-type="float" office:value="12.159542" calcext:value-type="float">
            <text:p>12,159542</text:p>
          </table:table-cell>
          <table:table-cell office:value-type="float" office:value="12.159397" calcext:value-type="float">
            <text:p>12,159397</text:p>
          </table:table-cell>
          <table:table-cell office:value-type="float" office:value="12.158718" calcext:value-type="float">
            <text:p>12,158718</text:p>
          </table:table-cell>
          <table:table-cell office:value-type="float" office:value="12.157624" calcext:value-type="float">
            <text:p>12,157624</text:p>
          </table:table-cell>
          <table:table-cell office:value-type="float" office:value="12.158833" calcext:value-type="float">
            <text:p>12,158833</text:p>
          </table:table-cell>
          <table:table-cell office:value-type="float" office:value="12.160255" calcext:value-type="float">
            <text:p>12,160255</text:p>
          </table:table-cell>
          <table:table-cell office:value-type="float" office:value="12.16068" calcext:value-type="float">
            <text:p>12,16068</text:p>
          </table:table-cell>
          <table:table-cell office:value-type="float" office:value="12.161263" calcext:value-type="float">
            <text:p>12,161263</text:p>
          </table:table-cell>
          <table:table-cell office:value-type="float" office:value="12.161792" calcext:value-type="float">
            <text:p>12,161792</text:p>
          </table:table-cell>
          <table:table-cell office:value-type="float" office:value="12.16227" calcext:value-type="float">
            <text:p>12,16227</text:p>
          </table:table-cell>
          <table:table-cell office:value-type="float" office:value="12.162741" calcext:value-type="float">
            <text:p>12,162741</text:p>
          </table:table-cell>
          <table:table-cell office:value-type="float" office:value="12.163021" calcext:value-type="float">
            <text:p>12,163021</text:p>
          </table:table-cell>
          <table:table-cell office:value-type="float" office:value="12.163061" calcext:value-type="float">
            <text:p>12,163061</text:p>
          </table:table-cell>
          <table:table-cell office:value-type="float" office:value="12.162951" calcext:value-type="float">
            <text:p>12,162951</text:p>
          </table:table-cell>
          <table:table-cell office:value-type="float" office:value="12.16295" calcext:value-type="float">
            <text:p>12,16295</text:p>
          </table:table-cell>
          <table:table-cell office:value-type="float" office:value="12.162607" calcext:value-type="float">
            <text:p>12,162607</text:p>
          </table:table-cell>
          <table:table-cell table:style-name="ce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8.468237" calcext:value-type="float">
            <text:p>28,468237</text:p>
          </table:table-cell>
          <table:table-cell office:value-type="float" office:value="28.434587" calcext:value-type="float">
            <text:p>28,434587</text:p>
          </table:table-cell>
          <table:table-cell office:value-type="float" office:value="28.409607" calcext:value-type="float">
            <text:p>28,409607</text:p>
          </table:table-cell>
          <table:table-cell office:value-type="float" office:value="28.388712" calcext:value-type="float">
            <text:p>28,388712</text:p>
          </table:table-cell>
          <table:table-cell office:value-type="float" office:value="28.374111" calcext:value-type="float">
            <text:p>28,374111</text:p>
          </table:table-cell>
          <table:table-cell office:value-type="float" office:value="28.356108" calcext:value-type="float">
            <text:p>28,356108</text:p>
          </table:table-cell>
          <table:table-cell office:value-type="float" office:value="28.330488" calcext:value-type="float">
            <text:p>28,330488</text:p>
          </table:table-cell>
          <table:table-cell office:value-type="float" office:value="28.29958" calcext:value-type="float">
            <text:p>28,29958</text:p>
          </table:table-cell>
          <table:table-cell office:value-type="float" office:value="28.268562" calcext:value-type="float">
            <text:p>28,268562</text:p>
          </table:table-cell>
          <table:table-cell office:value-type="float" office:value="28.241842" calcext:value-type="float">
            <text:p>28,241842</text:p>
          </table:table-cell>
          <table:table-cell office:value-type="float" office:value="28.222383" calcext:value-type="float">
            <text:p>28,222383</text:p>
          </table:table-cell>
          <table:table-cell office:value-type="float" office:value="28.207827" calcext:value-type="float">
            <text:p>28,207827</text:p>
          </table:table-cell>
          <table:table-cell office:value-type="float" office:value="28.204002" calcext:value-type="float">
            <text:p>28,204002</text:p>
          </table:table-cell>
          <table:table-cell office:value-type="float" office:value="28.192144" calcext:value-type="float">
            <text:p>28,192144</text:p>
          </table:table-cell>
          <table:table-cell office:value-type="float" office:value="28.188097" calcext:value-type="float">
            <text:p>28,188097</text:p>
          </table:table-cell>
          <table:table-cell office:value-type="float" office:value="28.185793" calcext:value-type="float">
            <text:p>28,185793</text:p>
          </table:table-cell>
          <table:table-cell office:value-type="float" office:value="28.183134" calcext:value-type="float">
            <text:p>28,183134</text:p>
          </table:table-cell>
          <table:table-cell office:value-type="float" office:value="28.18355" calcext:value-type="float">
            <text:p>28,18355</text:p>
          </table:table-cell>
          <table:table-cell office:value-type="float" office:value="28.1793" calcext:value-type="float">
            <text:p>28,1793</text:p>
          </table:table-cell>
          <table:table-cell office:value-type="float" office:value="28.180435" calcext:value-type="float">
            <text:p>28,180435</text:p>
          </table:table-cell>
          <table:table-cell office:value-type="float" office:value="28.180151" calcext:value-type="float">
            <text:p>28,180151</text:p>
          </table:table-cell>
          <table:table-cell office:value-type="float" office:value="28.172983" calcext:value-type="float">
            <text:p>28,172983</text:p>
          </table:table-cell>
          <table:table-cell office:value-type="float" office:value="28.162283" calcext:value-type="float">
            <text:p>28,162283</text:p>
          </table:table-cell>
          <table:table-cell office:value-type="float" office:value="28.144705" calcext:value-type="float">
            <text:p>28,144705</text:p>
          </table:table-cell>
          <table:table-cell office:value-type="float" office:value="28.12676" calcext:value-type="float">
            <text:p>28,12676</text:p>
          </table:table-cell>
          <table:table-cell office:value-type="float" office:value="28.1035" calcext:value-type="float">
            <text:p>28,1035</text:p>
          </table:table-cell>
          <table:table-cell office:value-type="float" office:value="28.086905" calcext:value-type="float">
            <text:p>28,086905</text:p>
          </table:table-cell>
          <table:table-cell office:value-type="float" office:value="28.090693" calcext:value-type="float">
            <text:p>28,090693</text:p>
          </table:table-cell>
          <table:table-cell office:value-type="float" office:value="28.123108" calcext:value-type="float">
            <text:p>28,123108</text:p>
          </table:table-cell>
          <table:table-cell office:value-type="float" office:value="28.169447" calcext:value-type="float">
            <text:p>28,1694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3.919381" calcext:value-type="float">
            <text:p>13,919381</text:p>
          </table:table-cell>
          <table:table-cell office:value-type="float" office:value="13.990292" calcext:value-type="float">
            <text:p>13,990292</text:p>
          </table:table-cell>
          <table:table-cell office:value-type="float" office:value="14.04735" calcext:value-type="float">
            <text:p>14,04735</text:p>
          </table:table-cell>
          <table:table-cell office:value-type="float" office:value="14.09381" calcext:value-type="float">
            <text:p>14,09381</text:p>
          </table:table-cell>
          <table:table-cell office:value-type="float" office:value="14.126345" calcext:value-type="float">
            <text:p>14,126345</text:p>
          </table:table-cell>
          <table:table-cell office:value-type="float" office:value="14.146803" calcext:value-type="float">
            <text:p>14,146803</text:p>
          </table:table-cell>
          <table:table-cell office:value-type="float" office:value="14.180419" calcext:value-type="float">
            <text:p>14,180419</text:p>
          </table:table-cell>
          <table:table-cell office:value-type="float" office:value="14.265699" calcext:value-type="float">
            <text:p>14,265699</text:p>
          </table:table-cell>
          <table:table-cell office:value-type="float" office:value="14.312064" calcext:value-type="float">
            <text:p>14,312064</text:p>
          </table:table-cell>
          <table:table-cell office:value-type="float" office:value="14.341601" calcext:value-type="float">
            <text:p>14,341601</text:p>
          </table:table-cell>
          <table:table-cell office:value-type="float" office:value="14.367002" calcext:value-type="float">
            <text:p>14,367002</text:p>
          </table:table-cell>
          <table:table-cell office:value-type="float" office:value="14.400402" calcext:value-type="float">
            <text:p>14,400402</text:p>
          </table:table-cell>
          <table:table-cell office:value-type="float" office:value="14.36585" calcext:value-type="float">
            <text:p>14,36585</text:p>
          </table:table-cell>
          <table:table-cell office:value-type="float" office:value="14.369029" calcext:value-type="float">
            <text:p>14,369029</text:p>
          </table:table-cell>
          <table:table-cell office:value-type="float" office:value="14.437085" calcext:value-type="float">
            <text:p>14,437085</text:p>
          </table:table-cell>
          <table:table-cell office:value-type="float" office:value="14.431826" calcext:value-type="float">
            <text:p>14,431826</text:p>
          </table:table-cell>
          <table:table-cell office:value-type="float" office:value="14.41492" calcext:value-type="float">
            <text:p>14,41492</text:p>
          </table:table-cell>
          <table:table-cell office:value-type="float" office:value="14.354415" calcext:value-type="float">
            <text:p>14,354415</text:p>
          </table:table-cell>
          <table:table-cell office:value-type="float" office:value="14.35275" calcext:value-type="float">
            <text:p>14,35275</text:p>
          </table:table-cell>
          <table:table-cell office:value-type="float" office:value="14.413462" calcext:value-type="float">
            <text:p>14,413462</text:p>
          </table:table-cell>
          <table:table-cell office:value-type="float" office:value="14.413156" calcext:value-type="float">
            <text:p>14,413156</text:p>
          </table:table-cell>
          <table:table-cell office:value-type="float" office:value="14.375886" calcext:value-type="float">
            <text:p>14,375886</text:p>
          </table:table-cell>
          <table:table-cell office:value-type="float" office:value="14.388503" calcext:value-type="float">
            <text:p>14,388503</text:p>
          </table:table-cell>
          <table:table-cell office:value-type="float" office:value="14.356398" calcext:value-type="float">
            <text:p>14,356398</text:p>
          </table:table-cell>
          <table:table-cell office:value-type="float" office:value="14.329171" calcext:value-type="float">
            <text:p>14,329171</text:p>
          </table:table-cell>
          <table:table-cell office:value-type="float" office:value="14.334376" calcext:value-type="float">
            <text:p>14,334376</text:p>
          </table:table-cell>
          <table:table-cell office:value-type="float" office:value="14.284247" calcext:value-type="float">
            <text:p>14,284247</text:p>
          </table:table-cell>
          <table:table-cell office:value-type="float" office:value="14.326163" calcext:value-type="float">
            <text:p>14,326163</text:p>
          </table:table-cell>
          <table:table-cell office:value-type="float" office:value="14.356879" calcext:value-type="float">
            <text:p>14,356879</text:p>
          </table:table-cell>
          <table:table-cell office:value-type="float" office:value="14.575981" calcext:value-type="float">
            <text:p>14,5759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8" office:value-type="float" office:value="54.22953" calcext:value-type="float">
            <text:p>54,22953</text:p>
          </table:table-cell>
          <table:table-cell office:value-type="float" office:value="54.229527" calcext:value-type="float">
            <text:p>54,229527</text:p>
          </table:table-cell>
          <table:table-cell table:number-columns-repeated="3" office:value-type="float" office:value="54.22953" calcext:value-type="float">
            <text:p>54,22953</text:p>
          </table:table-cell>
          <table:table-cell office:value-type="float" office:value="54.229534" calcext:value-type="float">
            <text:p>54,229534</text:p>
          </table:table-cell>
          <table:table-cell table:number-columns-repeated="2" office:value-type="float" office:value="54.22953" calcext:value-type="float">
            <text:p>54,22953</text:p>
          </table:table-cell>
          <table:table-cell office:value-type="float" office:value="54.229527" calcext:value-type="float">
            <text:p>54,229527</text:p>
          </table:table-cell>
          <table:table-cell table:number-columns-repeated="9" office:value-type="float" office:value="54.22953" calcext:value-type="float">
            <text:p>54,22953</text:p>
          </table:table-cell>
          <table:table-cell table:number-columns-repeated="4" office:value-type="float" office:value="54.229527" calcext:value-type="float">
            <text:p>54,229527</text:p>
          </table:table-cell>
          <table:table-cell office:value-type="float" office:value="54.22953" calcext:value-type="float">
            <text:p>54,2295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4.445587" calcext:value-type="float">
            <text:p>264,445587</text:p>
          </table:table-cell>
          <table:table-cell office:value-type="float" office:value="272.968475" calcext:value-type="float">
            <text:p>272,968475</text:p>
          </table:table-cell>
          <table:table-cell office:value-type="float" office:value="282.495056" calcext:value-type="float">
            <text:p>282,495056</text:p>
          </table:table-cell>
          <table:table-cell table:number-columns-repeated="5" office:value-type="float" office:value="282.494995" calcext:value-type="float">
            <text:p>282,494995</text:p>
          </table:table-cell>
          <table:table-cell office:value-type="float" office:value="283.068329" calcext:value-type="float">
            <text:p>283,068329</text:p>
          </table:table-cell>
          <table:table-cell office:value-type="float" office:value="283.079132" calcext:value-type="float">
            <text:p>283,079132</text:p>
          </table:table-cell>
          <table:table-cell office:value-type="float" office:value="282.024689" calcext:value-type="float">
            <text:p>282,024689</text:p>
          </table:table-cell>
          <table:table-cell office:value-type="float" office:value="282.034607" calcext:value-type="float">
            <text:p>282,034607</text:p>
          </table:table-cell>
          <table:table-cell office:value-type="float" office:value="283.079376" calcext:value-type="float">
            <text:p>283,079376</text:p>
          </table:table-cell>
          <table:table-cell office:value-type="float" office:value="283.079346" calcext:value-type="float">
            <text:p>283,079346</text:p>
          </table:table-cell>
          <table:table-cell office:value-type="float" office:value="282.036194" calcext:value-type="float">
            <text:p>282,036194</text:p>
          </table:table-cell>
          <table:table-cell office:value-type="float" office:value="282.037262" calcext:value-type="float">
            <text:p>282,037262</text:p>
          </table:table-cell>
          <table:table-cell office:value-type="float" office:value="282.039734" calcext:value-type="float">
            <text:p>282,039734</text:p>
          </table:table-cell>
          <table:table-cell office:value-type="float" office:value="286.564301" calcext:value-type="float">
            <text:p>286,564301</text:p>
          </table:table-cell>
          <table:table-cell table:number-columns-repeated="2" office:value-type="float" office:value="284.209991" calcext:value-type="float">
            <text:p>284,209991</text:p>
          </table:table-cell>
          <table:table-cell office:value-type="float" office:value="278.149536" calcext:value-type="float">
            <text:p>278,149536</text:p>
          </table:table-cell>
          <table:table-cell table:number-columns-repeated="2" office:value-type="float" office:value="278.157318" calcext:value-type="float">
            <text:p>278,157318</text:p>
          </table:table-cell>
          <table:table-cell office:value-type="float" office:value="275.394501" calcext:value-type="float">
            <text:p>275,394501</text:p>
          </table:table-cell>
          <table:table-cell office:value-type="float" office:value="278.150574" calcext:value-type="float">
            <text:p>278,150574</text:p>
          </table:table-cell>
          <table:table-cell table:number-columns-repeated="2" office:value-type="float" office:value="286.565521" calcext:value-type="float">
            <text:p>286,565521</text:p>
          </table:table-cell>
          <table:table-cell table:number-columns-repeated="2" office:value-type="float" office:value="287.515472" calcext:value-type="float">
            <text:p>287,515472</text:p>
          </table:table-cell>
          <table:table-cell office:value-type="float" office:value="287.523132" calcext:value-type="float">
            <text:p>287,5231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65.164383" calcext:value-type="float">
            <text:p>165,164383</text:p>
          </table:table-cell>
          <table:table-cell office:value-type="float" office:value="162.519012" calcext:value-type="float">
            <text:p>162,519012</text:p>
          </table:table-cell>
          <table:table-cell office:value-type="float" office:value="164.257324" calcext:value-type="float">
            <text:p>164,257324</text:p>
          </table:table-cell>
          <table:table-cell office:value-type="float" office:value="165.661713" calcext:value-type="float">
            <text:p>165,661713</text:p>
          </table:table-cell>
          <table:table-cell office:value-type="float" office:value="163.497971" calcext:value-type="float">
            <text:p>163,497971</text:p>
          </table:table-cell>
          <table:table-cell office:value-type="float" office:value="164.381805" calcext:value-type="float">
            <text:p>164,381805</text:p>
          </table:table-cell>
          <table:table-cell office:value-type="float" office:value="164.045837" calcext:value-type="float">
            <text:p>164,045837</text:p>
          </table:table-cell>
          <table:table-cell office:value-type="float" office:value="153.910904" calcext:value-type="float">
            <text:p>153,910904</text:p>
          </table:table-cell>
          <table:table-cell office:value-type="float" office:value="146.172455" calcext:value-type="float">
            <text:p>146,172455</text:p>
          </table:table-cell>
          <table:table-cell office:value-type="float" office:value="150.84787" calcext:value-type="float">
            <text:p>150,84787</text:p>
          </table:table-cell>
          <table:table-cell office:value-type="float" office:value="153.319885" calcext:value-type="float">
            <text:p>153,319885</text:p>
          </table:table-cell>
          <table:table-cell office:value-type="float" office:value="143.998718" calcext:value-type="float">
            <text:p>143,998718</text:p>
          </table:table-cell>
          <table:table-cell office:value-type="float" office:value="146.987122" calcext:value-type="float">
            <text:p>146,987122</text:p>
          </table:table-cell>
          <table:table-cell office:value-type="float" office:value="160.061737" calcext:value-type="float">
            <text:p>160,061737</text:p>
          </table:table-cell>
          <table:table-cell office:value-type="float" office:value="136.607025" calcext:value-type="float">
            <text:p>136,607025</text:p>
          </table:table-cell>
          <table:table-cell office:value-type="float" office:value="143.93924" calcext:value-type="float">
            <text:p>143,93924</text:p>
          </table:table-cell>
          <table:table-cell office:value-type="float" office:value="146.506561" calcext:value-type="float">
            <text:p>146,506561</text:p>
          </table:table-cell>
          <table:table-cell office:value-type="float" office:value="168.919418" calcext:value-type="float">
            <text:p>168,919418</text:p>
          </table:table-cell>
          <table:table-cell office:value-type="float" office:value="149.766953" calcext:value-type="float">
            <text:p>149,766953</text:p>
          </table:table-cell>
          <table:table-cell office:value-type="float" office:value="130.626114" calcext:value-type="float">
            <text:p>130,626114</text:p>
          </table:table-cell>
          <table:table-cell office:value-type="float" office:value="144.812439" calcext:value-type="float">
            <text:p>144,812439</text:p>
          </table:table-cell>
          <table:table-cell office:value-type="float" office:value="147.608551" calcext:value-type="float">
            <text:p>147,608551</text:p>
          </table:table-cell>
          <table:table-cell office:value-type="float" office:value="148.952621" calcext:value-type="float">
            <text:p>148,952621</text:p>
          </table:table-cell>
          <table:table-cell office:value-type="float" office:value="149.966766" calcext:value-type="float">
            <text:p>149,966766</text:p>
          </table:table-cell>
          <table:table-cell office:value-type="float" office:value="150.636414" calcext:value-type="float">
            <text:p>150,636414</text:p>
          </table:table-cell>
          <table:table-cell office:value-type="float" office:value="151.108917" calcext:value-type="float">
            <text:p>151,108917</text:p>
          </table:table-cell>
          <table:table-cell office:value-type="float" office:value="151.515717" calcext:value-type="float">
            <text:p>151,515717</text:p>
          </table:table-cell>
          <table:table-cell office:value-type="float" office:value="151.79509" calcext:value-type="float">
            <text:p>151,79509</text:p>
          </table:table-cell>
          <table:table-cell office:value-type="float" office:value="151.489807" calcext:value-type="float">
            <text:p>151,489807</text:p>
          </table:table-cell>
          <table:table-cell office:value-type="float" office:value="151.263016" calcext:value-type="float">
            <text:p>151,2630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6.603226" calcext:value-type="float">
            <text:p>46,603226</text:p>
          </table:table-cell>
          <table:table-cell office:value-type="float" office:value="46.584602" calcext:value-type="float">
            <text:p>46,584602</text:p>
          </table:table-cell>
          <table:table-cell office:value-type="float" office:value="46.441311" calcext:value-type="float">
            <text:p>46,441311</text:p>
          </table:table-cell>
          <table:table-cell office:value-type="float" office:value="46.48267" calcext:value-type="float">
            <text:p>46,48267</text:p>
          </table:table-cell>
          <table:table-cell office:value-type="float" office:value="46.398762" calcext:value-type="float">
            <text:p>46,398762</text:p>
          </table:table-cell>
          <table:table-cell office:value-type="float" office:value="46.206764" calcext:value-type="float">
            <text:p>46,206764</text:p>
          </table:table-cell>
          <table:table-cell office:value-type="float" office:value="46.283852" calcext:value-type="float">
            <text:p>46,283852</text:p>
          </table:table-cell>
          <table:table-cell office:value-type="float" office:value="46.391098" calcext:value-type="float">
            <text:p>46,391098</text:p>
          </table:table-cell>
          <table:table-cell office:value-type="float" office:value="46.381836" calcext:value-type="float">
            <text:p>46,381836</text:p>
          </table:table-cell>
          <table:table-cell office:value-type="float" office:value="46.419598" calcext:value-type="float">
            <text:p>46,419598</text:p>
          </table:table-cell>
          <table:table-cell office:value-type="float" office:value="46.548904" calcext:value-type="float">
            <text:p>46,548904</text:p>
          </table:table-cell>
          <table:table-cell office:value-type="float" office:value="46.728813" calcext:value-type="float">
            <text:p>46,728813</text:p>
          </table:table-cell>
          <table:table-cell office:value-type="float" office:value="46.326504" calcext:value-type="float">
            <text:p>46,326504</text:p>
          </table:table-cell>
          <table:table-cell office:value-type="float" office:value="46.727654" calcext:value-type="float">
            <text:p>46,727654</text:p>
          </table:table-cell>
          <table:table-cell office:value-type="float" office:value="46.828266" calcext:value-type="float">
            <text:p>46,828266</text:p>
          </table:table-cell>
          <table:table-cell office:value-type="float" office:value="46.701286" calcext:value-type="float">
            <text:p>46,701286</text:p>
          </table:table-cell>
          <table:table-cell office:value-type="float" office:value="46.515911" calcext:value-type="float">
            <text:p>46,515911</text:p>
          </table:table-cell>
          <table:table-cell office:value-type="float" office:value="46.314583" calcext:value-type="float">
            <text:p>46,314583</text:p>
          </table:table-cell>
          <table:table-cell office:value-type="float" office:value="46.759171" calcext:value-type="float">
            <text:p>46,759171</text:p>
          </table:table-cell>
          <table:table-cell office:value-type="float" office:value="46.851158" calcext:value-type="float">
            <text:p>46,851158</text:p>
          </table:table-cell>
          <table:table-cell office:value-type="float" office:value="46.798023" calcext:value-type="float">
            <text:p>46,798023</text:p>
          </table:table-cell>
          <table:table-cell office:value-type="float" office:value="46.868126" calcext:value-type="float">
            <text:p>46,868126</text:p>
          </table:table-cell>
          <table:table-cell office:value-type="float" office:value="46.890366" calcext:value-type="float">
            <text:p>46,890366</text:p>
          </table:table-cell>
          <table:table-cell office:value-type="float" office:value="46.921757" calcext:value-type="float">
            <text:p>46,921757</text:p>
          </table:table-cell>
          <table:table-cell office:value-type="float" office:value="46.951145" calcext:value-type="float">
            <text:p>46,951145</text:p>
          </table:table-cell>
          <table:table-cell office:value-type="float" office:value="46.971687" calcext:value-type="float">
            <text:p>46,971687</text:p>
          </table:table-cell>
          <table:table-cell office:value-type="float" office:value="47.044807" calcext:value-type="float">
            <text:p>47,044807</text:p>
          </table:table-cell>
          <table:table-cell office:value-type="float" office:value="47.146008" calcext:value-type="float">
            <text:p>47,146008</text:p>
          </table:table-cell>
          <table:table-cell office:value-type="float" office:value="47.24601" calcext:value-type="float">
            <text:p>47,24601</text:p>
          </table:table-cell>
          <table:table-cell office:value-type="float" office:value="47.283485" calcext:value-type="float">
            <text:p>47,2834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8.744743" calcext:value-type="float">
            <text:p>88,744743</text:p>
          </table:table-cell>
          <table:table-cell office:value-type="float" office:value="88.474571" calcext:value-type="float">
            <text:p>88,474571</text:p>
          </table:table-cell>
          <table:table-cell office:value-type="float" office:value="88.032295" calcext:value-type="float">
            <text:p>88,032295</text:p>
          </table:table-cell>
          <table:table-cell office:value-type="float" office:value="87.793243" calcext:value-type="float">
            <text:p>87,793243</text:p>
          </table:table-cell>
          <table:table-cell office:value-type="float" office:value="87.543564" calcext:value-type="float">
            <text:p>87,543564</text:p>
          </table:table-cell>
          <table:table-cell office:value-type="float" office:value="87.233788" calcext:value-type="float">
            <text:p>87,233788</text:p>
          </table:table-cell>
          <table:table-cell office:value-type="float" office:value="87.242332" calcext:value-type="float">
            <text:p>87,242332</text:p>
          </table:table-cell>
          <table:table-cell office:value-type="float" office:value="87.811813" calcext:value-type="float">
            <text:p>87,811813</text:p>
          </table:table-cell>
          <table:table-cell office:value-type="float" office:value="88.006683" calcext:value-type="float">
            <text:p>88,006683</text:p>
          </table:table-cell>
          <table:table-cell office:value-type="float" office:value="88.032959" calcext:value-type="float">
            <text:p>88,032959</text:p>
          </table:table-cell>
          <table:table-cell office:value-type="float" office:value="88.206535" calcext:value-type="float">
            <text:p>88,206535</text:p>
          </table:table-cell>
          <table:table-cell office:value-type="float" office:value="88.772774" calcext:value-type="float">
            <text:p>88,772774</text:p>
          </table:table-cell>
          <table:table-cell office:value-type="float" office:value="88.167885" calcext:value-type="float">
            <text:p>88,167885</text:p>
          </table:table-cell>
          <table:table-cell office:value-type="float" office:value="88.925087" calcext:value-type="float">
            <text:p>88,925087</text:p>
          </table:table-cell>
          <table:table-cell office:value-type="float" office:value="89.760078" calcext:value-type="float">
            <text:p>89,760078</text:p>
          </table:table-cell>
          <table:table-cell office:value-type="float" office:value="89.748962" calcext:value-type="float">
            <text:p>89,748962</text:p>
          </table:table-cell>
          <table:table-cell office:value-type="float" office:value="89.324837" calcext:value-type="float">
            <text:p>89,324837</text:p>
          </table:table-cell>
          <table:table-cell office:value-type="float" office:value="88.585548" calcext:value-type="float">
            <text:p>88,585548</text:p>
          </table:table-cell>
          <table:table-cell office:value-type="float" office:value="89.383705" calcext:value-type="float">
            <text:p>89,383705</text:p>
          </table:table-cell>
          <table:table-cell office:value-type="float" office:value="90.418633" calcext:value-type="float">
            <text:p>90,418633</text:p>
          </table:table-cell>
          <table:table-cell office:value-type="float" office:value="90.784538" calcext:value-type="float">
            <text:p>90,784538</text:p>
          </table:table-cell>
          <table:table-cell office:value-type="float" office:value="91.295296" calcext:value-type="float">
            <text:p>91,295296</text:p>
          </table:table-cell>
          <table:table-cell office:value-type="float" office:value="91.615471" calcext:value-type="float">
            <text:p>91,615471</text:p>
          </table:table-cell>
          <table:table-cell office:value-type="float" office:value="91.819374" calcext:value-type="float">
            <text:p>91,819374</text:p>
          </table:table-cell>
          <table:table-cell office:value-type="float" office:value="92.006058" calcext:value-type="float">
            <text:p>92,006058</text:p>
          </table:table-cell>
          <table:table-cell office:value-type="float" office:value="92.191032" calcext:value-type="float">
            <text:p>92,191032</text:p>
          </table:table-cell>
          <table:table-cell office:value-type="float" office:value="92.894615" calcext:value-type="float">
            <text:p>92,894615</text:p>
          </table:table-cell>
          <table:table-cell office:value-type="float" office:value="94.276237" calcext:value-type="float">
            <text:p>94,276237</text:p>
          </table:table-cell>
          <table:table-cell office:value-type="float" office:value="95.519638" calcext:value-type="float">
            <text:p>95,519638</text:p>
          </table:table-cell>
          <table:table-cell office:value-type="float" office:value="96.178642" calcext:value-type="float">
            <text:p>96,17864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91.955505" calcext:value-type="float">
            <text:p>191,955505</text:p>
          </table:table-cell>
          <table:table-cell office:value-type="float" office:value="193.299759" calcext:value-type="float">
            <text:p>193,299759</text:p>
          </table:table-cell>
          <table:table-cell office:value-type="float" office:value="206.341949" calcext:value-type="float">
            <text:p>206,341949</text:p>
          </table:table-cell>
          <table:table-cell office:value-type="float" office:value="202.07428" calcext:value-type="float">
            <text:p>202,07428</text:p>
          </table:table-cell>
          <table:table-cell office:value-type="float" office:value="198.398743" calcext:value-type="float">
            <text:p>198,398743</text:p>
          </table:table-cell>
          <table:table-cell office:value-type="float" office:value="193.064011" calcext:value-type="float">
            <text:p>193,064011</text:p>
          </table:table-cell>
          <table:table-cell office:value-type="float" office:value="189.741547" calcext:value-type="float">
            <text:p>189,741547</text:p>
          </table:table-cell>
          <table:table-cell office:value-type="float" office:value="183.143951" calcext:value-type="float">
            <text:p>183,143951</text:p>
          </table:table-cell>
          <table:table-cell office:value-type="float" office:value="182.971008" calcext:value-type="float">
            <text:p>182,971008</text:p>
          </table:table-cell>
          <table:table-cell office:value-type="float" office:value="188.657486" calcext:value-type="float">
            <text:p>188,657486</text:p>
          </table:table-cell>
          <table:table-cell office:value-type="float" office:value="189.338364" calcext:value-type="float">
            <text:p>189,338364</text:p>
          </table:table-cell>
          <table:table-cell office:value-type="float" office:value="186.591736" calcext:value-type="float">
            <text:p>186,591736</text:p>
          </table:table-cell>
          <table:table-cell office:value-type="float" office:value="184.104919" calcext:value-type="float">
            <text:p>184,104919</text:p>
          </table:table-cell>
          <table:table-cell office:value-type="float" office:value="185.419281" calcext:value-type="float">
            <text:p>185,419281</text:p>
          </table:table-cell>
          <table:table-cell office:value-type="float" office:value="182.766159" calcext:value-type="float">
            <text:p>182,766159</text:p>
          </table:table-cell>
          <table:table-cell office:value-type="float" office:value="181.180679" calcext:value-type="float">
            <text:p>181,180679</text:p>
          </table:table-cell>
          <table:table-cell office:value-type="float" office:value="182.174652" calcext:value-type="float">
            <text:p>182,174652</text:p>
          </table:table-cell>
          <table:table-cell office:value-type="float" office:value="179.270111" calcext:value-type="float">
            <text:p>179,270111</text:p>
          </table:table-cell>
          <table:table-cell office:value-type="float" office:value="171.824844" calcext:value-type="float">
            <text:p>171,824844</text:p>
          </table:table-cell>
          <table:table-cell office:value-type="float" office:value="173.379135" calcext:value-type="float">
            <text:p>173,379135</text:p>
          </table:table-cell>
          <table:table-cell office:value-type="float" office:value="165.60611" calcext:value-type="float">
            <text:p>165,60611</text:p>
          </table:table-cell>
          <table:table-cell office:value-type="float" office:value="163.995575" calcext:value-type="float">
            <text:p>163,995575</text:p>
          </table:table-cell>
          <table:table-cell office:value-type="float" office:value="169.797684" calcext:value-type="float">
            <text:p>169,797684</text:p>
          </table:table-cell>
          <table:table-cell office:value-type="float" office:value="167.344055" calcext:value-type="float">
            <text:p>167,344055</text:p>
          </table:table-cell>
          <table:table-cell office:value-type="float" office:value="174.764618" calcext:value-type="float">
            <text:p>174,764618</text:p>
          </table:table-cell>
          <table:table-cell office:value-type="float" office:value="165.11911" calcext:value-type="float">
            <text:p>165,11911</text:p>
          </table:table-cell>
          <table:table-cell office:value-type="float" office:value="167.670761" calcext:value-type="float">
            <text:p>167,670761</text:p>
          </table:table-cell>
          <table:table-cell office:value-type="float" office:value="164.098068" calcext:value-type="float">
            <text:p>164,098068</text:p>
          </table:table-cell>
          <table:table-cell office:value-type="float" office:value="165.335724" calcext:value-type="float">
            <text:p>165,335724</text:p>
          </table:table-cell>
          <table:table-cell office:value-type="float" office:value="164.129242" calcext:value-type="float">
            <text:p>164,12924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7.36776" calcext:value-type="float">
            <text:p>77,36776</text:p>
          </table:table-cell>
          <table:table-cell office:value-type="float" office:value="72.292435" calcext:value-type="float">
            <text:p>72,292435</text:p>
          </table:table-cell>
          <table:table-cell office:value-type="float" office:value="71.348114" calcext:value-type="float">
            <text:p>71,348114</text:p>
          </table:table-cell>
          <table:table-cell office:value-type="float" office:value="69.991028" calcext:value-type="float">
            <text:p>69,991028</text:p>
          </table:table-cell>
          <table:table-cell office:value-type="float" office:value="67.287567" calcext:value-type="float">
            <text:p>67,287567</text:p>
          </table:table-cell>
          <table:table-cell office:value-type="float" office:value="54.763958" calcext:value-type="float">
            <text:p>54,763958</text:p>
          </table:table-cell>
          <table:table-cell office:value-type="float" office:value="54.943966" calcext:value-type="float">
            <text:p>54,943966</text:p>
          </table:table-cell>
          <table:table-cell office:value-type="float" office:value="54.518528" calcext:value-type="float">
            <text:p>54,518528</text:p>
          </table:table-cell>
          <table:table-cell office:value-type="float" office:value="60.270935" calcext:value-type="float">
            <text:p>60,270935</text:p>
          </table:table-cell>
          <table:table-cell office:value-type="float" office:value="61.524338" calcext:value-type="float">
            <text:p>61,524338</text:p>
          </table:table-cell>
          <table:table-cell office:value-type="float" office:value="61.421288" calcext:value-type="float">
            <text:p>61,421288</text:p>
          </table:table-cell>
          <table:table-cell office:value-type="float" office:value="61.206139" calcext:value-type="float">
            <text:p>61,206139</text:p>
          </table:table-cell>
          <table:table-cell office:value-type="float" office:value="60.970112" calcext:value-type="float">
            <text:p>60,970112</text:p>
          </table:table-cell>
          <table:table-cell office:value-type="float" office:value="60.702782" calcext:value-type="float">
            <text:p>60,702782</text:p>
          </table:table-cell>
          <table:table-cell office:value-type="float" office:value="60.691872" calcext:value-type="float">
            <text:p>60,691872</text:p>
          </table:table-cell>
          <table:table-cell office:value-type="float" office:value="60.815193" calcext:value-type="float">
            <text:p>60,815193</text:p>
          </table:table-cell>
          <table:table-cell office:value-type="float" office:value="62.948597" calcext:value-type="float">
            <text:p>62,948597</text:p>
          </table:table-cell>
          <table:table-cell office:value-type="float" office:value="63.659641" calcext:value-type="float">
            <text:p>63,659641</text:p>
          </table:table-cell>
          <table:table-cell office:value-type="float" office:value="64.040596" calcext:value-type="float">
            <text:p>64,040596</text:p>
          </table:table-cell>
          <table:table-cell office:value-type="float" office:value="64.343216" calcext:value-type="float">
            <text:p>64,343216</text:p>
          </table:table-cell>
          <table:table-cell office:value-type="float" office:value="64.247322" calcext:value-type="float">
            <text:p>64,247322</text:p>
          </table:table-cell>
          <table:table-cell office:value-type="float" office:value="64.1241" calcext:value-type="float">
            <text:p>64,1241</text:p>
          </table:table-cell>
          <table:table-cell office:value-type="float" office:value="64.433044" calcext:value-type="float">
            <text:p>64,433044</text:p>
          </table:table-cell>
          <table:table-cell office:value-type="float" office:value="64.527367" calcext:value-type="float">
            <text:p>64,527367</text:p>
          </table:table-cell>
          <table:table-cell office:value-type="float" office:value="64.982506" calcext:value-type="float">
            <text:p>64,982506</text:p>
          </table:table-cell>
          <table:table-cell office:value-type="float" office:value="64.746384" calcext:value-type="float">
            <text:p>64,746384</text:p>
          </table:table-cell>
          <table:table-cell office:value-type="float" office:value="64.959518" calcext:value-type="float">
            <text:p>64,959518</text:p>
          </table:table-cell>
          <table:table-cell office:value-type="float" office:value="64.540527" calcext:value-type="float">
            <text:p>64,540527</text:p>
          </table:table-cell>
          <table:table-cell office:value-type="float" office:value="65.123123" calcext:value-type="float">
            <text:p>65,123123</text:p>
          </table:table-cell>
          <table:table-cell office:value-type="float" office:value="64.95192" calcext:value-type="float">
            <text:p>64,95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1.36541" calcext:value-type="float">
            <text:p>101,36541</text:p>
          </table:table-cell>
          <table:table-cell office:value-type="float" office:value="102.829399" calcext:value-type="float">
            <text:p>102,829399</text:p>
          </table:table-cell>
          <table:table-cell office:value-type="float" office:value="103.374832" calcext:value-type="float">
            <text:p>103,374832</text:p>
          </table:table-cell>
          <table:table-cell office:value-type="float" office:value="103.429741" calcext:value-type="float">
            <text:p>103,429741</text:p>
          </table:table-cell>
          <table:table-cell office:value-type="float" office:value="104.057503" calcext:value-type="float">
            <text:p>104,057503</text:p>
          </table:table-cell>
          <table:table-cell office:value-type="float" office:value="105.019737" calcext:value-type="float">
            <text:p>105,019737</text:p>
          </table:table-cell>
          <table:table-cell office:value-type="float" office:value="105.921097" calcext:value-type="float">
            <text:p>105,921097</text:p>
          </table:table-cell>
          <table:table-cell office:value-type="float" office:value="106.506516" calcext:value-type="float">
            <text:p>106,506516</text:p>
          </table:table-cell>
          <table:table-cell office:value-type="float" office:value="107.07856" calcext:value-type="float">
            <text:p>107,07856</text:p>
          </table:table-cell>
          <table:table-cell office:value-type="float" office:value="107.41758" calcext:value-type="float">
            <text:p>107,41758</text:p>
          </table:table-cell>
          <table:table-cell office:value-type="float" office:value="107.911156" calcext:value-type="float">
            <text:p>107,911156</text:p>
          </table:table-cell>
          <table:table-cell office:value-type="float" office:value="108.478455" calcext:value-type="float">
            <text:p>108,478455</text:p>
          </table:table-cell>
          <table:table-cell office:value-type="float" office:value="109.022606" calcext:value-type="float">
            <text:p>109,022606</text:p>
          </table:table-cell>
          <table:table-cell office:value-type="float" office:value="109.571724" calcext:value-type="float">
            <text:p>109,571724</text:p>
          </table:table-cell>
          <table:table-cell office:value-type="float" office:value="110.100304" calcext:value-type="float">
            <text:p>110,100304</text:p>
          </table:table-cell>
          <table:table-cell office:value-type="float" office:value="110.605408" calcext:value-type="float">
            <text:p>110,605408</text:p>
          </table:table-cell>
          <table:table-cell office:value-type="float" office:value="110.981178" calcext:value-type="float">
            <text:p>110,981178</text:p>
          </table:table-cell>
          <table:table-cell office:value-type="float" office:value="111.243477" calcext:value-type="float">
            <text:p>111,243477</text:p>
          </table:table-cell>
          <table:table-cell office:value-type="float" office:value="111.623329" calcext:value-type="float">
            <text:p>111,623329</text:p>
          </table:table-cell>
          <table:table-cell office:value-type="float" office:value="112.188385" calcext:value-type="float">
            <text:p>112,188385</text:p>
          </table:table-cell>
          <table:table-cell office:value-type="float" office:value="112.819679" calcext:value-type="float">
            <text:p>112,819679</text:p>
          </table:table-cell>
          <table:table-cell office:value-type="float" office:value="113.426399" calcext:value-type="float">
            <text:p>113,426399</text:p>
          </table:table-cell>
          <table:table-cell office:value-type="float" office:value="114.060326" calcext:value-type="float">
            <text:p>114,060326</text:p>
          </table:table-cell>
          <table:table-cell office:value-type="float" office:value="114.884132" calcext:value-type="float">
            <text:p>114,884132</text:p>
          </table:table-cell>
          <table:table-cell office:value-type="float" office:value="115.773293" calcext:value-type="float">
            <text:p>115,773293</text:p>
          </table:table-cell>
          <table:table-cell office:value-type="float" office:value="116.913216" calcext:value-type="float">
            <text:p>116,913216</text:p>
          </table:table-cell>
          <table:table-cell office:value-type="float" office:value="117.803154" calcext:value-type="float">
            <text:p>117,803154</text:p>
          </table:table-cell>
          <table:table-cell office:value-type="float" office:value="118.371223" calcext:value-type="float">
            <text:p>118,371223</text:p>
          </table:table-cell>
          <table:table-cell office:value-type="float" office:value="118.819206" calcext:value-type="float">
            <text:p>118,819206</text:p>
          </table:table-cell>
          <table:table-cell office:value-type="float" office:value="119.057419" calcext:value-type="float">
            <text:p>119,0574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6.061012" calcext:value-type="float">
            <text:p>76,061012</text:p>
          </table:table-cell>
          <table:table-cell office:value-type="float" office:value="74.100937" calcext:value-type="float">
            <text:p>74,100937</text:p>
          </table:table-cell>
          <table:table-cell office:value-type="float" office:value="69.328285" calcext:value-type="float">
            <text:p>69,328285</text:p>
          </table:table-cell>
          <table:table-cell office:value-type="float" office:value="68.786148" calcext:value-type="float">
            <text:p>68,786148</text:p>
          </table:table-cell>
          <table:table-cell office:value-type="float" office:value="68.768196" calcext:value-type="float">
            <text:p>68,768196</text:p>
          </table:table-cell>
          <table:table-cell office:value-type="float" office:value="69.275108" calcext:value-type="float">
            <text:p>69,275108</text:p>
          </table:table-cell>
          <table:table-cell office:value-type="float" office:value="70.64846" calcext:value-type="float">
            <text:p>70,64846</text:p>
          </table:table-cell>
          <table:table-cell office:value-type="float" office:value="71.693985" calcext:value-type="float">
            <text:p>71,693985</text:p>
          </table:table-cell>
          <table:table-cell office:value-type="float" office:value="72.710487" calcext:value-type="float">
            <text:p>72,710487</text:p>
          </table:table-cell>
          <table:table-cell office:value-type="float" office:value="76.407204" calcext:value-type="float">
            <text:p>76,407204</text:p>
          </table:table-cell>
          <table:table-cell office:value-type="float" office:value="76.703552" calcext:value-type="float">
            <text:p>76,703552</text:p>
          </table:table-cell>
          <table:table-cell office:value-type="float" office:value="74.698845" calcext:value-type="float">
            <text:p>74,698845</text:p>
          </table:table-cell>
          <table:table-cell office:value-type="float" office:value="71.097176" calcext:value-type="float">
            <text:p>71,097176</text:p>
          </table:table-cell>
          <table:table-cell office:value-type="float" office:value="71.709709" calcext:value-type="float">
            <text:p>71,709709</text:p>
          </table:table-cell>
          <table:table-cell office:value-type="float" office:value="73.716957" calcext:value-type="float">
            <text:p>73,716957</text:p>
          </table:table-cell>
          <table:table-cell office:value-type="float" office:value="76.747643" calcext:value-type="float">
            <text:p>76,747643</text:p>
          </table:table-cell>
          <table:table-cell office:value-type="float" office:value="80.384727" calcext:value-type="float">
            <text:p>80,384727</text:p>
          </table:table-cell>
          <table:table-cell office:value-type="float" office:value="77.648918" calcext:value-type="float">
            <text:p>77,648918</text:p>
          </table:table-cell>
          <table:table-cell office:value-type="float" office:value="77.466057" calcext:value-type="float">
            <text:p>77,466057</text:p>
          </table:table-cell>
          <table:table-cell office:value-type="float" office:value="79.892609" calcext:value-type="float">
            <text:p>79,892609</text:p>
          </table:table-cell>
          <table:table-cell office:value-type="float" office:value="82.2584" calcext:value-type="float">
            <text:p>82,2584</text:p>
          </table:table-cell>
          <table:table-cell office:value-type="float" office:value="83.532494" calcext:value-type="float">
            <text:p>83,532494</text:p>
          </table:table-cell>
          <table:table-cell office:value-type="float" office:value="85.724785" calcext:value-type="float">
            <text:p>85,724785</text:p>
          </table:table-cell>
          <table:table-cell office:value-type="float" office:value="88.274231" calcext:value-type="float">
            <text:p>88,274231</text:p>
          </table:table-cell>
          <table:table-cell office:value-type="float" office:value="89.176704" calcext:value-type="float">
            <text:p>89,176704</text:p>
          </table:table-cell>
          <table:table-cell office:value-type="float" office:value="88.089783" calcext:value-type="float">
            <text:p>88,089783</text:p>
          </table:table-cell>
          <table:table-cell office:value-type="float" office:value="86.567894" calcext:value-type="float">
            <text:p>86,567894</text:p>
          </table:table-cell>
          <table:table-cell office:value-type="float" office:value="83.595383" calcext:value-type="float">
            <text:p>83,595383</text:p>
          </table:table-cell>
          <table:table-cell office:value-type="float" office:value="82.723991" calcext:value-type="float">
            <text:p>82,723991</text:p>
          </table:table-cell>
          <table:table-cell office:value-type="float" office:value="82.374229" calcext:value-type="float">
            <text:p>82,3742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63.411102" calcext:value-type="float">
            <text:p>463,411102</text:p>
          </table:table-cell>
          <table:table-cell office:value-type="float" office:value="408.149109" calcext:value-type="float">
            <text:p>408,149109</text:p>
          </table:table-cell>
          <table:table-cell office:value-type="float" office:value="461.245422" calcext:value-type="float">
            <text:p>461,245422</text:p>
          </table:table-cell>
          <table:table-cell office:value-type="float" office:value="487.215515" calcext:value-type="float">
            <text:p>487,215515</text:p>
          </table:table-cell>
          <table:table-cell office:value-type="float" office:value="485.308014" calcext:value-type="float">
            <text:p>485,308014</text:p>
          </table:table-cell>
          <table:table-cell office:value-type="float" office:value="435.734802" calcext:value-type="float">
            <text:p>435,734802</text:p>
          </table:table-cell>
          <table:table-cell office:value-type="float" office:value="432.430786" calcext:value-type="float">
            <text:p>432,430786</text:p>
          </table:table-cell>
          <table:table-cell office:value-type="float" office:value="417.257019" calcext:value-type="float">
            <text:p>417,257019</text:p>
          </table:table-cell>
          <table:table-cell office:value-type="float" office:value="408.838196" calcext:value-type="float">
            <text:p>408,838196</text:p>
          </table:table-cell>
          <table:table-cell office:value-type="float" office:value="367.27655" calcext:value-type="float">
            <text:p>367,27655</text:p>
          </table:table-cell>
          <table:table-cell office:value-type="float" office:value="352.894867" calcext:value-type="float">
            <text:p>352,894867</text:p>
          </table:table-cell>
          <table:table-cell office:value-type="float" office:value="412.72757" calcext:value-type="float">
            <text:p>412,72757</text:p>
          </table:table-cell>
          <table:table-cell office:value-type="float" office:value="398.862946" calcext:value-type="float">
            <text:p>398,862946</text:p>
          </table:table-cell>
          <table:table-cell office:value-type="float" office:value="416.32959" calcext:value-type="float">
            <text:p>416,32959</text:p>
          </table:table-cell>
          <table:table-cell office:value-type="float" office:value="477.923309" calcext:value-type="float">
            <text:p>477,923309</text:p>
          </table:table-cell>
          <table:table-cell office:value-type="float" office:value="509.901703" calcext:value-type="float">
            <text:p>509,901703</text:p>
          </table:table-cell>
          <table:table-cell office:value-type="float" office:value="445.408783" calcext:value-type="float">
            <text:p>445,408783</text:p>
          </table:table-cell>
          <table:table-cell office:value-type="float" office:value="438.713043" calcext:value-type="float">
            <text:p>438,713043</text:p>
          </table:table-cell>
          <table:table-cell office:value-type="float" office:value="420.550476" calcext:value-type="float">
            <text:p>420,550476</text:p>
          </table:table-cell>
          <table:table-cell office:value-type="float" office:value="489.129852" calcext:value-type="float">
            <text:p>489,129852</text:p>
          </table:table-cell>
          <table:table-cell office:value-type="float" office:value="491.525146" calcext:value-type="float">
            <text:p>491,525146</text:p>
          </table:table-cell>
          <table:table-cell office:value-type="float" office:value="539.784607" calcext:value-type="float">
            <text:p>539,784607</text:p>
          </table:table-cell>
          <table:table-cell office:value-type="float" office:value="480.097717" calcext:value-type="float">
            <text:p>480,097717</text:p>
          </table:table-cell>
          <table:table-cell office:value-type="float" office:value="542.285522" calcext:value-type="float">
            <text:p>542,285522</text:p>
          </table:table-cell>
          <table:table-cell office:value-type="float" office:value="478.115479" calcext:value-type="float">
            <text:p>478,115479</text:p>
          </table:table-cell>
          <table:table-cell office:value-type="float" office:value="500.258331" calcext:value-type="float">
            <text:p>500,258331</text:p>
          </table:table-cell>
          <table:table-cell office:value-type="float" office:value="536.970825" calcext:value-type="float">
            <text:p>536,970825</text:p>
          </table:table-cell>
          <table:table-cell office:value-type="float" office:value="497.795013" calcext:value-type="float">
            <text:p>497,795013</text:p>
          </table:table-cell>
          <table:table-cell office:value-type="float" office:value="500.130768" calcext:value-type="float">
            <text:p>500,130768</text:p>
          </table:table-cell>
          <table:table-cell office:value-type="float" office:value="520.399536" calcext:value-type="float">
            <text:p>520,39953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6.420586" calcext:value-type="float">
            <text:p>126,420586</text:p>
          </table:table-cell>
          <table:table-cell office:value-type="float" office:value="126.755165" calcext:value-type="float">
            <text:p>126,755165</text:p>
          </table:table-cell>
          <table:table-cell office:value-type="float" office:value="126.864281" calcext:value-type="float">
            <text:p>126,864281</text:p>
          </table:table-cell>
          <table:table-cell office:value-type="float" office:value="126.658058" calcext:value-type="float">
            <text:p>126,658058</text:p>
          </table:table-cell>
          <table:table-cell office:value-type="float" office:value="126.714394" calcext:value-type="float">
            <text:p>126,714394</text:p>
          </table:table-cell>
          <table:table-cell office:value-type="float" office:value="126.981148" calcext:value-type="float">
            <text:p>126,981148</text:p>
          </table:table-cell>
          <table:table-cell office:value-type="float" office:value="127.359138" calcext:value-type="float">
            <text:p>127,359138</text:p>
          </table:table-cell>
          <table:table-cell office:value-type="float" office:value="127.490952" calcext:value-type="float">
            <text:p>127,490952</text:p>
          </table:table-cell>
          <table:table-cell office:value-type="float" office:value="127.000633" calcext:value-type="float">
            <text:p>127,000633</text:p>
          </table:table-cell>
          <table:table-cell office:value-type="float" office:value="126.930977" calcext:value-type="float">
            <text:p>126,930977</text:p>
          </table:table-cell>
          <table:table-cell office:value-type="float" office:value="126.650856" calcext:value-type="float">
            <text:p>126,650856</text:p>
          </table:table-cell>
          <table:table-cell office:value-type="float" office:value="125.859306" calcext:value-type="float">
            <text:p>125,859306</text:p>
          </table:table-cell>
          <table:table-cell office:value-type="float" office:value="124.458916" calcext:value-type="float">
            <text:p>124,458916</text:p>
          </table:table-cell>
          <table:table-cell office:value-type="float" office:value="123.604683" calcext:value-type="float">
            <text:p>123,604683</text:p>
          </table:table-cell>
          <table:table-cell office:value-type="float" office:value="122.744514" calcext:value-type="float">
            <text:p>122,744514</text:p>
          </table:table-cell>
          <table:table-cell office:value-type="float" office:value="121.76709" calcext:value-type="float">
            <text:p>121,76709</text:p>
          </table:table-cell>
          <table:table-cell office:value-type="float" office:value="121.804085" calcext:value-type="float">
            <text:p>121,804085</text:p>
          </table:table-cell>
          <table:table-cell office:value-type="float" office:value="120.966011" calcext:value-type="float">
            <text:p>120,966011</text:p>
          </table:table-cell>
          <table:table-cell office:value-type="float" office:value="119.670578" calcext:value-type="float">
            <text:p>119,670578</text:p>
          </table:table-cell>
          <table:table-cell office:value-type="float" office:value="118.396553" calcext:value-type="float">
            <text:p>118,396553</text:p>
          </table:table-cell>
          <table:table-cell office:value-type="float" office:value="115.241745" calcext:value-type="float">
            <text:p>115,241745</text:p>
          </table:table-cell>
          <table:table-cell office:value-type="float" office:value="113.510979" calcext:value-type="float">
            <text:p>113,510979</text:p>
          </table:table-cell>
          <table:table-cell office:value-type="float" office:value="113.89045" calcext:value-type="float">
            <text:p>113,89045</text:p>
          </table:table-cell>
          <table:table-cell office:value-type="float" office:value="112.304192" calcext:value-type="float">
            <text:p>112,304192</text:p>
          </table:table-cell>
          <table:table-cell office:value-type="float" office:value="112.712067" calcext:value-type="float">
            <text:p>112,712067</text:p>
          </table:table-cell>
          <table:table-cell office:value-type="float" office:value="120.252472" calcext:value-type="float">
            <text:p>120,252472</text:p>
          </table:table-cell>
          <table:table-cell office:value-type="float" office:value="118.991341" calcext:value-type="float">
            <text:p>118,991341</text:p>
          </table:table-cell>
          <table:table-cell office:value-type="float" office:value="121.011391" calcext:value-type="float">
            <text:p>121,011391</text:p>
          </table:table-cell>
          <table:table-cell office:value-type="float" office:value="121.366982" calcext:value-type="float">
            <text:p>121,366982</text:p>
          </table:table-cell>
          <table:table-cell office:value-type="float" office:value="122.23333" calcext:value-type="float">
            <text:p>122,233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5.463165" calcext:value-type="float">
            <text:p>65,463165</text:p>
          </table:table-cell>
          <table:table-cell office:value-type="float" office:value="65.50309" calcext:value-type="float">
            <text:p>65,50309</text:p>
          </table:table-cell>
          <table:table-cell office:value-type="float" office:value="65.412018" calcext:value-type="float">
            <text:p>65,412018</text:p>
          </table:table-cell>
          <table:table-cell office:value-type="float" office:value="65.29525" calcext:value-type="float">
            <text:p>65,29525</text:p>
          </table:table-cell>
          <table:table-cell office:value-type="float" office:value="65.227173" calcext:value-type="float">
            <text:p>65,227173</text:p>
          </table:table-cell>
          <table:table-cell office:value-type="float" office:value="65.17746" calcext:value-type="float">
            <text:p>65,17746</text:p>
          </table:table-cell>
          <table:table-cell office:value-type="float" office:value="65.105072" calcext:value-type="float">
            <text:p>65,105072</text:p>
          </table:table-cell>
          <table:table-cell office:value-type="float" office:value="65.076614" calcext:value-type="float">
            <text:p>65,076614</text:p>
          </table:table-cell>
          <table:table-cell office:value-type="float" office:value="64.959824" calcext:value-type="float">
            <text:p>64,959824</text:p>
          </table:table-cell>
          <table:table-cell office:value-type="float" office:value="64.777367" calcext:value-type="float">
            <text:p>64,777367</text:p>
          </table:table-cell>
          <table:table-cell office:value-type="float" office:value="64.585518" calcext:value-type="float">
            <text:p>64,585518</text:p>
          </table:table-cell>
          <table:table-cell office:value-type="float" office:value="64.466919" calcext:value-type="float">
            <text:p>64,466919</text:p>
          </table:table-cell>
          <table:table-cell office:value-type="float" office:value="64.109688" calcext:value-type="float">
            <text:p>64,109688</text:p>
          </table:table-cell>
          <table:table-cell office:value-type="float" office:value="64.00489" calcext:value-type="float">
            <text:p>64,00489</text:p>
          </table:table-cell>
          <table:table-cell office:value-type="float" office:value="63.907608" calcext:value-type="float">
            <text:p>63,907608</text:p>
          </table:table-cell>
          <table:table-cell office:value-type="float" office:value="63.289928" calcext:value-type="float">
            <text:p>63,289928</text:p>
          </table:table-cell>
          <table:table-cell office:value-type="float" office:value="61.656464" calcext:value-type="float">
            <text:p>61,656464</text:p>
          </table:table-cell>
          <table:table-cell office:value-type="float" office:value="58.442963" calcext:value-type="float">
            <text:p>58,442963</text:p>
          </table:table-cell>
          <table:table-cell office:value-type="float" office:value="56.290264" calcext:value-type="float">
            <text:p>56,290264</text:p>
          </table:table-cell>
          <table:table-cell office:value-type="float" office:value="55.995232" calcext:value-type="float">
            <text:p>55,995232</text:p>
          </table:table-cell>
          <table:table-cell office:value-type="float" office:value="55.668926" calcext:value-type="float">
            <text:p>55,668926</text:p>
          </table:table-cell>
          <table:table-cell office:value-type="float" office:value="55.197968" calcext:value-type="float">
            <text:p>55,197968</text:p>
          </table:table-cell>
          <table:table-cell office:value-type="float" office:value="55.351471" calcext:value-type="float">
            <text:p>55,351471</text:p>
          </table:table-cell>
          <table:table-cell office:value-type="float" office:value="55.249229" calcext:value-type="float">
            <text:p>55,249229</text:p>
          </table:table-cell>
          <table:table-cell office:value-type="float" office:value="56.240234" calcext:value-type="float">
            <text:p>56,240234</text:p>
          </table:table-cell>
          <table:table-cell office:value-type="float" office:value="56.937927" calcext:value-type="float">
            <text:p>56,937927</text:p>
          </table:table-cell>
          <table:table-cell office:value-type="float" office:value="58.482475" calcext:value-type="float">
            <text:p>58,482475</text:p>
          </table:table-cell>
          <table:table-cell office:value-type="float" office:value="52.955559" calcext:value-type="float">
            <text:p>52,955559</text:p>
          </table:table-cell>
          <table:table-cell office:value-type="float" office:value="54.713894" calcext:value-type="float">
            <text:p>54,713894</text:p>
          </table:table-cell>
          <table:table-cell office:value-type="float" office:value="57.764328" calcext:value-type="float">
            <text:p>57,76432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292.434479" calcext:value-type="float">
            <text:p>292,434479</text:p>
          </table:table-cell>
          <table:table-cell office:value-type="float" office:value="315.98175" calcext:value-type="float">
            <text:p>315,98175</text:p>
          </table:table-cell>
          <table:table-cell office:value-type="float" office:value="289.119843" calcext:value-type="float">
            <text:p>289,119843</text:p>
          </table:table-cell>
          <table:table-cell office:value-type="float" office:value="308.613953" calcext:value-type="float">
            <text:p>308,613953</text:p>
          </table:table-cell>
          <table:table-cell office:value-type="float" office:value="307.056824" calcext:value-type="float">
            <text:p>307,056824</text:p>
          </table:table-cell>
          <table:table-cell office:value-type="float" office:value="293.898499" calcext:value-type="float">
            <text:p>293,898499</text:p>
          </table:table-cell>
          <table:table-cell office:value-type="float" office:value="313.536407" calcext:value-type="float">
            <text:p>313,536407</text:p>
          </table:table-cell>
          <table:table-cell office:value-type="float" office:value="308.02594" calcext:value-type="float">
            <text:p>308,02594</text:p>
          </table:table-cell>
          <table:table-cell office:value-type="float" office:value="309.053162" calcext:value-type="float">
            <text:p>309,053162</text:p>
          </table:table-cell>
          <table:table-cell office:value-type="float" office:value="309.679047" calcext:value-type="float">
            <text:p>309,679047</text:p>
          </table:table-cell>
          <table:table-cell office:value-type="float" office:value="309.667969" calcext:value-type="float">
            <text:p>309,667969</text:p>
          </table:table-cell>
          <table:table-cell office:value-type="float" office:value="309.560913" calcext:value-type="float">
            <text:p>309,560913</text:p>
          </table:table-cell>
          <table:table-cell office:value-type="float" office:value="305.749634" calcext:value-type="float">
            <text:p>305,749634</text:p>
          </table:table-cell>
          <table:table-cell office:value-type="float" office:value="309.084961" calcext:value-type="float">
            <text:p>309,084961</text:p>
          </table:table-cell>
          <table:table-cell office:value-type="float" office:value="308.084412" calcext:value-type="float">
            <text:p>308,084412</text:p>
          </table:table-cell>
          <table:table-cell office:value-type="float" office:value="308.141083" calcext:value-type="float">
            <text:p>308,141083</text:p>
          </table:table-cell>
          <table:table-cell office:value-type="float" office:value="308.236542" calcext:value-type="float">
            <text:p>308,236542</text:p>
          </table:table-cell>
          <table:table-cell office:value-type="float" office:value="306.281433" calcext:value-type="float">
            <text:p>306,281433</text:p>
          </table:table-cell>
          <table:table-cell office:value-type="float" office:value="308.369751" calcext:value-type="float">
            <text:p>308,369751</text:p>
          </table:table-cell>
          <table:table-cell office:value-type="float" office:value="306.816376" calcext:value-type="float">
            <text:p>306,816376</text:p>
          </table:table-cell>
          <table:table-cell office:value-type="float" office:value="307.535187" calcext:value-type="float">
            <text:p>307,535187</text:p>
          </table:table-cell>
          <table:table-cell office:value-type="float" office:value="306.204956" calcext:value-type="float">
            <text:p>306,204956</text:p>
          </table:table-cell>
          <table:table-cell office:value-type="float" office:value="305.622009" calcext:value-type="float">
            <text:p>305,622009</text:p>
          </table:table-cell>
          <table:table-cell office:value-type="float" office:value="304.492737" calcext:value-type="float">
            <text:p>304,492737</text:p>
          </table:table-cell>
          <table:table-cell office:value-type="float" office:value="306.315735" calcext:value-type="float">
            <text:p>306,315735</text:p>
          </table:table-cell>
          <table:table-cell office:value-type="float" office:value="304.572754" calcext:value-type="float">
            <text:p>304,572754</text:p>
          </table:table-cell>
          <table:table-cell office:value-type="float" office:value="306.207642" calcext:value-type="float">
            <text:p>306,207642</text:p>
          </table:table-cell>
          <table:table-cell office:value-type="float" office:value="306.213135" calcext:value-type="float">
            <text:p>306,213135</text:p>
          </table:table-cell>
          <table:table-cell office:value-type="float" office:value="310.021027" calcext:value-type="float">
            <text:p>310,021027</text:p>
          </table:table-cell>
          <table:table-cell office:value-type="float" office:value="306.696167" calcext:value-type="float">
            <text:p>306,6961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54.908585" calcext:value-type="float">
            <text:p>154,908585</text:p>
          </table:table-cell>
          <table:table-cell office:value-type="float" office:value="154.861938" calcext:value-type="float">
            <text:p>154,861938</text:p>
          </table:table-cell>
          <table:table-cell office:value-type="float" office:value="155.216034" calcext:value-type="float">
            <text:p>155,216034</text:p>
          </table:table-cell>
          <table:table-cell office:value-type="float" office:value="155.160416" calcext:value-type="float">
            <text:p>155,160416</text:p>
          </table:table-cell>
          <table:table-cell office:value-type="float" office:value="155.271866" calcext:value-type="float">
            <text:p>155,271866</text:p>
          </table:table-cell>
          <table:table-cell office:value-type="float" office:value="155.599197" calcext:value-type="float">
            <text:p>155,599197</text:p>
          </table:table-cell>
          <table:table-cell office:value-type="float" office:value="156.190765" calcext:value-type="float">
            <text:p>156,190765</text:p>
          </table:table-cell>
          <table:table-cell office:value-type="float" office:value="156.147232" calcext:value-type="float">
            <text:p>156,147232</text:p>
          </table:table-cell>
          <table:table-cell office:value-type="float" office:value="156.563675" calcext:value-type="float">
            <text:p>156,563675</text:p>
          </table:table-cell>
          <table:table-cell office:value-type="float" office:value="156.279678" calcext:value-type="float">
            <text:p>156,279678</text:p>
          </table:table-cell>
          <table:table-cell office:value-type="float" office:value="156.63887" calcext:value-type="float">
            <text:p>156,63887</text:p>
          </table:table-cell>
          <table:table-cell office:value-type="float" office:value="157.215988" calcext:value-type="float">
            <text:p>157,215988</text:p>
          </table:table-cell>
          <table:table-cell office:value-type="float" office:value="158.410568" calcext:value-type="float">
            <text:p>158,410568</text:p>
          </table:table-cell>
          <table:table-cell office:value-type="float" office:value="158.837357" calcext:value-type="float">
            <text:p>158,837357</text:p>
          </table:table-cell>
          <table:table-cell office:value-type="float" office:value="158.750732" calcext:value-type="float">
            <text:p>158,750732</text:p>
          </table:table-cell>
          <table:table-cell office:value-type="float" office:value="159.513046" calcext:value-type="float">
            <text:p>159,513046</text:p>
          </table:table-cell>
          <table:table-cell office:value-type="float" office:value="159.877319" calcext:value-type="float">
            <text:p>159,877319</text:p>
          </table:table-cell>
          <table:table-cell office:value-type="float" office:value="160.339401" calcext:value-type="float">
            <text:p>160,339401</text:p>
          </table:table-cell>
          <table:table-cell office:value-type="float" office:value="161.011093" calcext:value-type="float">
            <text:p>161,011093</text:p>
          </table:table-cell>
          <table:table-cell office:value-type="float" office:value="160.656311" calcext:value-type="float">
            <text:p>160,656311</text:p>
          </table:table-cell>
          <table:table-cell office:value-type="float" office:value="161.418716" calcext:value-type="float">
            <text:p>161,418716</text:p>
          </table:table-cell>
          <table:table-cell office:value-type="float" office:value="161.958603" calcext:value-type="float">
            <text:p>161,958603</text:p>
          </table:table-cell>
          <table:table-cell office:value-type="float" office:value="160.998398" calcext:value-type="float">
            <text:p>160,998398</text:p>
          </table:table-cell>
          <table:table-cell office:value-type="float" office:value="161.47226" calcext:value-type="float">
            <text:p>161,47226</text:p>
          </table:table-cell>
          <table:table-cell office:value-type="float" office:value="161.037552" calcext:value-type="float">
            <text:p>161,037552</text:p>
          </table:table-cell>
          <table:table-cell office:value-type="float" office:value="162.873489" calcext:value-type="float">
            <text:p>162,873489</text:p>
          </table:table-cell>
          <table:table-cell office:value-type="float" office:value="162.645142" calcext:value-type="float">
            <text:p>162,645142</text:p>
          </table:table-cell>
          <table:table-cell office:value-type="float" office:value="165.014893" calcext:value-type="float">
            <text:p>165,014893</text:p>
          </table:table-cell>
          <table:table-cell office:value-type="float" office:value="163.743729" calcext:value-type="float">
            <text:p>163,743729</text:p>
          </table:table-cell>
          <table:table-cell office:value-type="float" office:value="165.401718" calcext:value-type="float">
            <text:p>165,4017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1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table:number-columns-repeated="2" office:value-type="float" office:value="57.945507" calcext:value-type="float">
            <text:p>57,945507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6.150055" calcext:value-type="float">
            <text:p>216,150055</text:p>
          </table:table-cell>
          <table:table-cell office:value-type="float" office:value="216.531326" calcext:value-type="float">
            <text:p>216,531326</text:p>
          </table:table-cell>
          <table:table-cell office:value-type="float" office:value="216.835129" calcext:value-type="float">
            <text:p>216,835129</text:p>
          </table:table-cell>
          <table:table-cell office:value-type="float" office:value="216.723099" calcext:value-type="float">
            <text:p>216,723099</text:p>
          </table:table-cell>
          <table:table-cell office:value-type="float" office:value="216.431488" calcext:value-type="float">
            <text:p>216,431488</text:p>
          </table:table-cell>
          <table:table-cell office:value-type="float" office:value="216.045883" calcext:value-type="float">
            <text:p>216,045883</text:p>
          </table:table-cell>
          <table:table-cell office:value-type="float" office:value="214.808212" calcext:value-type="float">
            <text:p>214,808212</text:p>
          </table:table-cell>
          <table:table-cell office:value-type="float" office:value="214.038177" calcext:value-type="float">
            <text:p>214,038177</text:p>
          </table:table-cell>
          <table:table-cell office:value-type="float" office:value="213.760483" calcext:value-type="float">
            <text:p>213,760483</text:p>
          </table:table-cell>
          <table:table-cell office:value-type="float" office:value="213.953934" calcext:value-type="float">
            <text:p>213,953934</text:p>
          </table:table-cell>
          <table:table-cell office:value-type="float" office:value="213.25209" calcext:value-type="float">
            <text:p>213,25209</text:p>
          </table:table-cell>
          <table:table-cell office:value-type="float" office:value="212.871719" calcext:value-type="float">
            <text:p>212,871719</text:p>
          </table:table-cell>
          <table:table-cell office:value-type="float" office:value="212.405533" calcext:value-type="float">
            <text:p>212,405533</text:p>
          </table:table-cell>
          <table:table-cell office:value-type="float" office:value="212.060333" calcext:value-type="float">
            <text:p>212,060333</text:p>
          </table:table-cell>
          <table:table-cell office:value-type="float" office:value="212.268082" calcext:value-type="float">
            <text:p>212,268082</text:p>
          </table:table-cell>
          <table:table-cell office:value-type="float" office:value="211.853897" calcext:value-type="float">
            <text:p>211,853897</text:p>
          </table:table-cell>
          <table:table-cell office:value-type="float" office:value="211.607895" calcext:value-type="float">
            <text:p>211,607895</text:p>
          </table:table-cell>
          <table:table-cell office:value-type="float" office:value="211.439468" calcext:value-type="float">
            <text:p>211,439468</text:p>
          </table:table-cell>
          <table:table-cell office:value-type="float" office:value="210.324722" calcext:value-type="float">
            <text:p>210,324722</text:p>
          </table:table-cell>
          <table:table-cell office:value-type="float" office:value="210.370026" calcext:value-type="float">
            <text:p>210,370026</text:p>
          </table:table-cell>
          <table:table-cell office:value-type="float" office:value="208.796036" calcext:value-type="float">
            <text:p>208,796036</text:p>
          </table:table-cell>
          <table:table-cell office:value-type="float" office:value="207.354233" calcext:value-type="float">
            <text:p>207,354233</text:p>
          </table:table-cell>
          <table:table-cell office:value-type="float" office:value="206.799911" calcext:value-type="float">
            <text:p>206,799911</text:p>
          </table:table-cell>
          <table:table-cell office:value-type="float" office:value="206.030396" calcext:value-type="float">
            <text:p>206,030396</text:p>
          </table:table-cell>
          <table:table-cell office:value-type="float" office:value="204.390457" calcext:value-type="float">
            <text:p>204,390457</text:p>
          </table:table-cell>
          <table:table-cell office:value-type="float" office:value="206.247452" calcext:value-type="float">
            <text:p>206,247452</text:p>
          </table:table-cell>
          <table:table-cell office:value-type="float" office:value="203.101608" calcext:value-type="float">
            <text:p>203,101608</text:p>
          </table:table-cell>
          <table:table-cell office:value-type="float" office:value="209.950272" calcext:value-type="float">
            <text:p>209,950272</text:p>
          </table:table-cell>
          <table:table-cell office:value-type="float" office:value="208.578964" calcext:value-type="float">
            <text:p>208,578964</text:p>
          </table:table-cell>
          <table:table-cell office:value-type="float" office:value="208.139725" calcext:value-type="float">
            <text:p>208,1397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9.153839" calcext:value-type="float">
            <text:p>189,153839</text:p>
          </table:table-cell>
          <table:table-cell office:value-type="float" office:value="189.171799" calcext:value-type="float">
            <text:p>189,171799</text:p>
          </table:table-cell>
          <table:table-cell office:value-type="float" office:value="189.147476" calcext:value-type="float">
            <text:p>189,147476</text:p>
          </table:table-cell>
          <table:table-cell office:value-type="float" office:value="189.151443" calcext:value-type="float">
            <text:p>189,151443</text:p>
          </table:table-cell>
          <table:table-cell office:value-type="float" office:value="189.140717" calcext:value-type="float">
            <text:p>189,140717</text:p>
          </table:table-cell>
          <table:table-cell office:value-type="float" office:value="189.130295" calcext:value-type="float">
            <text:p>189,130295</text:p>
          </table:table-cell>
          <table:table-cell office:value-type="float" office:value="189.147873" calcext:value-type="float">
            <text:p>189,147873</text:p>
          </table:table-cell>
          <table:table-cell office:value-type="float" office:value="189.192932" calcext:value-type="float">
            <text:p>189,192932</text:p>
          </table:table-cell>
          <table:table-cell office:value-type="float" office:value="189.177292" calcext:value-type="float">
            <text:p>189,177292</text:p>
          </table:table-cell>
          <table:table-cell office:value-type="float" office:value="189.160172" calcext:value-type="float">
            <text:p>189,160172</text:p>
          </table:table-cell>
          <table:table-cell office:value-type="float" office:value="189.143524" calcext:value-type="float">
            <text:p>189,143524</text:p>
          </table:table-cell>
          <table:table-cell office:value-type="float" office:value="189.123184" calcext:value-type="float">
            <text:p>189,123184</text:p>
          </table:table-cell>
          <table:table-cell office:value-type="float" office:value="189.04541" calcext:value-type="float">
            <text:p>189,04541</text:p>
          </table:table-cell>
          <table:table-cell office:value-type="float" office:value="189.053833" calcext:value-type="float">
            <text:p>189,053833</text:p>
          </table:table-cell>
          <table:table-cell office:value-type="float" office:value="189.028305" calcext:value-type="float">
            <text:p>189,028305</text:p>
          </table:table-cell>
          <table:table-cell office:value-type="float" office:value="188.984543" calcext:value-type="float">
            <text:p>188,984543</text:p>
          </table:table-cell>
          <table:table-cell office:value-type="float" office:value="188.950226" calcext:value-type="float">
            <text:p>188,950226</text:p>
          </table:table-cell>
          <table:table-cell office:value-type="float" office:value="188.906357" calcext:value-type="float">
            <text:p>188,906357</text:p>
          </table:table-cell>
          <table:table-cell office:value-type="float" office:value="188.909744" calcext:value-type="float">
            <text:p>188,909744</text:p>
          </table:table-cell>
          <table:table-cell office:value-type="float" office:value="188.889999" calcext:value-type="float">
            <text:p>188,889999</text:p>
          </table:table-cell>
          <table:table-cell office:value-type="float" office:value="188.866928" calcext:value-type="float">
            <text:p>188,866928</text:p>
          </table:table-cell>
          <table:table-cell office:value-type="float" office:value="188.827042" calcext:value-type="float">
            <text:p>188,827042</text:p>
          </table:table-cell>
          <table:table-cell office:value-type="float" office:value="188.800705" calcext:value-type="float">
            <text:p>188,800705</text:p>
          </table:table-cell>
          <table:table-cell office:value-type="float" office:value="188.764542" calcext:value-type="float">
            <text:p>188,764542</text:p>
          </table:table-cell>
          <table:table-cell office:value-type="float" office:value="188.736435" calcext:value-type="float">
            <text:p>188,736435</text:p>
          </table:table-cell>
          <table:table-cell office:value-type="float" office:value="188.691208" calcext:value-type="float">
            <text:p>188,691208</text:p>
          </table:table-cell>
          <table:table-cell office:value-type="float" office:value="188.62468" calcext:value-type="float">
            <text:p>188,62468</text:p>
          </table:table-cell>
          <table:table-cell office:value-type="float" office:value="188.564743" calcext:value-type="float">
            <text:p>188,564743</text:p>
          </table:table-cell>
          <table:table-cell office:value-type="float" office:value="188.512024" calcext:value-type="float">
            <text:p>188,512024</text:p>
          </table:table-cell>
          <table:table-cell office:value-type="float" office:value="188.471115" calcext:value-type="float">
            <text:p>188,4711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4.907639" calcext:value-type="float">
            <text:p>54,907639</text:p>
          </table:table-cell>
          <table:table-cell office:value-type="float" office:value="54.69239" calcext:value-type="float">
            <text:p>54,69239</text:p>
          </table:table-cell>
          <table:table-cell office:value-type="float" office:value="54.470581" calcext:value-type="float">
            <text:p>54,470581</text:p>
          </table:table-cell>
          <table:table-cell office:value-type="float" office:value="53.594666" calcext:value-type="float">
            <text:p>53,594666</text:p>
          </table:table-cell>
          <table:table-cell office:value-type="float" office:value="52.000385" calcext:value-type="float">
            <text:p>52,000385</text:p>
          </table:table-cell>
          <table:table-cell office:value-type="float" office:value="50.846516" calcext:value-type="float">
            <text:p>50,846516</text:p>
          </table:table-cell>
          <table:table-cell office:value-type="float" office:value="50.194813" calcext:value-type="float">
            <text:p>50,194813</text:p>
          </table:table-cell>
          <table:table-cell office:value-type="float" office:value="49.552071" calcext:value-type="float">
            <text:p>49,552071</text:p>
          </table:table-cell>
          <table:table-cell office:value-type="float" office:value="49.315979" calcext:value-type="float">
            <text:p>49,315979</text:p>
          </table:table-cell>
          <table:table-cell office:value-type="float" office:value="49.181236" calcext:value-type="float">
            <text:p>49,181236</text:p>
          </table:table-cell>
          <table:table-cell office:value-type="float" office:value="48.964439" calcext:value-type="float">
            <text:p>48,964439</text:p>
          </table:table-cell>
          <table:table-cell office:value-type="float" office:value="48.548916" calcext:value-type="float">
            <text:p>48,548916</text:p>
          </table:table-cell>
          <table:table-cell office:value-type="float" office:value="49.045219" calcext:value-type="float">
            <text:p>49,045219</text:p>
          </table:table-cell>
          <table:table-cell office:value-type="float" office:value="48.404549" calcext:value-type="float">
            <text:p>48,404549</text:p>
          </table:table-cell>
          <table:table-cell office:value-type="float" office:value="48.011505" calcext:value-type="float">
            <text:p>48,011505</text:p>
          </table:table-cell>
          <table:table-cell office:value-type="float" office:value="48.525333" calcext:value-type="float">
            <text:p>48,525333</text:p>
          </table:table-cell>
          <table:table-cell office:value-type="float" office:value="48.78019" calcext:value-type="float">
            <text:p>48,78019</text:p>
          </table:table-cell>
          <table:table-cell office:value-type="float" office:value="48.910168" calcext:value-type="float">
            <text:p>48,910168</text:p>
          </table:table-cell>
          <table:table-cell office:value-type="float" office:value="48.044006" calcext:value-type="float">
            <text:p>48,044006</text:p>
          </table:table-cell>
          <table:table-cell office:value-type="float" office:value="47.473587" calcext:value-type="float">
            <text:p>47,473587</text:p>
          </table:table-cell>
          <table:table-cell office:value-type="float" office:value="47.756866" calcext:value-type="float">
            <text:p>47,756866</text:p>
          </table:table-cell>
          <table:table-cell office:value-type="float" office:value="47.616524" calcext:value-type="float">
            <text:p>47,616524</text:p>
          </table:table-cell>
          <table:table-cell office:value-type="float" office:value="47.599495" calcext:value-type="float">
            <text:p>47,599495</text:p>
          </table:table-cell>
          <table:table-cell office:value-type="float" office:value="47.646873" calcext:value-type="float">
            <text:p>47,646873</text:p>
          </table:table-cell>
          <table:table-cell office:value-type="float" office:value="47.773197" calcext:value-type="float">
            <text:p>47,773197</text:p>
          </table:table-cell>
          <table:table-cell office:value-type="float" office:value="48.007069" calcext:value-type="float">
            <text:p>48,007069</text:p>
          </table:table-cell>
          <table:table-cell office:value-type="float" office:value="48.455025" calcext:value-type="float">
            <text:p>48,455025</text:p>
          </table:table-cell>
          <table:table-cell office:value-type="float" office:value="48.903168" calcext:value-type="float">
            <text:p>48,903168</text:p>
          </table:table-cell>
          <table:table-cell office:value-type="float" office:value="49.366173" calcext:value-type="float">
            <text:p>49,366173</text:p>
          </table:table-cell>
          <table:table-cell office:value-type="float" office:value="50.396332" calcext:value-type="float">
            <text:p>50,3963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1.628561" calcext:value-type="float">
            <text:p>31,628561</text:p>
          </table:table-cell>
          <table:table-cell office:value-type="float" office:value="31.757408" calcext:value-type="float">
            <text:p>31,757408</text:p>
          </table:table-cell>
          <table:table-cell office:value-type="float" office:value="31.662781" calcext:value-type="float">
            <text:p>31,662781</text:p>
          </table:table-cell>
          <table:table-cell office:value-type="float" office:value="31.751755" calcext:value-type="float">
            <text:p>31,751755</text:p>
          </table:table-cell>
          <table:table-cell office:value-type="float" office:value="31.722603" calcext:value-type="float">
            <text:p>31,722603</text:p>
          </table:table-cell>
          <table:table-cell office:value-type="float" office:value="31.732782" calcext:value-type="float">
            <text:p>31,732782</text:p>
          </table:table-cell>
          <table:table-cell office:value-type="float" office:value="31.795221" calcext:value-type="float">
            <text:p>31,795221</text:p>
          </table:table-cell>
          <table:table-cell office:value-type="float" office:value="31.925695" calcext:value-type="float">
            <text:p>31,925695</text:p>
          </table:table-cell>
          <table:table-cell office:value-type="float" office:value="31.891462" calcext:value-type="float">
            <text:p>31,891462</text:p>
          </table:table-cell>
          <table:table-cell office:value-type="float" office:value="31.897284" calcext:value-type="float">
            <text:p>31,897284</text:p>
          </table:table-cell>
          <table:table-cell office:value-type="float" office:value="31.922804" calcext:value-type="float">
            <text:p>31,922804</text:p>
          </table:table-cell>
          <table:table-cell office:value-type="float" office:value="32.041637" calcext:value-type="float">
            <text:p>32,041637</text:p>
          </table:table-cell>
          <table:table-cell office:value-type="float" office:value="31.742241" calcext:value-type="float">
            <text:p>31,742241</text:p>
          </table:table-cell>
          <table:table-cell office:value-type="float" office:value="32.139427" calcext:value-type="float">
            <text:p>32,139427</text:p>
          </table:table-cell>
          <table:table-cell office:value-type="float" office:value="32.13866" calcext:value-type="float">
            <text:p>32,13866</text:p>
          </table:table-cell>
          <table:table-cell office:value-type="float" office:value="31.977001" calcext:value-type="float">
            <text:p>31,977001</text:p>
          </table:table-cell>
          <table:table-cell office:value-type="float" office:value="31.905287" calcext:value-type="float">
            <text:p>31,905287</text:p>
          </table:table-cell>
          <table:table-cell office:value-type="float" office:value="31.796093" calcext:value-type="float">
            <text:p>31,796093</text:p>
          </table:table-cell>
          <table:table-cell office:value-type="float" office:value="32.241257" calcext:value-type="float">
            <text:p>32,241257</text:p>
          </table:table-cell>
          <table:table-cell office:value-type="float" office:value="32.361774" calcext:value-type="float">
            <text:p>32,361774</text:p>
          </table:table-cell>
          <table:table-cell office:value-type="float" office:value="32.344353" calcext:value-type="float">
            <text:p>32,344353</text:p>
          </table:table-cell>
          <table:table-cell office:value-type="float" office:value="32.448887" calcext:value-type="float">
            <text:p>32,448887</text:p>
          </table:table-cell>
          <table:table-cell office:value-type="float" office:value="33.322533" calcext:value-type="float">
            <text:p>33,322533</text:p>
          </table:table-cell>
          <table:table-cell office:value-type="float" office:value="32.965382" calcext:value-type="float">
            <text:p>32,965382</text:p>
          </table:table-cell>
          <table:table-cell office:value-type="float" office:value="33.989037" calcext:value-type="float">
            <text:p>33,989037</text:p>
          </table:table-cell>
          <table:table-cell office:value-type="float" office:value="33.344101" calcext:value-type="float">
            <text:p>33,344101</text:p>
          </table:table-cell>
          <table:table-cell office:value-type="float" office:value="34.99696" calcext:value-type="float">
            <text:p>34,99696</text:p>
          </table:table-cell>
          <table:table-cell office:value-type="float" office:value="33.925022" calcext:value-type="float">
            <text:p>33,925022</text:p>
          </table:table-cell>
          <table:table-cell office:value-type="float" office:value="37.393734" calcext:value-type="float">
            <text:p>37,393734</text:p>
          </table:table-cell>
          <table:table-cell office:value-type="float" office:value="38.672634" calcext:value-type="float">
            <text:p>38,6726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10136" calcext:value-type="float">
            <text:p>8,10136</text:p>
          </table:table-cell>
          <table:table-cell office:value-type="float" office:value="8.103862" calcext:value-type="float">
            <text:p>8,103862</text:p>
          </table:table-cell>
          <table:table-cell office:value-type="float" office:value="8.106921" calcext:value-type="float">
            <text:p>8,106921</text:p>
          </table:table-cell>
          <table:table-cell office:value-type="float" office:value="8.105438" calcext:value-type="float">
            <text:p>8,105438</text:p>
          </table:table-cell>
          <table:table-cell office:value-type="float" office:value="8.099143" calcext:value-type="float">
            <text:p>8,099143</text:p>
          </table:table-cell>
          <table:table-cell office:value-type="float" office:value="8.09197" calcext:value-type="float">
            <text:p>8,09197</text:p>
          </table:table-cell>
          <table:table-cell office:value-type="float" office:value="8.082566" calcext:value-type="float">
            <text:p>8,082566</text:p>
          </table:table-cell>
          <table:table-cell office:value-type="float" office:value="8.071795" calcext:value-type="float">
            <text:p>8,071795</text:p>
          </table:table-cell>
          <table:table-cell office:value-type="float" office:value="8.062688" calcext:value-type="float">
            <text:p>8,062688</text:p>
          </table:table-cell>
          <table:table-cell office:value-type="float" office:value="8.057545" calcext:value-type="float">
            <text:p>8,057545</text:p>
          </table:table-cell>
          <table:table-cell office:value-type="float" office:value="8.054873" calcext:value-type="float">
            <text:p>8,054873</text:p>
          </table:table-cell>
          <table:table-cell office:value-type="float" office:value="8.055198" calcext:value-type="float">
            <text:p>8,055198</text:p>
          </table:table-cell>
          <table:table-cell office:value-type="float" office:value="8.059026" calcext:value-type="float">
            <text:p>8,059026</text:p>
          </table:table-cell>
          <table:table-cell office:value-type="float" office:value="8.064168" calcext:value-type="float">
            <text:p>8,064168</text:p>
          </table:table-cell>
          <table:table-cell office:value-type="float" office:value="8.072199" calcext:value-type="float">
            <text:p>8,072199</text:p>
          </table:table-cell>
          <table:table-cell office:value-type="float" office:value="8.081545" calcext:value-type="float">
            <text:p>8,081545</text:p>
          </table:table-cell>
          <table:table-cell office:value-type="float" office:value="8.09037" calcext:value-type="float">
            <text:p>8,09037</text:p>
          </table:table-cell>
          <table:table-cell office:value-type="float" office:value="8.099209" calcext:value-type="float">
            <text:p>8,099209</text:p>
          </table:table-cell>
          <table:table-cell office:value-type="float" office:value="8.110824" calcext:value-type="float">
            <text:p>8,110824</text:p>
          </table:table-cell>
          <table:table-cell office:value-type="float" office:value="8.118307" calcext:value-type="float">
            <text:p>8,118307</text:p>
          </table:table-cell>
          <table:table-cell office:value-type="float" office:value="8.130765" calcext:value-type="float">
            <text:p>8,130765</text:p>
          </table:table-cell>
          <table:table-cell office:value-type="float" office:value="8.142136" calcext:value-type="float">
            <text:p>8,142136</text:p>
          </table:table-cell>
          <table:table-cell office:value-type="float" office:value="8.147781" calcext:value-type="float">
            <text:p>8,147781</text:p>
          </table:table-cell>
          <table:table-cell office:value-type="float" office:value="8.157026" calcext:value-type="float">
            <text:p>8,157026</text:p>
          </table:table-cell>
          <table:table-cell office:value-type="float" office:value="8.162448" calcext:value-type="float">
            <text:p>8,162448</text:p>
          </table:table-cell>
          <table:table-cell office:value-type="float" office:value="8.171336" calcext:value-type="float">
            <text:p>8,171336</text:p>
          </table:table-cell>
          <table:table-cell office:value-type="float" office:value="8.173038" calcext:value-type="float">
            <text:p>8,173038</text:p>
          </table:table-cell>
          <table:table-cell office:value-type="float" office:value="8.179313" calcext:value-type="float">
            <text:p>8,179313</text:p>
          </table:table-cell>
          <table:table-cell office:value-type="float" office:value="8.184808" calcext:value-type="float">
            <text:p>8,184808</text:p>
          </table:table-cell>
          <table:table-cell office:value-type="float" office:value="8.19311" calcext:value-type="float">
            <text:p>8,193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2.957932" calcext:value-type="float">
            <text:p>232,957932</text:p>
          </table:table-cell>
          <table:table-cell office:value-type="float" office:value="233.380447" calcext:value-type="float">
            <text:p>233,380447</text:p>
          </table:table-cell>
          <table:table-cell office:value-type="float" office:value="233.231964" calcext:value-type="float">
            <text:p>233,231964</text:p>
          </table:table-cell>
          <table:table-cell office:value-type="float" office:value="233.491714" calcext:value-type="float">
            <text:p>233,491714</text:p>
          </table:table-cell>
          <table:table-cell office:value-type="float" office:value="233.561569" calcext:value-type="float">
            <text:p>233,561569</text:p>
          </table:table-cell>
          <table:table-cell office:value-type="float" office:value="233.549438" calcext:value-type="float">
            <text:p>233,549438</text:p>
          </table:table-cell>
          <table:table-cell office:value-type="float" office:value="233.599838" calcext:value-type="float">
            <text:p>233,599838</text:p>
          </table:table-cell>
          <table:table-cell office:value-type="float" office:value="233.863205" calcext:value-type="float">
            <text:p>233,863205</text:p>
          </table:table-cell>
          <table:table-cell office:value-type="float" office:value="233.978394" calcext:value-type="float">
            <text:p>233,978394</text:p>
          </table:table-cell>
          <table:table-cell office:value-type="float" office:value="233.998535" calcext:value-type="float">
            <text:p>233,998535</text:p>
          </table:table-cell>
          <table:table-cell office:value-type="float" office:value="234.000824" calcext:value-type="float">
            <text:p>234,000824</text:p>
          </table:table-cell>
          <table:table-cell office:value-type="float" office:value="234.221115" calcext:value-type="float">
            <text:p>234,221115</text:p>
          </table:table-cell>
          <table:table-cell office:value-type="float" office:value="233.556229" calcext:value-type="float">
            <text:p>233,556229</text:p>
          </table:table-cell>
          <table:table-cell office:value-type="float" office:value="234.369797" calcext:value-type="float">
            <text:p>234,369797</text:p>
          </table:table-cell>
          <table:table-cell office:value-type="float" office:value="234.851852" calcext:value-type="float">
            <text:p>234,851852</text:p>
          </table:table-cell>
          <table:table-cell office:value-type="float" office:value="234.245255" calcext:value-type="float">
            <text:p>234,245255</text:p>
          </table:table-cell>
          <table:table-cell office:value-type="float" office:value="233.873398" calcext:value-type="float">
            <text:p>233,873398</text:p>
          </table:table-cell>
          <table:table-cell office:value-type="float" office:value="233.609863" calcext:value-type="float">
            <text:p>233,609863</text:p>
          </table:table-cell>
          <table:table-cell office:value-type="float" office:value="236.057632" calcext:value-type="float">
            <text:p>236,057632</text:p>
          </table:table-cell>
          <table:table-cell office:value-type="float" office:value="238.800507" calcext:value-type="float">
            <text:p>238,800507</text:p>
          </table:table-cell>
          <table:table-cell office:value-type="float" office:value="238.472122" calcext:value-type="float">
            <text:p>238,472122</text:p>
          </table:table-cell>
          <table:table-cell office:value-type="float" office:value="240.787003" calcext:value-type="float">
            <text:p>240,787003</text:p>
          </table:table-cell>
          <table:table-cell office:value-type="float" office:value="241.284927" calcext:value-type="float">
            <text:p>241,284927</text:p>
          </table:table-cell>
          <table:table-cell office:value-type="float" office:value="240.461288" calcext:value-type="float">
            <text:p>240,461288</text:p>
          </table:table-cell>
          <table:table-cell office:value-type="float" office:value="239.518234" calcext:value-type="float">
            <text:p>239,518234</text:p>
          </table:table-cell>
          <table:table-cell office:value-type="float" office:value="237.229172" calcext:value-type="float">
            <text:p>237,229172</text:p>
          </table:table-cell>
          <table:table-cell office:value-type="float" office:value="236.784561" calcext:value-type="float">
            <text:p>236,784561</text:p>
          </table:table-cell>
          <table:table-cell office:value-type="float" office:value="235.023178" calcext:value-type="float">
            <text:p>235,023178</text:p>
          </table:table-cell>
          <table:table-cell office:value-type="float" office:value="235.252594" calcext:value-type="float">
            <text:p>235,252594</text:p>
          </table:table-cell>
          <table:table-cell office:value-type="float" office:value="234.719238" calcext:value-type="float">
            <text:p>234,7192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774.674622" calcext:value-type="float">
            <text:p>774,674622</text:p>
          </table:table-cell>
          <table:table-cell office:value-type="float" office:value="866.304626" calcext:value-type="float">
            <text:p>866,304626</text:p>
          </table:table-cell>
          <table:table-cell office:value-type="float" office:value="762.035889" calcext:value-type="float">
            <text:p>762,035889</text:p>
          </table:table-cell>
          <table:table-cell office:value-type="float" office:value="755.123901" calcext:value-type="float">
            <text:p>755,123901</text:p>
          </table:table-cell>
          <table:table-cell office:value-type="float" office:value="768.937622" calcext:value-type="float">
            <text:p>768,937622</text:p>
          </table:table-cell>
          <table:table-cell office:value-type="float" office:value="821.974854" calcext:value-type="float">
            <text:p>821,974854</text:p>
          </table:table-cell>
          <table:table-cell office:value-type="float" office:value="853.742493" calcext:value-type="float">
            <text:p>853,742493</text:p>
          </table:table-cell>
          <table:table-cell office:value-type="float" office:value="846.420776" calcext:value-type="float">
            <text:p>846,420776</text:p>
          </table:table-cell>
          <table:table-cell office:value-type="float" office:value="786.781982" calcext:value-type="float">
            <text:p>786,781982</text:p>
          </table:table-cell>
          <table:table-cell office:value-type="float" office:value="860.49054" calcext:value-type="float">
            <text:p>860,49054</text:p>
          </table:table-cell>
          <table:table-cell office:value-type="float" office:value="907.110718" calcext:value-type="float">
            <text:p>907,110718</text:p>
          </table:table-cell>
          <table:table-cell office:value-type="float" office:value="816.958496" calcext:value-type="float">
            <text:p>816,958496</text:p>
          </table:table-cell>
          <table:table-cell office:value-type="float" office:value="857.354736" calcext:value-type="float">
            <text:p>857,354736</text:p>
          </table:table-cell>
          <table:table-cell office:value-type="float" office:value="836.677979" calcext:value-type="float">
            <text:p>836,677979</text:p>
          </table:table-cell>
          <table:table-cell office:value-type="float" office:value="886.720276" calcext:value-type="float">
            <text:p>886,720276</text:p>
          </table:table-cell>
          <table:table-cell office:value-type="float" office:value="857.656738" calcext:value-type="float">
            <text:p>857,656738</text:p>
          </table:table-cell>
          <table:table-cell office:value-type="float" office:value="849.358154" calcext:value-type="float">
            <text:p>849,358154</text:p>
          </table:table-cell>
          <table:table-cell office:value-type="float" office:value="835.065308" calcext:value-type="float">
            <text:p>835,065308</text:p>
          </table:table-cell>
          <table:table-cell office:value-type="float" office:value="813.64447" calcext:value-type="float">
            <text:p>813,64447</text:p>
          </table:table-cell>
          <table:table-cell office:value-type="float" office:value="800.848755" calcext:value-type="float">
            <text:p>800,848755</text:p>
          </table:table-cell>
          <table:table-cell office:value-type="float" office:value="815.114014" calcext:value-type="float">
            <text:p>815,114014</text:p>
          </table:table-cell>
          <table:table-cell office:value-type="float" office:value="809.130737" calcext:value-type="float">
            <text:p>809,130737</text:p>
          </table:table-cell>
          <table:table-cell office:value-type="float" office:value="815.076782" calcext:value-type="float">
            <text:p>815,076782</text:p>
          </table:table-cell>
          <table:table-cell office:value-type="float" office:value="831.78241" calcext:value-type="float">
            <text:p>831,78241</text:p>
          </table:table-cell>
          <table:table-cell office:value-type="float" office:value="767.456848" calcext:value-type="float">
            <text:p>767,456848</text:p>
          </table:table-cell>
          <table:table-cell office:value-type="float" office:value="865.358093" calcext:value-type="float">
            <text:p>865,358093</text:p>
          </table:table-cell>
          <table:table-cell office:value-type="float" office:value="806.719727" calcext:value-type="float">
            <text:p>806,719727</text:p>
          </table:table-cell>
          <table:table-cell office:value-type="float" office:value="885.945435" calcext:value-type="float">
            <text:p>885,945435</text:p>
          </table:table-cell>
          <table:table-cell office:value-type="float" office:value="821.882996" calcext:value-type="float">
            <text:p>821,882996</text:p>
          </table:table-cell>
          <table:table-cell office:value-type="float" office:value="778.507141" calcext:value-type="float">
            <text:p>778,507141</text:p>
          </table:table-cell>
          <table:table-cell table:number-columns-repeated="8"/>
          <table:table-cell table:style-name="ce8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5.997047" calcext:value-type="float">
            <text:p>35,997047</text:p>
          </table:table-cell>
          <table:table-cell office:value-type="float" office:value="34.984089" calcext:value-type="float">
            <text:p>34,984089</text:p>
          </table:table-cell>
          <table:table-cell office:value-type="float" office:value="34.445477" calcext:value-type="float">
            <text:p>34,445477</text:p>
          </table:table-cell>
          <table:table-cell office:value-type="float" office:value="34.161217" calcext:value-type="float">
            <text:p>34,161217</text:p>
          </table:table-cell>
          <table:table-cell office:value-type="float" office:value="33.97538" calcext:value-type="float">
            <text:p>33,97538</text:p>
          </table:table-cell>
          <table:table-cell office:value-type="float" office:value="33.824486" calcext:value-type="float">
            <text:p>33,824486</text:p>
          </table:table-cell>
          <table:table-cell office:value-type="float" office:value="33.702152" calcext:value-type="float">
            <text:p>33,702152</text:p>
          </table:table-cell>
          <table:table-cell office:value-type="float" office:value="33.651733" calcext:value-type="float">
            <text:p>33,651733</text:p>
          </table:table-cell>
          <table:table-cell office:value-type="float" office:value="33.607346" calcext:value-type="float">
            <text:p>33,607346</text:p>
          </table:table-cell>
          <table:table-cell office:value-type="float" office:value="33.553478" calcext:value-type="float">
            <text:p>33,553478</text:p>
          </table:table-cell>
          <table:table-cell office:value-type="float" office:value="33.508385" calcext:value-type="float">
            <text:p>33,508385</text:p>
          </table:table-cell>
          <table:table-cell office:value-type="float" office:value="33.504082" calcext:value-type="float">
            <text:p>33,504082</text:p>
          </table:table-cell>
          <table:table-cell office:value-type="float" office:value="33.387379" calcext:value-type="float">
            <text:p>33,387379</text:p>
          </table:table-cell>
          <table:table-cell office:value-type="float" office:value="33.344166" calcext:value-type="float">
            <text:p>33,344166</text:p>
          </table:table-cell>
          <table:table-cell office:value-type="float" office:value="33.356876" calcext:value-type="float">
            <text:p>33,356876</text:p>
          </table:table-cell>
          <table:table-cell office:value-type="float" office:value="33.311115" calcext:value-type="float">
            <text:p>33,311115</text:p>
          </table:table-cell>
          <table:table-cell office:value-type="float" office:value="33.201309" calcext:value-type="float">
            <text:p>33,201309</text:p>
          </table:table-cell>
          <table:table-cell office:value-type="float" office:value="33.046021" calcext:value-type="float">
            <text:p>33,046021</text:p>
          </table:table-cell>
          <table:table-cell office:value-type="float" office:value="33.021568" calcext:value-type="float">
            <text:p>33,021568</text:p>
          </table:table-cell>
          <table:table-cell office:value-type="float" office:value="33.073936" calcext:value-type="float">
            <text:p>33,073936</text:p>
          </table:table-cell>
          <table:table-cell office:value-type="float" office:value="33.110146" calcext:value-type="float">
            <text:p>33,110146</text:p>
          </table:table-cell>
          <table:table-cell office:value-type="float" office:value="33.146404" calcext:value-type="float">
            <text:p>33,146404</text:p>
          </table:table-cell>
          <table:table-cell office:value-type="float" office:value="33.169132" calcext:value-type="float">
            <text:p>33,169132</text:p>
          </table:table-cell>
          <table:table-cell office:value-type="float" office:value="33.181847" calcext:value-type="float">
            <text:p>33,181847</text:p>
          </table:table-cell>
          <table:table-cell office:value-type="float" office:value="33.199295" calcext:value-type="float">
            <text:p>33,199295</text:p>
          </table:table-cell>
          <table:table-cell office:value-type="float" office:value="33.200497" calcext:value-type="float">
            <text:p>33,200497</text:p>
          </table:table-cell>
          <table:table-cell office:value-type="float" office:value="33.186398" calcext:value-type="float">
            <text:p>33,186398</text:p>
          </table:table-cell>
          <table:table-cell office:value-type="float" office:value="33.172787" calcext:value-type="float">
            <text:p>33,172787</text:p>
          </table:table-cell>
          <table:table-cell office:value-type="float" office:value="33.185246" calcext:value-type="float">
            <text:p>33,185246</text:p>
          </table:table-cell>
          <table:table-cell office:value-type="float" office:value="33.212814" calcext:value-type="float">
            <text:p>33,2128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0.28421" calcext:value-type="float">
            <text:p>40,28421</text:p>
          </table:table-cell>
          <table:table-cell office:value-type="float" office:value="40.37804" calcext:value-type="float">
            <text:p>40,37804</text:p>
          </table:table-cell>
          <table:table-cell office:value-type="float" office:value="40.468311" calcext:value-type="float">
            <text:p>40,468311</text:p>
          </table:table-cell>
          <table:table-cell office:value-type="float" office:value="40.532639" calcext:value-type="float">
            <text:p>40,532639</text:p>
          </table:table-cell>
          <table:table-cell office:value-type="float" office:value="40.573151" calcext:value-type="float">
            <text:p>40,573151</text:p>
          </table:table-cell>
          <table:table-cell office:value-type="float" office:value="40.566189" calcext:value-type="float">
            <text:p>40,566189</text:p>
          </table:table-cell>
          <table:table-cell office:value-type="float" office:value="40.59388" calcext:value-type="float">
            <text:p>40,59388</text:p>
          </table:table-cell>
          <table:table-cell office:value-type="float" office:value="40.751869" calcext:value-type="float">
            <text:p>40,751869</text:p>
          </table:table-cell>
          <table:table-cell office:value-type="float" office:value="40.972759" calcext:value-type="float">
            <text:p>40,972759</text:p>
          </table:table-cell>
          <table:table-cell office:value-type="float" office:value="41.156002" calcext:value-type="float">
            <text:p>41,156002</text:p>
          </table:table-cell>
          <table:table-cell office:value-type="float" office:value="41.295074" calcext:value-type="float">
            <text:p>41,295074</text:p>
          </table:table-cell>
          <table:table-cell office:value-type="float" office:value="41.478939" calcext:value-type="float">
            <text:p>41,478939</text:p>
          </table:table-cell>
          <table:table-cell office:value-type="float" office:value="41.500256" calcext:value-type="float">
            <text:p>41,500256</text:p>
          </table:table-cell>
          <table:table-cell office:value-type="float" office:value="41.564415" calcext:value-type="float">
            <text:p>41,564415</text:p>
          </table:table-cell>
          <table:table-cell office:value-type="float" office:value="41.81469" calcext:value-type="float">
            <text:p>41,81469</text:p>
          </table:table-cell>
          <table:table-cell office:value-type="float" office:value="42.044613" calcext:value-type="float">
            <text:p>42,044613</text:p>
          </table:table-cell>
          <table:table-cell office:value-type="float" office:value="41.988037" calcext:value-type="float">
            <text:p>41,988037</text:p>
          </table:table-cell>
          <table:table-cell office:value-type="float" office:value="41.769043" calcext:value-type="float">
            <text:p>41,769043</text:p>
          </table:table-cell>
          <table:table-cell office:value-type="float" office:value="41.769367" calcext:value-type="float">
            <text:p>41,769367</text:p>
          </table:table-cell>
          <table:table-cell office:value-type="float" office:value="42.186474" calcext:value-type="float">
            <text:p>42,186474</text:p>
          </table:table-cell>
          <table:table-cell office:value-type="float" office:value="42.858295" calcext:value-type="float">
            <text:p>42,858295</text:p>
          </table:table-cell>
          <table:table-cell office:value-type="float" office:value="43.352283" calcext:value-type="float">
            <text:p>43,352283</text:p>
          </table:table-cell>
          <table:table-cell office:value-type="float" office:value="43.718281" calcext:value-type="float">
            <text:p>43,718281</text:p>
          </table:table-cell>
          <table:table-cell office:value-type="float" office:value="43.862797" calcext:value-type="float">
            <text:p>43,862797</text:p>
          </table:table-cell>
          <table:table-cell office:value-type="float" office:value="43.846409" calcext:value-type="float">
            <text:p>43,846409</text:p>
          </table:table-cell>
          <table:table-cell office:value-type="float" office:value="43.724384" calcext:value-type="float">
            <text:p>43,724384</text:p>
          </table:table-cell>
          <table:table-cell office:value-type="float" office:value="43.556164" calcext:value-type="float">
            <text:p>43,556164</text:p>
          </table:table-cell>
          <table:table-cell office:value-type="float" office:value="43.670437" calcext:value-type="float">
            <text:p>43,670437</text:p>
          </table:table-cell>
          <table:table-cell office:value-type="float" office:value="44.148746" calcext:value-type="float">
            <text:p>44,148746</text:p>
          </table:table-cell>
          <table:table-cell office:value-type="float" office:value="44.557957" calcext:value-type="float">
            <text:p>44,557957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8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8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6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5" office:value-type="string" calcext:value-type="string">
            <text:p>% do Erro Absoluto</text:p>
          </table:table-cell>
          <table:table-cell table:style-name="ce7" office:value-type="string" calcext:value-type="string">
            <text:p>2017-07</text:p>
          </table:table-cell>
          <table:table-cell table:style-name="ce7" office:value-type="string" calcext:value-type="string">
            <text:p>2017-08</text:p>
          </table:table-cell>
          <table:table-cell table:style-name="ce7" office:value-type="string" calcext:value-type="string">
            <text:p>2017-09</text:p>
          </table:table-cell>
          <table:table-cell table:style-name="ce7" office:value-type="string" calcext:value-type="string">
            <text:p>2017-10</text:p>
          </table:table-cell>
          <table:table-cell table:style-name="ce7" office:value-type="string" calcext:value-type="string">
            <text:p>2017-11</text:p>
          </table:table-cell>
          <table:table-cell table:style-name="ce7" office:value-type="string" calcext:value-type="string">
            <text:p>2017-12</text:p>
          </table:table-cell>
          <table:table-cell table:style-name="ce7" office:value-type="string" calcext:value-type="string">
            <text:p>2018-01</text:p>
          </table:table-cell>
          <table:table-cell table:style-name="ce7" office:value-type="string" calcext:value-type="string">
            <text:p>2018-02</text:p>
          </table:table-cell>
          <table:table-cell table:style-name="ce7" office:value-type="string" calcext:value-type="string">
            <text:p>2018-03</text:p>
          </table:table-cell>
          <table:table-cell table:style-name="ce7" office:value-type="string" calcext:value-type="string">
            <text:p>2018-04</text:p>
          </table:table-cell>
          <table:table-cell table:style-name="ce7" office:value-type="string" calcext:value-type="string">
            <text:p>2018-05</text:p>
          </table:table-cell>
          <table:table-cell table:style-name="ce7" office:value-type="string" calcext:value-type="string">
            <text:p>2018-06</text:p>
          </table:table-cell>
          <table:table-cell table:style-name="ce7" office:value-type="string" calcext:value-type="string">
            <text:p>2018-07</text:p>
          </table:table-cell>
          <table:table-cell table:style-name="ce7" office:value-type="string" calcext:value-type="string">
            <text:p>2018-08</text:p>
          </table:table-cell>
          <table:table-cell table:style-name="ce7" office:value-type="string" calcext:value-type="string">
            <text:p>2018-09</text:p>
          </table:table-cell>
          <table:table-cell table:style-name="ce7" office:value-type="string" calcext:value-type="string">
            <text:p>2018-10</text:p>
          </table:table-cell>
          <table:table-cell table:style-name="ce7" office:value-type="string" calcext:value-type="string">
            <text:p>2018-11</text:p>
          </table:table-cell>
          <table:table-cell table:style-name="ce7" office:value-type="string" calcext:value-type="string">
            <text:p>2018-12</text:p>
          </table:table-cell>
          <table:table-cell table:style-name="ce7" office:value-type="string" calcext:value-type="string">
            <text:p>2019-01</text:p>
          </table:table-cell>
          <table:table-cell table:style-name="ce7" office:value-type="string" calcext:value-type="string">
            <text:p>2019-02</text:p>
          </table:table-cell>
          <table:table-cell table:style-name="ce7" office:value-type="string" calcext:value-type="string">
            <text:p>2019-03</text:p>
          </table:table-cell>
          <table:table-cell table:style-name="ce7" office:value-type="string" calcext:value-type="string">
            <text:p>2019-04</text:p>
          </table:table-cell>
          <table:table-cell table:style-name="ce7" office:value-type="string" calcext:value-type="string">
            <text:p>2019-05</text:p>
          </table:table-cell>
          <table:table-cell table:style-name="ce7" office:value-type="string" calcext:value-type="string">
            <text:p>2019-06</text:p>
          </table:table-cell>
          <table:table-cell table:style-name="ce7" office:value-type="string" calcext:value-type="string">
            <text:p>2019-07</text:p>
          </table:table-cell>
          <table:table-cell table:style-name="ce7" office:value-type="string" calcext:value-type="string">
            <text:p>2019-08</text:p>
          </table:table-cell>
          <table:table-cell table:style-name="ce7" office:value-type="string" calcext:value-type="string">
            <text:p>2019-09</text:p>
          </table:table-cell>
          <table:table-cell table:style-name="ce7" office:value-type="string" calcext:value-type="string">
            <text:p>2019-10</text:p>
          </table:table-cell>
          <table:table-cell table:style-name="ce7" office:value-type="string" calcext:value-type="string">
            <text:p>2019-11</text:p>
          </table:table-cell>
          <table:table-cell table:style-name="ce7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03352198937426" calcext:value-type="percentage">
            <text:p>10,335%</text:p>
          </table:table-cell>
          <table:table-cell table:formula="of:=(ABS([$Registrado.C2] - [$Previsto.C2])/[$Registrado.C2])" office:value-type="percentage" office:value="0.232147415645141" calcext:value-type="percentage">
            <text:p>23,215%</text:p>
          </table:table-cell>
          <table:table-cell table:formula="of:=(ABS([$Registrado.D2] - [$Previsto.D2])/[$Registrado.D2])" office:value-type="percentage" office:value="0.182717465868586" calcext:value-type="percentage">
            <text:p>18,272%</text:p>
          </table:table-cell>
          <table:table-cell table:formula="of:=(ABS([$Registrado.E2] - [$Previsto.E2])/[$Registrado.E2])" office:value-type="percentage" office:value="0.175207275688883" calcext:value-type="percentage">
            <text:p>17,521%</text:p>
          </table:table-cell>
          <table:table-cell table:formula="of:=(ABS([$Registrado.F2] - [$Previsto.F2])/[$Registrado.F2])" office:value-type="percentage" office:value="0.0471536772777168" calcext:value-type="percentage">
            <text:p>4,715%</text:p>
          </table:table-cell>
          <table:table-cell table:formula="of:=(ABS([$Registrado.G2] - [$Previsto.G2])/[$Registrado.G2])" office:value-type="percentage" office:value="0.0190836897274633" calcext:value-type="percentage">
            <text:p>1,908%</text:p>
          </table:table-cell>
          <table:table-cell table:formula="of:=(ABS([$Registrado.H2] - [$Previsto.H2])/[$Registrado.H2])" office:value-type="percentage" office:value="0.0732794723196585" calcext:value-type="percentage">
            <text:p>7,328%</text:p>
          </table:table-cell>
          <table:table-cell table:formula="of:=(ABS([$Registrado.I2] - [$Previsto.I2])/[$Registrado.I2])" office:value-type="percentage" office:value="0.362618609865471" calcext:value-type="percentage">
            <text:p>36,262%</text:p>
          </table:table-cell>
          <table:table-cell table:formula="of:=(ABS([$Registrado.J2] - [$Previsto.J2])/[$Registrado.J2])" office:value-type="percentage" office:value="0.250060263266146" calcext:value-type="percentage">
            <text:p>25,006%</text:p>
          </table:table-cell>
          <table:table-cell table:formula="of:=(ABS([$Registrado.K2] - [$Previsto.K2])/[$Registrado.K2])" office:value-type="percentage" office:value="0.248457533121084" calcext:value-type="percentage">
            <text:p>24,846%</text:p>
          </table:table-cell>
          <table:table-cell table:formula="of:=(ABS([$Registrado.L2] - [$Previsto.L2])/[$Registrado.L2])" office:value-type="percentage" office:value="0.199378946329913" calcext:value-type="percentage">
            <text:p>19,938%</text:p>
          </table:table-cell>
          <table:table-cell table:formula="of:=(ABS([$Registrado.M2] - [$Previsto.M2])/[$Registrado.M2])" office:value-type="percentage" office:value="0.155862667499826" calcext:value-type="percentage">
            <text:p>15,586%</text:p>
          </table:table-cell>
          <table:table-cell table:formula="of:=(ABS([$Registrado.N2] - [$Previsto.N2])/[$Registrado.N2])" office:value-type="percentage" office:value="0.0554670965736928" calcext:value-type="percentage">
            <text:p>5,547%</text:p>
          </table:table-cell>
          <table:table-cell table:formula="of:=(ABS([$Registrado.O2] - [$Previsto.O2])/[$Registrado.O2])" office:value-type="percentage" office:value="0.227999174550765" calcext:value-type="percentage">
            <text:p>22,800%</text:p>
          </table:table-cell>
          <table:table-cell table:formula="of:=(ABS([$Registrado.P2] - [$Previsto.P2])/[$Registrado.P2])" office:value-type="percentage" office:value="0.147835026981568" calcext:value-type="percentage">
            <text:p>14,784%</text:p>
          </table:table-cell>
          <table:table-cell table:formula="of:=(ABS([$Registrado.Q2] - [$Previsto.Q2])/[$Registrado.Q2])" office:value-type="percentage" office:value="0.208733194507711" calcext:value-type="percentage">
            <text:p>20,873%</text:p>
          </table:table-cell>
          <table:table-cell table:formula="of:=(ABS([$Registrado.R2] - [$Previsto.R2])/[$Registrado.R2])" office:value-type="percentage" office:value="0.166925796505653" calcext:value-type="percentage">
            <text:p>16,693%</text:p>
          </table:table-cell>
          <table:table-cell table:formula="of:=(ABS([$Registrado.S2] - [$Previsto.S2])/[$Registrado.S2])" office:value-type="percentage" office:value="0.239182957904393" calcext:value-type="percentage">
            <text:p>23,918%</text:p>
          </table:table-cell>
          <table:table-cell table:formula="of:=(ABS([$Registrado.T2] - [$Previsto.T2])/[$Registrado.T2])" office:value-type="percentage" office:value="0.086774490525563" calcext:value-type="percentage">
            <text:p>8,677%</text:p>
          </table:table-cell>
          <table:table-cell table:formula="of:=(ABS([$Registrado.U2] - [$Previsto.U2])/[$Registrado.U2])" office:value-type="percentage" office:value="0.171395337636066" calcext:value-type="percentage">
            <text:p>17,140%</text:p>
          </table:table-cell>
          <table:table-cell table:formula="of:=(ABS([$Registrado.V2] - [$Previsto.V2])/[$Registrado.V2])" office:value-type="percentage" office:value="0.505034653465347" calcext:value-type="percentage">
            <text:p>50,503%</text:p>
          </table:table-cell>
          <table:table-cell table:formula="of:=(ABS([$Registrado.W2] - [$Previsto.W2])/[$Registrado.W2])" office:value-type="percentage" office:value="0.0903050923435539" calcext:value-type="percentage">
            <text:p>9,031%</text:p>
          </table:table-cell>
          <table:table-cell table:formula="of:=(ABS([$Registrado.X2] - [$Previsto.X2])/[$Registrado.X2])" office:value-type="percentage" office:value="0.0276789254876878" calcext:value-type="percentage">
            <text:p>2,768%</text:p>
          </table:table-cell>
          <table:table-cell table:formula="of:=(ABS([$Registrado.Y2] - [$Previsto.Y2])/[$Registrado.Y2])" office:value-type="percentage" office:value="0.00299109351806037" calcext:value-type="percentage">
            <text:p>0,299%</text:p>
          </table:table-cell>
          <table:table-cell table:formula="of:=(ABS([$Registrado.Z2] - [$Previsto.Z2])/[$Registrado.Z2])" office:value-type="percentage" office:value="0.160958816225166" calcext:value-type="percentage">
            <text:p>16,096%</text:p>
          </table:table-cell>
          <table:table-cell table:formula="of:=(ABS([$Registrado.AA2] - [$Previsto.AA2])/[$Registrado.AA2])" office:value-type="percentage" office:value="0.272677091430963" calcext:value-type="percentage">
            <text:p>27,268%</text:p>
          </table:table-cell>
          <table:table-cell table:formula="of:=(ABS([$Registrado.AB2] - [$Previsto.AB2])/[$Registrado.AB2])" office:value-type="percentage" office:value="0.202579099193601" calcext:value-type="percentage">
            <text:p>20,258%</text:p>
          </table:table-cell>
          <table:table-cell table:formula="of:=(ABS([$Registrado.AC2] - [$Previsto.AC2])/[$Registrado.AC2])" office:value-type="percentage" office:value="0.264233803157704" calcext:value-type="percentage">
            <text:p>26,423%</text:p>
          </table:table-cell>
          <table:table-cell table:formula="of:=(ABS([$Registrado.AD2] - [$Previsto.AD2])/[$Registrado.AD2])" office:value-type="percentage" office:value="0.200121662501644" calcext:value-type="percentage">
            <text:p>20,012%</text:p>
          </table:table-cell>
          <table:table-cell table:formula="of:=(ABS([$Registrado.AE2] - [$Previsto.AE2])/[$Registrado.AE2])" office:value-type="percentage" office:value="0.197106988188976" calcext:value-type="percentage">
            <text:p>19,711%</text:p>
          </table:table-cell>
          <table:table-cell table:formula="of:=AVERAGE([.B2:.AE2])" office:value-type="percentage" office:value="0.175910650541514" calcext:value-type="percentage">
            <text:p>17,591%</text:p>
          </table:table-cell>
          <table:table-cell table:formula="of:=STDEV([.B2:.AE2])" office:value-type="percentage" office:value="0.105789147027092" calcext:value-type="percentage">
            <text:p>10,58%</text:p>
          </table:table-cell>
          <table:table-cell table:formula="of:=COUNTIF([.B2:.AE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34031724461106" calcext:value-type="percentage">
            <text:p>33,403%</text:p>
          </table:table-cell>
          <table:table-cell table:formula="of:=(ABS([$Registrado.C3] - [$Previsto.C3])/[$Registrado.C3])" office:value-type="percentage" office:value="0.059095165375447" calcext:value-type="percentage">
            <text:p>5,910%</text:p>
          </table:table-cell>
          <table:table-cell table:formula="of:=(ABS([$Registrado.D3] - [$Previsto.D3])/[$Registrado.D3])" office:value-type="percentage" office:value="0.0119543705920068" calcext:value-type="percentage">
            <text:p>1,195%</text:p>
          </table:table-cell>
          <table:table-cell table:formula="of:=(ABS([$Registrado.E3] - [$Previsto.E3])/[$Registrado.E3])" office:value-type="percentage" office:value="0.0518448949600881" calcext:value-type="percentage">
            <text:p>5,184%</text:p>
          </table:table-cell>
          <table:table-cell table:formula="of:=(ABS([$Registrado.F3] - [$Previsto.F3])/[$Registrado.F3])" office:value-type="percentage" office:value="0.0208057769955482" calcext:value-type="percentage">
            <text:p>2,081%</text:p>
          </table:table-cell>
          <table:table-cell table:formula="of:=(ABS([$Registrado.G3] - [$Previsto.G3])/[$Registrado.G3])" office:value-type="percentage" office:value="0.102086510449652" calcext:value-type="percentage">
            <text:p>10,209%</text:p>
          </table:table-cell>
          <table:table-cell table:formula="of:=(ABS([$Registrado.H3] - [$Previsto.H3])/[$Registrado.H3])" office:value-type="percentage" office:value="0.0553670101030309" calcext:value-type="percentage">
            <text:p>5,537%</text:p>
          </table:table-cell>
          <table:table-cell table:formula="of:=(ABS([$Registrado.I3] - [$Previsto.I3])/[$Registrado.I3])" office:value-type="percentage" office:value="0.0551670395227442" calcext:value-type="percentage">
            <text:p>5,517%</text:p>
          </table:table-cell>
          <table:table-cell table:formula="of:=(ABS([$Registrado.J3] - [$Previsto.J3])/[$Registrado.J3])" office:value-type="percentage" office:value="0.0399863478910549" calcext:value-type="percentage">
            <text:p>3,999%</text:p>
          </table:table-cell>
          <table:table-cell table:formula="of:=(ABS([$Registrado.K3] - [$Previsto.K3])/[$Registrado.K3])" office:value-type="percentage" office:value="0.0208140678088628" calcext:value-type="percentage">
            <text:p>2,081%</text:p>
          </table:table-cell>
          <table:table-cell table:formula="of:=(ABS([$Registrado.L3] - [$Previsto.L3])/[$Registrado.L3])" office:value-type="percentage" office:value="0.282077999364012" calcext:value-type="percentage">
            <text:p>28,208%</text:p>
          </table:table-cell>
          <table:table-cell table:formula="of:=(ABS([$Registrado.M3] - [$Previsto.M3])/[$Registrado.M3])" office:value-type="percentage" office:value="0.00652371097234623" calcext:value-type="percentage">
            <text:p>0,652%</text:p>
          </table:table-cell>
          <table:table-cell table:formula="of:=(ABS([$Registrado.N3] - [$Previsto.N3])/[$Registrado.N3])" office:value-type="percentage" office:value="0.0996569713038053" calcext:value-type="percentage">
            <text:p>9,966%</text:p>
          </table:table-cell>
          <table:table-cell table:formula="of:=(ABS([$Registrado.O3] - [$Previsto.O3])/[$Registrado.O3])" office:value-type="percentage" office:value="0.112952488830155" calcext:value-type="percentage">
            <text:p>11,295%</text:p>
          </table:table-cell>
          <table:table-cell table:formula="of:=(ABS([$Registrado.P3] - [$Previsto.P3])/[$Registrado.P3])" office:value-type="percentage" office:value="0.0151288173437049" calcext:value-type="percentage">
            <text:p>1,513%</text:p>
          </table:table-cell>
          <table:table-cell table:formula="of:=(ABS([$Registrado.Q3] - [$Previsto.Q3])/[$Registrado.Q3])" office:value-type="percentage" office:value="0.147770296011853" calcext:value-type="percentage">
            <text:p>14,777%</text:p>
          </table:table-cell>
          <table:table-cell table:formula="of:=(ABS([$Registrado.R3] - [$Previsto.R3])/[$Registrado.R3])" office:value-type="percentage" office:value="0.0725876468458982" calcext:value-type="percentage">
            <text:p>7,259%</text:p>
          </table:table-cell>
          <table:table-cell table:formula="of:=(ABS([$Registrado.S3] - [$Previsto.S3])/[$Registrado.S3])" office:value-type="percentage" office:value="0.0190385797447301" calcext:value-type="percentage">
            <text:p>1,904%</text:p>
          </table:table-cell>
          <table:table-cell table:formula="of:=(ABS([$Registrado.T3] - [$Previsto.T3])/[$Registrado.T3])" office:value-type="percentage" office:value="0.129946276398666" calcext:value-type="percentage">
            <text:p>12,995%</text:p>
          </table:table-cell>
          <table:table-cell table:formula="of:=(ABS([$Registrado.U3] - [$Previsto.U3])/[$Registrado.U3])" office:value-type="percentage" office:value="0.0723406741720983" calcext:value-type="percentage">
            <text:p>7,234%</text:p>
          </table:table-cell>
          <table:table-cell table:formula="of:=(ABS([$Registrado.V3] - [$Previsto.V3])/[$Registrado.V3])" office:value-type="percentage" office:value="0.0803122939851832" calcext:value-type="percentage">
            <text:p>8,031%</text:p>
          </table:table-cell>
          <table:table-cell table:formula="of:=(ABS([$Registrado.W3] - [$Previsto.W3])/[$Registrado.W3])" office:value-type="percentage" office:value="0.128769428209172" calcext:value-type="percentage">
            <text:p>12,877%</text:p>
          </table:table-cell>
          <table:table-cell table:formula="of:=(ABS([$Registrado.X3] - [$Previsto.X3])/[$Registrado.X3])" office:value-type="percentage" office:value="0.226417167971433" calcext:value-type="percentage">
            <text:p>22,642%</text:p>
          </table:table-cell>
          <table:table-cell table:formula="of:=(ABS([$Registrado.Y3] - [$Previsto.Y3])/[$Registrado.Y3])" office:value-type="percentage" office:value="0.250931374727766" calcext:value-type="percentage">
            <text:p>25,093%</text:p>
          </table:table-cell>
          <table:table-cell table:formula="of:=(ABS([$Registrado.Z3] - [$Previsto.Z3])/[$Registrado.Z3])" office:value-type="percentage" office:value="0.00592825721540726" calcext:value-type="percentage">
            <text:p>0,593%</text:p>
          </table:table-cell>
          <table:table-cell table:formula="of:=(ABS([$Registrado.AA3] - [$Previsto.AA3])/[$Registrado.AA3])" office:value-type="percentage" office:value="0.132018654642041" calcext:value-type="percentage">
            <text:p>13,202%</text:p>
          </table:table-cell>
          <table:table-cell table:formula="of:=(ABS([$Registrado.AB3] - [$Previsto.AB3])/[$Registrado.AB3])" office:value-type="percentage" office:value="0.137962525320729" calcext:value-type="percentage">
            <text:p>13,796%</text:p>
          </table:table-cell>
          <table:table-cell table:formula="of:=(ABS([$Registrado.AC3] - [$Previsto.AC3])/[$Registrado.AC3])" office:value-type="percentage" office:value="0.342184553778423" calcext:value-type="percentage">
            <text:p>34,218%</text:p>
          </table:table-cell>
          <table:table-cell table:formula="of:=(ABS([$Registrado.AD3] - [$Previsto.AD3])/[$Registrado.AD3])" office:value-type="percentage" office:value="0.271119946091644" calcext:value-type="percentage">
            <text:p>27,112%</text:p>
          </table:table-cell>
          <table:table-cell table:formula="of:=(ABS([$Registrado.AE3] - [$Previsto.AE3])/[$Registrado.AE3])" office:value-type="percentage" office:value="0.228297756348793" calcext:value-type="percentage">
            <text:p>22,830%</text:p>
          </table:table-cell>
          <table:table-cell table:formula="of:=AVERAGE([.B3:.AE3])" office:value-type="percentage" office:value="0.117103944247913" calcext:value-type="percentage">
            <text:p>11,710%</text:p>
          </table:table-cell>
          <table:table-cell table:formula="of:=STDEV([.B3:.AE3])" office:value-type="percentage" office:value="0.100702449934572" calcext:value-type="percentage">
            <text:p>10,07%</text:p>
          </table:table-cell>
          <table:table-cell table:formula="of:=COUNTIF([.B3:.AE3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22621259779014" calcext:value-type="percentage">
            <text:p>12,262%</text:p>
          </table:table-cell>
          <table:table-cell table:formula="of:=(ABS([$Registrado.C4] - [$Previsto.C4])/[$Registrado.C4])" office:value-type="percentage" office:value="0.241594959176429" calcext:value-type="percentage">
            <text:p>24,159%</text:p>
          </table:table-cell>
          <table:table-cell table:formula="of:=(ABS([$Registrado.D4] - [$Previsto.D4])/[$Registrado.D4])" office:value-type="percentage" office:value="0.60706440910651" calcext:value-type="percentage">
            <text:p>60,706%</text:p>
          </table:table-cell>
          <table:table-cell table:formula="of:=(ABS([$Registrado.E4] - [$Previsto.E4])/[$Registrado.E4])" office:value-type="percentage" office:value="0.140460430490371" calcext:value-type="percentage">
            <text:p>14,046%</text:p>
          </table:table-cell>
          <table:table-cell table:formula="of:=(ABS([$Registrado.F4] - [$Previsto.F4])/[$Registrado.F4])" office:value-type="percentage" office:value="0.189486780060627" calcext:value-type="percentage">
            <text:p>18,949%</text:p>
          </table:table-cell>
          <table:table-cell table:formula="of:=(ABS([$Registrado.G4] - [$Previsto.G4])/[$Registrado.G4])" office:value-type="percentage" office:value="0.207786476564501" calcext:value-type="percentage">
            <text:p>20,779%</text:p>
          </table:table-cell>
          <table:table-cell table:formula="of:=(ABS([$Registrado.H4] - [$Previsto.H4])/[$Registrado.H4])" office:value-type="percentage" office:value="0.238572713774129" calcext:value-type="percentage">
            <text:p>23,857%</text:p>
          </table:table-cell>
          <table:table-cell table:formula="of:=(ABS([$Registrado.I4] - [$Previsto.I4])/[$Registrado.I4])" office:value-type="percentage" office:value="0.827764125560538" calcext:value-type="percentage">
            <text:p>82,776%</text:p>
          </table:table-cell>
          <table:table-cell table:formula="of:=(ABS([$Registrado.J4] - [$Previsto.J4])/[$Registrado.J4])" office:value-type="percentage" office:value="0.852454568987833" calcext:value-type="percentage">
            <text:p>85,245%</text:p>
          </table:table-cell>
          <table:table-cell table:formula="of:=(ABS([$Registrado.K4] - [$Previsto.K4])/[$Registrado.K4])" office:value-type="percentage" office:value="0.684077148896195" calcext:value-type="percentage">
            <text:p>68,408%</text:p>
          </table:table-cell>
          <table:table-cell table:formula="of:=(ABS([$Registrado.L4] - [$Previsto.L4])/[$Registrado.L4])" office:value-type="percentage" office:value="0.689639186169587" calcext:value-type="percentage">
            <text:p>68,964%</text:p>
          </table:table-cell>
          <table:table-cell table:formula="of:=(ABS([$Registrado.M4] - [$Previsto.M4])/[$Registrado.M4])" office:value-type="percentage" office:value="0.415272923832924" calcext:value-type="percentage">
            <text:p>41,527%</text:p>
          </table:table-cell>
          <table:table-cell table:formula="of:=(ABS([$Registrado.N4] - [$Previsto.N4])/[$Registrado.N4])" office:value-type="percentage" office:value="0.220029723991507" calcext:value-type="percentage">
            <text:p>22,003%</text:p>
          </table:table-cell>
          <table:table-cell table:formula="of:=(ABS([$Registrado.O4] - [$Previsto.O4])/[$Registrado.O4])" office:value-type="percentage" office:value="0.477687062937063" calcext:value-type="percentage">
            <text:p>47,769%</text:p>
          </table:table-cell>
          <table:table-cell table:formula="of:=(ABS([$Registrado.P4] - [$Previsto.P4])/[$Registrado.P4])" office:value-type="percentage" office:value="0.433815175290495" calcext:value-type="percentage">
            <text:p>43,382%</text:p>
          </table:table-cell>
          <table:table-cell table:formula="of:=(ABS([$Registrado.Q4] - [$Previsto.Q4])/[$Registrado.Q4])" office:value-type="percentage" office:value="0.0360248384781048" calcext:value-type="percentage">
            <text:p>3,602%</text:p>
          </table:table-cell>
          <table:table-cell table:formula="of:=(ABS([$Registrado.R4] - [$Previsto.R4])/[$Registrado.R4])" office:value-type="percentage" office:value="0.20950830676288" calcext:value-type="percentage">
            <text:p>20,951%</text:p>
          </table:table-cell>
          <table:table-cell table:formula="of:=(ABS([$Registrado.S4] - [$Previsto.S4])/[$Registrado.S4])" office:value-type="percentage" office:value="0.220924980862465" calcext:value-type="percentage">
            <text:p>22,092%</text:p>
          </table:table-cell>
          <table:table-cell table:formula="of:=(ABS([$Registrado.T4] - [$Previsto.T4])/[$Registrado.T4])" office:value-type="percentage" office:value="0.48103910845114" calcext:value-type="percentage">
            <text:p>48,104%</text:p>
          </table:table-cell>
          <table:table-cell table:formula="of:=(ABS([$Registrado.U4] - [$Previsto.U4])/[$Registrado.U4])" office:value-type="percentage" office:value="0.953573055028463" calcext:value-type="percentage">
            <text:p>95,357%</text:p>
          </table:table-cell>
          <table:table-cell table:formula="of:=(ABS([$Registrado.V4] - [$Previsto.V4])/[$Registrado.V4])" office:value-type="percentage" office:value="1.06788464849354" calcext:value-type="percentage">
            <text:p>106,788%</text:p>
          </table:table-cell>
          <table:table-cell table:formula="of:=(ABS([$Registrado.W4] - [$Previsto.W4])/[$Registrado.W4])" office:value-type="percentage" office:value="0.88858197582764" calcext:value-type="percentage">
            <text:p>88,858%</text:p>
          </table:table-cell>
          <table:table-cell table:formula="of:=(ABS([$Registrado.X4] - [$Previsto.X4])/[$Registrado.X4])" office:value-type="percentage" office:value="0.70439504856669" calcext:value-type="percentage">
            <text:p>70,440%</text:p>
          </table:table-cell>
          <table:table-cell table:formula="of:=(ABS([$Registrado.Y4] - [$Previsto.Y4])/[$Registrado.Y4])" office:value-type="percentage" office:value="0.624946010186757" calcext:value-type="percentage">
            <text:p>62,495%</text:p>
          </table:table-cell>
          <table:table-cell table:formula="of:=(ABS([$Registrado.Z4] - [$Previsto.Z4])/[$Registrado.Z4])" office:value-type="percentage" office:value="0.273590880810595" calcext:value-type="percentage">
            <text:p>27,359%</text:p>
          </table:table-cell>
          <table:table-cell table:formula="of:=(ABS([$Registrado.AA4] - [$Previsto.AA4])/[$Registrado.AA4])" office:value-type="percentage" office:value="0.263831423029448" calcext:value-type="percentage">
            <text:p>26,383%</text:p>
          </table:table-cell>
          <table:table-cell table:formula="of:=(ABS([$Registrado.AB4] - [$Previsto.AB4])/[$Registrado.AB4])" office:value-type="percentage" office:value="0.0895688024408849" calcext:value-type="percentage">
            <text:p>8,957%</text:p>
          </table:table-cell>
          <table:table-cell table:formula="of:=(ABS([$Registrado.AC4] - [$Previsto.AC4])/[$Registrado.AC4])" office:value-type="percentage" office:value="0.0857266388783629" calcext:value-type="percentage">
            <text:p>8,573%</text:p>
          </table:table-cell>
          <table:table-cell table:formula="of:=(ABS([$Registrado.AD4] - [$Previsto.AD4])/[$Registrado.AD4])" office:value-type="percentage" office:value="0.428118869989058" calcext:value-type="percentage">
            <text:p>42,812%</text:p>
          </table:table-cell>
          <table:table-cell table:formula="of:=(ABS([$Registrado.AE4] - [$Previsto.AE4])/[$Registrado.AE4])" office:value-type="percentage" office:value="0.18754937265765" calcext:value-type="percentage">
            <text:p>18,755%</text:p>
          </table:table-cell>
          <table:table-cell table:formula="of:=AVERAGE([.B4:.AE4])" office:value-type="percentage" office:value="0.428786363502714" calcext:value-type="percentage">
            <text:p>42,879%</text:p>
          </table:table-cell>
          <table:table-cell table:formula="of:=STDEV([.B4:.AE4])" office:value-type="percentage" office:value="0.293861498770791" calcext:value-type="percentage">
            <text:p>29,39%</text:p>
          </table:table-cell>
          <table:table-cell table:formula="of:=COUNTIF([.B4:.AE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163924485831458" calcext:value-type="percentage">
            <text:p>16,392%</text:p>
          </table:table-cell>
          <table:table-cell table:formula="of:=(ABS([$Registrado.C5] - [$Previsto.C5])/[$Registrado.C5])" office:value-type="percentage" office:value="0.0870909090909091" calcext:value-type="percentage">
            <text:p>8,709%</text:p>
          </table:table-cell>
          <table:table-cell table:formula="of:=(ABS([$Registrado.D5] - [$Previsto.D5])/[$Registrado.D5])" office:value-type="percentage" office:value="0.0206950875211744" calcext:value-type="percentage">
            <text:p>2,070%</text:p>
          </table:table-cell>
          <table:table-cell table:formula="of:=(ABS([$Registrado.E5] - [$Previsto.E5])/[$Registrado.E5])" office:value-type="percentage" office:value="0.0617079036611531" calcext:value-type="percentage">
            <text:p>6,171%</text:p>
          </table:table-cell>
          <table:table-cell table:formula="of:=(ABS([$Registrado.F5] - [$Previsto.F5])/[$Registrado.F5])" office:value-type="percentage" office:value="0.153181856845149" calcext:value-type="percentage">
            <text:p>15,318%</text:p>
          </table:table-cell>
          <table:table-cell table:formula="of:=(ABS([$Registrado.G5] - [$Previsto.G5])/[$Registrado.G5])" office:value-type="percentage" office:value="0.276157850478517" calcext:value-type="percentage">
            <text:p>27,616%</text:p>
          </table:table-cell>
          <table:table-cell table:formula="of:=(ABS([$Registrado.H5] - [$Previsto.H5])/[$Registrado.H5])" office:value-type="percentage" office:value="0.561325828462845" calcext:value-type="percentage">
            <text:p>56,133%</text:p>
          </table:table-cell>
          <table:table-cell table:formula="of:=(ABS([$Registrado.I5] - [$Previsto.I5])/[$Registrado.I5])" office:value-type="percentage" office:value="2.61000732259353" calcext:value-type="percentage">
            <text:p>261,001%</text:p>
          </table:table-cell>
          <table:table-cell table:formula="of:=(ABS([$Registrado.J5] - [$Previsto.J5])/[$Registrado.J5])" office:value-type="percentage" office:value="1.59732396187557" calcext:value-type="percentage">
            <text:p>159,732%</text:p>
          </table:table-cell>
          <table:table-cell table:formula="of:=(ABS([$Registrado.K5] - [$Previsto.K5])/[$Registrado.K5])" office:value-type="percentage" office:value="0.489453981158505" calcext:value-type="percentage">
            <text:p>48,945%</text:p>
          </table:table-cell>
          <table:table-cell table:formula="of:=(ABS([$Registrado.L5] - [$Previsto.L5])/[$Registrado.L5])" office:value-type="percentage" office:value="1.4343282309108" calcext:value-type="percentage">
            <text:p>143,433%</text:p>
          </table:table-cell>
          <table:table-cell table:formula="of:=(ABS([$Registrado.M5] - [$Previsto.M5])/[$Registrado.M5])" office:value-type="percentage" office:value="1.64160602075113" calcext:value-type="percentage">
            <text:p>164,161%</text:p>
          </table:table-cell>
          <table:table-cell table:formula="of:=(ABS([$Registrado.N5] - [$Previsto.N5])/[$Registrado.N5])" office:value-type="percentage" office:value="0.463250694800464" calcext:value-type="percentage">
            <text:p>46,325%</text:p>
          </table:table-cell>
          <table:table-cell table:formula="of:=(ABS([$Registrado.O5] - [$Previsto.O5])/[$Registrado.O5])" office:value-type="percentage" office:value="1.3187894984393" calcext:value-type="percentage">
            <text:p>131,879%</text:p>
          </table:table-cell>
          <table:table-cell table:formula="of:=(ABS([$Registrado.P5] - [$Previsto.P5])/[$Registrado.P5])" office:value-type="percentage" office:value="0.412264121461496" calcext:value-type="percentage">
            <text:p>41,226%</text:p>
          </table:table-cell>
          <table:table-cell table:formula="of:=(ABS([$Registrado.Q5] - [$Previsto.Q5])/[$Registrado.Q5])" office:value-type="percentage" office:value="0.367636613537779" calcext:value-type="percentage">
            <text:p>36,764%</text:p>
          </table:table-cell>
          <table:table-cell table:formula="of:=(ABS([$Registrado.R5] - [$Previsto.R5])/[$Registrado.R5])" office:value-type="percentage" office:value="0.348859068749378" calcext:value-type="percentage">
            <text:p>34,886%</text:p>
          </table:table-cell>
          <table:table-cell table:formula="of:=(ABS([$Registrado.S5] - [$Previsto.S5])/[$Registrado.S5])" office:value-type="percentage" office:value="1.50772393063584" calcext:value-type="percentage">
            <text:p>150,772%</text:p>
          </table:table-cell>
          <table:table-cell table:formula="of:=(ABS([$Registrado.T5] - [$Previsto.T5])/[$Registrado.T5])" office:value-type="percentage" office:value="0.269091058014088" calcext:value-type="percentage">
            <text:p>26,909%</text:p>
          </table:table-cell>
          <table:table-cell table:formula="of:=(ABS([$Registrado.U5] - [$Previsto.U5])/[$Registrado.U5])" office:value-type="percentage" office:value="0.505288680397491" calcext:value-type="percentage">
            <text:p>50,529%</text:p>
          </table:table-cell>
          <table:table-cell table:formula="of:=(ABS([$Registrado.V5] - [$Previsto.V5])/[$Registrado.V5])" office:value-type="percentage" office:value="0.566919876332746" calcext:value-type="percentage">
            <text:p>56,692%</text:p>
          </table:table-cell>
          <table:table-cell table:formula="of:=(ABS([$Registrado.W5] - [$Previsto.W5])/[$Registrado.W5])" office:value-type="percentage" office:value="0.329578787358717" calcext:value-type="percentage">
            <text:p>32,958%</text:p>
          </table:table-cell>
          <table:table-cell table:formula="of:=(ABS([$Registrado.X5] - [$Previsto.X5])/[$Registrado.X5])" office:value-type="percentage" office:value="0.361764055947568" calcext:value-type="percentage">
            <text:p>36,176%</text:p>
          </table:table-cell>
          <table:table-cell table:formula="of:=(ABS([$Registrado.Y5] - [$Previsto.Y5])/[$Registrado.Y5])" office:value-type="percentage" office:value="0.357197237029807" calcext:value-type="percentage">
            <text:p>35,720%</text:p>
          </table:table-cell>
          <table:table-cell table:formula="of:=(ABS([$Registrado.Z5] - [$Previsto.Z5])/[$Registrado.Z5])" office:value-type="percentage" office:value="0.041913810328927" calcext:value-type="percentage">
            <text:p>4,191%</text:p>
          </table:table-cell>
          <table:table-cell table:formula="of:=(ABS([$Registrado.AA5] - [$Previsto.AA5])/[$Registrado.AA5])" office:value-type="percentage" office:value="0.0123681931039632" calcext:value-type="percentage">
            <text:p>1,237%</text:p>
          </table:table-cell>
          <table:table-cell table:formula="of:=(ABS([$Registrado.AB5] - [$Previsto.AB5])/[$Registrado.AB5])" office:value-type="percentage" office:value="0.172809251930189" calcext:value-type="percentage">
            <text:p>17,281%</text:p>
          </table:table-cell>
          <table:table-cell table:formula="of:=(ABS([$Registrado.AC5] - [$Previsto.AC5])/[$Registrado.AC5])" office:value-type="percentage" office:value="0.0619497708847373" calcext:value-type="percentage">
            <text:p>6,195%</text:p>
          </table:table-cell>
          <table:table-cell table:formula="of:=(ABS([$Registrado.AD5] - [$Previsto.AD5])/[$Registrado.AD5])" office:value-type="percentage" office:value="0.0492517413512886" calcext:value-type="percentage">
            <text:p>4,925%</text:p>
          </table:table-cell>
          <table:table-cell table:formula="of:=(ABS([$Registrado.AE5] - [$Previsto.AE5])/[$Registrado.AE5])" office:value-type="percentage" office:value="0.2075963658227" calcext:value-type="percentage">
            <text:p>20,760%</text:p>
          </table:table-cell>
          <table:table-cell table:formula="of:=AVERAGE([.B5:.AE5])" office:value-type="percentage" office:value="0.548368539843574" calcext:value-type="percentage">
            <text:p>54,837%</text:p>
          </table:table-cell>
          <table:table-cell table:formula="of:=STDEV([.B5:.AE5])" office:value-type="percentage" office:value="0.630784464533774" calcext:value-type="percentage">
            <text:p>63,08%</text:p>
          </table:table-cell>
          <table:table-cell table:formula="of:=COUNTIF([.B5:.AE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573551765086904" calcext:value-type="percentage">
            <text:p>5,736%</text:p>
          </table:table-cell>
          <table:table-cell table:formula="of:=(ABS([$Registrado.C6] - [$Previsto.C6])/[$Registrado.C6])" office:value-type="percentage" office:value="0.0164290630134617" calcext:value-type="percentage">
            <text:p>1,643%</text:p>
          </table:table-cell>
          <table:table-cell table:formula="of:=(ABS([$Registrado.D6] - [$Previsto.D6])/[$Registrado.D6])" office:value-type="percentage" office:value="0.0459215970854375" calcext:value-type="percentage">
            <text:p>4,592%</text:p>
          </table:table-cell>
          <table:table-cell table:formula="of:=(ABS([$Registrado.E6] - [$Previsto.E6])/[$Registrado.E6])" office:value-type="percentage" office:value="0.0156356553752346" calcext:value-type="percentage">
            <text:p>1,564%</text:p>
          </table:table-cell>
          <table:table-cell table:formula="of:=(ABS([$Registrado.F6] - [$Previsto.F6])/[$Registrado.F6])" office:value-type="percentage" office:value="0.0972469101756403" calcext:value-type="percentage">
            <text:p>9,725%</text:p>
          </table:table-cell>
          <table:table-cell table:formula="of:=(ABS([$Registrado.G6] - [$Previsto.G6])/[$Registrado.G6])" office:value-type="percentage" office:value="0.218974899459758" calcext:value-type="percentage">
            <text:p>21,897%</text:p>
          </table:table-cell>
          <table:table-cell table:formula="of:=(ABS([$Registrado.H6] - [$Previsto.H6])/[$Registrado.H6])" office:value-type="percentage" office:value="0.0527659166120088" calcext:value-type="percentage">
            <text:p>5,277%</text:p>
          </table:table-cell>
          <table:table-cell table:formula="of:=(ABS([$Registrado.I6] - [$Previsto.I6])/[$Registrado.I6])" office:value-type="percentage" office:value="0.264225564212608" calcext:value-type="percentage">
            <text:p>26,423%</text:p>
          </table:table-cell>
          <table:table-cell table:formula="of:=(ABS([$Registrado.J6] - [$Previsto.J6])/[$Registrado.J6])" office:value-type="percentage" office:value="0.172300338766856" calcext:value-type="percentage">
            <text:p>17,230%</text:p>
          </table:table-cell>
          <table:table-cell table:formula="of:=(ABS([$Registrado.K6] - [$Previsto.K6])/[$Registrado.K6])" office:value-type="percentage" office:value="0.18492234021624" calcext:value-type="percentage">
            <text:p>18,492%</text:p>
          </table:table-cell>
          <table:table-cell table:formula="of:=(ABS([$Registrado.L6] - [$Previsto.L6])/[$Registrado.L6])" office:value-type="percentage" office:value="0.468962747865763" calcext:value-type="percentage">
            <text:p>46,896%</text:p>
          </table:table-cell>
          <table:table-cell table:formula="of:=(ABS([$Registrado.M6] - [$Previsto.M6])/[$Registrado.M6])" office:value-type="percentage" office:value="0.0351717256617679" calcext:value-type="percentage">
            <text:p>3,517%</text:p>
          </table:table-cell>
          <table:table-cell table:formula="of:=(ABS([$Registrado.N6] - [$Previsto.N6])/[$Registrado.N6])" office:value-type="percentage" office:value="0.084557911796145" calcext:value-type="percentage">
            <text:p>8,456%</text:p>
          </table:table-cell>
          <table:table-cell table:formula="of:=(ABS([$Registrado.O6] - [$Previsto.O6])/[$Registrado.O6])" office:value-type="percentage" office:value="0.0328289987973542" calcext:value-type="percentage">
            <text:p>3,283%</text:p>
          </table:table-cell>
          <table:table-cell table:formula="of:=(ABS([$Registrado.P6] - [$Previsto.P6])/[$Registrado.P6])" office:value-type="percentage" office:value="0.0894433890474776" calcext:value-type="percentage">
            <text:p>8,944%</text:p>
          </table:table-cell>
          <table:table-cell table:formula="of:=(ABS([$Registrado.Q6] - [$Previsto.Q6])/[$Registrado.Q6])" office:value-type="percentage" office:value="0.0186300225008035" calcext:value-type="percentage">
            <text:p>1,863%</text:p>
          </table:table-cell>
          <table:table-cell table:formula="of:=(ABS([$Registrado.R6] - [$Previsto.R6])/[$Registrado.R6])" office:value-type="percentage" office:value="0.102691180495281" calcext:value-type="percentage">
            <text:p>10,269%</text:p>
          </table:table-cell>
          <table:table-cell table:formula="of:=(ABS([$Registrado.S6] - [$Previsto.S6])/[$Registrado.S6])" office:value-type="percentage" office:value="0.375557064408667" calcext:value-type="percentage">
            <text:p>37,556%</text:p>
          </table:table-cell>
          <table:table-cell table:formula="of:=(ABS([$Registrado.T6] - [$Previsto.T6])/[$Registrado.T6])" office:value-type="percentage" office:value="0.0247677265053461" calcext:value-type="percentage">
            <text:p>2,477%</text:p>
          </table:table-cell>
          <table:table-cell table:formula="of:=(ABS([$Registrado.U6] - [$Previsto.U6])/[$Registrado.U6])" office:value-type="percentage" office:value="0.139437882371808" calcext:value-type="percentage">
            <text:p>13,944%</text:p>
          </table:table-cell>
          <table:table-cell table:formula="of:=(ABS([$Registrado.V6] - [$Previsto.V6])/[$Registrado.V6])" office:value-type="percentage" office:value="0.151224012052382" calcext:value-type="percentage">
            <text:p>15,122%</text:p>
          </table:table-cell>
          <table:table-cell table:formula="of:=(ABS([$Registrado.W6] - [$Previsto.W6])/[$Registrado.W6])" office:value-type="percentage" office:value="0.102473288070296" calcext:value-type="percentage">
            <text:p>10,247%</text:p>
          </table:table-cell>
          <table:table-cell table:formula="of:=(ABS([$Registrado.X6] - [$Previsto.X6])/[$Registrado.X6])" office:value-type="percentage" office:value="0.0133186313459519" calcext:value-type="percentage">
            <text:p>1,332%</text:p>
          </table:table-cell>
          <table:table-cell table:formula="of:=(ABS([$Registrado.Y6] - [$Previsto.Y6])/[$Registrado.Y6])" office:value-type="percentage" office:value="0.375507589417271" calcext:value-type="percentage">
            <text:p>37,551%</text:p>
          </table:table-cell>
          <table:table-cell table:formula="of:=(ABS([$Registrado.Z6] - [$Previsto.Z6])/[$Registrado.Z6])" office:value-type="percentage" office:value="0.0282412693014331" calcext:value-type="percentage">
            <text:p>2,824%</text:p>
          </table:table-cell>
          <table:table-cell table:formula="of:=(ABS([$Registrado.AA6] - [$Previsto.AA6])/[$Registrado.AA6])" office:value-type="percentage" office:value="0.0181177158164751" calcext:value-type="percentage">
            <text:p>1,812%</text:p>
          </table:table-cell>
          <table:table-cell table:formula="of:=(ABS([$Registrado.AB6] - [$Previsto.AB6])/[$Registrado.AB6])" office:value-type="percentage" office:value="0.00360908820284716" calcext:value-type="percentage">
            <text:p>0,361%</text:p>
          </table:table-cell>
          <table:table-cell table:formula="of:=(ABS([$Registrado.AC6] - [$Previsto.AC6])/[$Registrado.AC6])" office:value-type="percentage" office:value="0.124120063730164" calcext:value-type="percentage">
            <text:p>12,412%</text:p>
          </table:table-cell>
          <table:table-cell table:formula="of:=(ABS([$Registrado.AD6] - [$Previsto.AD6])/[$Registrado.AD6])" office:value-type="percentage" office:value="0.0354354497816007" calcext:value-type="percentage">
            <text:p>3,544%</text:p>
          </table:table-cell>
          <table:table-cell table:formula="of:=(ABS([$Registrado.AE6] - [$Previsto.AE6])/[$Registrado.AE6])" office:value-type="percentage" office:value="0.0856566353770983" calcext:value-type="percentage">
            <text:p>8,566%</text:p>
          </table:table-cell>
          <table:table-cell table:formula="of:=AVERAGE([.B6:.AE6])" office:value-type="percentage" office:value="0.114517661799062" calcext:value-type="percentage">
            <text:p>11,452%</text:p>
          </table:table-cell>
          <table:table-cell table:formula="of:=STDEV([.B6:.AE6])" office:value-type="percentage" office:value="0.119690291258753" calcext:value-type="percentage">
            <text:p>11,97%</text:p>
          </table:table-cell>
          <table:table-cell table:formula="of:=COUNTIF([.B6:.AE6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785448636766848" calcext:value-type="percentage">
            <text:p>7,854%</text:p>
          </table:table-cell>
          <table:table-cell table:formula="of:=(ABS([$Registrado.C7] - [$Previsto.C7])/[$Registrado.C7])" office:value-type="percentage" office:value="0.16285137070271" calcext:value-type="percentage">
            <text:p>16,285%</text:p>
          </table:table-cell>
          <table:table-cell table:formula="of:=(ABS([$Registrado.D7] - [$Previsto.D7])/[$Registrado.D7])" office:value-type="percentage" office:value="0.121374264501359" calcext:value-type="percentage">
            <text:p>12,137%</text:p>
          </table:table-cell>
          <table:table-cell table:formula="of:=(ABS([$Registrado.E7] - [$Previsto.E7])/[$Registrado.E7])" office:value-type="percentage" office:value="0.150047391833028" calcext:value-type="percentage">
            <text:p>15,005%</text:p>
          </table:table-cell>
          <table:table-cell table:formula="of:=(ABS([$Registrado.F7] - [$Previsto.F7])/[$Registrado.F7])" office:value-type="percentage" office:value="0.0891731650928943" calcext:value-type="percentage">
            <text:p>8,917%</text:p>
          </table:table-cell>
          <table:table-cell table:formula="of:=(ABS([$Registrado.G7] - [$Previsto.G7])/[$Registrado.G7])" office:value-type="percentage" office:value="0.0513405914195684" calcext:value-type="percentage">
            <text:p>5,134%</text:p>
          </table:table-cell>
          <table:table-cell table:formula="of:=(ABS([$Registrado.H7] - [$Previsto.H7])/[$Registrado.H7])" office:value-type="percentage" office:value="0.023616706497526" calcext:value-type="percentage">
            <text:p>2,362%</text:p>
          </table:table-cell>
          <table:table-cell table:formula="of:=(ABS([$Registrado.I7] - [$Previsto.I7])/[$Registrado.I7])" office:value-type="percentage" office:value="0.350249624957232" calcext:value-type="percentage">
            <text:p>35,025%</text:p>
          </table:table-cell>
          <table:table-cell table:formula="of:=(ABS([$Registrado.J7] - [$Previsto.J7])/[$Registrado.J7])" office:value-type="percentage" office:value="0.27897221079894" calcext:value-type="percentage">
            <text:p>27,897%</text:p>
          </table:table-cell>
          <table:table-cell table:formula="of:=(ABS([$Registrado.K7] - [$Previsto.K7])/[$Registrado.K7])" office:value-type="percentage" office:value="0.28585808904384" calcext:value-type="percentage">
            <text:p>28,586%</text:p>
          </table:table-cell>
          <table:table-cell table:formula="of:=(ABS([$Registrado.L7] - [$Previsto.L7])/[$Registrado.L7])" office:value-type="percentage" office:value="0.387485158639663" calcext:value-type="percentage">
            <text:p>38,749%</text:p>
          </table:table-cell>
          <table:table-cell table:formula="of:=(ABS([$Registrado.M7] - [$Previsto.M7])/[$Registrado.M7])" office:value-type="percentage" office:value="0.0270093921457337" calcext:value-type="percentage">
            <text:p>2,701%</text:p>
          </table:table-cell>
          <table:table-cell table:formula="of:=(ABS([$Registrado.N7] - [$Previsto.N7])/[$Registrado.N7])" office:value-type="percentage" office:value="0.035428963290591" calcext:value-type="percentage">
            <text:p>3,543%</text:p>
          </table:table-cell>
          <table:table-cell table:formula="of:=(ABS([$Registrado.O7] - [$Previsto.O7])/[$Registrado.O7])" office:value-type="percentage" office:value="0.0970177141922272" calcext:value-type="percentage">
            <text:p>9,702%</text:p>
          </table:table-cell>
          <table:table-cell table:formula="of:=(ABS([$Registrado.P7] - [$Previsto.P7])/[$Registrado.P7])" office:value-type="percentage" office:value="0.123825306420889" calcext:value-type="percentage">
            <text:p>12,383%</text:p>
          </table:table-cell>
          <table:table-cell table:formula="of:=(ABS([$Registrado.Q7] - [$Previsto.Q7])/[$Registrado.Q7])" office:value-type="percentage" office:value="0.165134040948901" calcext:value-type="percentage">
            <text:p>16,513%</text:p>
          </table:table-cell>
          <table:table-cell table:formula="of:=(ABS([$Registrado.R7] - [$Previsto.R7])/[$Registrado.R7])" office:value-type="percentage" office:value="0.183438983608202" calcext:value-type="percentage">
            <text:p>18,344%</text:p>
          </table:table-cell>
          <table:table-cell table:formula="of:=(ABS([$Registrado.S7] - [$Previsto.S7])/[$Registrado.S7])" office:value-type="percentage" office:value="0.0747903031845514" calcext:value-type="percentage">
            <text:p>7,479%</text:p>
          </table:table-cell>
          <table:table-cell table:formula="of:=(ABS([$Registrado.T7] - [$Previsto.T7])/[$Registrado.T7])" office:value-type="percentage" office:value="0.0120978555550425" calcext:value-type="percentage">
            <text:p>1,210%</text:p>
          </table:table-cell>
          <table:table-cell table:formula="of:=(ABS([$Registrado.U7] - [$Previsto.U7])/[$Registrado.U7])" office:value-type="percentage" office:value="0.00840774450543084" calcext:value-type="percentage">
            <text:p>0,841%</text:p>
          </table:table-cell>
          <table:table-cell table:formula="of:=(ABS([$Registrado.V7] - [$Previsto.V7])/[$Registrado.V7])" office:value-type="percentage" office:value="0.376073197384925" calcext:value-type="percentage">
            <text:p>37,607%</text:p>
          </table:table-cell>
          <table:table-cell table:formula="of:=(ABS([$Registrado.W7] - [$Previsto.W7])/[$Registrado.W7])" office:value-type="percentage" office:value="0.331786448324085" calcext:value-type="percentage">
            <text:p>33,179%</text:p>
          </table:table-cell>
          <table:table-cell table:formula="of:=(ABS([$Registrado.X7] - [$Previsto.X7])/[$Registrado.X7])" office:value-type="percentage" office:value="0.164374602306039" calcext:value-type="percentage">
            <text:p>16,437%</text:p>
          </table:table-cell>
          <table:table-cell table:formula="of:=(ABS([$Registrado.Y7] - [$Previsto.Y7])/[$Registrado.Y7])" office:value-type="percentage" office:value="0.179558951690289" calcext:value-type="percentage">
            <text:p>17,956%</text:p>
          </table:table-cell>
          <table:table-cell table:formula="of:=(ABS([$Registrado.Z7] - [$Previsto.Z7])/[$Registrado.Z7])" office:value-type="percentage" office:value="0.0413139987780662" calcext:value-type="percentage">
            <text:p>4,131%</text:p>
          </table:table-cell>
          <table:table-cell table:formula="of:=(ABS([$Registrado.AA7] - [$Previsto.AA7])/[$Registrado.AA7])" office:value-type="percentage" office:value="0.0810695876915593" calcext:value-type="percentage">
            <text:p>8,107%</text:p>
          </table:table-cell>
          <table:table-cell table:formula="of:=(ABS([$Registrado.AB7] - [$Previsto.AB7])/[$Registrado.AB7])" office:value-type="percentage" office:value="0.0799563571825685" calcext:value-type="percentage">
            <text:p>7,996%</text:p>
          </table:table-cell>
          <table:table-cell table:formula="of:=(ABS([$Registrado.AC7] - [$Previsto.AC7])/[$Registrado.AC7])" office:value-type="percentage" office:value="0.0986414460206525" calcext:value-type="percentage">
            <text:p>9,864%</text:p>
          </table:table-cell>
          <table:table-cell table:formula="of:=(ABS([$Registrado.AD7] - [$Previsto.AD7])/[$Registrado.AD7])" office:value-type="percentage" office:value="0.0741080768878159" calcext:value-type="percentage">
            <text:p>7,411%</text:p>
          </table:table-cell>
          <table:table-cell table:formula="of:=(ABS([$Registrado.AE7] - [$Previsto.AE7])/[$Registrado.AE7])" office:value-type="percentage" office:value="0.0245500999548591" calcext:value-type="percentage">
            <text:p>2,455%</text:p>
          </table:table-cell>
          <table:table-cell table:formula="of:=AVERAGE([.B7:.AE7])" office:value-type="percentage" office:value="0.138603216907862" calcext:value-type="percentage">
            <text:p>13,860%</text:p>
          </table:table-cell>
          <table:table-cell table:formula="of:=STDEV([.B7:.AE7])" office:value-type="percentage" office:value="0.113235476542917" calcext:value-type="percentage">
            <text:p>11,32%</text:p>
          </table:table-cell>
          <table:table-cell table:formula="of:=COUNTIF([.B7:.AE7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24575448483141" calcext:value-type="percentage">
            <text:p>12,458%</text:p>
          </table:table-cell>
          <table:table-cell table:formula="of:=(ABS([$Registrado.C8] - [$Previsto.C8])/[$Registrado.C8])" office:value-type="percentage" office:value="0.214292427053466" calcext:value-type="percentage">
            <text:p>21,429%</text:p>
          </table:table-cell>
          <table:table-cell table:formula="of:=(ABS([$Registrado.D8] - [$Previsto.D8])/[$Registrado.D8])" office:value-type="percentage" office:value="0.153689093394077" calcext:value-type="percentage">
            <text:p>15,369%</text:p>
          </table:table-cell>
          <table:table-cell table:formula="of:=(ABS([$Registrado.E8] - [$Previsto.E8])/[$Registrado.E8])" office:value-type="percentage" office:value="0.191886821974965" calcext:value-type="percentage">
            <text:p>19,189%</text:p>
          </table:table-cell>
          <table:table-cell table:formula="of:=(ABS([$Registrado.F8] - [$Previsto.F8])/[$Registrado.F8])" office:value-type="percentage" office:value="0.064031589776693" calcext:value-type="percentage">
            <text:p>6,403%</text:p>
          </table:table-cell>
          <table:table-cell table:formula="of:=(ABS([$Registrado.G8] - [$Previsto.G8])/[$Registrado.G8])" office:value-type="percentage" office:value="0.135357118285911" calcext:value-type="percentage">
            <text:p>13,536%</text:p>
          </table:table-cell>
          <table:table-cell table:formula="of:=(ABS([$Registrado.H8] - [$Previsto.H8])/[$Registrado.H8])" office:value-type="percentage" office:value="0.0193060281809513" calcext:value-type="percentage">
            <text:p>1,931%</text:p>
          </table:table-cell>
          <table:table-cell table:formula="of:=(ABS([$Registrado.I8] - [$Previsto.I8])/[$Registrado.I8])" office:value-type="percentage" office:value="0.0658004916488616" calcext:value-type="percentage">
            <text:p>6,580%</text:p>
          </table:table-cell>
          <table:table-cell table:formula="of:=(ABS([$Registrado.J8] - [$Previsto.J8])/[$Registrado.J8])" office:value-type="percentage" office:value="0.0196499296517763" calcext:value-type="percentage">
            <text:p>1,965%</text:p>
          </table:table-cell>
          <table:table-cell table:formula="of:=(ABS([$Registrado.K8] - [$Previsto.K8])/[$Registrado.K8])" office:value-type="percentage" office:value="0.0324643683274021" calcext:value-type="percentage">
            <text:p>3,246%</text:p>
          </table:table-cell>
          <table:table-cell table:formula="of:=(ABS([$Registrado.L8] - [$Previsto.L8])/[$Registrado.L8])" office:value-type="percentage" office:value="0.267637155850876" calcext:value-type="percentage">
            <text:p>26,764%</text:p>
          </table:table-cell>
          <table:table-cell table:formula="of:=(ABS([$Registrado.M8] - [$Previsto.M8])/[$Registrado.M8])" office:value-type="percentage" office:value="0.142008097240328" calcext:value-type="percentage">
            <text:p>14,201%</text:p>
          </table:table-cell>
          <table:table-cell table:formula="of:=(ABS([$Registrado.N8] - [$Previsto.N8])/[$Registrado.N8])" office:value-type="percentage" office:value="0.0997920018654542" calcext:value-type="percentage">
            <text:p>9,979%</text:p>
          </table:table-cell>
          <table:table-cell table:formula="of:=(ABS([$Registrado.O8] - [$Previsto.O8])/[$Registrado.O8])" office:value-type="percentage" office:value="0.20604115268291" calcext:value-type="percentage">
            <text:p>20,604%</text:p>
          </table:table-cell>
          <table:table-cell table:formula="of:=(ABS([$Registrado.P8] - [$Previsto.P8])/[$Registrado.P8])" office:value-type="percentage" office:value="0.131845272525028" calcext:value-type="percentage">
            <text:p>13,185%</text:p>
          </table:table-cell>
          <table:table-cell table:formula="of:=(ABS([$Registrado.Q8] - [$Previsto.Q8])/[$Registrado.Q8])" office:value-type="percentage" office:value="0.0934253600962845" calcext:value-type="percentage">
            <text:p>9,343%</text:p>
          </table:table-cell>
          <table:table-cell table:formula="of:=(ABS([$Registrado.R8] - [$Previsto.R8])/[$Registrado.R8])" office:value-type="percentage" office:value="0.09102641022634" calcext:value-type="percentage">
            <text:p>9,103%</text:p>
          </table:table-cell>
          <table:table-cell table:formula="of:=(ABS([$Registrado.S8] - [$Previsto.S8])/[$Registrado.S8])" office:value-type="percentage" office:value="0.147224071734661" calcext:value-type="percentage">
            <text:p>14,722%</text:p>
          </table:table-cell>
          <table:table-cell table:formula="of:=(ABS([$Registrado.T8] - [$Previsto.T8])/[$Registrado.T8])" office:value-type="percentage" office:value="0.0455364155950194" calcext:value-type="percentage">
            <text:p>4,554%</text:p>
          </table:table-cell>
          <table:table-cell table:formula="of:=(ABS([$Registrado.U8] - [$Previsto.U8])/[$Registrado.U8])" office:value-type="percentage" office:value="0.0475150471761391" calcext:value-type="percentage">
            <text:p>4,752%</text:p>
          </table:table-cell>
          <table:table-cell table:formula="of:=(ABS([$Registrado.V8] - [$Previsto.V8])/[$Registrado.V8])" office:value-type="percentage" office:value="0.051853700748466" calcext:value-type="percentage">
            <text:p>5,185%</text:p>
          </table:table-cell>
          <table:table-cell table:formula="of:=(ABS([$Registrado.W8] - [$Previsto.W8])/[$Registrado.W8])" office:value-type="percentage" office:value="0.0675867520102046" calcext:value-type="percentage">
            <text:p>6,759%</text:p>
          </table:table-cell>
          <table:table-cell table:formula="of:=(ABS([$Registrado.X8] - [$Previsto.X8])/[$Registrado.X8])" office:value-type="percentage" office:value="0.147742307202966" calcext:value-type="percentage">
            <text:p>14,774%</text:p>
          </table:table-cell>
          <table:table-cell table:formula="of:=(ABS([$Registrado.Y8] - [$Previsto.Y8])/[$Registrado.Y8])" office:value-type="percentage" office:value="0.0789180440500962" calcext:value-type="percentage">
            <text:p>7,892%</text:p>
          </table:table-cell>
          <table:table-cell table:formula="of:=(ABS([$Registrado.Z8] - [$Previsto.Z8])/[$Registrado.Z8])" office:value-type="percentage" office:value="0.266296646455807" calcext:value-type="percentage">
            <text:p>26,630%</text:p>
          </table:table-cell>
          <table:table-cell table:formula="of:=(ABS([$Registrado.AA8] - [$Previsto.AA8])/[$Registrado.AA8])" office:value-type="percentage" office:value="0.267520903831459" calcext:value-type="percentage">
            <text:p>26,752%</text:p>
          </table:table-cell>
          <table:table-cell table:formula="of:=(ABS([$Registrado.AB8] - [$Previsto.AB8])/[$Registrado.AB8])" office:value-type="percentage" office:value="0.226516605833416" calcext:value-type="percentage">
            <text:p>22,652%</text:p>
          </table:table-cell>
          <table:table-cell table:formula="of:=(ABS([$Registrado.AC8] - [$Previsto.AC8])/[$Registrado.AC8])" office:value-type="percentage" office:value="0.276702034303949" calcext:value-type="percentage">
            <text:p>27,670%</text:p>
          </table:table-cell>
          <table:table-cell table:formula="of:=(ABS([$Registrado.AD8] - [$Previsto.AD8])/[$Registrado.AD8])" office:value-type="percentage" office:value="0.0787018837018837" calcext:value-type="percentage">
            <text:p>7,870%</text:p>
          </table:table-cell>
          <table:table-cell table:formula="of:=(ABS([$Registrado.AE8] - [$Previsto.AE8])/[$Registrado.AE8])" office:value-type="percentage" office:value="0.0856289893006382" calcext:value-type="percentage">
            <text:p>8,563%</text:p>
          </table:table-cell>
          <table:table-cell table:formula="of:=AVERAGE([.B8:.AE8])" office:value-type="percentage" office:value="0.128019072306972" calcext:value-type="percentage">
            <text:p>12,802%</text:p>
          </table:table-cell>
          <table:table-cell table:formula="of:=STDEV([.B8:.AE8])" office:value-type="percentage" office:value="0.0793472564561903" calcext:value-type="percentage">
            <text:p>7,93%</text:p>
          </table:table-cell>
          <table:table-cell table:formula="of:=COUNTIF([.B8:.AE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238439165647569" calcext:value-type="percentage">
            <text:p>2,384%</text:p>
          </table:table-cell>
          <table:table-cell table:formula="of:=(ABS([$Registrado.C9] - [$Previsto.C9])/[$Registrado.C9])" office:value-type="percentage" office:value="0.116791073532054" calcext:value-type="percentage">
            <text:p>11,679%</text:p>
          </table:table-cell>
          <table:table-cell table:formula="of:=(ABS([$Registrado.D9] - [$Previsto.D9])/[$Registrado.D9])" office:value-type="percentage" office:value="0.0194337636588435" calcext:value-type="percentage">
            <text:p>1,943%</text:p>
          </table:table-cell>
          <table:table-cell table:formula="of:=(ABS([$Registrado.E9] - [$Previsto.E9])/[$Registrado.E9])" office:value-type="percentage" office:value="0.0740086172344689" calcext:value-type="percentage">
            <text:p>7,401%</text:p>
          </table:table-cell>
          <table:table-cell table:formula="of:=(ABS([$Registrado.F9] - [$Previsto.F9])/[$Registrado.F9])" office:value-type="percentage" office:value="0.0631641375767823" calcext:value-type="percentage">
            <text:p>6,316%</text:p>
          </table:table-cell>
          <table:table-cell table:formula="of:=(ABS([$Registrado.G9] - [$Previsto.G9])/[$Registrado.G9])" office:value-type="percentage" office:value="0.00349796664381999" calcext:value-type="percentage">
            <text:p>0,350%</text:p>
          </table:table-cell>
          <table:table-cell table:formula="of:=(ABS([$Registrado.H9] - [$Previsto.H9])/[$Registrado.H9])" office:value-type="percentage" office:value="0.0978601948172812" calcext:value-type="percentage">
            <text:p>9,786%</text:p>
          </table:table-cell>
          <table:table-cell table:formula="of:=(ABS([$Registrado.I9] - [$Previsto.I9])/[$Registrado.I9])" office:value-type="percentage" office:value="0.185268647247793" calcext:value-type="percentage">
            <text:p>18,527%</text:p>
          </table:table-cell>
          <table:table-cell table:formula="of:=(ABS([$Registrado.J9] - [$Previsto.J9])/[$Registrado.J9])" office:value-type="percentage" office:value="0.0503832383788684" calcext:value-type="percentage">
            <text:p>5,038%</text:p>
          </table:table-cell>
          <table:table-cell table:formula="of:=(ABS([$Registrado.K9] - [$Previsto.K9])/[$Registrado.K9])" office:value-type="percentage" office:value="0.0623660049478068" calcext:value-type="percentage">
            <text:p>6,237%</text:p>
          </table:table-cell>
          <table:table-cell table:formula="of:=(ABS([$Registrado.L9] - [$Previsto.L9])/[$Registrado.L9])" office:value-type="percentage" office:value="0.239203919640348" calcext:value-type="percentage">
            <text:p>23,920%</text:p>
          </table:table-cell>
          <table:table-cell table:formula="of:=(ABS([$Registrado.M9] - [$Previsto.M9])/[$Registrado.M9])" office:value-type="percentage" office:value="0.184268704169959" calcext:value-type="percentage">
            <text:p>18,427%</text:p>
          </table:table-cell>
          <table:table-cell table:formula="of:=(ABS([$Registrado.N9] - [$Previsto.N9])/[$Registrado.N9])" office:value-type="percentage" office:value="0.165819393721498" calcext:value-type="percentage">
            <text:p>16,582%</text:p>
          </table:table-cell>
          <table:table-cell table:formula="of:=(ABS([$Registrado.O9] - [$Previsto.O9])/[$Registrado.O9])" office:value-type="percentage" office:value="0.169746914271843" calcext:value-type="percentage">
            <text:p>16,975%</text:p>
          </table:table-cell>
          <table:table-cell table:formula="of:=(ABS([$Registrado.P9] - [$Previsto.P9])/[$Registrado.P9])" office:value-type="percentage" office:value="0.119075127830175" calcext:value-type="percentage">
            <text:p>11,908%</text:p>
          </table:table-cell>
          <table:table-cell table:formula="of:=(ABS([$Registrado.Q9] - [$Previsto.Q9])/[$Registrado.Q9])" office:value-type="percentage" office:value="0.188166891299038" calcext:value-type="percentage">
            <text:p>18,817%</text:p>
          </table:table-cell>
          <table:table-cell table:formula="of:=(ABS([$Registrado.R9] - [$Previsto.R9])/[$Registrado.R9])" office:value-type="percentage" office:value="0.111964398977999" calcext:value-type="percentage">
            <text:p>11,196%</text:p>
          </table:table-cell>
          <table:table-cell table:formula="of:=(ABS([$Registrado.S9] - [$Previsto.S9])/[$Registrado.S9])" office:value-type="percentage" office:value="0.059801018891955" calcext:value-type="percentage">
            <text:p>5,980%</text:p>
          </table:table-cell>
          <table:table-cell table:formula="of:=(ABS([$Registrado.T9] - [$Previsto.T9])/[$Registrado.T9])" office:value-type="percentage" office:value="0.197467116190955" calcext:value-type="percentage">
            <text:p>19,747%</text:p>
          </table:table-cell>
          <table:table-cell table:formula="of:=(ABS([$Registrado.U9] - [$Previsto.U9])/[$Registrado.U9])" office:value-type="percentage" office:value="0.0831055124018902" calcext:value-type="percentage">
            <text:p>8,311%</text:p>
          </table:table-cell>
          <table:table-cell table:formula="of:=(ABS([$Registrado.V9] - [$Previsto.V9])/[$Registrado.V9])" office:value-type="percentage" office:value="0.0344330263129907" calcext:value-type="percentage">
            <text:p>3,443%</text:p>
          </table:table-cell>
          <table:table-cell table:formula="of:=(ABS([$Registrado.W9] - [$Previsto.W9])/[$Registrado.W9])" office:value-type="percentage" office:value="0.00273855766499916" calcext:value-type="percentage">
            <text:p>0,274%</text:p>
          </table:table-cell>
          <table:table-cell table:formula="of:=(ABS([$Registrado.X9] - [$Previsto.X9])/[$Registrado.X9])" office:value-type="percentage" office:value="0.0424203963459248" calcext:value-type="percentage">
            <text:p>4,242%</text:p>
          </table:table-cell>
          <table:table-cell table:formula="of:=(ABS([$Registrado.Y9] - [$Previsto.Y9])/[$Registrado.Y9])" office:value-type="percentage" office:value="0.0325252622937914" calcext:value-type="percentage">
            <text:p>3,253%</text:p>
          </table:table-cell>
          <table:table-cell table:formula="of:=(ABS([$Registrado.Z9] - [$Previsto.Z9])/[$Registrado.Z9])" office:value-type="percentage" office:value="0.129455964726364" calcext:value-type="percentage">
            <text:p>12,946%</text:p>
          </table:table-cell>
          <table:table-cell table:formula="of:=(ABS([$Registrado.AA9] - [$Previsto.AA9])/[$Registrado.AA9])" office:value-type="percentage" office:value="0.119566884090497" calcext:value-type="percentage">
            <text:p>11,957%</text:p>
          </table:table-cell>
          <table:table-cell table:formula="of:=(ABS([$Registrado.AB9] - [$Previsto.AB9])/[$Registrado.AB9])" office:value-type="percentage" office:value="0.0475277863221573" calcext:value-type="percentage">
            <text:p>4,753%</text:p>
          </table:table-cell>
          <table:table-cell table:formula="of:=(ABS([$Registrado.AC9] - [$Previsto.AC9])/[$Registrado.AC9])" office:value-type="percentage" office:value="0.0539358661729436" calcext:value-type="percentage">
            <text:p>5,394%</text:p>
          </table:table-cell>
          <table:table-cell table:formula="of:=(ABS([$Registrado.AD9] - [$Previsto.AD9])/[$Registrado.AD9])" office:value-type="percentage" office:value="0.245204510494069" calcext:value-type="percentage">
            <text:p>24,520%</text:p>
          </table:table-cell>
          <table:table-cell table:formula="of:=(ABS([$Registrado.AE9] - [$Previsto.AE9])/[$Registrado.AE9])" office:value-type="percentage" office:value="0.274632129983036" calcext:value-type="percentage">
            <text:p>27,463%</text:p>
          </table:table-cell>
          <table:table-cell table:formula="of:=AVERAGE([.B9:.AE9])" office:value-type="percentage" office:value="0.106589231413497" calcext:value-type="percentage">
            <text:p>10,659%</text:p>
          </table:table-cell>
          <table:table-cell table:formula="of:=STDEV([.B9:.AE9])" office:value-type="percentage" office:value="0.0762164695273561" calcext:value-type="percentage">
            <text:p>7,62%</text:p>
          </table:table-cell>
          <table:table-cell table:formula="of:=COUNTIF([.B9:.AE9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661417117892883" calcext:value-type="percentage">
            <text:p>6,614%</text:p>
          </table:table-cell>
          <table:table-cell table:formula="of:=(ABS([$Registrado.C10] - [$Previsto.C10])/[$Registrado.C10])" office:value-type="percentage" office:value="0.161600295804093" calcext:value-type="percentage">
            <text:p>16,160%</text:p>
          </table:table-cell>
          <table:table-cell table:formula="of:=(ABS([$Registrado.D10] - [$Previsto.D10])/[$Registrado.D10])" office:value-type="percentage" office:value="0.015642760028814" calcext:value-type="percentage">
            <text:p>1,564%</text:p>
          </table:table-cell>
          <table:table-cell table:formula="of:=(ABS([$Registrado.E10] - [$Previsto.E10])/[$Registrado.E10])" office:value-type="percentage" office:value="0.0422293633640467" calcext:value-type="percentage">
            <text:p>4,223%</text:p>
          </table:table-cell>
          <table:table-cell table:formula="of:=(ABS([$Registrado.F10] - [$Previsto.F10])/[$Registrado.F10])" office:value-type="percentage" office:value="0.0448143020396125" calcext:value-type="percentage">
            <text:p>4,481%</text:p>
          </table:table-cell>
          <table:table-cell table:formula="of:=(ABS([$Registrado.G10] - [$Previsto.G10])/[$Registrado.G10])" office:value-type="percentage" office:value="0.343324990780749" calcext:value-type="percentage">
            <text:p>34,332%</text:p>
          </table:table-cell>
          <table:table-cell table:formula="of:=(ABS([$Registrado.H10] - [$Previsto.H10])/[$Registrado.H10])" office:value-type="percentage" office:value="0.0763951042405332" calcext:value-type="percentage">
            <text:p>7,640%</text:p>
          </table:table-cell>
          <table:table-cell table:formula="of:=(ABS([$Registrado.I10] - [$Previsto.I10])/[$Registrado.I10])" office:value-type="percentage" office:value="0.199905334399077" calcext:value-type="percentage">
            <text:p>19,991%</text:p>
          </table:table-cell>
          <table:table-cell table:formula="of:=(ABS([$Registrado.J10] - [$Previsto.J10])/[$Registrado.J10])" office:value-type="percentage" office:value="0.0286435944140863" calcext:value-type="percentage">
            <text:p>2,864%</text:p>
          </table:table-cell>
          <table:table-cell table:formula="of:=(ABS([$Registrado.K10] - [$Previsto.K10])/[$Registrado.K10])" office:value-type="percentage" office:value="0.0400999316367487" calcext:value-type="percentage">
            <text:p>4,010%</text:p>
          </table:table-cell>
          <table:table-cell table:formula="of:=(ABS([$Registrado.L10] - [$Previsto.L10])/[$Registrado.L10])" office:value-type="percentage" office:value="0.182477916562578" calcext:value-type="percentage">
            <text:p>18,248%</text:p>
          </table:table-cell>
          <table:table-cell table:formula="of:=(ABS([$Registrado.M10] - [$Previsto.M10])/[$Registrado.M10])" office:value-type="percentage" office:value="0.212530286852556" calcext:value-type="percentage">
            <text:p>21,253%</text:p>
          </table:table-cell>
          <table:table-cell table:formula="of:=(ABS([$Registrado.N10] - [$Previsto.N10])/[$Registrado.N10])" office:value-type="percentage" office:value="0.108696781033807" calcext:value-type="percentage">
            <text:p>10,870%</text:p>
          </table:table-cell>
          <table:table-cell table:formula="of:=(ABS([$Registrado.O10] - [$Previsto.O10])/[$Registrado.O10])" office:value-type="percentage" office:value="0.173231903509163" calcext:value-type="percentage">
            <text:p>17,323%</text:p>
          </table:table-cell>
          <table:table-cell table:formula="of:=(ABS([$Registrado.P10] - [$Previsto.P10])/[$Registrado.P10])" office:value-type="percentage" office:value="0.145437394504164" calcext:value-type="percentage">
            <text:p>14,544%</text:p>
          </table:table-cell>
          <table:table-cell table:formula="of:=(ABS([$Registrado.Q10] - [$Previsto.Q10])/[$Registrado.Q10])" office:value-type="percentage" office:value="0.141592302881563" calcext:value-type="percentage">
            <text:p>14,159%</text:p>
          </table:table-cell>
          <table:table-cell table:formula="of:=(ABS([$Registrado.R10] - [$Previsto.R10])/[$Registrado.R10])" office:value-type="percentage" office:value="0.00396037157119499" calcext:value-type="percentage">
            <text:p>0,396%</text:p>
          </table:table-cell>
          <table:table-cell table:formula="of:=(ABS([$Registrado.S10] - [$Previsto.S10])/[$Registrado.S10])" office:value-type="percentage" office:value="0.127470792820216" calcext:value-type="percentage">
            <text:p>12,747%</text:p>
          </table:table-cell>
          <table:table-cell table:formula="of:=(ABS([$Registrado.T10] - [$Previsto.T10])/[$Registrado.T10])" office:value-type="percentage" office:value="0.0396447311058697" calcext:value-type="percentage">
            <text:p>3,964%</text:p>
          </table:table-cell>
          <table:table-cell table:formula="of:=(ABS([$Registrado.U10] - [$Previsto.U10])/[$Registrado.U10])" office:value-type="percentage" office:value="0.0706645526627803" calcext:value-type="percentage">
            <text:p>7,066%</text:p>
          </table:table-cell>
          <table:table-cell table:formula="of:=(ABS([$Registrado.V10] - [$Previsto.V10])/[$Registrado.V10])" office:value-type="percentage" office:value="0.047101650248573" calcext:value-type="percentage">
            <text:p>4,710%</text:p>
          </table:table-cell>
          <table:table-cell table:formula="of:=(ABS([$Registrado.W10] - [$Previsto.W10])/[$Registrado.W10])" office:value-type="percentage" office:value="0.0715146891471859" calcext:value-type="percentage">
            <text:p>7,151%</text:p>
          </table:table-cell>
          <table:table-cell table:formula="of:=(ABS([$Registrado.X10] - [$Previsto.X10])/[$Registrado.X10])" office:value-type="percentage" office:value="0.183629657052469" calcext:value-type="percentage">
            <text:p>18,363%</text:p>
          </table:table-cell>
          <table:table-cell table:formula="of:=(ABS([$Registrado.Y10] - [$Previsto.Y10])/[$Registrado.Y10])" office:value-type="percentage" office:value="0.0992547528312449" calcext:value-type="percentage">
            <text:p>9,925%</text:p>
          </table:table-cell>
          <table:table-cell table:formula="of:=(ABS([$Registrado.Z10] - [$Previsto.Z10])/[$Registrado.Z10])" office:value-type="percentage" office:value="0.253703974788193" calcext:value-type="percentage">
            <text:p>25,370%</text:p>
          </table:table-cell>
          <table:table-cell table:formula="of:=(ABS([$Registrado.AA10] - [$Previsto.AA10])/[$Registrado.AA10])" office:value-type="percentage" office:value="0.27259022185413" calcext:value-type="percentage">
            <text:p>27,259%</text:p>
          </table:table-cell>
          <table:table-cell table:formula="of:=(ABS([$Registrado.AB10] - [$Previsto.AB10])/[$Registrado.AB10])" office:value-type="percentage" office:value="0.231365213325326" calcext:value-type="percentage">
            <text:p>23,137%</text:p>
          </table:table-cell>
          <table:table-cell table:formula="of:=(ABS([$Registrado.AC10] - [$Previsto.AC10])/[$Registrado.AC10])" office:value-type="percentage" office:value="0.301529043709218" calcext:value-type="percentage">
            <text:p>30,153%</text:p>
          </table:table-cell>
          <table:table-cell table:formula="of:=(ABS([$Registrado.AD10] - [$Previsto.AD10])/[$Registrado.AD10])" office:value-type="percentage" office:value="0.171743551465542" calcext:value-type="percentage">
            <text:p>17,174%</text:p>
          </table:table-cell>
          <table:table-cell table:formula="of:=(ABS([$Registrado.AE10] - [$Previsto.AE10])/[$Registrado.AE10])" office:value-type="percentage" office:value="0.0276530862515329" calcext:value-type="percentage">
            <text:p>2,765%</text:p>
          </table:table-cell>
          <table:table-cell table:formula="of:=AVERAGE([.B10:.AE10])" office:value-type="percentage" office:value="0.129486342089145" calcext:value-type="percentage">
            <text:p>12,949%</text:p>
          </table:table-cell>
          <table:table-cell table:formula="of:=STDEV([.B10:.AE10])" office:value-type="percentage" office:value="0.092145023855515" calcext:value-type="percentage">
            <text:p>9,21%</text:p>
          </table:table-cell>
          <table:table-cell table:formula="of:=COUNTIF([.B10:.AE1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128545167830592" calcext:value-type="percentage">
            <text:p>12,855%</text:p>
          </table:table-cell>
          <table:table-cell table:formula="of:=(ABS([$Registrado.C11] - [$Previsto.C11])/[$Registrado.C11])" office:value-type="percentage" office:value="0.161292012297697" calcext:value-type="percentage">
            <text:p>16,129%</text:p>
          </table:table-cell>
          <table:table-cell table:formula="of:=(ABS([$Registrado.D11] - [$Previsto.D11])/[$Registrado.D11])" office:value-type="percentage" office:value="0.151839445560562" calcext:value-type="percentage">
            <text:p>15,184%</text:p>
          </table:table-cell>
          <table:table-cell table:formula="of:=(ABS([$Registrado.E11] - [$Previsto.E11])/[$Registrado.E11])" office:value-type="percentage" office:value="0.206333949448331" calcext:value-type="percentage">
            <text:p>20,633%</text:p>
          </table:table-cell>
          <table:table-cell table:formula="of:=(ABS([$Registrado.F11] - [$Previsto.F11])/[$Registrado.F11])" office:value-type="percentage" office:value="0.153764532032095" calcext:value-type="percentage">
            <text:p>15,376%</text:p>
          </table:table-cell>
          <table:table-cell table:formula="of:=(ABS([$Registrado.G11] - [$Previsto.G11])/[$Registrado.G11])" office:value-type="percentage" office:value="0.260556055143733" calcext:value-type="percentage">
            <text:p>26,056%</text:p>
          </table:table-cell>
          <table:table-cell table:formula="of:=(ABS([$Registrado.H11] - [$Previsto.H11])/[$Registrado.H11])" office:value-type="percentage" office:value="0.152334752692153" calcext:value-type="percentage">
            <text:p>15,233%</text:p>
          </table:table-cell>
          <table:table-cell table:formula="of:=(ABS([$Registrado.I11] - [$Previsto.I11])/[$Registrado.I11])" office:value-type="percentage" office:value="0.231945767614227" calcext:value-type="percentage">
            <text:p>23,195%</text:p>
          </table:table-cell>
          <table:table-cell table:formula="of:=(ABS([$Registrado.J11] - [$Previsto.J11])/[$Registrado.J11])" office:value-type="percentage" office:value="0.155301711744523" calcext:value-type="percentage">
            <text:p>15,530%</text:p>
          </table:table-cell>
          <table:table-cell table:formula="of:=(ABS([$Registrado.K11] - [$Previsto.K11])/[$Registrado.K11])" office:value-type="percentage" office:value="0.152162737129909" calcext:value-type="percentage">
            <text:p>15,216%</text:p>
          </table:table-cell>
          <table:table-cell table:formula="of:=(ABS([$Registrado.L11] - [$Previsto.L11])/[$Registrado.L11])" office:value-type="percentage" office:value="0.353965435146812" calcext:value-type="percentage">
            <text:p>35,397%</text:p>
          </table:table-cell>
          <table:table-cell table:formula="of:=(ABS([$Registrado.M11] - [$Previsto.M11])/[$Registrado.M11])" office:value-type="percentage" office:value="0.0878777550929168" calcext:value-type="percentage">
            <text:p>8,788%</text:p>
          </table:table-cell>
          <table:table-cell table:formula="of:=(ABS([$Registrado.N11] - [$Previsto.N11])/[$Registrado.N11])" office:value-type="percentage" office:value="0.00150483115521924" calcext:value-type="percentage">
            <text:p>0,150%</text:p>
          </table:table-cell>
          <table:table-cell table:formula="of:=(ABS([$Registrado.O11] - [$Previsto.O11])/[$Registrado.O11])" office:value-type="percentage" office:value="0.173493335148751" calcext:value-type="percentage">
            <text:p>17,349%</text:p>
          </table:table-cell>
          <table:table-cell table:formula="of:=(ABS([$Registrado.P11] - [$Previsto.P11])/[$Registrado.P11])" office:value-type="percentage" office:value="0.126371118884139" calcext:value-type="percentage">
            <text:p>12,637%</text:p>
          </table:table-cell>
          <table:table-cell table:formula="of:=(ABS([$Registrado.Q11] - [$Previsto.Q11])/[$Registrado.Q11])" office:value-type="percentage" office:value="0.267322141101634" calcext:value-type="percentage">
            <text:p>26,732%</text:p>
          </table:table-cell>
          <table:table-cell table:formula="of:=(ABS([$Registrado.R11] - [$Previsto.R11])/[$Registrado.R11])" office:value-type="percentage" office:value="0.185995486991155" calcext:value-type="percentage">
            <text:p>18,600%</text:p>
          </table:table-cell>
          <table:table-cell table:formula="of:=(ABS([$Registrado.S11] - [$Previsto.S11])/[$Registrado.S11])" office:value-type="percentage" office:value="0.0865088665494701" calcext:value-type="percentage">
            <text:p>8,651%</text:p>
          </table:table-cell>
          <table:table-cell table:formula="of:=(ABS([$Registrado.T11] - [$Previsto.T11])/[$Registrado.T11])" office:value-type="percentage" office:value="0.0936796490234928" calcext:value-type="percentage">
            <text:p>9,368%</text:p>
          </table:table-cell>
          <table:table-cell table:formula="of:=(ABS([$Registrado.U11] - [$Previsto.U11])/[$Registrado.U11])" office:value-type="percentage" office:value="0.266698480195291" calcext:value-type="percentage">
            <text:p>26,670%</text:p>
          </table:table-cell>
          <table:table-cell table:formula="of:=(ABS([$Registrado.V11] - [$Previsto.V11])/[$Registrado.V11])" office:value-type="percentage" office:value="0.343130869256177" calcext:value-type="percentage">
            <text:p>34,313%</text:p>
          </table:table-cell>
          <table:table-cell table:formula="of:=(ABS([$Registrado.W11] - [$Previsto.W11])/[$Registrado.W11])" office:value-type="percentage" office:value="0.414699847772851" calcext:value-type="percentage">
            <text:p>41,470%</text:p>
          </table:table-cell>
          <table:table-cell table:formula="of:=(ABS([$Registrado.X11] - [$Previsto.X11])/[$Registrado.X11])" office:value-type="percentage" office:value="0.192497853124075" calcext:value-type="percentage">
            <text:p>19,250%</text:p>
          </table:table-cell>
          <table:table-cell table:formula="of:=(ABS([$Registrado.Y11] - [$Previsto.Y11])/[$Registrado.Y11])" office:value-type="percentage" office:value="0.0638074253589858" calcext:value-type="percentage">
            <text:p>6,381%</text:p>
          </table:table-cell>
          <table:table-cell table:formula="of:=(ABS([$Registrado.Z11] - [$Previsto.Z11])/[$Registrado.Z11])" office:value-type="percentage" office:value="0.0337173828996282" calcext:value-type="percentage">
            <text:p>3,372%</text:p>
          </table:table-cell>
          <table:table-cell table:formula="of:=(ABS([$Registrado.AA11] - [$Previsto.AA11])/[$Registrado.AA11])" office:value-type="percentage" office:value="0.0851541689627399" calcext:value-type="percentage">
            <text:p>8,515%</text:p>
          </table:table-cell>
          <table:table-cell table:formula="of:=(ABS([$Registrado.AB11] - [$Previsto.AB11])/[$Registrado.AB11])" office:value-type="percentage" office:value="0.0305996418445009" calcext:value-type="percentage">
            <text:p>3,060%</text:p>
          </table:table-cell>
          <table:table-cell table:formula="of:=(ABS([$Registrado.AC11] - [$Previsto.AC11])/[$Registrado.AC11])" office:value-type="percentage" office:value="0.204460519179568" calcext:value-type="percentage">
            <text:p>20,446%</text:p>
          </table:table-cell>
          <table:table-cell table:formula="of:=(ABS([$Registrado.AD11] - [$Previsto.AD11])/[$Registrado.AD11])" office:value-type="percentage" office:value="0.203260175930117" calcext:value-type="percentage">
            <text:p>20,326%</text:p>
          </table:table-cell>
          <table:table-cell table:formula="of:=(ABS([$Registrado.AE11] - [$Previsto.AE11])/[$Registrado.AE11])" office:value-type="percentage" office:value="0.154723129579261" calcext:value-type="percentage">
            <text:p>15,472%</text:p>
          </table:table-cell>
          <table:table-cell table:formula="of:=AVERAGE([.B11:.AE11])" office:value-type="percentage" office:value="0.170784808156354" calcext:value-type="percentage">
            <text:p>17,078%</text:p>
          </table:table-cell>
          <table:table-cell table:formula="of:=STDEV([.B11:.AE11])" office:value-type="percentage" office:value="0.09625886851623" calcext:value-type="percentage">
            <text:p>9,63%</text:p>
          </table:table-cell>
          <table:table-cell table:formula="of:=COUNTIF([.B11:.AE1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155675232185249" calcext:value-type="percentage">
            <text:p>15,568%</text:p>
          </table:table-cell>
          <table:table-cell table:formula="of:=(ABS([$Registrado.C12] - [$Previsto.C12])/[$Registrado.C12])" office:value-type="percentage" office:value="0.182394715708959" calcext:value-type="percentage">
            <text:p>18,239%</text:p>
          </table:table-cell>
          <table:table-cell table:formula="of:=(ABS([$Registrado.D12] - [$Previsto.D12])/[$Registrado.D12])" office:value-type="percentage" office:value="0.0844006235385814" calcext:value-type="percentage">
            <text:p>8,440%</text:p>
          </table:table-cell>
          <table:table-cell table:formula="of:=(ABS([$Registrado.E12] - [$Previsto.E12])/[$Registrado.E12])" office:value-type="percentage" office:value="0.16047969578169" calcext:value-type="percentage">
            <text:p>16,048%</text:p>
          </table:table-cell>
          <table:table-cell table:formula="of:=(ABS([$Registrado.F12] - [$Previsto.F12])/[$Registrado.F12])" office:value-type="percentage" office:value="0.0768906365047682" calcext:value-type="percentage">
            <text:p>7,689%</text:p>
          </table:table-cell>
          <table:table-cell table:formula="of:=(ABS([$Registrado.G12] - [$Previsto.G12])/[$Registrado.G12])" office:value-type="percentage" office:value="0.156248480644735" calcext:value-type="percentage">
            <text:p>15,625%</text:p>
          </table:table-cell>
          <table:table-cell table:formula="of:=(ABS([$Registrado.H12] - [$Previsto.H12])/[$Registrado.H12])" office:value-type="percentage" office:value="0.0992226753839768" calcext:value-type="percentage">
            <text:p>9,922%</text:p>
          </table:table-cell>
          <table:table-cell table:formula="of:=(ABS([$Registrado.I12] - [$Previsto.I12])/[$Registrado.I12])" office:value-type="percentage" office:value="0.232086853916987" calcext:value-type="percentage">
            <text:p>23,209%</text:p>
          </table:table-cell>
          <table:table-cell table:formula="of:=(ABS([$Registrado.J12] - [$Previsto.J12])/[$Registrado.J12])" office:value-type="percentage" office:value="0.135690300684096" calcext:value-type="percentage">
            <text:p>13,569%</text:p>
          </table:table-cell>
          <table:table-cell table:formula="of:=(ABS([$Registrado.K12] - [$Previsto.K12])/[$Registrado.K12])" office:value-type="percentage" office:value="0.0851795203362091" calcext:value-type="percentage">
            <text:p>8,518%</text:p>
          </table:table-cell>
          <table:table-cell table:formula="of:=(ABS([$Registrado.L12] - [$Previsto.L12])/[$Registrado.L12])" office:value-type="percentage" office:value="0.225260650376964" calcext:value-type="percentage">
            <text:p>22,526%</text:p>
          </table:table-cell>
          <table:table-cell table:formula="of:=(ABS([$Registrado.M12] - [$Previsto.M12])/[$Registrado.M12])" office:value-type="percentage" office:value="0.230703815332246" calcext:value-type="percentage">
            <text:p>23,070%</text:p>
          </table:table-cell>
          <table:table-cell table:formula="of:=(ABS([$Registrado.N12] - [$Previsto.N12])/[$Registrado.N12])" office:value-type="percentage" office:value="0.111122476600463" calcext:value-type="percentage">
            <text:p>11,112%</text:p>
          </table:table-cell>
          <table:table-cell table:formula="of:=(ABS([$Registrado.O12] - [$Previsto.O12])/[$Registrado.O12])" office:value-type="percentage" office:value="0.229155271026065" calcext:value-type="percentage">
            <text:p>22,916%</text:p>
          </table:table-cell>
          <table:table-cell table:formula="of:=(ABS([$Registrado.P12] - [$Previsto.P12])/[$Registrado.P12])" office:value-type="percentage" office:value="0.0910116574749843" calcext:value-type="percentage">
            <text:p>9,101%</text:p>
          </table:table-cell>
          <table:table-cell table:formula="of:=(ABS([$Registrado.Q12] - [$Previsto.Q12])/[$Registrado.Q12])" office:value-type="percentage" office:value="0.15246846432649" calcext:value-type="percentage">
            <text:p>15,247%</text:p>
          </table:table-cell>
          <table:table-cell table:formula="of:=(ABS([$Registrado.R12] - [$Previsto.R12])/[$Registrado.R12])" office:value-type="percentage" office:value="0.0659480190174327" calcext:value-type="percentage">
            <text:p>6,595%</text:p>
          </table:table-cell>
          <table:table-cell table:formula="of:=(ABS([$Registrado.S12] - [$Previsto.S12])/[$Registrado.S12])" office:value-type="percentage" office:value="0.226634435990738" calcext:value-type="percentage">
            <text:p>22,663%</text:p>
          </table:table-cell>
          <table:table-cell table:formula="of:=(ABS([$Registrado.T12] - [$Previsto.T12])/[$Registrado.T12])" office:value-type="percentage" office:value="0.0870461021570823" calcext:value-type="percentage">
            <text:p>8,705%</text:p>
          </table:table-cell>
          <table:table-cell table:formula="of:=(ABS([$Registrado.U12] - [$Previsto.U12])/[$Registrado.U12])" office:value-type="percentage" office:value="0.166878692378099" calcext:value-type="percentage">
            <text:p>16,688%</text:p>
          </table:table-cell>
          <table:table-cell table:formula="of:=(ABS([$Registrado.V12] - [$Previsto.V12])/[$Registrado.V12])" office:value-type="percentage" office:value="0.103943158801139" calcext:value-type="percentage">
            <text:p>10,394%</text:p>
          </table:table-cell>
          <table:table-cell table:formula="of:=(ABS([$Registrado.W12] - [$Previsto.W12])/[$Registrado.W12])" office:value-type="percentage" office:value="0.0629207493065447" calcext:value-type="percentage">
            <text:p>6,292%</text:p>
          </table:table-cell>
          <table:table-cell table:formula="of:=(ABS([$Registrado.X12] - [$Previsto.X12])/[$Registrado.X12])" office:value-type="percentage" office:value="0.0805812973068831" calcext:value-type="percentage">
            <text:p>8,058%</text:p>
          </table:table-cell>
          <table:table-cell table:formula="of:=(ABS([$Registrado.Y12] - [$Previsto.Y12])/[$Registrado.Y12])" office:value-type="percentage" office:value="0.0781614282848546" calcext:value-type="percentage">
            <text:p>7,816%</text:p>
          </table:table-cell>
          <table:table-cell table:formula="of:=(ABS([$Registrado.Z12] - [$Previsto.Z12])/[$Registrado.Z12])" office:value-type="percentage" office:value="0.130282663241083" calcext:value-type="percentage">
            <text:p>13,028%</text:p>
          </table:table-cell>
          <table:table-cell table:formula="of:=(ABS([$Registrado.AA12] - [$Previsto.AA12])/[$Registrado.AA12])" office:value-type="percentage" office:value="0.189846746587208" calcext:value-type="percentage">
            <text:p>18,985%</text:p>
          </table:table-cell>
          <table:table-cell table:formula="of:=(ABS([$Registrado.AB12] - [$Previsto.AB12])/[$Registrado.AB12])" office:value-type="percentage" office:value="0.16068914268615" calcext:value-type="percentage">
            <text:p>16,069%</text:p>
          </table:table-cell>
          <table:table-cell table:formula="of:=(ABS([$Registrado.AC12] - [$Previsto.AC12])/[$Registrado.AC12])" office:value-type="percentage" office:value="0.225162022399832" calcext:value-type="percentage">
            <text:p>22,516%</text:p>
          </table:table-cell>
          <table:table-cell table:formula="of:=(ABS([$Registrado.AD12] - [$Previsto.AD12])/[$Registrado.AD12])" office:value-type="percentage" office:value="0.0420741546945291" calcext:value-type="percentage">
            <text:p>4,207%</text:p>
          </table:table-cell>
          <table:table-cell table:formula="of:=(ABS([$Registrado.AE12] - [$Previsto.AE12])/[$Registrado.AE12])" office:value-type="percentage" office:value="0.252524028446988" calcext:value-type="percentage">
            <text:p>25,252%</text:p>
          </table:table-cell>
          <table:table-cell table:formula="of:=AVERAGE([.B12:.AE12])" office:value-type="percentage" office:value="0.142689457037368" calcext:value-type="percentage">
            <text:p>14,269%</text:p>
          </table:table-cell>
          <table:table-cell table:formula="of:=STDEV([.B12:.AE12])" office:value-type="percentage" office:value="0.0624795683043457" calcext:value-type="percentage">
            <text:p>6,25%</text:p>
          </table:table-cell>
          <table:table-cell table:formula="of:=COUNTIF([.B12:.AE1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553422010258702" calcext:value-type="percentage">
            <text:p>5,534%</text:p>
          </table:table-cell>
          <table:table-cell table:formula="of:=(ABS([$Registrado.C13] - [$Previsto.C13])/[$Registrado.C13])" office:value-type="percentage" office:value="0.0890871687072823" calcext:value-type="percentage">
            <text:p>8,909%</text:p>
          </table:table-cell>
          <table:table-cell table:formula="of:=(ABS([$Registrado.D13] - [$Previsto.D13])/[$Registrado.D13])" office:value-type="percentage" office:value="0.0938545138480441" calcext:value-type="percentage">
            <text:p>9,385%</text:p>
          </table:table-cell>
          <table:table-cell table:formula="of:=(ABS([$Registrado.E13] - [$Previsto.E13])/[$Registrado.E13])" office:value-type="percentage" office:value="0.0426556624124925" calcext:value-type="percentage">
            <text:p>4,266%</text:p>
          </table:table-cell>
          <table:table-cell table:formula="of:=(ABS([$Registrado.F13] - [$Previsto.F13])/[$Registrado.F13])" office:value-type="percentage" office:value="0.03397817017152" calcext:value-type="percentage">
            <text:p>3,398%</text:p>
          </table:table-cell>
          <table:table-cell table:formula="of:=(ABS([$Registrado.G13] - [$Previsto.G13])/[$Registrado.G13])" office:value-type="percentage" office:value="0.193986694243364" calcext:value-type="percentage">
            <text:p>19,399%</text:p>
          </table:table-cell>
          <table:table-cell table:formula="of:=(ABS([$Registrado.H13] - [$Previsto.H13])/[$Registrado.H13])" office:value-type="percentage" office:value="0.117961515333734" calcext:value-type="percentage">
            <text:p>11,796%</text:p>
          </table:table-cell>
          <table:table-cell table:formula="of:=(ABS([$Registrado.I13] - [$Previsto.I13])/[$Registrado.I13])" office:value-type="percentage" office:value="0.183459640145262" calcext:value-type="percentage">
            <text:p>18,346%</text:p>
          </table:table-cell>
          <table:table-cell table:formula="of:=(ABS([$Registrado.J13] - [$Previsto.J13])/[$Registrado.J13])" office:value-type="percentage" office:value="0.0469774075567332" calcext:value-type="percentage">
            <text:p>4,698%</text:p>
          </table:table-cell>
          <table:table-cell table:formula="of:=(ABS([$Registrado.K13] - [$Previsto.K13])/[$Registrado.K13])" office:value-type="percentage" office:value="0.025985659039639" calcext:value-type="percentage">
            <text:p>2,599%</text:p>
          </table:table-cell>
          <table:table-cell table:formula="of:=(ABS([$Registrado.L13] - [$Previsto.L13])/[$Registrado.L13])" office:value-type="percentage" office:value="0.202702458605118" calcext:value-type="percentage">
            <text:p>20,270%</text:p>
          </table:table-cell>
          <table:table-cell table:formula="of:=(ABS([$Registrado.M13] - [$Previsto.M13])/[$Registrado.M13])" office:value-type="percentage" office:value="0.086051424166789" calcext:value-type="percentage">
            <text:p>8,605%</text:p>
          </table:table-cell>
          <table:table-cell table:formula="of:=(ABS([$Registrado.N13] - [$Previsto.N13])/[$Registrado.N13])" office:value-type="percentage" office:value="0.152171814257435" calcext:value-type="percentage">
            <text:p>15,217%</text:p>
          </table:table-cell>
          <table:table-cell table:formula="of:=(ABS([$Registrado.O13] - [$Previsto.O13])/[$Registrado.O13])" office:value-type="percentage" office:value="0.183846340325279" calcext:value-type="percentage">
            <text:p>18,385%</text:p>
          </table:table-cell>
          <table:table-cell table:formula="of:=(ABS([$Registrado.P13] - [$Previsto.P13])/[$Registrado.P13])" office:value-type="percentage" office:value="0.0572832064024783" calcext:value-type="percentage">
            <text:p>5,728%</text:p>
          </table:table-cell>
          <table:table-cell table:formula="of:=(ABS([$Registrado.Q13] - [$Previsto.Q13])/[$Registrado.Q13])" office:value-type="percentage" office:value="0.0547329485329485" calcext:value-type="percentage">
            <text:p>5,473%</text:p>
          </table:table-cell>
          <table:table-cell table:formula="of:=(ABS([$Registrado.R13] - [$Previsto.R13])/[$Registrado.R13])" office:value-type="percentage" office:value="0.0314064821586666" calcext:value-type="percentage">
            <text:p>3,141%</text:p>
          </table:table-cell>
          <table:table-cell table:formula="of:=(ABS([$Registrado.S13] - [$Previsto.S13])/[$Registrado.S13])" office:value-type="percentage" office:value="0.207003015606541" calcext:value-type="percentage">
            <text:p>20,700%</text:p>
          </table:table-cell>
          <table:table-cell table:formula="of:=(ABS([$Registrado.T13] - [$Previsto.T13])/[$Registrado.T13])" office:value-type="percentage" office:value="0.00542592929083175" calcext:value-type="percentage">
            <text:p>0,543%</text:p>
          </table:table-cell>
          <table:table-cell table:formula="of:=(ABS([$Registrado.U13] - [$Previsto.U13])/[$Registrado.U13])" office:value-type="percentage" office:value="0.216762244897959" calcext:value-type="percentage">
            <text:p>21,676%</text:p>
          </table:table-cell>
          <table:table-cell table:formula="of:=(ABS([$Registrado.V13] - [$Previsto.V13])/[$Registrado.V13])" office:value-type="percentage" office:value="0.256908854763542" calcext:value-type="percentage">
            <text:p>25,691%</text:p>
          </table:table-cell>
          <table:table-cell table:formula="of:=(ABS([$Registrado.W13] - [$Previsto.W13])/[$Registrado.W13])" office:value-type="percentage" office:value="0.0696266598373776" calcext:value-type="percentage">
            <text:p>6,963%</text:p>
          </table:table-cell>
          <table:table-cell table:formula="of:=(ABS([$Registrado.X13] - [$Previsto.X13])/[$Registrado.X13])" office:value-type="percentage" office:value="0.0583568112792908" calcext:value-type="percentage">
            <text:p>5,836%</text:p>
          </table:table-cell>
          <table:table-cell table:formula="of:=(ABS([$Registrado.Y13] - [$Previsto.Y13])/[$Registrado.Y13])" office:value-type="percentage" office:value="0.271688122163797" calcext:value-type="percentage">
            <text:p>27,169%</text:p>
          </table:table-cell>
          <table:table-cell table:formula="of:=(ABS([$Registrado.Z13] - [$Previsto.Z13])/[$Registrado.Z13])" office:value-type="percentage" office:value="0.0209592196551645" calcext:value-type="percentage">
            <text:p>2,096%</text:p>
          </table:table-cell>
          <table:table-cell table:formula="of:=(ABS([$Registrado.AA13] - [$Previsto.AA13])/[$Registrado.AA13])" office:value-type="percentage" office:value="0.0627567681690956" calcext:value-type="percentage">
            <text:p>6,276%</text:p>
          </table:table-cell>
          <table:table-cell table:formula="of:=(ABS([$Registrado.AB13] - [$Previsto.AB13])/[$Registrado.AB13])" office:value-type="percentage" office:value="0.0918296063667435" calcext:value-type="percentage">
            <text:p>9,183%</text:p>
          </table:table-cell>
          <table:table-cell table:formula="of:=(ABS([$Registrado.AC13] - [$Previsto.AC13])/[$Registrado.AC13])" office:value-type="percentage" office:value="0.0212617799767882" calcext:value-type="percentage">
            <text:p>2,126%</text:p>
          </table:table-cell>
          <table:table-cell table:formula="of:=(ABS([$Registrado.AD13] - [$Previsto.AD13])/[$Registrado.AD13])" office:value-type="percentage" office:value="0.0674752048519258" calcext:value-type="percentage">
            <text:p>6,748%</text:p>
          </table:table-cell>
          <table:table-cell table:formula="of:=(ABS([$Registrado.AE13] - [$Previsto.AE13])/[$Registrado.AE13])" office:value-type="percentage" office:value="0.455066575990956" calcext:value-type="percentage">
            <text:p>45,507%</text:p>
          </table:table-cell>
          <table:table-cell table:formula="of:=AVERAGE([.B13:.AE13])" office:value-type="percentage" office:value="0.115220136659422" calcext:value-type="percentage">
            <text:p>11,522%</text:p>
          </table:table-cell>
          <table:table-cell table:formula="of:=STDEV([.B13:.AE13])" office:value-type="percentage" office:value="0.0996797774306137" calcext:value-type="percentage">
            <text:p>9,97%</text:p>
          </table:table-cell>
          <table:table-cell table:formula="of:=COUNTIF([.B13:.AE13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120812417162483" calcext:value-type="percentage">
            <text:p>12,081%</text:p>
          </table:table-cell>
          <table:table-cell table:formula="of:=(ABS([$Registrado.C14] - [$Previsto.C14])/[$Registrado.C14])" office:value-type="percentage" office:value="0.178805822312628" calcext:value-type="percentage">
            <text:p>17,881%</text:p>
          </table:table-cell>
          <table:table-cell table:formula="of:=(ABS([$Registrado.D14] - [$Previsto.D14])/[$Registrado.D14])" office:value-type="percentage" office:value="0.0319691108508682" calcext:value-type="percentage">
            <text:p>3,197%</text:p>
          </table:table-cell>
          <table:table-cell table:formula="of:=(ABS([$Registrado.E14] - [$Previsto.E14])/[$Registrado.E14])" office:value-type="percentage" office:value="0.15619671567057" calcext:value-type="percentage">
            <text:p>15,620%</text:p>
          </table:table-cell>
          <table:table-cell table:formula="of:=(ABS([$Registrado.F14] - [$Previsto.F14])/[$Registrado.F14])" office:value-type="percentage" office:value="0.173258970943403" calcext:value-type="percentage">
            <text:p>17,326%</text:p>
          </table:table-cell>
          <table:table-cell table:formula="of:=(ABS([$Registrado.G14] - [$Previsto.G14])/[$Registrado.G14])" office:value-type="percentage" office:value="0.289030366857674" calcext:value-type="percentage">
            <text:p>28,903%</text:p>
          </table:table-cell>
          <table:table-cell table:formula="of:=(ABS([$Registrado.H14] - [$Previsto.H14])/[$Registrado.H14])" office:value-type="percentage" office:value="0.0032545124678675" calcext:value-type="percentage">
            <text:p>0,325%</text:p>
          </table:table-cell>
          <table:table-cell table:formula="of:=(ABS([$Registrado.I14] - [$Previsto.I14])/[$Registrado.I14])" office:value-type="percentage" office:value="0.367584992051917" calcext:value-type="percentage">
            <text:p>36,758%</text:p>
          </table:table-cell>
          <table:table-cell table:formula="of:=(ABS([$Registrado.J14] - [$Previsto.J14])/[$Registrado.J14])" office:value-type="percentage" office:value="0.0159843441698185" calcext:value-type="percentage">
            <text:p>1,598%</text:p>
          </table:table-cell>
          <table:table-cell table:formula="of:=(ABS([$Registrado.K14] - [$Previsto.K14])/[$Registrado.K14])" office:value-type="percentage" office:value="0.124320667399426" calcext:value-type="percentage">
            <text:p>12,432%</text:p>
          </table:table-cell>
          <table:table-cell table:formula="of:=(ABS([$Registrado.L14] - [$Previsto.L14])/[$Registrado.L14])" office:value-type="percentage" office:value="0.0501135740089391" calcext:value-type="percentage">
            <text:p>5,011%</text:p>
          </table:table-cell>
          <table:table-cell table:formula="of:=(ABS([$Registrado.M14] - [$Previsto.M14])/[$Registrado.M14])" office:value-type="percentage" office:value="0.273871920055595" calcext:value-type="percentage">
            <text:p>27,387%</text:p>
          </table:table-cell>
          <table:table-cell table:formula="of:=(ABS([$Registrado.N14] - [$Previsto.N14])/[$Registrado.N14])" office:value-type="percentage" office:value="0.26339467171941" calcext:value-type="percentage">
            <text:p>26,339%</text:p>
          </table:table-cell>
          <table:table-cell table:formula="of:=(ABS([$Registrado.O14] - [$Previsto.O14])/[$Registrado.O14])" office:value-type="percentage" office:value="0.225938800894672" calcext:value-type="percentage">
            <text:p>22,594%</text:p>
          </table:table-cell>
          <table:table-cell table:formula="of:=(ABS([$Registrado.P14] - [$Previsto.P14])/[$Registrado.P14])" office:value-type="percentage" office:value="0.0918580772044502" calcext:value-type="percentage">
            <text:p>9,186%</text:p>
          </table:table-cell>
          <table:table-cell table:formula="of:=(ABS([$Registrado.Q14] - [$Previsto.Q14])/[$Registrado.Q14])" office:value-type="percentage" office:value="0.0883102363162064" calcext:value-type="percentage">
            <text:p>8,831%</text:p>
          </table:table-cell>
          <table:table-cell table:formula="of:=(ABS([$Registrado.R14] - [$Previsto.R14])/[$Registrado.R14])" office:value-type="percentage" office:value="0.0455103376006651" calcext:value-type="percentage">
            <text:p>4,551%</text:p>
          </table:table-cell>
          <table:table-cell table:formula="of:=(ABS([$Registrado.S14] - [$Previsto.S14])/[$Registrado.S14])" office:value-type="percentage" office:value="0.0544744561337728" calcext:value-type="percentage">
            <text:p>5,447%</text:p>
          </table:table-cell>
          <table:table-cell table:formula="of:=(ABS([$Registrado.T14] - [$Previsto.T14])/[$Registrado.T14])" office:value-type="percentage" office:value="0.161396409492531" calcext:value-type="percentage">
            <text:p>16,140%</text:p>
          </table:table-cell>
          <table:table-cell table:formula="of:=(ABS([$Registrado.U14] - [$Previsto.U14])/[$Registrado.U14])" office:value-type="percentage" office:value="0.0617124239470891" calcext:value-type="percentage">
            <text:p>6,171%</text:p>
          </table:table-cell>
          <table:table-cell table:formula="of:=(ABS([$Registrado.V14] - [$Previsto.V14])/[$Registrado.V14])" office:value-type="percentage" office:value="0.103105697479482" calcext:value-type="percentage">
            <text:p>10,311%</text:p>
          </table:table-cell>
          <table:table-cell table:formula="of:=(ABS([$Registrado.W14] - [$Previsto.W14])/[$Registrado.W14])" office:value-type="percentage" office:value="0.0599162469490704" calcext:value-type="percentage">
            <text:p>5,992%</text:p>
          </table:table-cell>
          <table:table-cell table:formula="of:=(ABS([$Registrado.X14] - [$Previsto.X14])/[$Registrado.X14])" office:value-type="percentage" office:value="0.098580709422796" calcext:value-type="percentage">
            <text:p>9,858%</text:p>
          </table:table-cell>
          <table:table-cell table:formula="of:=(ABS([$Registrado.Y14] - [$Previsto.Y14])/[$Registrado.Y14])" office:value-type="percentage" office:value="0.0826115171539514" calcext:value-type="percentage">
            <text:p>8,261%</text:p>
          </table:table-cell>
          <table:table-cell table:formula="of:=(ABS([$Registrado.Z14] - [$Previsto.Z14])/[$Registrado.Z14])" office:value-type="percentage" office:value="0.187562376910594" calcext:value-type="percentage">
            <text:p>18,756%</text:p>
          </table:table-cell>
          <table:table-cell table:formula="of:=(ABS([$Registrado.AA14] - [$Previsto.AA14])/[$Registrado.AA14])" office:value-type="percentage" office:value="0.151167931056131" calcext:value-type="percentage">
            <text:p>15,117%</text:p>
          </table:table-cell>
          <table:table-cell table:formula="of:=(ABS([$Registrado.AB14] - [$Previsto.AB14])/[$Registrado.AB14])" office:value-type="percentage" office:value="0.0128886157997875" calcext:value-type="percentage">
            <text:p>1,289%</text:p>
          </table:table-cell>
          <table:table-cell table:formula="of:=(ABS([$Registrado.AC14] - [$Previsto.AC14])/[$Registrado.AC14])" office:value-type="percentage" office:value="0.189356636170885" calcext:value-type="percentage">
            <text:p>18,936%</text:p>
          </table:table-cell>
          <table:table-cell table:formula="of:=(ABS([$Registrado.AD14] - [$Previsto.AD14])/[$Registrado.AD14])" office:value-type="percentage" office:value="0.102774092738138" calcext:value-type="percentage">
            <text:p>10,277%</text:p>
          </table:table-cell>
          <table:table-cell table:formula="of:=(ABS([$Registrado.AE14] - [$Previsto.AE14])/[$Registrado.AE14])" office:value-type="percentage" office:value="0.261323896825358" calcext:value-type="percentage">
            <text:p>26,132%</text:p>
          </table:table-cell>
          <table:table-cell table:formula="of:=AVERAGE([.B14:.AE14])" office:value-type="percentage" office:value="0.134236218258873" calcext:value-type="percentage">
            <text:p>13,424%</text:p>
          </table:table-cell>
          <table:table-cell table:formula="of:=STDEV([.B14:.AE14])" office:value-type="percentage" office:value="0.0925776235558075" calcext:value-type="percentage">
            <text:p>9,26%</text:p>
          </table:table-cell>
          <table:table-cell table:formula="of:=COUNTIF([.B14:.AE14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712358779579332" calcext:value-type="percentage">
            <text:p>7,124%</text:p>
          </table:table-cell>
          <table:table-cell table:formula="of:=(ABS([$Registrado.C15] - [$Previsto.C15])/[$Registrado.C15])" office:value-type="percentage" office:value="0.0712206264883678" calcext:value-type="percentage">
            <text:p>7,122%</text:p>
          </table:table-cell>
          <table:table-cell table:formula="of:=(ABS([$Registrado.D15] - [$Previsto.D15])/[$Registrado.D15])" office:value-type="percentage" office:value="0.0124842857142858" calcext:value-type="percentage">
            <text:p>1,248%</text:p>
          </table:table-cell>
          <table:table-cell table:formula="of:=(ABS([$Registrado.E15] - [$Previsto.E15])/[$Registrado.E15])" office:value-type="percentage" office:value="0.04500548153845" calcext:value-type="percentage">
            <text:p>4,501%</text:p>
          </table:table-cell>
          <table:table-cell table:formula="of:=(ABS([$Registrado.F15] - [$Previsto.F15])/[$Registrado.F15])" office:value-type="percentage" office:value="0.0625692155180067" calcext:value-type="percentage">
            <text:p>6,257%</text:p>
          </table:table-cell>
          <table:table-cell table:formula="of:=(ABS([$Registrado.G15] - [$Previsto.G15])/[$Registrado.G15])" office:value-type="percentage" office:value="0.0334524722932651" calcext:value-type="percentage">
            <text:p>3,345%</text:p>
          </table:table-cell>
          <table:table-cell table:formula="of:=(ABS([$Registrado.H15] - [$Previsto.H15])/[$Registrado.H15])" office:value-type="percentage" office:value="0.145573537216101" calcext:value-type="percentage">
            <text:p>14,557%</text:p>
          </table:table-cell>
          <table:table-cell table:formula="of:=(ABS([$Registrado.I15] - [$Previsto.I15])/[$Registrado.I15])" office:value-type="percentage" office:value="0.574545535383475" calcext:value-type="percentage">
            <text:p>57,455%</text:p>
          </table:table-cell>
          <table:table-cell table:formula="of:=(ABS([$Registrado.J15] - [$Previsto.J15])/[$Registrado.J15])" office:value-type="percentage" office:value="0.377850704653206" calcext:value-type="percentage">
            <text:p>37,785%</text:p>
          </table:table-cell>
          <table:table-cell table:formula="of:=(ABS([$Registrado.K15] - [$Previsto.K15])/[$Registrado.K15])" office:value-type="percentage" office:value="0.462641757507317" calcext:value-type="percentage">
            <text:p>46,264%</text:p>
          </table:table-cell>
          <table:table-cell table:formula="of:=(ABS([$Registrado.L15] - [$Previsto.L15])/[$Registrado.L15])" office:value-type="percentage" office:value="0.487385273047563" calcext:value-type="percentage">
            <text:p>48,739%</text:p>
          </table:table-cell>
          <table:table-cell table:formula="of:=(ABS([$Registrado.M15] - [$Previsto.M15])/[$Registrado.M15])" office:value-type="percentage" office:value="0.0683575436362828" calcext:value-type="percentage">
            <text:p>6,836%</text:p>
          </table:table-cell>
          <table:table-cell table:formula="of:=(ABS([$Registrado.N15] - [$Previsto.N15])/[$Registrado.N15])" office:value-type="percentage" office:value="0.0596299536837651" calcext:value-type="percentage">
            <text:p>5,963%</text:p>
          </table:table-cell>
          <table:table-cell table:formula="of:=(ABS([$Registrado.O15] - [$Previsto.O15])/[$Registrado.O15])" office:value-type="percentage" office:value="0.0758113784543606" calcext:value-type="percentage">
            <text:p>7,581%</text:p>
          </table:table-cell>
          <table:table-cell table:formula="of:=(ABS([$Registrado.P15] - [$Previsto.P15])/[$Registrado.P15])" office:value-type="percentage" office:value="0.0449904378068421" calcext:value-type="percentage">
            <text:p>4,499%</text:p>
          </table:table-cell>
          <table:table-cell table:formula="of:=(ABS([$Registrado.Q15] - [$Previsto.Q15])/[$Registrado.Q15])" office:value-type="percentage" office:value="0.174516371771405" calcext:value-type="percentage">
            <text:p>17,452%</text:p>
          </table:table-cell>
          <table:table-cell table:formula="of:=(ABS([$Registrado.R15] - [$Previsto.R15])/[$Registrado.R15])" office:value-type="percentage" office:value="0.120617965360152" calcext:value-type="percentage">
            <text:p>12,062%</text:p>
          </table:table-cell>
          <table:table-cell table:formula="of:=(ABS([$Registrado.S15] - [$Previsto.S15])/[$Registrado.S15])" office:value-type="percentage" office:value="0.171084583809321" calcext:value-type="percentage">
            <text:p>17,108%</text:p>
          </table:table-cell>
          <table:table-cell table:formula="of:=(ABS([$Registrado.T15] - [$Previsto.T15])/[$Registrado.T15])" office:value-type="percentage" office:value="0.0809959712386184" calcext:value-type="percentage">
            <text:p>8,100%</text:p>
          </table:table-cell>
          <table:table-cell table:formula="of:=(ABS([$Registrado.U15] - [$Previsto.U15])/[$Registrado.U15])" office:value-type="percentage" office:value="0.292002804513411" calcext:value-type="percentage">
            <text:p>29,200%</text:p>
          </table:table-cell>
          <table:table-cell table:formula="of:=(ABS([$Registrado.V15] - [$Previsto.V15])/[$Registrado.V15])" office:value-type="percentage" office:value="0.269965452261306" calcext:value-type="percentage">
            <text:p>26,997%</text:p>
          </table:table-cell>
          <table:table-cell table:formula="of:=(ABS([$Registrado.W15] - [$Previsto.W15])/[$Registrado.W15])" office:value-type="percentage" office:value="0.382459431480489" calcext:value-type="percentage">
            <text:p>38,246%</text:p>
          </table:table-cell>
          <table:table-cell table:formula="of:=(ABS([$Registrado.X15] - [$Previsto.X15])/[$Registrado.X15])" office:value-type="percentage" office:value="0.168226997640784" calcext:value-type="percentage">
            <text:p>16,823%</text:p>
          </table:table-cell>
          <table:table-cell table:formula="of:=(ABS([$Registrado.Y15] - [$Previsto.Y15])/[$Registrado.Y15])" office:value-type="percentage" office:value="0.160131318244269" calcext:value-type="percentage">
            <text:p>16,013%</text:p>
          </table:table-cell>
          <table:table-cell table:formula="of:=(ABS([$Registrado.Z15] - [$Previsto.Z15])/[$Registrado.Z15])" office:value-type="percentage" office:value="0.0503419329833932" calcext:value-type="percentage">
            <text:p>5,034%</text:p>
          </table:table-cell>
          <table:table-cell table:formula="of:=(ABS([$Registrado.AA15] - [$Previsto.AA15])/[$Registrado.AA15])" office:value-type="percentage" office:value="0.0955846976612823" calcext:value-type="percentage">
            <text:p>9,558%</text:p>
          </table:table-cell>
          <table:table-cell table:formula="of:=(ABS([$Registrado.AB15] - [$Previsto.AB15])/[$Registrado.AB15])" office:value-type="percentage" office:value="0.00995655972310045" calcext:value-type="percentage">
            <text:p>0,996%</text:p>
          </table:table-cell>
          <table:table-cell table:formula="of:=(ABS([$Registrado.AC15] - [$Previsto.AC15])/[$Registrado.AC15])" office:value-type="percentage" office:value="0.080600281112293" calcext:value-type="percentage">
            <text:p>8,060%</text:p>
          </table:table-cell>
          <table:table-cell table:formula="of:=(ABS([$Registrado.AD15] - [$Previsto.AD15])/[$Registrado.AD15])" office:value-type="percentage" office:value="0.0319605181297558" calcext:value-type="percentage">
            <text:p>3,196%</text:p>
          </table:table-cell>
          <table:table-cell table:formula="of:=(ABS([$Registrado.AE15] - [$Previsto.AE15])/[$Registrado.AE15])" office:value-type="percentage" office:value="0.0554552676343352" calcext:value-type="percentage">
            <text:p>5,546%</text:p>
          </table:table-cell>
          <table:table-cell table:formula="of:=AVERAGE([.B15:.AE15])" office:value-type="percentage" office:value="0.157888474482105" calcext:value-type="percentage">
            <text:p>15,789%</text:p>
          </table:table-cell>
          <table:table-cell table:formula="of:=STDEV([.B15:.AE15])" office:value-type="percentage" office:value="0.154552620213553" calcext:value-type="percentage">
            <text:p>15,46%</text:p>
          </table:table-cell>
          <table:table-cell table:formula="of:=COUNTIF([.B15:.AE1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606303365143145" calcext:value-type="percentage">
            <text:p>6,063%</text:p>
          </table:table-cell>
          <table:table-cell table:formula="of:=(ABS([$Registrado.C16] - [$Previsto.C16])/[$Registrado.C16])" office:value-type="percentage" office:value="0.0539703928365106" calcext:value-type="percentage">
            <text:p>5,397%</text:p>
          </table:table-cell>
          <table:table-cell table:formula="of:=(ABS([$Registrado.D16] - [$Previsto.D16])/[$Registrado.D16])" office:value-type="percentage" office:value="0.0661829317039744" calcext:value-type="percentage">
            <text:p>6,618%</text:p>
          </table:table-cell>
          <table:table-cell table:formula="of:=(ABS([$Registrado.E16] - [$Previsto.E16])/[$Registrado.E16])" office:value-type="percentage" office:value="0.0279394688262967" calcext:value-type="percentage">
            <text:p>2,794%</text:p>
          </table:table-cell>
          <table:table-cell table:formula="of:=(ABS([$Registrado.F16] - [$Previsto.F16])/[$Registrado.F16])" office:value-type="percentage" office:value="0.0156831672376206" calcext:value-type="percentage">
            <text:p>1,568%</text:p>
          </table:table-cell>
          <table:table-cell table:formula="of:=(ABS([$Registrado.G16] - [$Previsto.G16])/[$Registrado.G16])" office:value-type="percentage" office:value="0.034218117770267" calcext:value-type="percentage">
            <text:p>3,422%</text:p>
          </table:table-cell>
          <table:table-cell table:formula="of:=(ABS([$Registrado.H16] - [$Previsto.H16])/[$Registrado.H16])" office:value-type="percentage" office:value="0.0393695940228931" calcext:value-type="percentage">
            <text:p>3,937%</text:p>
          </table:table-cell>
          <table:table-cell table:formula="of:=(ABS([$Registrado.I16] - [$Previsto.I16])/[$Registrado.I16])" office:value-type="percentage" office:value="0.20872627649102" calcext:value-type="percentage">
            <text:p>20,873%</text:p>
          </table:table-cell>
          <table:table-cell table:formula="of:=(ABS([$Registrado.J16] - [$Previsto.J16])/[$Registrado.J16])" office:value-type="percentage" office:value="0.146646614417849" calcext:value-type="percentage">
            <text:p>14,665%</text:p>
          </table:table-cell>
          <table:table-cell table:formula="of:=(ABS([$Registrado.K16] - [$Previsto.K16])/[$Registrado.K16])" office:value-type="percentage" office:value="0.212877602606351" calcext:value-type="percentage">
            <text:p>21,288%</text:p>
          </table:table-cell>
          <table:table-cell table:formula="of:=(ABS([$Registrado.L16] - [$Previsto.L16])/[$Registrado.L16])" office:value-type="percentage" office:value="0.27783309261421" calcext:value-type="percentage">
            <text:p>27,783%</text:p>
          </table:table-cell>
          <table:table-cell table:formula="of:=(ABS([$Registrado.M16] - [$Previsto.M16])/[$Registrado.M16])" office:value-type="percentage" office:value="0.0035870878993492" calcext:value-type="percentage">
            <text:p>0,359%</text:p>
          </table:table-cell>
          <table:table-cell table:formula="of:=(ABS([$Registrado.N16] - [$Previsto.N16])/[$Registrado.N16])" office:value-type="percentage" office:value="0.0646089772330993" calcext:value-type="percentage">
            <text:p>6,461%</text:p>
          </table:table-cell>
          <table:table-cell table:formula="of:=(ABS([$Registrado.O16] - [$Previsto.O16])/[$Registrado.O16])" office:value-type="percentage" office:value="0.00330301944967837" calcext:value-type="percentage">
            <text:p>0,330%</text:p>
          </table:table-cell>
          <table:table-cell table:formula="of:=(ABS([$Registrado.P16] - [$Previsto.P16])/[$Registrado.P16])" office:value-type="percentage" office:value="0.109680470906913" calcext:value-type="percentage">
            <text:p>10,968%</text:p>
          </table:table-cell>
          <table:table-cell table:formula="of:=(ABS([$Registrado.Q16] - [$Previsto.Q16])/[$Registrado.Q16])" office:value-type="percentage" office:value="0.0158158831853453" calcext:value-type="percentage">
            <text:p>1,582%</text:p>
          </table:table-cell>
          <table:table-cell table:formula="of:=(ABS([$Registrado.R16] - [$Previsto.R16])/[$Registrado.R16])" office:value-type="percentage" office:value="0.00507553533104189" calcext:value-type="percentage">
            <text:p>0,508%</text:p>
          </table:table-cell>
          <table:table-cell table:formula="of:=(ABS([$Registrado.S16] - [$Previsto.S16])/[$Registrado.S16])" office:value-type="percentage" office:value="0.0167530097425192" calcext:value-type="percentage">
            <text:p>1,675%</text:p>
          </table:table-cell>
          <table:table-cell table:formula="of:=(ABS([$Registrado.T16] - [$Previsto.T16])/[$Registrado.T16])" office:value-type="percentage" office:value="0.172846693018677" calcext:value-type="percentage">
            <text:p>17,285%</text:p>
          </table:table-cell>
          <table:table-cell table:formula="of:=(ABS([$Registrado.U16] - [$Previsto.U16])/[$Registrado.U16])" office:value-type="percentage" office:value="0.0138370118230704" calcext:value-type="percentage">
            <text:p>1,384%</text:p>
          </table:table-cell>
          <table:table-cell table:formula="of:=(ABS([$Registrado.V16] - [$Previsto.V16])/[$Registrado.V16])" office:value-type="percentage" office:value="0.0362214693892746" calcext:value-type="percentage">
            <text:p>3,622%</text:p>
          </table:table-cell>
          <table:table-cell table:formula="of:=(ABS([$Registrado.W16] - [$Previsto.W16])/[$Registrado.W16])" office:value-type="percentage" office:value="0.0393169152583671" calcext:value-type="percentage">
            <text:p>3,932%</text:p>
          </table:table-cell>
          <table:table-cell table:formula="of:=(ABS([$Registrado.X16] - [$Previsto.X16])/[$Registrado.X16])" office:value-type="percentage" office:value="0.117975125488009" calcext:value-type="percentage">
            <text:p>11,798%</text:p>
          </table:table-cell>
          <table:table-cell table:formula="of:=(ABS([$Registrado.Y16] - [$Previsto.Y16])/[$Registrado.Y16])" office:value-type="percentage" office:value="0.1474875176539" calcext:value-type="percentage">
            <text:p>14,749%</text:p>
          </table:table-cell>
          <table:table-cell table:formula="of:=(ABS([$Registrado.Z16] - [$Previsto.Z16])/[$Registrado.Z16])" office:value-type="percentage" office:value="0.0956707830840971" calcext:value-type="percentage">
            <text:p>9,567%</text:p>
          </table:table-cell>
          <table:table-cell table:formula="of:=(ABS([$Registrado.AA16] - [$Previsto.AA16])/[$Registrado.AA16])" office:value-type="percentage" office:value="0.0848787830084058" calcext:value-type="percentage">
            <text:p>8,488%</text:p>
          </table:table-cell>
          <table:table-cell table:formula="of:=(ABS([$Registrado.AB16] - [$Previsto.AB16])/[$Registrado.AB16])" office:value-type="percentage" office:value="0.0464140129465669" calcext:value-type="percentage">
            <text:p>4,641%</text:p>
          </table:table-cell>
          <table:table-cell table:formula="of:=(ABS([$Registrado.AC16] - [$Previsto.AC16])/[$Registrado.AC16])" office:value-type="percentage" office:value="0.354105978923745" calcext:value-type="percentage">
            <text:p>35,411%</text:p>
          </table:table-cell>
          <table:table-cell table:formula="of:=(ABS([$Registrado.AD16] - [$Previsto.AD16])/[$Registrado.AD16])" office:value-type="percentage" office:value="0.31039570965831" calcext:value-type="percentage">
            <text:p>31,040%</text:p>
          </table:table-cell>
          <table:table-cell table:formula="of:=(ABS([$Registrado.AE16] - [$Previsto.AE16])/[$Registrado.AE16])" office:value-type="percentage" office:value="0.246349085405631" calcext:value-type="percentage">
            <text:p>24,635%</text:p>
          </table:table-cell>
          <table:table-cell table:formula="of:=AVERAGE([.B16:.AE16])" office:value-type="percentage" office:value="0.10094668881491" calcext:value-type="percentage">
            <text:p>10,095%</text:p>
          </table:table-cell>
          <table:table-cell table:formula="of:=STDEV([.B16:.AE16])" office:value-type="percentage" office:value="0.0987692915057821" calcext:value-type="percentage">
            <text:p>9,88%</text:p>
          </table:table-cell>
          <table:table-cell table:formula="of:=COUNTIF([.B16:.AE16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175213987556338" calcext:value-type="percentage">
            <text:p>17,521%</text:p>
          </table:table-cell>
          <table:table-cell table:formula="of:=(ABS([$Registrado.C17] - [$Previsto.C17])/[$Registrado.C17])" office:value-type="percentage" office:value="0.122531282455721" calcext:value-type="percentage">
            <text:p>12,253%</text:p>
          </table:table-cell>
          <table:table-cell table:formula="of:=(ABS([$Registrado.D17] - [$Previsto.D17])/[$Registrado.D17])" office:value-type="percentage" office:value="0.17423350365443" calcext:value-type="percentage">
            <text:p>17,423%</text:p>
          </table:table-cell>
          <table:table-cell table:formula="of:=(ABS([$Registrado.E17] - [$Previsto.E17])/[$Registrado.E17])" office:value-type="percentage" office:value="0.0706319877607942" calcext:value-type="percentage">
            <text:p>7,063%</text:p>
          </table:table-cell>
          <table:table-cell table:formula="of:=(ABS([$Registrado.F17] - [$Previsto.F17])/[$Registrado.F17])" office:value-type="percentage" office:value="0.0177993218136678" calcext:value-type="percentage">
            <text:p>1,780%</text:p>
          </table:table-cell>
          <table:table-cell table:formula="of:=(ABS([$Registrado.G17] - [$Previsto.G17])/[$Registrado.G17])" office:value-type="percentage" office:value="0.0929617182531861" calcext:value-type="percentage">
            <text:p>9,296%</text:p>
          </table:table-cell>
          <table:table-cell table:formula="of:=(ABS([$Registrado.H17] - [$Previsto.H17])/[$Registrado.H17])" office:value-type="percentage" office:value="0.142496317835813" calcext:value-type="percentage">
            <text:p>14,250%</text:p>
          </table:table-cell>
          <table:table-cell table:formula="of:=(ABS([$Registrado.I17] - [$Previsto.I17])/[$Registrado.I17])" office:value-type="percentage" office:value="0.0328850274462727" calcext:value-type="percentage">
            <text:p>3,289%</text:p>
          </table:table-cell>
          <table:table-cell table:formula="of:=(ABS([$Registrado.J17] - [$Previsto.J17])/[$Registrado.J17])" office:value-type="percentage" office:value="0.0605001839157332" calcext:value-type="percentage">
            <text:p>6,050%</text:p>
          </table:table-cell>
          <table:table-cell table:formula="of:=(ABS([$Registrado.K17] - [$Previsto.K17])/[$Registrado.K17])" office:value-type="percentage" office:value="0.075692540271431" calcext:value-type="percentage">
            <text:p>7,569%</text:p>
          </table:table-cell>
          <table:table-cell table:formula="of:=(ABS([$Registrado.L17] - [$Previsto.L17])/[$Registrado.L17])" office:value-type="percentage" office:value="0.187727852932039" calcext:value-type="percentage">
            <text:p>18,773%</text:p>
          </table:table-cell>
          <table:table-cell table:formula="of:=(ABS([$Registrado.M17] - [$Previsto.M17])/[$Registrado.M17])" office:value-type="percentage" office:value="0.156346560233724" calcext:value-type="percentage">
            <text:p>15,635%</text:p>
          </table:table-cell>
          <table:table-cell table:formula="of:=(ABS([$Registrado.N17] - [$Previsto.N17])/[$Registrado.N17])" office:value-type="percentage" office:value="0.134897732481481" calcext:value-type="percentage">
            <text:p>13,490%</text:p>
          </table:table-cell>
          <table:table-cell table:formula="of:=(ABS([$Registrado.O17] - [$Previsto.O17])/[$Registrado.O17])" office:value-type="percentage" office:value="0.103937933593671" calcext:value-type="percentage">
            <text:p>10,394%</text:p>
          </table:table-cell>
          <table:table-cell table:formula="of:=(ABS([$Registrado.P17] - [$Previsto.P17])/[$Registrado.P17])" office:value-type="percentage" office:value="0.0198701412199336" calcext:value-type="percentage">
            <text:p>1,987%</text:p>
          </table:table-cell>
          <table:table-cell table:formula="of:=(ABS([$Registrado.Q17] - [$Previsto.Q17])/[$Registrado.Q17])" office:value-type="percentage" office:value="0.0464367246584507" calcext:value-type="percentage">
            <text:p>4,644%</text:p>
          </table:table-cell>
          <table:table-cell table:formula="of:=(ABS([$Registrado.R17] - [$Previsto.R17])/[$Registrado.R17])" office:value-type="percentage" office:value="0.0827085102773868" calcext:value-type="percentage">
            <text:p>8,271%</text:p>
          </table:table-cell>
          <table:table-cell table:formula="of:=(ABS([$Registrado.S17] - [$Previsto.S17])/[$Registrado.S17])" office:value-type="percentage" office:value="0.101268289964295" calcext:value-type="percentage">
            <text:p>10,127%</text:p>
          </table:table-cell>
          <table:table-cell table:formula="of:=(ABS([$Registrado.T17] - [$Previsto.T17])/[$Registrado.T17])" office:value-type="percentage" office:value="0.045309667033018" calcext:value-type="percentage">
            <text:p>4,531%</text:p>
          </table:table-cell>
          <table:table-cell table:formula="of:=(ABS([$Registrado.U17] - [$Previsto.U17])/[$Registrado.U17])" office:value-type="percentage" office:value="0.0527130480729312" calcext:value-type="percentage">
            <text:p>5,271%</text:p>
          </table:table-cell>
          <table:table-cell table:formula="of:=(ABS([$Registrado.V17] - [$Previsto.V17])/[$Registrado.V17])" office:value-type="percentage" office:value="0.0244240963614622" calcext:value-type="percentage">
            <text:p>2,442%</text:p>
          </table:table-cell>
          <table:table-cell table:formula="of:=(ABS([$Registrado.W17] - [$Previsto.W17])/[$Registrado.W17])" office:value-type="percentage" office:value="0.034230468873203" calcext:value-type="percentage">
            <text:p>3,423%</text:p>
          </table:table-cell>
          <table:table-cell table:formula="of:=(ABS([$Registrado.X17] - [$Previsto.X17])/[$Registrado.X17])" office:value-type="percentage" office:value="0.0271214641786199" calcext:value-type="percentage">
            <text:p>2,712%</text:p>
          </table:table-cell>
          <table:table-cell table:formula="of:=(ABS([$Registrado.Y17] - [$Previsto.Y17])/[$Registrado.Y17])" office:value-type="percentage" office:value="0.00866156858068488" calcext:value-type="percentage">
            <text:p>0,866%</text:p>
          </table:table-cell>
          <table:table-cell table:formula="of:=(ABS([$Registrado.Z17] - [$Previsto.Z17])/[$Registrado.Z17])" office:value-type="percentage" office:value="0.146270077509009" calcext:value-type="percentage">
            <text:p>14,627%</text:p>
          </table:table-cell>
          <table:table-cell table:formula="of:=(ABS([$Registrado.AA17] - [$Previsto.AA17])/[$Registrado.AA17])" office:value-type="percentage" office:value="0.144864505333142" calcext:value-type="percentage">
            <text:p>14,486%</text:p>
          </table:table-cell>
          <table:table-cell table:formula="of:=(ABS([$Registrado.AB17] - [$Previsto.AB17])/[$Registrado.AB17])" office:value-type="percentage" office:value="0.0315646324338684" calcext:value-type="percentage">
            <text:p>3,156%</text:p>
          </table:table-cell>
          <table:table-cell table:formula="of:=(ABS([$Registrado.AC17] - [$Previsto.AC17])/[$Registrado.AC17])" office:value-type="percentage" office:value="0.115537976511637" calcext:value-type="percentage">
            <text:p>11,554%</text:p>
          </table:table-cell>
          <table:table-cell table:formula="of:=(ABS([$Registrado.AD17] - [$Previsto.AD17])/[$Registrado.AD17])" office:value-type="percentage" office:value="0.0413727013831126" calcext:value-type="percentage">
            <text:p>4,137%</text:p>
          </table:table-cell>
          <table:table-cell table:formula="of:=(ABS([$Registrado.AE17] - [$Previsto.AE17])/[$Registrado.AE17])" office:value-type="percentage" office:value="0.286121153539708" calcext:value-type="percentage">
            <text:p>28,612%</text:p>
          </table:table-cell>
          <table:table-cell table:formula="of:=AVERAGE([.B17:.AE17])" office:value-type="percentage" office:value="0.0918776992044922" calcext:value-type="percentage">
            <text:p>9,188%</text:p>
          </table:table-cell>
          <table:table-cell table:formula="of:=STDEV([.B17:.AE17])" office:value-type="percentage" office:value="0.0652836812700279" calcext:value-type="percentage">
            <text:p>6,53%</text:p>
          </table:table-cell>
          <table:table-cell table:formula="of:=COUNTIF([.B17:.AE1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78334639140753" calcext:value-type="percentage">
            <text:p>17,833%</text:p>
          </table:table-cell>
          <table:table-cell table:formula="of:=(ABS([$Registrado.C18] - [$Previsto.C18])/[$Registrado.C18])" office:value-type="percentage" office:value="0.0230688907973839" calcext:value-type="percentage">
            <text:p>2,307%</text:p>
          </table:table-cell>
          <table:table-cell table:formula="of:=(ABS([$Registrado.D18] - [$Previsto.D18])/[$Registrado.D18])" office:value-type="percentage" office:value="0.00609319660867534" calcext:value-type="percentage">
            <text:p>0,609%</text:p>
          </table:table-cell>
          <table:table-cell table:formula="of:=(ABS([$Registrado.E18] - [$Previsto.E18])/[$Registrado.E18])" office:value-type="percentage" office:value="0.0119311554741051" calcext:value-type="percentage">
            <text:p>1,193%</text:p>
          </table:table-cell>
          <table:table-cell table:formula="of:=(ABS([$Registrado.F18] - [$Previsto.F18])/[$Registrado.F18])" office:value-type="percentage" office:value="0.0175089515072084" calcext:value-type="percentage">
            <text:p>1,751%</text:p>
          </table:table-cell>
          <table:table-cell table:formula="of:=(ABS([$Registrado.G18] - [$Previsto.G18])/[$Registrado.G18])" office:value-type="percentage" office:value="0.139361610052209" calcext:value-type="percentage">
            <text:p>13,936%</text:p>
          </table:table-cell>
          <table:table-cell table:formula="of:=(ABS([$Registrado.H18] - [$Previsto.H18])/[$Registrado.H18])" office:value-type="percentage" office:value="0.0782559456007733" calcext:value-type="percentage">
            <text:p>7,826%</text:p>
          </table:table-cell>
          <table:table-cell table:formula="of:=(ABS([$Registrado.I18] - [$Previsto.I18])/[$Registrado.I18])" office:value-type="percentage" office:value="0.235811320754717" calcext:value-type="percentage">
            <text:p>23,581%</text:p>
          </table:table-cell>
          <table:table-cell table:formula="of:=(ABS([$Registrado.J18] - [$Previsto.J18])/[$Registrado.J18])" office:value-type="percentage" office:value="0.133303956626227" calcext:value-type="percentage">
            <text:p>13,330%</text:p>
          </table:table-cell>
          <table:table-cell table:formula="of:=(ABS([$Registrado.K18] - [$Previsto.K18])/[$Registrado.K18])" office:value-type="percentage" office:value="0.20235484466602" calcext:value-type="percentage">
            <text:p>20,235%</text:p>
          </table:table-cell>
          <table:table-cell table:formula="of:=(ABS([$Registrado.L18] - [$Previsto.L18])/[$Registrado.L18])" office:value-type="percentage" office:value="0.435960415463454" calcext:value-type="percentage">
            <text:p>43,596%</text:p>
          </table:table-cell>
          <table:table-cell table:formula="of:=(ABS([$Registrado.M18] - [$Previsto.M18])/[$Registrado.M18])" office:value-type="percentage" office:value="0.0663048562126968" calcext:value-type="percentage">
            <text:p>6,630%</text:p>
          </table:table-cell>
          <table:table-cell table:formula="of:=(ABS([$Registrado.N18] - [$Previsto.N18])/[$Registrado.N18])" office:value-type="percentage" office:value="0.195551456603774" calcext:value-type="percentage">
            <text:p>19,555%</text:p>
          </table:table-cell>
          <table:table-cell table:formula="of:=(ABS([$Registrado.O18] - [$Previsto.O18])/[$Registrado.O18])" office:value-type="percentage" office:value="0.00191983372547047" calcext:value-type="percentage">
            <text:p>0,192%</text:p>
          </table:table-cell>
          <table:table-cell table:formula="of:=(ABS([$Registrado.P18] - [$Previsto.P18])/[$Registrado.P18])" office:value-type="percentage" office:value="0.186362550723771" calcext:value-type="percentage">
            <text:p>18,636%</text:p>
          </table:table-cell>
          <table:table-cell table:formula="of:=(ABS([$Registrado.Q18] - [$Previsto.Q18])/[$Registrado.Q18])" office:value-type="percentage" office:value="0.0236547324918018" calcext:value-type="percentage">
            <text:p>2,365%</text:p>
          </table:table-cell>
          <table:table-cell table:formula="of:=(ABS([$Registrado.R18] - [$Previsto.R18])/[$Registrado.R18])" office:value-type="percentage" office:value="0.09357455351341" calcext:value-type="percentage">
            <text:p>9,357%</text:p>
          </table:table-cell>
          <table:table-cell table:formula="of:=(ABS([$Registrado.S18] - [$Previsto.S18])/[$Registrado.S18])" office:value-type="percentage" office:value="0.311269410687123" calcext:value-type="percentage">
            <text:p>31,127%</text:p>
          </table:table-cell>
          <table:table-cell table:formula="of:=(ABS([$Registrado.T18] - [$Previsto.T18])/[$Registrado.T18])" office:value-type="percentage" office:value="0.0735289532813718" calcext:value-type="percentage">
            <text:p>7,353%</text:p>
          </table:table-cell>
          <table:table-cell table:formula="of:=(ABS([$Registrado.U18] - [$Previsto.U18])/[$Registrado.U18])" office:value-type="percentage" office:value="0.301039908327462" calcext:value-type="percentage">
            <text:p>30,104%</text:p>
          </table:table-cell>
          <table:table-cell table:formula="of:=(ABS([$Registrado.V18] - [$Previsto.V18])/[$Registrado.V18])" office:value-type="percentage" office:value="0.290276218186469" calcext:value-type="percentage">
            <text:p>29,028%</text:p>
          </table:table-cell>
          <table:table-cell table:formula="of:=(ABS([$Registrado.W18] - [$Previsto.W18])/[$Registrado.W18])" office:value-type="percentage" office:value="0.249362454004767" calcext:value-type="percentage">
            <text:p>24,936%</text:p>
          </table:table-cell>
          <table:table-cell table:formula="of:=(ABS([$Registrado.X18] - [$Previsto.X18])/[$Registrado.X18])" office:value-type="percentage" office:value="0.164688591002149" calcext:value-type="percentage">
            <text:p>16,469%</text:p>
          </table:table-cell>
          <table:table-cell table:formula="of:=(ABS([$Registrado.Y18] - [$Previsto.Y18])/[$Registrado.Y18])" office:value-type="percentage" office:value="0.472521225275176" calcext:value-type="percentage">
            <text:p>47,252%</text:p>
          </table:table-cell>
          <table:table-cell table:formula="of:=(ABS([$Registrado.Z18] - [$Previsto.Z18])/[$Registrado.Z18])" office:value-type="percentage" office:value="0.250204193806333" calcext:value-type="percentage">
            <text:p>25,020%</text:p>
          </table:table-cell>
          <table:table-cell table:formula="of:=(ABS([$Registrado.AA18] - [$Previsto.AA18])/[$Registrado.AA18])" office:value-type="percentage" office:value="0.160001488519173" calcext:value-type="percentage">
            <text:p>16,000%</text:p>
          </table:table-cell>
          <table:table-cell table:formula="of:=(ABS([$Registrado.AB18] - [$Previsto.AB18])/[$Registrado.AB18])" office:value-type="percentage" office:value="0.2080539982471" calcext:value-type="percentage">
            <text:p>20,805%</text:p>
          </table:table-cell>
          <table:table-cell table:formula="of:=(ABS([$Registrado.AC18] - [$Previsto.AC18])/[$Registrado.AC18])" office:value-type="percentage" office:value="0.127090070884469" calcext:value-type="percentage">
            <text:p>12,709%</text:p>
          </table:table-cell>
          <table:table-cell table:formula="of:=(ABS([$Registrado.AD18] - [$Previsto.AD18])/[$Registrado.AD18])" office:value-type="percentage" office:value="0.0159986478852926" calcext:value-type="percentage">
            <text:p>1,600%</text:p>
          </table:table-cell>
          <table:table-cell table:formula="of:=(ABS([$Registrado.AE18] - [$Previsto.AE18])/[$Registrado.AE18])" office:value-type="percentage" office:value="0.063977704302182" calcext:value-type="percentage">
            <text:p>6,398%</text:p>
          </table:table-cell>
          <table:table-cell table:formula="of:=AVERAGE([.B18:.AE18])" office:value-type="percentage" office:value="0.157245525812384" calcext:value-type="percentage">
            <text:p>15,725%</text:p>
          </table:table-cell>
          <table:table-cell table:formula="of:=STDEV([.B18:.AE18])" office:value-type="percentage" office:value="0.124486016809763" calcext:value-type="percentage">
            <text:p>12,45%</text:p>
          </table:table-cell>
          <table:table-cell table:formula="of:=COUNTIF([.B18:.AE18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236685271297406" calcext:value-type="percentage">
            <text:p>23,669%</text:p>
          </table:table-cell>
          <table:table-cell table:formula="of:=(ABS([$Registrado.C19] - [$Previsto.C19])/[$Registrado.C19])" office:value-type="percentage" office:value="0.225058028191617" calcext:value-type="percentage">
            <text:p>22,506%</text:p>
          </table:table-cell>
          <table:table-cell table:formula="of:=(ABS([$Registrado.D19] - [$Previsto.D19])/[$Registrado.D19])" office:value-type="percentage" office:value="0.200575147618785" calcext:value-type="percentage">
            <text:p>20,058%</text:p>
          </table:table-cell>
          <table:table-cell table:formula="of:=(ABS([$Registrado.E19] - [$Previsto.E19])/[$Registrado.E19])" office:value-type="percentage" office:value="0.189958579137194" calcext:value-type="percentage">
            <text:p>18,996%</text:p>
          </table:table-cell>
          <table:table-cell table:formula="of:=(ABS([$Registrado.F19] - [$Previsto.F19])/[$Registrado.F19])" office:value-type="percentage" office:value="0.17597396188851" calcext:value-type="percentage">
            <text:p>17,597%</text:p>
          </table:table-cell>
          <table:table-cell table:formula="of:=(ABS([$Registrado.G19] - [$Previsto.G19])/[$Registrado.G19])" office:value-type="percentage" office:value="0.139814871444689" calcext:value-type="percentage">
            <text:p>13,981%</text:p>
          </table:table-cell>
          <table:table-cell table:formula="of:=(ABS([$Registrado.H19] - [$Previsto.H19])/[$Registrado.H19])" office:value-type="percentage" office:value="0.0291932884331859" calcext:value-type="percentage">
            <text:p>2,919%</text:p>
          </table:table-cell>
          <table:table-cell table:formula="of:=(ABS([$Registrado.I19] - [$Previsto.I19])/[$Registrado.I19])" office:value-type="percentage" office:value="0.439318189721553" calcext:value-type="percentage">
            <text:p>43,932%</text:p>
          </table:table-cell>
          <table:table-cell table:formula="of:=(ABS([$Registrado.J19] - [$Previsto.J19])/[$Registrado.J19])" office:value-type="percentage" office:value="0.405114357768132" calcext:value-type="percentage">
            <text:p>40,511%</text:p>
          </table:table-cell>
          <table:table-cell table:formula="of:=(ABS([$Registrado.K19] - [$Previsto.K19])/[$Registrado.K19])" office:value-type="percentage" office:value="0.286677273231931" calcext:value-type="percentage">
            <text:p>28,668%</text:p>
          </table:table-cell>
          <table:table-cell table:formula="of:=(ABS([$Registrado.L19] - [$Previsto.L19])/[$Registrado.L19])" office:value-type="percentage" office:value="0.364162040633755" calcext:value-type="percentage">
            <text:p>36,416%</text:p>
          </table:table-cell>
          <table:table-cell table:formula="of:=(ABS([$Registrado.M19] - [$Previsto.M19])/[$Registrado.M19])" office:value-type="percentage" office:value="0.00566672451795421" calcext:value-type="percentage">
            <text:p>0,567%</text:p>
          </table:table-cell>
          <table:table-cell table:formula="of:=(ABS([$Registrado.N19] - [$Previsto.N19])/[$Registrado.N19])" office:value-type="percentage" office:value="0.0910676344875633" calcext:value-type="percentage">
            <text:p>9,107%</text:p>
          </table:table-cell>
          <table:table-cell table:formula="of:=(ABS([$Registrado.O19] - [$Previsto.O19])/[$Registrado.O19])" office:value-type="percentage" office:value="0.0822839201152974" calcext:value-type="percentage">
            <text:p>8,228%</text:p>
          </table:table-cell>
          <table:table-cell table:formula="of:=(ABS([$Registrado.P19] - [$Previsto.P19])/[$Registrado.P19])" office:value-type="percentage" office:value="0.0425604713925874" calcext:value-type="percentage">
            <text:p>4,256%</text:p>
          </table:table-cell>
          <table:table-cell table:formula="of:=(ABS([$Registrado.Q19] - [$Previsto.Q19])/[$Registrado.Q19])" office:value-type="percentage" office:value="0.0342575790403492" calcext:value-type="percentage">
            <text:p>3,426%</text:p>
          </table:table-cell>
          <table:table-cell table:formula="of:=(ABS([$Registrado.R19] - [$Previsto.R19])/[$Registrado.R19])" office:value-type="percentage" office:value="0.0768156674685742" calcext:value-type="percentage">
            <text:p>7,682%</text:p>
          </table:table-cell>
          <table:table-cell table:formula="of:=(ABS([$Registrado.S19] - [$Previsto.S19])/[$Registrado.S19])" office:value-type="percentage" office:value="0.278924318001236" calcext:value-type="percentage">
            <text:p>27,892%</text:p>
          </table:table-cell>
          <table:table-cell table:formula="of:=(ABS([$Registrado.T19] - [$Previsto.T19])/[$Registrado.T19])" office:value-type="percentage" office:value="0.0140616534248014" calcext:value-type="percentage">
            <text:p>1,406%</text:p>
          </table:table-cell>
          <table:table-cell table:formula="of:=(ABS([$Registrado.U19] - [$Previsto.U19])/[$Registrado.U19])" office:value-type="percentage" office:value="0.251982607004732" calcext:value-type="percentage">
            <text:p>25,198%</text:p>
          </table:table-cell>
          <table:table-cell table:formula="of:=(ABS([$Registrado.V19] - [$Previsto.V19])/[$Registrado.V19])" office:value-type="percentage" office:value="0.335457547822079" calcext:value-type="percentage">
            <text:p>33,546%</text:p>
          </table:table-cell>
          <table:table-cell table:formula="of:=(ABS([$Registrado.W19] - [$Previsto.W19])/[$Registrado.W19])" office:value-type="percentage" office:value="0.419398172643543" calcext:value-type="percentage">
            <text:p>41,940%</text:p>
          </table:table-cell>
          <table:table-cell table:formula="of:=(ABS([$Registrado.X19] - [$Previsto.X19])/[$Registrado.X19])" office:value-type="percentage" office:value="0.0523493271343734" calcext:value-type="percentage">
            <text:p>5,235%</text:p>
          </table:table-cell>
          <table:table-cell table:formula="of:=(ABS([$Registrado.Y19] - [$Previsto.Y19])/[$Registrado.Y19])" office:value-type="percentage" office:value="0.0260563622197826" calcext:value-type="percentage">
            <text:p>2,606%</text:p>
          </table:table-cell>
          <table:table-cell table:formula="of:=(ABS([$Registrado.Z19] - [$Previsto.Z19])/[$Registrado.Z19])" office:value-type="percentage" office:value="0.149523622914006" calcext:value-type="percentage">
            <text:p>14,952%</text:p>
          </table:table-cell>
          <table:table-cell table:formula="of:=(ABS([$Registrado.AA19] - [$Previsto.AA19])/[$Registrado.AA19])" office:value-type="percentage" office:value="0.155830089449608" calcext:value-type="percentage">
            <text:p>15,583%</text:p>
          </table:table-cell>
          <table:table-cell table:formula="of:=(ABS([$Registrado.AB19] - [$Previsto.AB19])/[$Registrado.AB19])" office:value-type="percentage" office:value="0.104964226687879" calcext:value-type="percentage">
            <text:p>10,496%</text:p>
          </table:table-cell>
          <table:table-cell table:formula="of:=(ABS([$Registrado.AC19] - [$Previsto.AC19])/[$Registrado.AC19])" office:value-type="percentage" office:value="0.186946540571637" calcext:value-type="percentage">
            <text:p>18,695%</text:p>
          </table:table-cell>
          <table:table-cell table:formula="of:=(ABS([$Registrado.AD19] - [$Previsto.AD19])/[$Registrado.AD19])" office:value-type="percentage" office:value="0.143210790909494" calcext:value-type="percentage">
            <text:p>14,321%</text:p>
          </table:table-cell>
          <table:table-cell table:formula="of:=(ABS([$Registrado.AE19] - [$Previsto.AE19])/[$Registrado.AE19])" office:value-type="percentage" office:value="0.0779615402975575" calcext:value-type="percentage">
            <text:p>7,796%</text:p>
          </table:table-cell>
          <table:table-cell table:formula="of:=AVERAGE([.B19:.AE19])" office:value-type="percentage" office:value="0.174061660182327" calcext:value-type="percentage">
            <text:p>17,406%</text:p>
          </table:table-cell>
          <table:table-cell table:formula="of:=STDEV([.B19:.AE19])" office:value-type="percentage" office:value="0.127827828405845" calcext:value-type="percentage">
            <text:p>12,78%</text:p>
          </table:table-cell>
          <table:table-cell table:formula="of:=COUNTIF([.B19:.AE1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116601050351479" calcext:value-type="percentage">
            <text:p>11,660%</text:p>
          </table:table-cell>
          <table:table-cell table:formula="of:=(ABS([$Registrado.C20] - [$Previsto.C20])/[$Registrado.C20])" office:value-type="percentage" office:value="0.141372233655718" calcext:value-type="percentage">
            <text:p>14,137%</text:p>
          </table:table-cell>
          <table:table-cell table:formula="of:=(ABS([$Registrado.D20] - [$Previsto.D20])/[$Registrado.D20])" office:value-type="percentage" office:value="0.130583316960903" calcext:value-type="percentage">
            <text:p>13,058%</text:p>
          </table:table-cell>
          <table:table-cell table:formula="of:=(ABS([$Registrado.E20] - [$Previsto.E20])/[$Registrado.E20])" office:value-type="percentage" office:value="0.040442340097648" calcext:value-type="percentage">
            <text:p>4,044%</text:p>
          </table:table-cell>
          <table:table-cell table:formula="of:=(ABS([$Registrado.F20] - [$Previsto.F20])/[$Registrado.F20])" office:value-type="percentage" office:value="0.0922031088778343" calcext:value-type="percentage">
            <text:p>9,220%</text:p>
          </table:table-cell>
          <table:table-cell table:formula="of:=(ABS([$Registrado.G20] - [$Previsto.G20])/[$Registrado.G20])" office:value-type="percentage" office:value="0.013448243025814" calcext:value-type="percentage">
            <text:p>1,345%</text:p>
          </table:table-cell>
          <table:table-cell table:formula="of:=(ABS([$Registrado.H20] - [$Previsto.H20])/[$Registrado.H20])" office:value-type="percentage" office:value="0.0303600711403215" calcext:value-type="percentage">
            <text:p>3,036%</text:p>
          </table:table-cell>
          <table:table-cell table:formula="of:=(ABS([$Registrado.I20] - [$Previsto.I20])/[$Registrado.I20])" office:value-type="percentage" office:value="0.00895251226789973" calcext:value-type="percentage">
            <text:p>0,895%</text:p>
          </table:table-cell>
          <table:table-cell table:formula="of:=(ABS([$Registrado.J20] - [$Previsto.J20])/[$Registrado.J20])" office:value-type="percentage" office:value="0.0665236512747059" calcext:value-type="percentage">
            <text:p>6,652%</text:p>
          </table:table-cell>
          <table:table-cell table:formula="of:=(ABS([$Registrado.K20] - [$Previsto.K20])/[$Registrado.K20])" office:value-type="percentage" office:value="0.0567527939795527" calcext:value-type="percentage">
            <text:p>5,675%</text:p>
          </table:table-cell>
          <table:table-cell table:formula="of:=(ABS([$Registrado.L20] - [$Previsto.L20])/[$Registrado.L20])" office:value-type="percentage" office:value="0.141270450349201" calcext:value-type="percentage">
            <text:p>14,127%</text:p>
          </table:table-cell>
          <table:table-cell table:formula="of:=(ABS([$Registrado.M20] - [$Previsto.M20])/[$Registrado.M20])" office:value-type="percentage" office:value="0.158679639239431" calcext:value-type="percentage">
            <text:p>15,868%</text:p>
          </table:table-cell>
          <table:table-cell table:formula="of:=(ABS([$Registrado.N20] - [$Previsto.N20])/[$Registrado.N20])" office:value-type="percentage" office:value="0.0893261790469157" calcext:value-type="percentage">
            <text:p>8,933%</text:p>
          </table:table-cell>
          <table:table-cell table:formula="of:=(ABS([$Registrado.O20] - [$Previsto.O20])/[$Registrado.O20])" office:value-type="percentage" office:value="0.132343997283209" calcext:value-type="percentage">
            <text:p>13,234%</text:p>
          </table:table-cell>
          <table:table-cell table:formula="of:=(ABS([$Registrado.P20] - [$Previsto.P20])/[$Registrado.P20])" office:value-type="percentage" office:value="0.0541092207456845" calcext:value-type="percentage">
            <text:p>5,411%</text:p>
          </table:table-cell>
          <table:table-cell table:formula="of:=(ABS([$Registrado.Q20] - [$Previsto.Q20])/[$Registrado.Q20])" office:value-type="percentage" office:value="0.157199587061253" calcext:value-type="percentage">
            <text:p>15,720%</text:p>
          </table:table-cell>
          <table:table-cell table:formula="of:=(ABS([$Registrado.R20] - [$Previsto.R20])/[$Registrado.R20])" office:value-type="percentage" office:value="0.12840369137745" calcext:value-type="percentage">
            <text:p>12,840%</text:p>
          </table:table-cell>
          <table:table-cell table:formula="of:=(ABS([$Registrado.S20] - [$Previsto.S20])/[$Registrado.S20])" office:value-type="percentage" office:value="0.0504325543499861" calcext:value-type="percentage">
            <text:p>5,043%</text:p>
          </table:table-cell>
          <table:table-cell table:formula="of:=(ABS([$Registrado.T20] - [$Previsto.T20])/[$Registrado.T20])" office:value-type="percentage" office:value="0.0716066776430497" calcext:value-type="percentage">
            <text:p>7,161%</text:p>
          </table:table-cell>
          <table:table-cell table:formula="of:=(ABS([$Registrado.U20] - [$Previsto.U20])/[$Registrado.U20])" office:value-type="percentage" office:value="0.0793434310722101" calcext:value-type="percentage">
            <text:p>7,934%</text:p>
          </table:table-cell>
          <table:table-cell table:formula="of:=(ABS([$Registrado.V20] - [$Previsto.V20])/[$Registrado.V20])" office:value-type="percentage" office:value="0.0674418658662951" calcext:value-type="percentage">
            <text:p>6,744%</text:p>
          </table:table-cell>
          <table:table-cell table:formula="of:=(ABS([$Registrado.W20] - [$Previsto.W20])/[$Registrado.W20])" office:value-type="percentage" office:value="0.11437038508192" calcext:value-type="percentage">
            <text:p>11,437%</text:p>
          </table:table-cell>
          <table:table-cell table:formula="of:=(ABS([$Registrado.X20] - [$Previsto.X20])/[$Registrado.X20])" office:value-type="percentage" office:value="0.00378681124931356" calcext:value-type="percentage">
            <text:p>0,379%</text:p>
          </table:table-cell>
          <table:table-cell table:formula="of:=(ABS([$Registrado.Y20] - [$Previsto.Y20])/[$Registrado.Y20])" office:value-type="percentage" office:value="0.09866264770346" calcext:value-type="percentage">
            <text:p>9,866%</text:p>
          </table:table-cell>
          <table:table-cell table:formula="of:=(ABS([$Registrado.Z20] - [$Previsto.Z20])/[$Registrado.Z20])" office:value-type="percentage" office:value="0.128640432289557" calcext:value-type="percentage">
            <text:p>12,864%</text:p>
          </table:table-cell>
          <table:table-cell table:formula="of:=(ABS([$Registrado.AA20] - [$Previsto.AA20])/[$Registrado.AA20])" office:value-type="percentage" office:value="0.173419851794853" calcext:value-type="percentage">
            <text:p>17,342%</text:p>
          </table:table-cell>
          <table:table-cell table:formula="of:=(ABS([$Registrado.AB20] - [$Previsto.AB20])/[$Registrado.AB20])" office:value-type="percentage" office:value="0.117279591109411" calcext:value-type="percentage">
            <text:p>11,728%</text:p>
          </table:table-cell>
          <table:table-cell table:formula="of:=(ABS([$Registrado.AC20] - [$Previsto.AC20])/[$Registrado.AC20])" office:value-type="percentage" office:value="0.0994515132798023" calcext:value-type="percentage">
            <text:p>9,945%</text:p>
          </table:table-cell>
          <table:table-cell table:formula="of:=(ABS([$Registrado.AD20] - [$Previsto.AD20])/[$Registrado.AD20])" office:value-type="percentage" office:value="0.107874405474765" calcext:value-type="percentage">
            <text:p>10,787%</text:p>
          </table:table-cell>
          <table:table-cell table:formula="of:=(ABS([$Registrado.AE20] - [$Previsto.AE20])/[$Registrado.AE20])" office:value-type="percentage" office:value="0.0675328384420332" calcext:value-type="percentage">
            <text:p>6,753%</text:p>
          </table:table-cell>
          <table:table-cell table:formula="of:=AVERAGE([.B20:.AE20])" office:value-type="percentage" office:value="0.0912805030697225" calcext:value-type="percentage">
            <text:p>9,128%</text:p>
          </table:table-cell>
          <table:table-cell table:formula="of:=STDEV([.B20:.AE20])" office:value-type="percentage" office:value="0.0463134678479819" calcext:value-type="percentage">
            <text:p>4,63%</text:p>
          </table:table-cell>
          <table:table-cell table:formula="of:=COUNTIF([.B20:.AE2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177988173003455" calcext:value-type="percentage">
            <text:p>1,780%</text:p>
          </table:table-cell>
          <table:table-cell table:formula="of:=(ABS([$Registrado.C21] - [$Previsto.C21])/[$Registrado.C21])" office:value-type="percentage" office:value="0.0573037509156779" calcext:value-type="percentage">
            <text:p>5,730%</text:p>
          </table:table-cell>
          <table:table-cell table:formula="of:=(ABS([$Registrado.D21] - [$Previsto.D21])/[$Registrado.D21])" office:value-type="percentage" office:value="0.090256616950359" calcext:value-type="percentage">
            <text:p>9,026%</text:p>
          </table:table-cell>
          <table:table-cell table:formula="of:=(ABS([$Registrado.E21] - [$Previsto.E21])/[$Registrado.E21])" office:value-type="percentage" office:value="0.00555238773676685" calcext:value-type="percentage">
            <text:p>0,555%</text:p>
          </table:table-cell>
          <table:table-cell table:formula="of:=(ABS([$Registrado.F21] - [$Previsto.F21])/[$Registrado.F21])" office:value-type="percentage" office:value="0.023341214803187" calcext:value-type="percentage">
            <text:p>2,334%</text:p>
          </table:table-cell>
          <table:table-cell table:formula="of:=(ABS([$Registrado.G21] - [$Previsto.G21])/[$Registrado.G21])" office:value-type="percentage" office:value="0.0759305222916892" calcext:value-type="percentage">
            <text:p>7,593%</text:p>
          </table:table-cell>
          <table:table-cell table:formula="of:=(ABS([$Registrado.H21] - [$Previsto.H21])/[$Registrado.H21])" office:value-type="percentage" office:value="0.0219900420363306" calcext:value-type="percentage">
            <text:p>2,199%</text:p>
          </table:table-cell>
          <table:table-cell table:formula="of:=(ABS([$Registrado.I21] - [$Previsto.I21])/[$Registrado.I21])" office:value-type="percentage" office:value="0.289122668828912" calcext:value-type="percentage">
            <text:p>28,912%</text:p>
          </table:table-cell>
          <table:table-cell table:formula="of:=(ABS([$Registrado.J21] - [$Previsto.J21])/[$Registrado.J21])" office:value-type="percentage" office:value="0.0927460677791832" calcext:value-type="percentage">
            <text:p>9,275%</text:p>
          </table:table-cell>
          <table:table-cell table:formula="of:=(ABS([$Registrado.K21] - [$Previsto.K21])/[$Registrado.K21])" office:value-type="percentage" office:value="0.113748576609888" calcext:value-type="percentage">
            <text:p>11,375%</text:p>
          </table:table-cell>
          <table:table-cell table:formula="of:=(ABS([$Registrado.L21] - [$Previsto.L21])/[$Registrado.L21])" office:value-type="percentage" office:value="0.325406948551568" calcext:value-type="percentage">
            <text:p>32,541%</text:p>
          </table:table-cell>
          <table:table-cell table:formula="of:=(ABS([$Registrado.M21] - [$Previsto.M21])/[$Registrado.M21])" office:value-type="percentage" office:value="0.21985964970176" calcext:value-type="percentage">
            <text:p>21,986%</text:p>
          </table:table-cell>
          <table:table-cell table:formula="of:=(ABS([$Registrado.N21] - [$Previsto.N21])/[$Registrado.N21])" office:value-type="percentage" office:value="0.164273955040782" calcext:value-type="percentage">
            <text:p>16,427%</text:p>
          </table:table-cell>
          <table:table-cell table:formula="of:=(ABS([$Registrado.O21] - [$Previsto.O21])/[$Registrado.O21])" office:value-type="percentage" office:value="0.176938941035107" calcext:value-type="percentage">
            <text:p>17,694%</text:p>
          </table:table-cell>
          <table:table-cell table:formula="of:=(ABS([$Registrado.P21] - [$Previsto.P21])/[$Registrado.P21])" office:value-type="percentage" office:value="0.187408414437031" calcext:value-type="percentage">
            <text:p>18,741%</text:p>
          </table:table-cell>
          <table:table-cell table:formula="of:=(ABS([$Registrado.Q21] - [$Previsto.Q21])/[$Registrado.Q21])" office:value-type="percentage" office:value="0.193277001818477" calcext:value-type="percentage">
            <text:p>19,328%</text:p>
          </table:table-cell>
          <table:table-cell table:formula="of:=(ABS([$Registrado.R21] - [$Previsto.R21])/[$Registrado.R21])" office:value-type="percentage" office:value="0.132169064929935" calcext:value-type="percentage">
            <text:p>13,217%</text:p>
          </table:table-cell>
          <table:table-cell table:formula="of:=(ABS([$Registrado.S21] - [$Previsto.S21])/[$Registrado.S21])" office:value-type="percentage" office:value="0.00976386624661235" calcext:value-type="percentage">
            <text:p>0,976%</text:p>
          </table:table-cell>
          <table:table-cell table:formula="of:=(ABS([$Registrado.T21] - [$Previsto.T21])/[$Registrado.T21])" office:value-type="percentage" office:value="0.187865714568224" calcext:value-type="percentage">
            <text:p>18,787%</text:p>
          </table:table-cell>
          <table:table-cell table:formula="of:=(ABS([$Registrado.U21] - [$Previsto.U21])/[$Registrado.U21])" office:value-type="percentage" office:value="0.0331381472533323" calcext:value-type="percentage">
            <text:p>3,314%</text:p>
          </table:table-cell>
          <table:table-cell table:formula="of:=(ABS([$Registrado.V21] - [$Previsto.V21])/[$Registrado.V21])" office:value-type="percentage" office:value="0.0817884778064077" calcext:value-type="percentage">
            <text:p>8,179%</text:p>
          </table:table-cell>
          <table:table-cell table:formula="of:=(ABS([$Registrado.W21] - [$Previsto.W21])/[$Registrado.W21])" office:value-type="percentage" office:value="0.183817690638588" calcext:value-type="percentage">
            <text:p>18,382%</text:p>
          </table:table-cell>
          <table:table-cell table:formula="of:=(ABS([$Registrado.X21] - [$Previsto.X21])/[$Registrado.X21])" office:value-type="percentage" office:value="0.202399951840007" calcext:value-type="percentage">
            <text:p>20,240%</text:p>
          </table:table-cell>
          <table:table-cell table:formula="of:=(ABS([$Registrado.Y21] - [$Previsto.Y21])/[$Registrado.Y21])" office:value-type="percentage" office:value="0.123493025631501" calcext:value-type="percentage">
            <text:p>12,349%</text:p>
          </table:table-cell>
          <table:table-cell table:formula="of:=(ABS([$Registrado.Z21] - [$Previsto.Z21])/[$Registrado.Z21])" office:value-type="percentage" office:value="0.268505958955875" calcext:value-type="percentage">
            <text:p>26,851%</text:p>
          </table:table-cell>
          <table:table-cell table:formula="of:=(ABS([$Registrado.AA21] - [$Previsto.AA21])/[$Registrado.AA21])" office:value-type="percentage" office:value="0.22942292645077" calcext:value-type="percentage">
            <text:p>22,942%</text:p>
          </table:table-cell>
          <table:table-cell table:formula="of:=(ABS([$Registrado.AB21] - [$Previsto.AB21])/[$Registrado.AB21])" office:value-type="percentage" office:value="0.163192937314227" calcext:value-type="percentage">
            <text:p>16,319%</text:p>
          </table:table-cell>
          <table:table-cell table:formula="of:=(ABS([$Registrado.AC21] - [$Previsto.AC21])/[$Registrado.AC21])" office:value-type="percentage" office:value="0.254239712239321" calcext:value-type="percentage">
            <text:p>25,424%</text:p>
          </table:table-cell>
          <table:table-cell table:formula="of:=(ABS([$Registrado.AD21] - [$Previsto.AD21])/[$Registrado.AD21])" office:value-type="percentage" office:value="0.168150702945044" calcext:value-type="percentage">
            <text:p>16,815%</text:p>
          </table:table-cell>
          <table:table-cell table:formula="of:=(ABS([$Registrado.AE21] - [$Previsto.AE21])/[$Registrado.AE21])" office:value-type="percentage" office:value="0.0132040703062416" calcext:value-type="percentage">
            <text:p>1,320%</text:p>
          </table:table-cell>
          <table:table-cell table:formula="of:=AVERAGE([.B21:.AE21])" office:value-type="percentage" office:value="0.136870260765438" calcext:value-type="percentage">
            <text:p>13,687%</text:p>
          </table:table-cell>
          <table:table-cell table:formula="of:=STDEV([.B21:.AE21])" office:value-type="percentage" office:value="0.0913119646079453" calcext:value-type="percentage">
            <text:p>9,13%</text:p>
          </table:table-cell>
          <table:table-cell table:formula="of:=COUNTIF([.B21:.AE21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26310543589744" calcext:value-type="percentage">
            <text:p>12,631%</text:p>
          </table:table-cell>
          <table:table-cell table:formula="of:=(ABS([$Registrado.C22] - [$Previsto.C22])/[$Registrado.C22])" office:value-type="percentage" office:value="0.0844623187920586" calcext:value-type="percentage">
            <text:p>8,446%</text:p>
          </table:table-cell>
          <table:table-cell table:formula="of:=(ABS([$Registrado.D22] - [$Previsto.D22])/[$Registrado.D22])" office:value-type="percentage" office:value="0.0967185546324394" calcext:value-type="percentage">
            <text:p>9,672%</text:p>
          </table:table-cell>
          <table:table-cell table:formula="of:=(ABS([$Registrado.E22] - [$Previsto.E22])/[$Registrado.E22])" office:value-type="percentage" office:value="0.0506903879707502" calcext:value-type="percentage">
            <text:p>5,069%</text:p>
          </table:table-cell>
          <table:table-cell table:formula="of:=(ABS([$Registrado.F22] - [$Previsto.F22])/[$Registrado.F22])" office:value-type="percentage" office:value="0.0639682653353521" calcext:value-type="percentage">
            <text:p>6,397%</text:p>
          </table:table-cell>
          <table:table-cell table:formula="of:=(ABS([$Registrado.G22] - [$Previsto.G22])/[$Registrado.G22])" office:value-type="percentage" office:value="0.0482520925246361" calcext:value-type="percentage">
            <text:p>4,825%</text:p>
          </table:table-cell>
          <table:table-cell table:formula="of:=(ABS([$Registrado.H22] - [$Previsto.H22])/[$Registrado.H22])" office:value-type="percentage" office:value="0.174944711032045" calcext:value-type="percentage">
            <text:p>17,494%</text:p>
          </table:table-cell>
          <table:table-cell table:formula="of:=(ABS([$Registrado.I22] - [$Previsto.I22])/[$Registrado.I22])" office:value-type="percentage" office:value="0.510687814395902" calcext:value-type="percentage">
            <text:p>51,069%</text:p>
          </table:table-cell>
          <table:table-cell table:formula="of:=(ABS([$Registrado.J22] - [$Previsto.J22])/[$Registrado.J22])" office:value-type="percentage" office:value="0.310270976141134" calcext:value-type="percentage">
            <text:p>31,027%</text:p>
          </table:table-cell>
          <table:table-cell table:formula="of:=(ABS([$Registrado.K22] - [$Previsto.K22])/[$Registrado.K22])" office:value-type="percentage" office:value="0.31648471545586" calcext:value-type="percentage">
            <text:p>31,648%</text:p>
          </table:table-cell>
          <table:table-cell table:formula="of:=(ABS([$Registrado.L22] - [$Previsto.L22])/[$Registrado.L22])" office:value-type="percentage" office:value="0.562412297775934" calcext:value-type="percentage">
            <text:p>56,241%</text:p>
          </table:table-cell>
          <table:table-cell table:formula="of:=(ABS([$Registrado.M22] - [$Previsto.M22])/[$Registrado.M22])" office:value-type="percentage" office:value="0.0714598221182494" calcext:value-type="percentage">
            <text:p>7,146%</text:p>
          </table:table-cell>
          <table:table-cell table:formula="of:=(ABS([$Registrado.N22] - [$Previsto.N22])/[$Registrado.N22])" office:value-type="percentage" office:value="0.165384792681478" calcext:value-type="percentage">
            <text:p>16,538%</text:p>
          </table:table-cell>
          <table:table-cell table:formula="of:=(ABS([$Registrado.O22] - [$Previsto.O22])/[$Registrado.O22])" office:value-type="percentage" office:value="0.00237945177246497" calcext:value-type="percentage">
            <text:p>0,238%</text:p>
          </table:table-cell>
          <table:table-cell table:formula="of:=(ABS([$Registrado.P22] - [$Previsto.P22])/[$Registrado.P22])" office:value-type="percentage" office:value="0.160679439139369" calcext:value-type="percentage">
            <text:p>16,068%</text:p>
          </table:table-cell>
          <table:table-cell table:formula="of:=(ABS([$Registrado.Q22] - [$Previsto.Q22])/[$Registrado.Q22])" office:value-type="percentage" office:value="0.107555588523954" calcext:value-type="percentage">
            <text:p>10,756%</text:p>
          </table:table-cell>
          <table:table-cell table:formula="of:=(ABS([$Registrado.R22] - [$Previsto.R22])/[$Registrado.R22])" office:value-type="percentage" office:value="0.113296284462297" calcext:value-type="percentage">
            <text:p>11,330%</text:p>
          </table:table-cell>
          <table:table-cell table:formula="of:=(ABS([$Registrado.S22] - [$Previsto.S22])/[$Registrado.S22])" office:value-type="percentage" office:value="0.27886437442803" calcext:value-type="percentage">
            <text:p>27,886%</text:p>
          </table:table-cell>
          <table:table-cell table:formula="of:=(ABS([$Registrado.T22] - [$Previsto.T22])/[$Registrado.T22])" office:value-type="percentage" office:value="0.0425990321390595" calcext:value-type="percentage">
            <text:p>4,260%</text:p>
          </table:table-cell>
          <table:table-cell table:formula="of:=(ABS([$Registrado.U22] - [$Previsto.U22])/[$Registrado.U22])" office:value-type="percentage" office:value="0.22661258817146" calcext:value-type="percentage">
            <text:p>22,661%</text:p>
          </table:table-cell>
          <table:table-cell table:formula="of:=(ABS([$Registrado.V22] - [$Previsto.V22])/[$Registrado.V22])" office:value-type="percentage" office:value="0.325217581929683" calcext:value-type="percentage">
            <text:p>32,522%</text:p>
          </table:table-cell>
          <table:table-cell table:formula="of:=(ABS([$Registrado.W22] - [$Previsto.W22])/[$Registrado.W22])" office:value-type="percentage" office:value="0.239045641425969" calcext:value-type="percentage">
            <text:p>23,905%</text:p>
          </table:table-cell>
          <table:table-cell table:formula="of:=(ABS([$Registrado.X22] - [$Previsto.X22])/[$Registrado.X22])" office:value-type="percentage" office:value="0.0703491039104136" calcext:value-type="percentage">
            <text:p>7,035%</text:p>
          </table:table-cell>
          <table:table-cell table:formula="of:=(ABS([$Registrado.Y22] - [$Previsto.Y22])/[$Registrado.Y22])" office:value-type="percentage" office:value="0.257704387076338" calcext:value-type="percentage">
            <text:p>25,770%</text:p>
          </table:table-cell>
          <table:table-cell table:formula="of:=(ABS([$Registrado.Z22] - [$Previsto.Z22])/[$Registrado.Z22])" office:value-type="percentage" office:value="0.0738936318697295" calcext:value-type="percentage">
            <text:p>7,389%</text:p>
          </table:table-cell>
          <table:table-cell table:formula="of:=(ABS([$Registrado.AA22] - [$Previsto.AA22])/[$Registrado.AA22])" office:value-type="percentage" office:value="0.115989595993076" calcext:value-type="percentage">
            <text:p>11,599%</text:p>
          </table:table-cell>
          <table:table-cell table:formula="of:=(ABS([$Registrado.AB22] - [$Previsto.AB22])/[$Registrado.AB22])" office:value-type="percentage" office:value="0.0772404829464303" calcext:value-type="percentage">
            <text:p>7,724%</text:p>
          </table:table-cell>
          <table:table-cell table:formula="of:=(ABS([$Registrado.AC22] - [$Previsto.AC22])/[$Registrado.AC22])" office:value-type="percentage" office:value="0.177711057304278" calcext:value-type="percentage">
            <text:p>17,771%</text:p>
          </table:table-cell>
          <table:table-cell table:formula="of:=(ABS([$Registrado.AD22] - [$Previsto.AD22])/[$Registrado.AD22])" office:value-type="percentage" office:value="0.086183906556588" calcext:value-type="percentage">
            <text:p>8,618%</text:p>
          </table:table-cell>
          <table:table-cell table:formula="of:=(ABS([$Registrado.AE22] - [$Previsto.AE22])/[$Registrado.AE22])" office:value-type="percentage" office:value="0.0121574581751723" calcext:value-type="percentage">
            <text:p>1,216%</text:p>
          </table:table-cell>
          <table:table-cell table:formula="of:=AVERAGE([.B22:.AE22])" office:value-type="percentage" office:value="0.16498422994233" calcext:value-type="percentage">
            <text:p>16,498%</text:p>
          </table:table-cell>
          <table:table-cell table:formula="of:=STDEV([.B22:.AE22])" office:value-type="percentage" office:value="0.136572664216821" calcext:value-type="percentage">
            <text:p>13,66%</text:p>
          </table:table-cell>
          <table:table-cell table:formula="of:=COUNTIF([.B22:.AE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23716933562365" calcext:value-type="percentage">
            <text:p>12,372%</text:p>
          </table:table-cell>
          <table:table-cell table:formula="of:=(ABS([$Registrado.C23] - [$Previsto.C23])/[$Registrado.C23])" office:value-type="percentage" office:value="0.253750164489144" calcext:value-type="percentage">
            <text:p>25,375%</text:p>
          </table:table-cell>
          <table:table-cell table:formula="of:=(ABS([$Registrado.D23] - [$Previsto.D23])/[$Registrado.D23])" office:value-type="percentage" office:value="0.231355303085476" calcext:value-type="percentage">
            <text:p>23,136%</text:p>
          </table:table-cell>
          <table:table-cell table:formula="of:=(ABS([$Registrado.E23] - [$Previsto.E23])/[$Registrado.E23])" office:value-type="percentage" office:value="0.143071950989124" calcext:value-type="percentage">
            <text:p>14,307%</text:p>
          </table:table-cell>
          <table:table-cell table:formula="of:=(ABS([$Registrado.F23] - [$Previsto.F23])/[$Registrado.F23])" office:value-type="percentage" office:value="0.0538192203298834" calcext:value-type="percentage">
            <text:p>5,382%</text:p>
          </table:table-cell>
          <table:table-cell table:formula="of:=(ABS([$Registrado.G23] - [$Previsto.G23])/[$Registrado.G23])" office:value-type="percentage" office:value="0.238787554653342" calcext:value-type="percentage">
            <text:p>23,879%</text:p>
          </table:table-cell>
          <table:table-cell table:formula="of:=(ABS([$Registrado.H23] - [$Previsto.H23])/[$Registrado.H23])" office:value-type="percentage" office:value="0.26066456524325" calcext:value-type="percentage">
            <text:p>26,066%</text:p>
          </table:table-cell>
          <table:table-cell table:formula="of:=(ABS([$Registrado.I23] - [$Previsto.I23])/[$Registrado.I23])" office:value-type="percentage" office:value="0.368967668624845" calcext:value-type="percentage">
            <text:p>36,897%</text:p>
          </table:table-cell>
          <table:table-cell table:formula="of:=(ABS([$Registrado.J23] - [$Previsto.J23])/[$Registrado.J23])" office:value-type="percentage" office:value="0.332865047853889" calcext:value-type="percentage">
            <text:p>33,287%</text:p>
          </table:table-cell>
          <table:table-cell table:formula="of:=(ABS([$Registrado.K23] - [$Previsto.K23])/[$Registrado.K23])" office:value-type="percentage" office:value="0.298696470013436" calcext:value-type="percentage">
            <text:p>29,870%</text:p>
          </table:table-cell>
          <table:table-cell table:formula="of:=(ABS([$Registrado.L23] - [$Previsto.L23])/[$Registrado.L23])" office:value-type="percentage" office:value="0.585438490191209" calcext:value-type="percentage">
            <text:p>58,544%</text:p>
          </table:table-cell>
          <table:table-cell table:formula="of:=(ABS([$Registrado.M23] - [$Previsto.M23])/[$Registrado.M23])" office:value-type="percentage" office:value="0.0802412090593335" calcext:value-type="percentage">
            <text:p>8,024%</text:p>
          </table:table-cell>
          <table:table-cell table:formula="of:=(ABS([$Registrado.N23] - [$Previsto.N23])/[$Registrado.N23])" office:value-type="percentage" office:value="0.0755943561069369" calcext:value-type="percentage">
            <text:p>7,559%</text:p>
          </table:table-cell>
          <table:table-cell table:formula="of:=(ABS([$Registrado.O23] - [$Previsto.O23])/[$Registrado.O23])" office:value-type="percentage" office:value="0.182057185758278" calcext:value-type="percentage">
            <text:p>18,206%</text:p>
          </table:table-cell>
          <table:table-cell table:formula="of:=(ABS([$Registrado.P23] - [$Previsto.P23])/[$Registrado.P23])" office:value-type="percentage" office:value="0.227621725546744" calcext:value-type="percentage">
            <text:p>22,762%</text:p>
          </table:table-cell>
          <table:table-cell table:formula="of:=(ABS([$Registrado.Q23] - [$Previsto.Q23])/[$Registrado.Q23])" office:value-type="percentage" office:value="0.265639330332537" calcext:value-type="percentage">
            <text:p>26,564%</text:p>
          </table:table-cell>
          <table:table-cell table:formula="of:=(ABS([$Registrado.R23] - [$Previsto.R23])/[$Registrado.R23])" office:value-type="percentage" office:value="0.105241825116383" calcext:value-type="percentage">
            <text:p>10,524%</text:p>
          </table:table-cell>
          <table:table-cell table:formula="of:=(ABS([$Registrado.S23] - [$Previsto.S23])/[$Registrado.S23])" office:value-type="percentage" office:value="0.0708279055669686" calcext:value-type="percentage">
            <text:p>7,083%</text:p>
          </table:table-cell>
          <table:table-cell table:formula="of:=(ABS([$Registrado.T23] - [$Previsto.T23])/[$Registrado.T23])" office:value-type="percentage" office:value="0.00975899136951381" calcext:value-type="percentage">
            <text:p>0,976%</text:p>
          </table:table-cell>
          <table:table-cell table:formula="of:=(ABS([$Registrado.U23] - [$Previsto.U23])/[$Registrado.U23])" office:value-type="percentage" office:value="0.299147892412685" calcext:value-type="percentage">
            <text:p>29,915%</text:p>
          </table:table-cell>
          <table:table-cell table:formula="of:=(ABS([$Registrado.V23] - [$Previsto.V23])/[$Registrado.V23])" office:value-type="percentage" office:value="0.126470692717584" calcext:value-type="percentage">
            <text:p>12,647%</text:p>
          </table:table-cell>
          <table:table-cell table:formula="of:=(ABS([$Registrado.W23] - [$Previsto.W23])/[$Registrado.W23])" office:value-type="percentage" office:value="0.0064639620330679" calcext:value-type="percentage">
            <text:p>0,646%</text:p>
          </table:table-cell>
          <table:table-cell table:formula="of:=(ABS([$Registrado.X23] - [$Previsto.X23])/[$Registrado.X23])" office:value-type="percentage" office:value="0.0533438596491228" calcext:value-type="percentage">
            <text:p>5,334%</text:p>
          </table:table-cell>
          <table:table-cell table:formula="of:=(ABS([$Registrado.Y23] - [$Previsto.Y23])/[$Registrado.Y23])" office:value-type="percentage" office:value="0.0619377952307781" calcext:value-type="percentage">
            <text:p>6,194%</text:p>
          </table:table-cell>
          <table:table-cell table:formula="of:=(ABS([$Registrado.Z23] - [$Previsto.Z23])/[$Registrado.Z23])" office:value-type="percentage" office:value="0.0667223976495784" calcext:value-type="percentage">
            <text:p>6,672%</text:p>
          </table:table-cell>
          <table:table-cell table:formula="of:=(ABS([$Registrado.AA23] - [$Previsto.AA23])/[$Registrado.AA23])" office:value-type="percentage" office:value="0.172602952853598" calcext:value-type="percentage">
            <text:p>17,260%</text:p>
          </table:table-cell>
          <table:table-cell table:formula="of:=(ABS([$Registrado.AB23] - [$Previsto.AB23])/[$Registrado.AB23])" office:value-type="percentage" office:value="0.013975713520976" calcext:value-type="percentage">
            <text:p>1,398%</text:p>
          </table:table-cell>
          <table:table-cell table:formula="of:=(ABS([$Registrado.AC23] - [$Previsto.AC23])/[$Registrado.AC23])" office:value-type="percentage" office:value="0.118578762763387" calcext:value-type="percentage">
            <text:p>11,858%</text:p>
          </table:table-cell>
          <table:table-cell table:formula="of:=(ABS([$Registrado.AD23] - [$Previsto.AD23])/[$Registrado.AD23])" office:value-type="percentage" office:value="0.050651400634992" calcext:value-type="percentage">
            <text:p>5,065%</text:p>
          </table:table-cell>
          <table:table-cell table:formula="of:=(ABS([$Registrado.AE23] - [$Previsto.AE23])/[$Registrado.AE23])" office:value-type="percentage" office:value="0.404745150744642" calcext:value-type="percentage">
            <text:p>40,475%</text:p>
          </table:table-cell>
          <table:table-cell table:formula="of:=AVERAGE([.B23:.AE23])" office:value-type="percentage" office:value="0.176091882603436" calcext:value-type="percentage">
            <text:p>17,609%</text:p>
          </table:table-cell>
          <table:table-cell table:formula="of:=STDEV([.B23:.AE23])" office:value-type="percentage" office:value="0.136602753185244" calcext:value-type="percentage">
            <text:p>13,66%</text:p>
          </table:table-cell>
          <table:table-cell table:formula="of:=COUNTIF([.B23:.AE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517149162663896" calcext:value-type="percentage">
            <text:p>5,171%</text:p>
          </table:table-cell>
          <table:table-cell table:formula="of:=(ABS([$Registrado.C24] - [$Previsto.C24])/[$Registrado.C24])" office:value-type="percentage" office:value="0.0951471639124609" calcext:value-type="percentage">
            <text:p>9,515%</text:p>
          </table:table-cell>
          <table:table-cell table:formula="of:=(ABS([$Registrado.D24] - [$Previsto.D24])/[$Registrado.D24])" office:value-type="percentage" office:value="0.0601760955251565" calcext:value-type="percentage">
            <text:p>6,018%</text:p>
          </table:table-cell>
          <table:table-cell table:formula="of:=(ABS([$Registrado.E24] - [$Previsto.E24])/[$Registrado.E24])" office:value-type="percentage" office:value="0.20348002969562" calcext:value-type="percentage">
            <text:p>20,348%</text:p>
          </table:table-cell>
          <table:table-cell table:formula="of:=(ABS([$Registrado.F24] - [$Previsto.F24])/[$Registrado.F24])" office:value-type="percentage" office:value="0.115910599279555" calcext:value-type="percentage">
            <text:p>11,591%</text:p>
          </table:table-cell>
          <table:table-cell table:formula="of:=(ABS([$Registrado.G24] - [$Previsto.G24])/[$Registrado.G24])" office:value-type="percentage" office:value="0.0627785499189252" calcext:value-type="percentage">
            <text:p>6,278%</text:p>
          </table:table-cell>
          <table:table-cell table:formula="of:=(ABS([$Registrado.H24] - [$Previsto.H24])/[$Registrado.H24])" office:value-type="percentage" office:value="0.135989599437807" calcext:value-type="percentage">
            <text:p>13,599%</text:p>
          </table:table-cell>
          <table:table-cell table:formula="of:=(ABS([$Registrado.I24] - [$Previsto.I24])/[$Registrado.I24])" office:value-type="percentage" office:value="1.90247932398418" calcext:value-type="percentage">
            <text:p>190,248%</text:p>
          </table:table-cell>
          <table:table-cell table:formula="of:=(ABS([$Registrado.J24] - [$Previsto.J24])/[$Registrado.J24])" office:value-type="percentage" office:value="0.0764603471295059" calcext:value-type="percentage">
            <text:p>7,646%</text:p>
          </table:table-cell>
          <table:table-cell table:formula="of:=(ABS([$Registrado.K24] - [$Previsto.K24])/[$Registrado.K24])" office:value-type="percentage" office:value="0.144050120687207" calcext:value-type="percentage">
            <text:p>14,405%</text:p>
          </table:table-cell>
          <table:table-cell table:formula="of:=(ABS([$Registrado.L24] - [$Previsto.L24])/[$Registrado.L24])" office:value-type="percentage" office:value="0.651604059872873" calcext:value-type="percentage">
            <text:p>65,160%</text:p>
          </table:table-cell>
          <table:table-cell table:formula="of:=(ABS([$Registrado.M24] - [$Previsto.M24])/[$Registrado.M24])" office:value-type="percentage" office:value="0.145668894894041" calcext:value-type="percentage">
            <text:p>14,567%</text:p>
          </table:table-cell>
          <table:table-cell table:formula="of:=(ABS([$Registrado.N24] - [$Previsto.N24])/[$Registrado.N24])" office:value-type="percentage" office:value="0.345862725450902" calcext:value-type="percentage">
            <text:p>34,586%</text:p>
          </table:table-cell>
          <table:table-cell table:formula="of:=(ABS([$Registrado.O24] - [$Previsto.O24])/[$Registrado.O24])" office:value-type="percentage" office:value="0.108476701030928" calcext:value-type="percentage">
            <text:p>10,848%</text:p>
          </table:table-cell>
          <table:table-cell table:formula="of:=(ABS([$Registrado.P24] - [$Previsto.P24])/[$Registrado.P24])" office:value-type="percentage" office:value="0.147423003802281" calcext:value-type="percentage">
            <text:p>14,742%</text:p>
          </table:table-cell>
          <table:table-cell table:formula="of:=(ABS([$Registrado.Q24] - [$Previsto.Q24])/[$Registrado.Q24])" office:value-type="percentage" office:value="0.013995608531995" calcext:value-type="percentage">
            <text:p>1,400%</text:p>
          </table:table-cell>
          <table:table-cell table:formula="of:=(ABS([$Registrado.R24] - [$Previsto.R24])/[$Registrado.R24])" office:value-type="percentage" office:value="0.0285240274599543" calcext:value-type="percentage">
            <text:p>2,852%</text:p>
          </table:table-cell>
          <table:table-cell table:formula="of:=(ABS([$Registrado.S24] - [$Previsto.S24])/[$Registrado.S24])" office:value-type="percentage" office:value="0.00108423778983725" calcext:value-type="percentage">
            <text:p>0,108%</text:p>
          </table:table-cell>
          <table:table-cell table:formula="of:=(ABS([$Registrado.T24] - [$Previsto.T24])/[$Registrado.T24])" office:value-type="percentage" office:value="0.181386354461042" calcext:value-type="percentage">
            <text:p>18,139%</text:p>
          </table:table-cell>
          <table:table-cell table:formula="of:=(ABS([$Registrado.U24] - [$Previsto.U24])/[$Registrado.U24])" office:value-type="percentage" office:value="0.242907115546023" calcext:value-type="percentage">
            <text:p>24,291%</text:p>
          </table:table-cell>
          <table:table-cell table:formula="of:=(ABS([$Registrado.V24] - [$Previsto.V24])/[$Registrado.V24])" office:value-type="percentage" office:value="0.234751529411765" calcext:value-type="percentage">
            <text:p>23,475%</text:p>
          </table:table-cell>
          <table:table-cell table:formula="of:=(ABS([$Registrado.W24] - [$Previsto.W24])/[$Registrado.W24])" office:value-type="percentage" office:value="0.23136637402058" calcext:value-type="percentage">
            <text:p>23,137%</text:p>
          </table:table-cell>
          <table:table-cell table:formula="of:=(ABS([$Registrado.X24] - [$Previsto.X24])/[$Registrado.X24])" office:value-type="percentage" office:value="0.237170583278719" calcext:value-type="percentage">
            <text:p>23,717%</text:p>
          </table:table-cell>
          <table:table-cell table:formula="of:=(ABS([$Registrado.Y24] - [$Previsto.Y24])/[$Registrado.Y24])" office:value-type="percentage" office:value="0.0342368454418664" calcext:value-type="percentage">
            <text:p>3,424%</text:p>
          </table:table-cell>
          <table:table-cell table:formula="of:=(ABS([$Registrado.Z24] - [$Previsto.Z24])/[$Registrado.Z24])" office:value-type="percentage" office:value="0.162911701363963" calcext:value-type="percentage">
            <text:p>16,291%</text:p>
          </table:table-cell>
          <table:table-cell table:formula="of:=(ABS([$Registrado.AA24] - [$Previsto.AA24])/[$Registrado.AA24])" office:value-type="percentage" office:value="0.153580277605138" calcext:value-type="percentage">
            <text:p>15,358%</text:p>
          </table:table-cell>
          <table:table-cell table:formula="of:=(ABS([$Registrado.AB24] - [$Previsto.AB24])/[$Registrado.AB24])" office:value-type="percentage" office:value="0.132558055614519" calcext:value-type="percentage">
            <text:p>13,256%</text:p>
          </table:table-cell>
          <table:table-cell table:formula="of:=(ABS([$Registrado.AC24] - [$Previsto.AC24])/[$Registrado.AC24])" office:value-type="percentage" office:value="0.26708664874552" calcext:value-type="percentage">
            <text:p>26,709%</text:p>
          </table:table-cell>
          <table:table-cell table:formula="of:=(ABS([$Registrado.AD24] - [$Previsto.AD24])/[$Registrado.AD24])" office:value-type="percentage" office:value="0.219825755409398" calcext:value-type="percentage">
            <text:p>21,983%</text:p>
          </table:table-cell>
          <table:table-cell table:formula="of:=(ABS([$Registrado.AE24] - [$Previsto.AE24])/[$Registrado.AE24])" office:value-type="percentage" office:value="0.198717848410758" calcext:value-type="percentage">
            <text:p>19,872%</text:p>
          </table:table-cell>
          <table:table-cell table:formula="of:=AVERAGE([.B24:.AE24])" office:value-type="percentage" office:value="0.21957750313263" calcext:value-type="percentage">
            <text:p>21,958%</text:p>
          </table:table-cell>
          <table:table-cell table:formula="of:=STDEV([.B24:.AE24])" office:value-type="percentage" office:value="0.341243647910189" calcext:value-type="percentage">
            <text:p>34,12%</text:p>
          </table:table-cell>
          <table:table-cell table:formula="of:=COUNTIF([.B24:.AE24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24215008327099" calcext:value-type="percentage">
            <text:p>12,422%</text:p>
          </table:table-cell>
          <table:table-cell table:formula="of:=(ABS([$Registrado.C25] - [$Previsto.C25])/[$Registrado.C25])" office:value-type="percentage" office:value="0.157985030793487" calcext:value-type="percentage">
            <text:p>15,799%</text:p>
          </table:table-cell>
          <table:table-cell table:formula="of:=(ABS([$Registrado.D25] - [$Previsto.D25])/[$Registrado.D25])" office:value-type="percentage" office:value="0.0512237861234054" calcext:value-type="percentage">
            <text:p>5,122%</text:p>
          </table:table-cell>
          <table:table-cell table:formula="of:=(ABS([$Registrado.E25] - [$Previsto.E25])/[$Registrado.E25])" office:value-type="percentage" office:value="0.0439561801111261" calcext:value-type="percentage">
            <text:p>4,396%</text:p>
          </table:table-cell>
          <table:table-cell table:formula="of:=(ABS([$Registrado.F25] - [$Previsto.F25])/[$Registrado.F25])" office:value-type="percentage" office:value="0.114461863651702" calcext:value-type="percentage">
            <text:p>11,446%</text:p>
          </table:table-cell>
          <table:table-cell table:formula="of:=(ABS([$Registrado.G25] - [$Previsto.G25])/[$Registrado.G25])" office:value-type="percentage" office:value="0.106156401561079" calcext:value-type="percentage">
            <text:p>10,616%</text:p>
          </table:table-cell>
          <table:table-cell table:formula="of:=(ABS([$Registrado.H25] - [$Previsto.H25])/[$Registrado.H25])" office:value-type="percentage" office:value="0.0666561857882576" calcext:value-type="percentage">
            <text:p>6,666%</text:p>
          </table:table-cell>
          <table:table-cell table:formula="of:=(ABS([$Registrado.I25] - [$Previsto.I25])/[$Registrado.I25])" office:value-type="percentage" office:value="0.00175774196990721" calcext:value-type="percentage">
            <text:p>0,176%</text:p>
          </table:table-cell>
          <table:table-cell table:formula="of:=(ABS([$Registrado.J25] - [$Previsto.J25])/[$Registrado.J25])" office:value-type="percentage" office:value="0.0637868357874519" calcext:value-type="percentage">
            <text:p>6,379%</text:p>
          </table:table-cell>
          <table:table-cell table:formula="of:=(ABS([$Registrado.K25] - [$Previsto.K25])/[$Registrado.K25])" office:value-type="percentage" office:value="0.05004532611255" calcext:value-type="percentage">
            <text:p>5,005%</text:p>
          </table:table-cell>
          <table:table-cell table:formula="of:=(ABS([$Registrado.L25] - [$Previsto.L25])/[$Registrado.L25])" office:value-type="percentage" office:value="0.177196792401574" calcext:value-type="percentage">
            <text:p>17,720%</text:p>
          </table:table-cell>
          <table:table-cell table:formula="of:=(ABS([$Registrado.M25] - [$Previsto.M25])/[$Registrado.M25])" office:value-type="percentage" office:value="0.180959139070532" calcext:value-type="percentage">
            <text:p>18,096%</text:p>
          </table:table-cell>
          <table:table-cell table:formula="of:=(ABS([$Registrado.N25] - [$Previsto.N25])/[$Registrado.N25])" office:value-type="percentage" office:value="0.110590642695842" calcext:value-type="percentage">
            <text:p>11,059%</text:p>
          </table:table-cell>
          <table:table-cell table:formula="of:=(ABS([$Registrado.O25] - [$Previsto.O25])/[$Registrado.O25])" office:value-type="percentage" office:value="0.156369628992372" calcext:value-type="percentage">
            <text:p>15,637%</text:p>
          </table:table-cell>
          <table:table-cell table:formula="of:=(ABS([$Registrado.P25] - [$Previsto.P25])/[$Registrado.P25])" office:value-type="percentage" office:value="0.00437988002628392" calcext:value-type="percentage">
            <text:p>0,438%</text:p>
          </table:table-cell>
          <table:table-cell table:formula="of:=(ABS([$Registrado.Q25] - [$Previsto.Q25])/[$Registrado.Q25])" office:value-type="percentage" office:value="0.140923475543787" calcext:value-type="percentage">
            <text:p>14,092%</text:p>
          </table:table-cell>
          <table:table-cell table:formula="of:=(ABS([$Registrado.R25] - [$Previsto.R25])/[$Registrado.R25])" office:value-type="percentage" office:value="0.160516461348495" calcext:value-type="percentage">
            <text:p>16,052%</text:p>
          </table:table-cell>
          <table:table-cell table:formula="of:=(ABS([$Registrado.S25] - [$Previsto.S25])/[$Registrado.S25])" office:value-type="percentage" office:value="0.0882886405351769" calcext:value-type="percentage">
            <text:p>8,829%</text:p>
          </table:table-cell>
          <table:table-cell table:formula="of:=(ABS([$Registrado.T25] - [$Previsto.T25])/[$Registrado.T25])" office:value-type="percentage" office:value="0.0658582034032449" calcext:value-type="percentage">
            <text:p>6,586%</text:p>
          </table:table-cell>
          <table:table-cell table:formula="of:=(ABS([$Registrado.U25] - [$Previsto.U25])/[$Registrado.U25])" office:value-type="percentage" office:value="0.0298420165267767" calcext:value-type="percentage">
            <text:p>2,984%</text:p>
          </table:table-cell>
          <table:table-cell table:formula="of:=(ABS([$Registrado.V25] - [$Previsto.V25])/[$Registrado.V25])" office:value-type="percentage" office:value="0.0680059169978856" calcext:value-type="percentage">
            <text:p>6,801%</text:p>
          </table:table-cell>
          <table:table-cell table:formula="of:=(ABS([$Registrado.W25] - [$Previsto.W25])/[$Registrado.W25])" office:value-type="percentage" office:value="0.118961273184315" calcext:value-type="percentage">
            <text:p>11,896%</text:p>
          </table:table-cell>
          <table:table-cell table:formula="of:=(ABS([$Registrado.X25] - [$Previsto.X25])/[$Registrado.X25])" office:value-type="percentage" office:value="0.109380229442119" calcext:value-type="percentage">
            <text:p>10,938%</text:p>
          </table:table-cell>
          <table:table-cell table:formula="of:=(ABS([$Registrado.Y25] - [$Previsto.Y25])/[$Registrado.Y25])" office:value-type="percentage" office:value="0.062912694608445" calcext:value-type="percentage">
            <text:p>6,291%</text:p>
          </table:table-cell>
          <table:table-cell table:formula="of:=(ABS([$Registrado.Z25] - [$Previsto.Z25])/[$Registrado.Z25])" office:value-type="percentage" office:value="0.21088066920132" calcext:value-type="percentage">
            <text:p>21,088%</text:p>
          </table:table-cell>
          <table:table-cell table:formula="of:=(ABS([$Registrado.AA25] - [$Previsto.AA25])/[$Registrado.AA25])" office:value-type="percentage" office:value="0.207344288368239" calcext:value-type="percentage">
            <text:p>20,734%</text:p>
          </table:table-cell>
          <table:table-cell table:formula="of:=(ABS([$Registrado.AB25] - [$Previsto.AB25])/[$Registrado.AB25])" office:value-type="percentage" office:value="0.167863078545071" calcext:value-type="percentage">
            <text:p>16,786%</text:p>
          </table:table-cell>
          <table:table-cell table:formula="of:=(ABS([$Registrado.AC25] - [$Previsto.AC25])/[$Registrado.AC25])" office:value-type="percentage" office:value="0.235885836346139" calcext:value-type="percentage">
            <text:p>23,589%</text:p>
          </table:table-cell>
          <table:table-cell table:formula="of:=(ABS([$Registrado.AD25] - [$Previsto.AD25])/[$Registrado.AD25])" office:value-type="percentage" office:value="0.16374554683862" calcext:value-type="percentage">
            <text:p>16,375%</text:p>
          </table:table-cell>
          <table:table-cell table:formula="of:=(ABS([$Registrado.AE25] - [$Previsto.AE25])/[$Registrado.AE25])" office:value-type="percentage" office:value="0.0375110527641855" calcext:value-type="percentage">
            <text:p>3,751%</text:p>
          </table:table-cell>
          <table:table-cell table:formula="of:=AVERAGE([.B25:.AE25])" office:value-type="percentage" office:value="0.109255327568883" calcext:value-type="percentage">
            <text:p>10,926%</text:p>
          </table:table-cell>
          <table:table-cell table:formula="of:=STDEV([.B25:.AE25])" office:value-type="percentage" office:value="0.0632257314936649" calcext:value-type="percentage">
            <text:p>6,32%</text:p>
          </table:table-cell>
          <table:table-cell table:formula="of:=COUNTIF([.B25:.AE25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149319639862824" calcext:value-type="percentage">
            <text:p>14,932%</text:p>
          </table:table-cell>
          <table:table-cell table:formula="of:=(ABS([$Registrado.C26] - [$Previsto.C26])/[$Registrado.C26])" office:value-type="percentage" office:value="0.0761348816674061" calcext:value-type="percentage">
            <text:p>7,613%</text:p>
          </table:table-cell>
          <table:table-cell table:formula="of:=(ABS([$Registrado.D26] - [$Previsto.D26])/[$Registrado.D26])" office:value-type="percentage" office:value="0.125715612813514" calcext:value-type="percentage">
            <text:p>12,572%</text:p>
          </table:table-cell>
          <table:table-cell table:formula="of:=(ABS([$Registrado.E26] - [$Previsto.E26])/[$Registrado.E26])" office:value-type="percentage" office:value="0.0511766607652417" calcext:value-type="percentage">
            <text:p>5,118%</text:p>
          </table:table-cell>
          <table:table-cell table:formula="of:=(ABS([$Registrado.F26] - [$Previsto.F26])/[$Registrado.F26])" office:value-type="percentage" office:value="0.0445214304264464" calcext:value-type="percentage">
            <text:p>4,452%</text:p>
          </table:table-cell>
          <table:table-cell table:formula="of:=(ABS([$Registrado.G26] - [$Previsto.G26])/[$Registrado.G26])" office:value-type="percentage" office:value="0.153271777790561" calcext:value-type="percentage">
            <text:p>15,327%</text:p>
          </table:table-cell>
          <table:table-cell table:formula="of:=(ABS([$Registrado.H26] - [$Previsto.H26])/[$Registrado.H26])" office:value-type="percentage" office:value="0.11795419850327" calcext:value-type="percentage">
            <text:p>11,795%</text:p>
          </table:table-cell>
          <table:table-cell table:formula="of:=(ABS([$Registrado.I26] - [$Previsto.I26])/[$Registrado.I26])" office:value-type="percentage" office:value="0.163629731769584" calcext:value-type="percentage">
            <text:p>16,363%</text:p>
          </table:table-cell>
          <table:table-cell table:formula="of:=(ABS([$Registrado.J26] - [$Previsto.J26])/[$Registrado.J26])" office:value-type="percentage" office:value="0.0800507667393554" calcext:value-type="percentage">
            <text:p>8,005%</text:p>
          </table:table-cell>
          <table:table-cell table:formula="of:=(ABS([$Registrado.K26] - [$Previsto.K26])/[$Registrado.K26])" office:value-type="percentage" office:value="0.00637224838078127" calcext:value-type="percentage">
            <text:p>0,637%</text:p>
          </table:table-cell>
          <table:table-cell table:formula="of:=(ABS([$Registrado.L26] - [$Previsto.L26])/[$Registrado.L26])" office:value-type="percentage" office:value="0.39799175794115" calcext:value-type="percentage">
            <text:p>39,799%</text:p>
          </table:table-cell>
          <table:table-cell table:formula="of:=(ABS([$Registrado.M26] - [$Previsto.M26])/[$Registrado.M26])" office:value-type="percentage" office:value="0.18613986951675" calcext:value-type="percentage">
            <text:p>18,614%</text:p>
          </table:table-cell>
          <table:table-cell table:formula="of:=(ABS([$Registrado.N26] - [$Previsto.N26])/[$Registrado.N26])" office:value-type="percentage" office:value="0.00263211960182616" calcext:value-type="percentage">
            <text:p>0,263%</text:p>
          </table:table-cell>
          <table:table-cell table:formula="of:=(ABS([$Registrado.O26] - [$Previsto.O26])/[$Registrado.O26])" office:value-type="percentage" office:value="0.0839248737311526" calcext:value-type="percentage">
            <text:p>8,392%</text:p>
          </table:table-cell>
          <table:table-cell table:formula="of:=(ABS([$Registrado.P26] - [$Previsto.P26])/[$Registrado.P26])" office:value-type="percentage" office:value="0.044106855128335" calcext:value-type="percentage">
            <text:p>4,411%</text:p>
          </table:table-cell>
          <table:table-cell table:formula="of:=(ABS([$Registrado.Q26] - [$Previsto.Q26])/[$Registrado.Q26])" office:value-type="percentage" office:value="0.04480122911337" calcext:value-type="percentage">
            <text:p>4,480%</text:p>
          </table:table-cell>
          <table:table-cell table:formula="of:=(ABS([$Registrado.R26] - [$Previsto.R26])/[$Registrado.R26])" office:value-type="percentage" office:value="0.0124419906076211" calcext:value-type="percentage">
            <text:p>1,244%</text:p>
          </table:table-cell>
          <table:table-cell table:formula="of:=(ABS([$Registrado.S26] - [$Previsto.S26])/[$Registrado.S26])" office:value-type="percentage" office:value="0.0825083035504791" calcext:value-type="percentage">
            <text:p>8,251%</text:p>
          </table:table-cell>
          <table:table-cell table:formula="of:=(ABS([$Registrado.T26] - [$Previsto.T26])/[$Registrado.T26])" office:value-type="percentage" office:value="0.0541569367333464" calcext:value-type="percentage">
            <text:p>5,416%</text:p>
          </table:table-cell>
          <table:table-cell table:formula="of:=(ABS([$Registrado.U26] - [$Previsto.U26])/[$Registrado.U26])" office:value-type="percentage" office:value="0.0352139458407176" calcext:value-type="percentage">
            <text:p>3,521%</text:p>
          </table:table-cell>
          <table:table-cell table:formula="of:=(ABS([$Registrado.V26] - [$Previsto.V26])/[$Registrado.V26])" office:value-type="percentage" office:value="0.0315992411529009" calcext:value-type="percentage">
            <text:p>3,160%</text:p>
          </table:table-cell>
          <table:table-cell table:formula="of:=(ABS([$Registrado.W26] - [$Previsto.W26])/[$Registrado.W26])" office:value-type="percentage" office:value="0.0877164496819926" calcext:value-type="percentage">
            <text:p>8,772%</text:p>
          </table:table-cell>
          <table:table-cell table:formula="of:=(ABS([$Registrado.X26] - [$Previsto.X26])/[$Registrado.X26])" office:value-type="percentage" office:value="0.13437045242141" calcext:value-type="percentage">
            <text:p>13,437%</text:p>
          </table:table-cell>
          <table:table-cell table:formula="of:=(ABS([$Registrado.Y26] - [$Previsto.Y26])/[$Registrado.Y26])" office:value-type="percentage" office:value="0.017718576142694" calcext:value-type="percentage">
            <text:p>1,772%</text:p>
          </table:table-cell>
          <table:table-cell table:formula="of:=(ABS([$Registrado.Z26] - [$Previsto.Z26])/[$Registrado.Z26])" office:value-type="percentage" office:value="0.198301821080154" calcext:value-type="percentage">
            <text:p>19,830%</text:p>
          </table:table-cell>
          <table:table-cell table:formula="of:=(ABS([$Registrado.AA26] - [$Previsto.AA26])/[$Registrado.AA26])" office:value-type="percentage" office:value="0.116070549239522" calcext:value-type="percentage">
            <text:p>11,607%</text:p>
          </table:table-cell>
          <table:table-cell table:formula="of:=(ABS([$Registrado.AB26] - [$Previsto.AB26])/[$Registrado.AB26])" office:value-type="percentage" office:value="0.110519444162672" calcext:value-type="percentage">
            <text:p>11,052%</text:p>
          </table:table-cell>
          <table:table-cell table:formula="of:=(ABS([$Registrado.AC26] - [$Previsto.AC26])/[$Registrado.AC26])" office:value-type="percentage" office:value="0.0968477075237423" calcext:value-type="percentage">
            <text:p>9,685%</text:p>
          </table:table-cell>
          <table:table-cell table:formula="of:=(ABS([$Registrado.AD26] - [$Previsto.AD26])/[$Registrado.AD26])" office:value-type="percentage" office:value="0.0575233462454962" calcext:value-type="percentage">
            <text:p>5,752%</text:p>
          </table:table-cell>
          <table:table-cell table:formula="of:=(ABS([$Registrado.AE26] - [$Previsto.AE26])/[$Registrado.AE26])" office:value-type="percentage" office:value="0.124633274682477" calcext:value-type="percentage">
            <text:p>12,463%</text:p>
          </table:table-cell>
          <table:table-cell table:formula="of:=AVERAGE([.B26:.AE26])" office:value-type="percentage" office:value="0.0962455230938931" calcext:value-type="percentage">
            <text:p>9,625%</text:p>
          </table:table-cell>
          <table:table-cell table:formula="of:=STDEV([.B26:.AE26])" office:value-type="percentage" office:value="0.0780604469423938" calcext:value-type="percentage">
            <text:p>7,81%</text:p>
          </table:table-cell>
          <table:table-cell table:formula="of:=COUNTIF([.B26:.AE26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0489171780837058" calcext:value-type="percentage">
            <text:p>0,489%</text:p>
          </table:table-cell>
          <table:table-cell table:formula="of:=(ABS([$Registrado.C27] - [$Previsto.C27])/[$Registrado.C27])" office:value-type="percentage" office:value="0.0888136427566808" calcext:value-type="percentage">
            <text:p>8,881%</text:p>
          </table:table-cell>
          <table:table-cell table:formula="of:=(ABS([$Registrado.D27] - [$Previsto.D27])/[$Registrado.D27])" office:value-type="percentage" office:value="0.0348162687738177" calcext:value-type="percentage">
            <text:p>3,482%</text:p>
          </table:table-cell>
          <table:table-cell table:formula="of:=(ABS([$Registrado.E27] - [$Previsto.E27])/[$Registrado.E27])" office:value-type="percentage" office:value="0.188106830497196" calcext:value-type="percentage">
            <text:p>18,811%</text:p>
          </table:table-cell>
          <table:table-cell table:formula="of:=(ABS([$Registrado.F27] - [$Previsto.F27])/[$Registrado.F27])" office:value-type="percentage" office:value="0.147952852664577" calcext:value-type="percentage">
            <text:p>14,795%</text:p>
          </table:table-cell>
          <table:table-cell table:formula="of:=(ABS([$Registrado.G27] - [$Previsto.G27])/[$Registrado.G27])" office:value-type="percentage" office:value="0.132349528011492" calcext:value-type="percentage">
            <text:p>13,235%</text:p>
          </table:table-cell>
          <table:table-cell table:formula="of:=(ABS([$Registrado.H27] - [$Previsto.H27])/[$Registrado.H27])" office:value-type="percentage" office:value="0.19086353596466" calcext:value-type="percentage">
            <text:p>19,086%</text:p>
          </table:table-cell>
          <table:table-cell table:formula="of:=(ABS([$Registrado.I27] - [$Previsto.I27])/[$Registrado.I27])" office:value-type="percentage" office:value="0.00744062647475234" calcext:value-type="percentage">
            <text:p>0,744%</text:p>
          </table:table-cell>
          <table:table-cell table:formula="of:=(ABS([$Registrado.J27] - [$Previsto.J27])/[$Registrado.J27])" office:value-type="percentage" office:value="0.141282507555948" calcext:value-type="percentage">
            <text:p>14,128%</text:p>
          </table:table-cell>
          <table:table-cell table:formula="of:=(ABS([$Registrado.K27] - [$Previsto.K27])/[$Registrado.K27])" office:value-type="percentage" office:value="0.1492097818269" calcext:value-type="percentage">
            <text:p>14,921%</text:p>
          </table:table-cell>
          <table:table-cell table:formula="of:=(ABS([$Registrado.L27] - [$Previsto.L27])/[$Registrado.L27])" office:value-type="percentage" office:value="0.274228429098376" calcext:value-type="percentage">
            <text:p>27,423%</text:p>
          </table:table-cell>
          <table:table-cell table:formula="of:=(ABS([$Registrado.M27] - [$Previsto.M27])/[$Registrado.M27])" office:value-type="percentage" office:value="0.147046526755452" calcext:value-type="percentage">
            <text:p>14,705%</text:p>
          </table:table-cell>
          <table:table-cell table:formula="of:=(ABS([$Registrado.N27] - [$Previsto.N27])/[$Registrado.N27])" office:value-type="percentage" office:value="0.185715569287592" calcext:value-type="percentage">
            <text:p>18,572%</text:p>
          </table:table-cell>
          <table:table-cell table:formula="of:=(ABS([$Registrado.O27] - [$Previsto.O27])/[$Registrado.O27])" office:value-type="percentage" office:value="0.0710576255942439" calcext:value-type="percentage">
            <text:p>7,106%</text:p>
          </table:table-cell>
          <table:table-cell table:formula="of:=(ABS([$Registrado.P27] - [$Previsto.P27])/[$Registrado.P27])" office:value-type="percentage" office:value="0.104715217751283" calcext:value-type="percentage">
            <text:p>10,472%</text:p>
          </table:table-cell>
          <table:table-cell table:formula="of:=(ABS([$Registrado.Q27] - [$Previsto.Q27])/[$Registrado.Q27])" office:value-type="percentage" office:value="0.0562550337698577" calcext:value-type="percentage">
            <text:p>5,626%</text:p>
          </table:table-cell>
          <table:table-cell table:formula="of:=(ABS([$Registrado.R27] - [$Previsto.R27])/[$Registrado.R27])" office:value-type="percentage" office:value="0.0797875959411995" calcext:value-type="percentage">
            <text:p>7,979%</text:p>
          </table:table-cell>
          <table:table-cell table:formula="of:=(ABS([$Registrado.S27] - [$Previsto.S27])/[$Registrado.S27])" office:value-type="percentage" office:value="0.0752268172057006" calcext:value-type="percentage">
            <text:p>7,523%</text:p>
          </table:table-cell>
          <table:table-cell table:formula="of:=(ABS([$Registrado.T27] - [$Previsto.T27])/[$Registrado.T27])" office:value-type="percentage" office:value="0.0969571471545382" calcext:value-type="percentage">
            <text:p>9,696%</text:p>
          </table:table-cell>
          <table:table-cell table:formula="of:=(ABS([$Registrado.U27] - [$Previsto.U27])/[$Registrado.U27])" office:value-type="percentage" office:value="0.0721234399818472" calcext:value-type="percentage">
            <text:p>7,212%</text:p>
          </table:table-cell>
          <table:table-cell table:formula="of:=(ABS([$Registrado.V27] - [$Previsto.V27])/[$Registrado.V27])" office:value-type="percentage" office:value="0.067346184842526" calcext:value-type="percentage">
            <text:p>6,735%</text:p>
          </table:table-cell>
          <table:table-cell table:formula="of:=(ABS([$Registrado.W27] - [$Previsto.W27])/[$Registrado.W27])" office:value-type="percentage" office:value="0.0543755447402741" calcext:value-type="percentage">
            <text:p>5,438%</text:p>
          </table:table-cell>
          <table:table-cell table:formula="of:=(ABS([$Registrado.X27] - [$Previsto.X27])/[$Registrado.X27])" office:value-type="percentage" office:value="0.0518863412932482" calcext:value-type="percentage">
            <text:p>5,189%</text:p>
          </table:table-cell>
          <table:table-cell table:formula="of:=(ABS([$Registrado.Y27] - [$Previsto.Y27])/[$Registrado.Y27])" office:value-type="percentage" office:value="0.255413983579887" calcext:value-type="percentage">
            <text:p>25,541%</text:p>
          </table:table-cell>
          <table:table-cell table:formula="of:=(ABS([$Registrado.Z27] - [$Previsto.Z27])/[$Registrado.Z27])" office:value-type="percentage" office:value="0.277977326968974" calcext:value-type="percentage">
            <text:p>27,798%</text:p>
          </table:table-cell>
          <table:table-cell table:formula="of:=(ABS([$Registrado.AA27] - [$Previsto.AA27])/[$Registrado.AA27])" office:value-type="percentage" office:value="0.111871969189551" calcext:value-type="percentage">
            <text:p>11,187%</text:p>
          </table:table-cell>
          <table:table-cell table:formula="of:=(ABS([$Registrado.AB27] - [$Previsto.AB27])/[$Registrado.AB27])" office:value-type="percentage" office:value="0.150047432449738" calcext:value-type="percentage">
            <text:p>15,005%</text:p>
          </table:table-cell>
          <table:table-cell table:formula="of:=(ABS([$Registrado.AC27] - [$Previsto.AC27])/[$Registrado.AC27])" office:value-type="percentage" office:value="0.26629980315396" calcext:value-type="percentage">
            <text:p>26,630%</text:p>
          </table:table-cell>
          <table:table-cell table:formula="of:=(ABS([$Registrado.AD27] - [$Previsto.AD27])/[$Registrado.AD27])" office:value-type="percentage" office:value="0.21430863934465" calcext:value-type="percentage">
            <text:p>21,431%</text:p>
          </table:table-cell>
          <table:table-cell table:formula="of:=(ABS([$Registrado.AE27] - [$Previsto.AE27])/[$Registrado.AE27])" office:value-type="percentage" office:value="0.164078979160374" calcext:value-type="percentage">
            <text:p>16,408%</text:p>
          </table:table-cell>
          <table:table-cell table:formula="of:=AVERAGE([.B27:.AE27])" office:value-type="percentage" office:value="0.128748229986589" calcext:value-type="percentage">
            <text:p>12,875%</text:p>
          </table:table-cell>
          <table:table-cell table:formula="of:=STDEV([.B27:.AE27])" office:value-type="percentage" office:value="0.0774481344588513" calcext:value-type="percentage">
            <text:p>7,74%</text:p>
          </table:table-cell>
          <table:table-cell table:formula="of:=COUNTIF([.B27:.AE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18700284401663" calcext:value-type="percentage">
            <text:p>11,870%</text:p>
          </table:table-cell>
          <table:table-cell table:formula="of:=(ABS([$Registrado.C28] - [$Previsto.C28])/[$Registrado.C28])" office:value-type="percentage" office:value="0.113817048547099" calcext:value-type="percentage">
            <text:p>11,382%</text:p>
          </table:table-cell>
          <table:table-cell table:formula="of:=(ABS([$Registrado.D28] - [$Previsto.D28])/[$Registrado.D28])" office:value-type="percentage" office:value="0.0750945970654111" calcext:value-type="percentage">
            <text:p>7,509%</text:p>
          </table:table-cell>
          <table:table-cell table:formula="of:=(ABS([$Registrado.E28] - [$Previsto.E28])/[$Registrado.E28])" office:value-type="percentage" office:value="0.165204947069242" calcext:value-type="percentage">
            <text:p>16,520%</text:p>
          </table:table-cell>
          <table:table-cell table:formula="of:=(ABS([$Registrado.F28] - [$Previsto.F28])/[$Registrado.F28])" office:value-type="percentage" office:value="0.00789439064945222" calcext:value-type="percentage">
            <text:p>0,789%</text:p>
          </table:table-cell>
          <table:table-cell table:formula="of:=(ABS([$Registrado.G28] - [$Previsto.G28])/[$Registrado.G28])" office:value-type="percentage" office:value="0.150650659480925" calcext:value-type="percentage">
            <text:p>15,065%</text:p>
          </table:table-cell>
          <table:table-cell table:formula="of:=(ABS([$Registrado.H28] - [$Previsto.H28])/[$Registrado.H28])" office:value-type="percentage" office:value="0.193305896878123" calcext:value-type="percentage">
            <text:p>19,331%</text:p>
          </table:table-cell>
          <table:table-cell table:formula="of:=(ABS([$Registrado.I28] - [$Previsto.I28])/[$Registrado.I28])" office:value-type="percentage" office:value="0.817494826509678" calcext:value-type="percentage">
            <text:p>81,749%</text:p>
          </table:table-cell>
          <table:table-cell table:formula="of:=(ABS([$Registrado.J28] - [$Previsto.J28])/[$Registrado.J28])" office:value-type="percentage" office:value="0.386322415834884" calcext:value-type="percentage">
            <text:p>38,632%</text:p>
          </table:table-cell>
          <table:table-cell table:formula="of:=(ABS([$Registrado.K28] - [$Previsto.K28])/[$Registrado.K28])" office:value-type="percentage" office:value="0.423147480894913" calcext:value-type="percentage">
            <text:p>42,315%</text:p>
          </table:table-cell>
          <table:table-cell table:formula="of:=(ABS([$Registrado.L28] - [$Previsto.L28])/[$Registrado.L28])" office:value-type="percentage" office:value="0.613782250185627" calcext:value-type="percentage">
            <text:p>61,378%</text:p>
          </table:table-cell>
          <table:table-cell table:formula="of:=(ABS([$Registrado.M28] - [$Previsto.M28])/[$Registrado.M28])" office:value-type="percentage" office:value="0.0308655963416754" calcext:value-type="percentage">
            <text:p>3,087%</text:p>
          </table:table-cell>
          <table:table-cell table:formula="of:=(ABS([$Registrado.N28] - [$Previsto.N28])/[$Registrado.N28])" office:value-type="percentage" office:value="0.121264887063655" calcext:value-type="percentage">
            <text:p>12,126%</text:p>
          </table:table-cell>
          <table:table-cell table:formula="of:=(ABS([$Registrado.O28] - [$Previsto.O28])/[$Registrado.O28])" office:value-type="percentage" office:value="0.071441110509628" calcext:value-type="percentage">
            <text:p>7,144%</text:p>
          </table:table-cell>
          <table:table-cell table:formula="of:=(ABS([$Registrado.P28] - [$Previsto.P28])/[$Registrado.P28])" office:value-type="percentage" office:value="0.0923092395705441" calcext:value-type="percentage">
            <text:p>9,231%</text:p>
          </table:table-cell>
          <table:table-cell table:formula="of:=(ABS([$Registrado.Q28] - [$Previsto.Q28])/[$Registrado.Q28])" office:value-type="percentage" office:value="0.0587649014127068" calcext:value-type="percentage">
            <text:p>5,876%</text:p>
          </table:table-cell>
          <table:table-cell table:formula="of:=(ABS([$Registrado.R28] - [$Previsto.R28])/[$Registrado.R28])" office:value-type="percentage" office:value="0.246120700400653" calcext:value-type="percentage">
            <text:p>24,612%</text:p>
          </table:table-cell>
          <table:table-cell table:formula="of:=(ABS([$Registrado.S28] - [$Previsto.S28])/[$Registrado.S28])" office:value-type="percentage" office:value="0.480856661703184" calcext:value-type="percentage">
            <text:p>48,086%</text:p>
          </table:table-cell>
          <table:table-cell table:formula="of:=(ABS([$Registrado.T28] - [$Previsto.T28])/[$Registrado.T28])" office:value-type="percentage" office:value="0.321188265064052" calcext:value-type="percentage">
            <text:p>32,119%</text:p>
          </table:table-cell>
          <table:table-cell table:formula="of:=(ABS([$Registrado.U28] - [$Previsto.U28])/[$Registrado.U28])" office:value-type="percentage" office:value="0.393442576383154" calcext:value-type="percentage">
            <text:p>39,344%</text:p>
          </table:table-cell>
          <table:table-cell table:formula="of:=(ABS([$Registrado.V28] - [$Previsto.V28])/[$Registrado.V28])" office:value-type="percentage" office:value="0.449482379599567" calcext:value-type="percentage">
            <text:p>44,948%</text:p>
          </table:table-cell>
          <table:table-cell table:formula="of:=(ABS([$Registrado.W28] - [$Previsto.W28])/[$Registrado.W28])" office:value-type="percentage" office:value="0.609216146993318" calcext:value-type="percentage">
            <text:p>60,922%</text:p>
          </table:table-cell>
          <table:table-cell table:formula="of:=(ABS([$Registrado.X28] - [$Previsto.X28])/[$Registrado.X28])" office:value-type="percentage" office:value="0.2174402951824" calcext:value-type="percentage">
            <text:p>21,744%</text:p>
          </table:table-cell>
          <table:table-cell table:formula="of:=(ABS([$Registrado.Y28] - [$Previsto.Y28])/[$Registrado.Y28])" office:value-type="percentage" office:value="0.291830034752901" calcext:value-type="percentage">
            <text:p>29,183%</text:p>
          </table:table-cell>
          <table:table-cell table:formula="of:=(ABS([$Registrado.Z28] - [$Previsto.Z28])/[$Registrado.Z28])" office:value-type="percentage" office:value="0.15436929679067" calcext:value-type="percentage">
            <text:p>15,437%</text:p>
          </table:table-cell>
          <table:table-cell table:formula="of:=(ABS([$Registrado.AA28] - [$Previsto.AA28])/[$Registrado.AA28])" office:value-type="percentage" office:value="0.0918539679368726" calcext:value-type="percentage">
            <text:p>9,185%</text:p>
          </table:table-cell>
          <table:table-cell table:formula="of:=(ABS([$Registrado.AB28] - [$Previsto.AB28])/[$Registrado.AB28])" office:value-type="percentage" office:value="0.33415517505437" calcext:value-type="percentage">
            <text:p>33,416%</text:p>
          </table:table-cell>
          <table:table-cell table:formula="of:=(ABS([$Registrado.AC28] - [$Previsto.AC28])/[$Registrado.AC28])" office:value-type="percentage" office:value="0.117891642134903" calcext:value-type="percentage">
            <text:p>11,789%</text:p>
          </table:table-cell>
          <table:table-cell table:formula="of:=(ABS([$Registrado.AD28] - [$Previsto.AD28])/[$Registrado.AD28])" office:value-type="percentage" office:value="0.220252791597568" calcext:value-type="percentage">
            <text:p>22,025%</text:p>
          </table:table-cell>
          <table:table-cell table:formula="of:=(ABS([$Registrado.AE28] - [$Previsto.AE28])/[$Registrado.AE28])" office:value-type="percentage" office:value="0.549895892031027" calcext:value-type="percentage">
            <text:p>54,990%</text:p>
          </table:table-cell>
          <table:table-cell table:formula="of:=AVERAGE([.B28:.AE28])" office:value-type="percentage" office:value="0.263935211934662" calcext:value-type="percentage">
            <text:p>26,394%</text:p>
          </table:table-cell>
          <table:table-cell table:formula="of:=STDEV([.B28:.AE28])" office:value-type="percentage" office:value="0.203453936381756" calcext:value-type="percentage">
            <text:p>20,35%</text:p>
          </table:table-cell>
          <table:table-cell table:formula="of:=COUNTIF([.B28:.AE28]; &quot;&lt;0,05&quot;)" office:value-type="float" office:value="2" calcext:value-type="float">
            <text:p>2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14449438080474" calcext:value-type="percentage">
            <text:p>11,44%</text:p>
          </table:table-cell>
          <table:table-cell table:style-name="ce20" table:formula="of:=AVERAGE([.C2:.C28])" office:value-type="percentage" office:value="0.128448439063689" calcext:value-type="percentage">
            <text:p>12,84%</text:p>
          </table:table-cell>
          <table:table-cell table:style-name="ce20" table:formula="of:=AVERAGE([.D2:.D28])" office:value-type="percentage" office:value="0.1072616934365" calcext:value-type="percentage">
            <text:p>10,73%</text:p>
          </table:table-cell>
          <table:table-cell table:style-name="ce20" table:formula="of:=AVERAGE([.E2:.E28])" office:value-type="percentage" office:value="0.100216398724625" calcext:value-type="percentage">
            <text:p>10,02%</text:p>
          </table:table-cell>
          <table:table-cell table:style-name="ce20" table:formula="of:=AVERAGE([.F2:.F28])" office:value-type="percentage" office:value="0.0800206692398316" calcext:value-type="percentage">
            <text:p>8,00%</text:p>
          </table:table-cell>
          <table:table-cell table:style-name="ce20" table:formula="of:=AVERAGE([.G2:.G28])" office:value-type="percentage" office:value="0.136254289250797" calcext:value-type="percentage">
            <text:p>13,63%</text:p>
          </table:table-cell>
          <table:table-cell table:style-name="ce20" table:formula="of:=AVERAGE([.H2:.H28])" office:value-type="percentage" office:value="0.11847703407476" calcext:value-type="percentage">
            <text:p>11,85%</text:p>
          </table:table-cell>
          <table:table-cell table:style-name="ce20" table:formula="of:=AVERAGE([.I2:.I28])" office:value-type="percentage" office:value="0.42584826956885" calcext:value-type="percentage">
            <text:p>42,58%</text:p>
          </table:table-cell>
          <table:table-cell table:style-name="ce20" table:formula="of:=AVERAGE([.J2:.J28])" office:value-type="percentage" office:value="0.233979727839389" calcext:value-type="percentage">
            <text:p>23,40%</text:p>
          </table:table-cell>
          <table:table-cell table:style-name="ce20" table:formula="of:=AVERAGE([.K2:.K28])" office:value-type="percentage" office:value="0.193885688196519" calcext:value-type="percentage">
            <text:p>19,39%</text:p>
          </table:table-cell>
          <table:table-cell table:style-name="ce20" table:formula="of:=AVERAGE([.L2:.L28])" office:value-type="percentage" office:value="0.387616056686293" calcext:value-type="percentage">
            <text:p>38,76%</text:p>
          </table:table-cell>
          <table:table-cell table:style-name="ce20" table:formula="of:=AVERAGE([.M2:.M28])" office:value-type="percentage" office:value="0.185923761591531" calcext:value-type="percentage">
            <text:p>18,59%</text:p>
          </table:table-cell>
          <table:table-cell table:style-name="ce20" table:formula="of:=AVERAGE([.N2:.N28])" office:value-type="percentage" office:value="0.135825715317596" calcext:value-type="percentage">
            <text:p>13,58%</text:p>
          </table:table-cell>
          <table:table-cell table:style-name="ce20" table:formula="of:=AVERAGE([.O2:.O28])" office:value-type="percentage" office:value="0.180776824320423" calcext:value-type="percentage">
            <text:p>18,08%</text:p>
          </table:table-cell>
          <table:table-cell table:style-name="ce20" table:formula="of:=AVERAGE([.P2:.P28])" office:value-type="percentage" office:value="0.126348546650691" calcext:value-type="percentage">
            <text:p>12,63%</text:p>
          </table:table-cell>
          <table:table-cell table:style-name="ce20" table:formula="of:=AVERAGE([.Q2:.Q28])" office:value-type="percentage" office:value="0.120853348066467" calcext:value-type="percentage">
            <text:p>12,09%</text:p>
          </table:table-cell>
          <table:table-cell table:style-name="ce20" table:formula="of:=AVERAGE([.R2:.R28])" office:value-type="percentage" office:value="0.111300606040937" calcext:value-type="percentage">
            <text:p>11,13%</text:p>
          </table:table-cell>
          <table:table-cell table:style-name="ce20" table:formula="of:=AVERAGE([.S2:.S28])" office:value-type="percentage" office:value="0.198647683261054" calcext:value-type="percentage">
            <text:p>19,86%</text:p>
          </table:table-cell>
          <table:table-cell table:style-name="ce20" table:formula="of:=AVERAGE([.T2:.T28])" office:value-type="percentage" office:value="0.113038264031044" calcext:value-type="percentage">
            <text:p>11,30%</text:p>
          </table:table-cell>
          <table:table-cell table:style-name="ce20" table:formula="of:=AVERAGE([.U2:.U28])" office:value-type="percentage" office:value="0.188412105951867" calcext:value-type="percentage">
            <text:p>18,84%</text:p>
          </table:table-cell>
          <table:table-cell table:style-name="ce20" table:formula="of:=AVERAGE([.V2:.V28])" office:value-type="percentage" office:value="0.225791640506285" calcext:value-type="percentage">
            <text:p>22,58%</text:p>
          </table:table-cell>
          <table:table-cell table:style-name="ce20" table:formula="of:=AVERAGE([.W2:.W28])" office:value-type="percentage" office:value="0.199651830847485" calcext:value-type="percentage">
            <text:p>19,97%</text:p>
          </table:table-cell>
          <table:table-cell table:style-name="ce20" table:formula="of:=AVERAGE([.X2:.X28])" office:value-type="percentage" office:value="0.144898022113721" calcext:value-type="percentage">
            <text:p>14,49%</text:p>
          </table:table-cell>
          <table:table-cell table:style-name="ce20" table:formula="of:=AVERAGE([.Y2:.Y28])" office:value-type="percentage" office:value="0.167291362624013" calcext:value-type="percentage">
            <text:p>16,73%</text:p>
          </table:table-cell>
          <table:table-cell table:style-name="ce20" table:formula="of:=AVERAGE([.Z2:.Z28])" office:value-type="percentage" office:value="0.141042189177892" calcext:value-type="percentage">
            <text:p>14,10%</text:p>
          </table:table-cell>
          <table:table-cell table:style-name="ce20" table:formula="of:=AVERAGE([.AA2:.AA28])" office:value-type="percentage" office:value="0.146000082728479" calcext:value-type="percentage">
            <text:p>14,60%</text:p>
          </table:table-cell>
          <table:table-cell table:style-name="ce20" table:formula="of:=AVERAGE([.AB2:.AB28])" office:value-type="percentage" office:value="0.116877299155734" calcext:value-type="percentage">
            <text:p>11,69%</text:p>
          </table:table-cell>
          <table:table-cell table:style-name="ce20" table:formula="of:=AVERAGE([.AC2:.AC28])" office:value-type="percentage" office:value="0.175834729994743" calcext:value-type="percentage">
            <text:p>17,58%</text:p>
          </table:table-cell>
          <table:table-cell table:style-name="ce20" table:formula="of:=AVERAGE([.AD2:.AD28])" office:value-type="percentage" office:value="0.140772006796013" calcext:value-type="percentage">
            <text:p>14,08%</text:p>
          </table:table-cell>
          <table:table-cell table:style-name="ce20" table:formula="of:=AVERAGE([.AE2:.AE28])" office:value-type="percentage" office:value="0.175727791504599" calcext:value-type="percentage">
            <text:p>17,57%</text:p>
          </table:table-cell>
          <table:table-cell table:style-name="ce28" table:formula="of:=AVERAGE([.B2:.AE28])" office:value-type="percentage" office:value="0.167382383828077" calcext:value-type="percentage">
            <text:p>16,738%</text:p>
          </table:table-cell>
          <table:table-cell table:style-name="ce20" table:formula="of:=AVERAGE([.W31:.AF31])" office:value-type="percentage" office:value="0.157547769877076" calcext:value-type="percentage">
            <text:p>15,75%</text:p>
          </table:table-cell>
          <table:table-cell table:style-name="ce28"/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695591901911326" calcext:value-type="percentage">
            <text:p>6,96%</text:p>
          </table:table-cell>
          <table:table-cell table:style-name="ce21" table:formula="of:=STDEV([.C2:.C28])" office:value-type="percentage" office:value="0.0676951028422172" calcext:value-type="percentage">
            <text:p>6,77%</text:p>
          </table:table-cell>
          <table:table-cell table:style-name="ce21" table:formula="of:=STDEV([.D2:.D28])" office:value-type="percentage" office:value="0.118496907347692" calcext:value-type="percentage">
            <text:p>11,85%</text:p>
          </table:table-cell>
          <table:table-cell table:style-name="ce21" table:formula="of:=STDEV([.E2:.E28])" office:value-type="percentage" office:value="0.0691976370487788" calcext:value-type="percentage">
            <text:p>6,92%</text:p>
          </table:table-cell>
          <table:table-cell table:style-name="ce21" table:formula="of:=STDEV([.F2:.F28])" office:value-type="percentage" office:value="0.055341531496051" calcext:value-type="percentage">
            <text:p>5,53%</text:p>
          </table:table-cell>
          <table:table-cell table:style-name="ce21" table:formula="of:=STDEV([.G2:.G28])" office:value-type="percentage" office:value="0.0926817213575282" calcext:value-type="percentage">
            <text:p>9,27%</text:p>
          </table:table-cell>
          <table:table-cell table:style-name="ce21" table:formula="of:=STDEV([.H2:.H28])" office:value-type="percentage" office:value="0.112348149216487" calcext:value-type="percentage">
            <text:p>11,23%</text:p>
          </table:table-cell>
          <table:table-cell table:style-name="ce21" table:formula="of:=STDEV([.I2:.I28])" office:value-type="percentage" office:value="0.578511969257452" calcext:value-type="percentage">
            <text:p>57,85%</text:p>
          </table:table-cell>
          <table:table-cell table:style-name="ce21" table:formula="of:=STDEV([.J2:.J28])" office:value-type="percentage" office:value="0.326743497603244" calcext:value-type="percentage">
            <text:p>32,67%</text:p>
          </table:table-cell>
          <table:table-cell table:style-name="ce21" table:formula="of:=STDEV([.K2:.K28])" office:value-type="percentage" office:value="0.168943376661468" calcext:value-type="percentage">
            <text:p>16,89%</text:p>
          </table:table-cell>
          <table:table-cell table:style-name="ce21" table:formula="of:=STDEV([.L2:.L28])" office:value-type="percentage" office:value="0.268276717072893" calcext:value-type="percentage">
            <text:p>26,83%</text:p>
          </table:table-cell>
          <table:table-cell table:style-name="ce21" table:formula="of:=STDEV([.M2:.M28])" office:value-type="percentage" office:value="0.305888090456931" calcext:value-type="percentage">
            <text:p>30,59%</text:p>
          </table:table-cell>
          <table:table-cell table:style-name="ce21" table:formula="of:=STDEV([.N2:.N28])" office:value-type="percentage" office:value="0.100386622395575" calcext:value-type="percentage">
            <text:p>10,04%</text:p>
          </table:table-cell>
          <table:table-cell table:style-name="ce21" table:formula="of:=STDEV([.O2:.O28])" office:value-type="percentage" office:value="0.247115313468323" calcext:value-type="percentage">
            <text:p>24,71%</text:p>
          </table:table-cell>
          <table:table-cell table:style-name="ce21" table:formula="of:=STDEV([.P2:.P28])" office:value-type="percentage" office:value="0.102110122039273" calcext:value-type="percentage">
            <text:p>10,21%</text:p>
          </table:table-cell>
          <table:table-cell table:style-name="ce21" table:formula="of:=STDEV([.Q2:.Q28])" office:value-type="percentage" office:value="0.0903601395741609" calcext:value-type="percentage">
            <text:p>9,04%</text:p>
          </table:table-cell>
          <table:table-cell table:style-name="ce21" table:formula="of:=STDEV([.R2:.R28])" office:value-type="percentage" office:value="0.0781782103918802" calcext:value-type="percentage">
            <text:p>7,82%</text:p>
          </table:table-cell>
          <table:table-cell table:style-name="ce21" table:formula="of:=STDEV([.S2:.S28])" office:value-type="percentage" office:value="0.28812170438175" calcext:value-type="percentage">
            <text:p>28,81%</text:p>
          </table:table-cell>
          <table:table-cell table:style-name="ce21" table:formula="of:=STDEV([.T2:.T28])" office:value-type="percentage" office:value="0.108878156767487" calcext:value-type="percentage">
            <text:p>10,89%</text:p>
          </table:table-cell>
          <table:table-cell table:style-name="ce21" table:formula="of:=STDEV([.U2:.U28])" office:value-type="percentage" office:value="0.199607229491488" calcext:value-type="percentage">
            <text:p>19,96%</text:p>
          </table:table-cell>
          <table:table-cell table:style-name="ce21" table:formula="of:=STDEV([.V2:.V28])" office:value-type="percentage" office:value="0.23156878609088" calcext:value-type="percentage">
            <text:p>23,16%</text:p>
          </table:table-cell>
          <table:table-cell table:style-name="ce21" table:formula="of:=STDEV([.W2:.W28])" office:value-type="percentage" office:value="0.205869638856513" calcext:value-type="percentage">
            <text:p>20,59%</text:p>
          </table:table-cell>
          <table:table-cell table:style-name="ce21" table:formula="of:=STDEV([.X2:.X28])" office:value-type="percentage" office:value="0.140226316582645" calcext:value-type="percentage">
            <text:p>14,02%</text:p>
          </table:table-cell>
          <table:table-cell table:style-name="ce21" table:formula="of:=STDEV([.Y2:.Y28])" office:value-type="percentage" office:value="0.155563164148112" calcext:value-type="percentage">
            <text:p>15,56%</text:p>
          </table:table-cell>
          <table:table-cell table:style-name="ce21" table:formula="of:=STDEV([.Z2:.Z28])" office:value-type="percentage" office:value="0.0880884406783333" calcext:value-type="percentage">
            <text:p>8,81%</text:p>
          </table:table-cell>
          <table:table-cell table:style-name="ce21" table:formula="of:=STDEV([.AA2:.AA28])" office:value-type="percentage" office:value="0.0726768494634098" calcext:value-type="percentage">
            <text:p>7,27%</text:p>
          </table:table-cell>
          <table:table-cell table:style-name="ce21" table:formula="of:=STDEV([.AB2:.AB28])" office:value-type="percentage" office:value="0.0818605082707299" calcext:value-type="percentage">
            <text:p>8,19%</text:p>
          </table:table-cell>
          <table:table-cell table:style-name="ce21" table:formula="of:=STDEV([.AC2:.AC28])" office:value-type="percentage" office:value="0.0930947135426666" calcext:value-type="percentage">
            <text:p>9,31%</text:p>
          </table:table-cell>
          <table:table-cell table:style-name="ce21" table:formula="of:=STDEV([.AD2:.AD28])" office:value-type="percentage" office:value="0.101452903153847" calcext:value-type="percentage">
            <text:p>10,15%</text:p>
          </table:table-cell>
          <table:table-cell table:style-name="ce21" table:formula="of:=STDEV([.AE2:.AE28])" office:value-type="percentage" office:value="0.138710534293409" calcext:value-type="percentage">
            <text:p>13,87%</text:p>
          </table:table-cell>
          <table:table-cell table:formula="of:=AVERAGE([.V32:.AE32])" office:value-type="percentage" office:value="0.130911185508055" calcext:value-type="percentage">
            <text:p>13,091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3" calcext:value-type="float">
            <text:p>3</text:p>
          </table:table-cell>
          <table:table-cell table:style-name="ce15" table:formula="of:=COUNTIF([.C2:.C28]; &quot;&lt;0,05&quot;)" office:value-type="float" office:value="2" calcext:value-type="float">
            <text:p>2</text:p>
          </table:table-cell>
          <table:table-cell table:style-name="ce15" table:formula="of:=COUNTIF([.D2:.D28]; &quot;&lt;0,05&quot;)" office:value-type="float" office:value="9" calcext:value-type="float">
            <text:p>9</text:p>
          </table:table-cell>
          <table:table-cell table:style-name="ce15" table:formula="of:=COUNTIF([.E2:.E28]; &quot;&lt;0,05&quot;)" office:value-type="float" office:value="9" calcext:value-type="float">
            <text:p>9</text:p>
          </table:table-cell>
          <table:table-cell table:style-name="ce15" table:formula="of:=COUNTIF([.F2:.F28]; &quot;&lt;0,05&quot;)" office:value-type="float" office:value="10" calcext:value-type="float">
            <text:p>10</text:p>
          </table:table-cell>
          <table:table-cell table:style-name="ce15" table:formula="of:=COUNTIF([.G2:.G28]; &quot;&lt;0,05&quot;)" office:value-type="float" office:value="6" calcext:value-type="float">
            <text:p>6</text:p>
          </table:table-cell>
          <table:table-cell table:style-name="ce15" table:formula="of:=COUNTIF([.H2:.H28]; &quot;&lt;0,05&quot;)" office:value-type="float" office:value="7" calcext:value-type="float">
            <text:p>7</text:p>
          </table:table-cell>
          <table:table-cell table:style-name="ce15" table:formula="of:=COUNTIF([.I2:.I28]; &quot;&lt;0,05&quot;)" office:value-type="float" office:value="4" calcext:value-type="float">
            <text:p>4</text:p>
          </table:table-cell>
          <table:table-cell table:style-name="ce15" table:formula="of:=COUNTIF([.J2:.J28]; &quot;&lt;0,05&quot;)" office:value-type="float" office:value="5" calcext:value-type="float">
            <text:p>5</text:p>
          </table:table-cell>
          <table:table-cell table:style-name="ce15" table:formula="of:=COUNTIF([.K2:.K28]; &quot;&lt;0,05&quot;)" office:value-type="float" office:value="5" calcext:value-type="float">
            <text:p>5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6" calcext:value-type="float">
            <text:p>6</text:p>
          </table:table-cell>
          <table:table-cell table:style-name="ce15" table:formula="of:=COUNTIF([.N2:.N28]; &quot;&lt;0,05&quot;)" office:value-type="float" office:value="3" calcext:value-type="float">
            <text:p>3</text:p>
          </table:table-cell>
          <table:table-cell table:style-name="ce15" table:formula="of:=COUNTIF([.O2:.O28]; &quot;&lt;0,05&quot;)" office:value-type="float" office:value="4" calcext:value-type="float">
            <text:p>4</text:p>
          </table:table-cell>
          <table:table-cell table:style-name="ce15" table:formula="of:=COUNTIF([.P2:.P28]; &quot;&lt;0,05&quot;)" office:value-type="float" office:value="6" calcext:value-type="float">
            <text:p>6</text:p>
          </table:table-cell>
          <table:table-cell table:style-name="ce15" table:formula="of:=COUNTIF([.Q2:.Q28]; &quot;&lt;0,05&quot;)" office:value-type="float" office:value="8" calcext:value-type="float">
            <text:p>8</text:p>
          </table:table-cell>
          <table:table-cell table:style-name="ce15" table:formula="of:=COUNTIF([.R2:.R28]; &quot;&lt;0,05&quot;)" office:value-type="float" office:value="6" calcext:value-type="float">
            <text:p>6</text:p>
          </table:table-cell>
          <table:table-cell table:style-name="ce15" table:formula="of:=COUNTIF([.S2:.S28]; &quot;&lt;0,05&quot;)" office:value-type="float" office:value="4" calcext:value-type="float">
            <text:p>4</text:p>
          </table:table-cell>
          <table:table-cell table:style-name="ce15" table:formula="of:=COUNTIF([.T2:.T28]; &quot;&lt;0,05&quot;)" office:value-type="float" office:value="9" calcext:value-type="float">
            <text:p>9</text:p>
          </table:table-cell>
          <table:table-cell table:style-name="ce15" table:formula="of:=COUNTIF([.U2:.U28]; &quot;&lt;0,05&quot;)" office:value-type="float" office:value="6" calcext:value-type="float">
            <text:p>6</text:p>
          </table:table-cell>
          <table:table-cell table:style-name="ce15" table:formula="of:=COUNTIF([.V2:.V28]; &quot;&lt;0,05&quot;)" office:value-type="float" office:value="5" calcext:value-type="float">
            <text:p>5</text:p>
          </table:table-cell>
          <table:table-cell table:style-name="ce15" table:formula="of:=COUNTIF([.W2:.W28]; &quot;&lt;0,05&quot;)" office:value-type="float" office:value="4" calcext:value-type="float">
            <text:p>4</text:p>
          </table:table-cell>
          <table:table-cell table:style-name="ce15" table:formula="of:=COUNTIF([.X2:.X28]; &quot;&lt;0,05&quot;)" office:value-type="float" office:value="5" calcext:value-type="float">
            <text:p>5</text:p>
          </table:table-cell>
          <table:table-cell table:style-name="ce15" table:formula="of:=COUNTIF([.Y2:.Y28]; &quot;&lt;0,05&quot;)" office:value-type="float" office:value="6" calcext:value-type="float">
            <text:p>6</text:p>
          </table:table-cell>
          <table:table-cell table:style-name="ce15" table:formula="of:=COUNTIF([.Z2:.Z28]; &quot;&lt;0,05&quot;)" office:value-type="float" office:value="6" calcext:value-type="float">
            <text:p>6</text:p>
          </table:table-cell>
          <table:table-cell table:style-name="ce15" table:formula="of:=COUNTIF([.AA2:.AA28]; &quot;&lt;0,05&quot;)" office:value-type="float" office:value="2" calcext:value-type="float">
            <text:p>2</text:p>
          </table:table-cell>
          <table:table-cell table:style-name="ce15" table:formula="of:=COUNTIF([.AB2:.AB28]; &quot;&lt;0,05&quot;)" office:value-type="float" office:value="8" calcext:value-type="float">
            <text:p>8</text:p>
          </table:table-cell>
          <table:table-cell table:style-name="ce15" table:formula="of:=COUNTIF([.AC2:.AC28]; &quot;&lt;0,05&quot;)" office:value-type="float" office:value="1" calcext:value-type="float">
            <text:p>1</text:p>
          </table:table-cell>
          <table:table-cell table:style-name="ce15" table:formula="of:=COUNTIF([.AD2:.AD28]; &quot;&lt;0,05&quot;)" office:value-type="float" office:value="6" calcext:value-type="float">
            <text:p>6</text:p>
          </table:table-cell>
          <table:table-cell table:style-name="ce15" table:formula="of:=COUNTIF([.AE2:.AE28]; &quot;&lt;0,05&quot;)" office:value-type="float" office:value="5" calcext:value-type="float">
            <text:p>5</text:p>
          </table:table-cell>
          <table:table-cell table:style-name="ce29" table:formula="of:=CONCATENATE(AVERAGE([.B33:.AE33]); &quot;/27&quot;)" office:value-type="string" office:string-value="5,33333333333333/27" calcext:value-type="string">
            <text:p>5,33333333333333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336439541484161" calcext:value-type="percentage">
            <text:p>33,64%</text:p>
          </table:table-cell>
          <table:table-cell table:style-name="ce20" table:formula="of:=(ABS(SUM([$Registrado.C2:.C28]) -SUM([$Previsto.C2:.C22])))/SUM([$Registrado.C2:.C28])" office:value-type="percentage" office:value="0.385257031596102" calcext:value-type="percentage">
            <text:p>38,53%</text:p>
          </table:table-cell>
          <table:table-cell table:style-name="ce20" table:formula="of:=(ABS(SUM([$Registrado.D2:.D28]) -SUM([$Previsto.D2:.D22])))/SUM([$Registrado.D2:.D28])" office:value-type="percentage" office:value="0.344058828582204" calcext:value-type="percentage">
            <text:p>34,41%</text:p>
          </table:table-cell>
          <table:table-cell table:style-name="ce20" table:formula="of:=(ABS(SUM([$Registrado.E2:.E28]) -SUM([$Previsto.E2:.E22])))/SUM([$Registrado.E2:.E28])" office:value-type="percentage" office:value="0.299380160579914" calcext:value-type="percentage">
            <text:p>29,94%</text:p>
          </table:table-cell>
          <table:table-cell table:style-name="ce20" table:formula="of:=(ABS(SUM([$Registrado.F2:.F28]) -SUM([$Previsto.F2:.F22])))/SUM([$Registrado.F2:.F28])" office:value-type="percentage" office:value="0.294605378988849" calcext:value-type="percentage">
            <text:p>29,46%</text:p>
          </table:table-cell>
          <table:table-cell table:style-name="ce20" table:formula="of:=(ABS(SUM([$Registrado.G2:.G28]) -SUM([$Previsto.G2:.G22])))/SUM([$Registrado.G2:.G28])" office:value-type="percentage" office:value="0.228932172916241" calcext:value-type="percentage">
            <text:p>22,89%</text:p>
          </table:table-cell>
          <table:table-cell table:style-name="ce20" table:formula="of:=(ABS(SUM([$Registrado.H2:.H28]) -SUM([$Previsto.H2:.H22])))/SUM([$Registrado.H2:.H28])" office:value-type="percentage" office:value="0.262955262171299" calcext:value-type="percentage">
            <text:p>26,30%</text:p>
          </table:table-cell>
          <table:table-cell table:style-name="ce20" table:formula="of:=(ABS(SUM([$Registrado.I2:.I28]) -SUM([$Previsto.I2:.I22])))/SUM([$Registrado.I2:.I28])" office:value-type="percentage" office:value="0.161949733824254" calcext:value-type="percentage">
            <text:p>16,19%</text:p>
          </table:table-cell>
          <table:table-cell table:style-name="ce20" table:formula="of:=(ABS(SUM([$Registrado.J2:.J28]) -SUM([$Previsto.J2:.J22])))/SUM([$Registrado.J2:.J28])" office:value-type="percentage" office:value="0.26795544929569" calcext:value-type="percentage">
            <text:p>26,80%</text:p>
          </table:table-cell>
          <table:table-cell table:style-name="ce20" table:formula="of:=(ABS(SUM([$Registrado.K2:.K28]) -SUM([$Previsto.K2:.K22])))/SUM([$Registrado.K2:.K28])" office:value-type="percentage" office:value="0.278750721034027" calcext:value-type="percentage">
            <text:p>27,88%</text:p>
          </table:table-cell>
          <table:table-cell table:style-name="ce20" table:formula="of:=(ABS(SUM([$Registrado.L2:.L28]) -SUM([$Previsto.L2:.L22])))/SUM([$Registrado.L2:.L28])" office:value-type="percentage" office:value="0.121972264831544" calcext:value-type="percentage">
            <text:p>12,20%</text:p>
          </table:table-cell>
          <table:table-cell table:style-name="ce20" table:formula="of:=(ABS(SUM([$Registrado.M2:.M28]) -SUM([$Previsto.M2:.M22])))/SUM([$Registrado.M2:.M28])" office:value-type="percentage" office:value="0.399907207537655" calcext:value-type="percentage">
            <text:p>39,99%</text:p>
          </table:table-cell>
          <table:table-cell table:style-name="ce20" table:formula="of:=(ABS(SUM([$Registrado.N2:.N28]) -SUM([$Previsto.N2:.N22])))/SUM([$Registrado.N2:.N28])" office:value-type="percentage" office:value="0.350194631786124" calcext:value-type="percentage">
            <text:p>35,02%</text:p>
          </table:table-cell>
          <table:table-cell table:style-name="ce20" table:formula="of:=(ABS(SUM([$Registrado.O2:.O28]) -SUM([$Previsto.O2:.O22])))/SUM([$Registrado.O2:.O28])" office:value-type="percentage" office:value="0.384395076251728" calcext:value-type="percentage">
            <text:p>38,44%</text:p>
          </table:table-cell>
          <table:table-cell table:style-name="ce20" table:formula="of:=(ABS(SUM([$Registrado.P2:.P28]) -SUM([$Previsto.P2:.P22])))/SUM([$Registrado.P2:.P28])" office:value-type="percentage" office:value="0.320721228958403" calcext:value-type="percentage">
            <text:p>32,07%</text:p>
          </table:table-cell>
          <table:table-cell table:style-name="ce20" table:formula="of:=(ABS(SUM([$Registrado.Q2:.Q28]) -SUM([$Previsto.Q2:.Q22])))/SUM([$Registrado.Q2:.Q28])" office:value-type="percentage" office:value="0.357872063156348" calcext:value-type="percentage">
            <text:p>35,79%</text:p>
          </table:table-cell>
          <table:table-cell table:style-name="ce20" table:formula="of:=(ABS(SUM([$Registrado.R2:.R28]) -SUM([$Previsto.R2:.R22])))/SUM([$Registrado.R2:.R28])" office:value-type="percentage" office:value="0.334913671797274" calcext:value-type="percentage">
            <text:p>33,49%</text:p>
          </table:table-cell>
          <table:table-cell table:style-name="ce20" table:formula="of:=(ABS(SUM([$Registrado.S2:.S28]) -SUM([$Previsto.S2:.S22])))/SUM([$Registrado.S2:.S28])" office:value-type="percentage" office:value="0.217325101438811" calcext:value-type="percentage">
            <text:p>21,73%</text:p>
          </table:table-cell>
          <table:table-cell table:style-name="ce20" table:formula="of:=(ABS(SUM([$Registrado.T2:.T28]) -SUM([$Previsto.T2:.T22])))/SUM([$Registrado.T2:.T28])" office:value-type="percentage" office:value="0.342385048399678" calcext:value-type="percentage">
            <text:p>34,24%</text:p>
          </table:table-cell>
          <table:table-cell table:style-name="ce20" table:formula="of:=(ABS(SUM([$Registrado.U2:.U28]) -SUM([$Previsto.U2:.U22])))/SUM([$Registrado.U2:.U28])" office:value-type="percentage" office:value="0.248645895278696" calcext:value-type="percentage">
            <text:p>24,86%</text:p>
          </table:table-cell>
          <table:table-cell table:style-name="ce20" table:formula="of:=(ABS(SUM([$Registrado.V2:.V28]) -SUM([$Previsto.V2:.V22])))/SUM([$Registrado.V2:.V28])" office:value-type="percentage" office:value="0.247164090426992" calcext:value-type="percentage">
            <text:p>24,72%</text:p>
          </table:table-cell>
          <table:table-cell table:style-name="ce20" table:formula="of:=(ABS(SUM([$Registrado.W2:.W28]) -SUM([$Previsto.W2:.W22])))/SUM([$Registrado.W2:.W28])" office:value-type="percentage" office:value="0.287999253210975" calcext:value-type="percentage">
            <text:p>28,80%</text:p>
          </table:table-cell>
          <table:table-cell table:style-name="ce20" table:formula="of:=(ABS(SUM([$Registrado.X2:.X28]) -SUM([$Previsto.X2:.X22])))/SUM([$Registrado.X2:.X28])" office:value-type="percentage" office:value="0.341005090282768" calcext:value-type="percentage">
            <text:p>34,10%</text:p>
          </table:table-cell>
          <table:table-cell table:style-name="ce20" table:formula="of:=(ABS(SUM([$Registrado.Y2:.Y28]) -SUM([$Previsto.Y2:.Y22])))/SUM([$Registrado.Y2:.Y28])" office:value-type="percentage" office:value="0.260329387135938" calcext:value-type="percentage">
            <text:p>26,03%</text:p>
          </table:table-cell>
          <table:table-cell table:style-name="ce20" table:formula="of:=(ABS(SUM([$Registrado.Z2:.Z28]) -SUM([$Previsto.Z2:.Z22])))/SUM([$Registrado.Z2:.Z28])" office:value-type="percentage" office:value="0.387582781676459" calcext:value-type="percentage">
            <text:p>38,76%</text:p>
          </table:table-cell>
          <table:table-cell table:style-name="ce20" table:formula="of:=(ABS(SUM([$Registrado.AA2:.AA28]) -SUM([$Previsto.AA2:.AA22])))/SUM([$Registrado.AA2:.AA28])" office:value-type="percentage" office:value="0.388941373259426" calcext:value-type="percentage">
            <text:p>38,89%</text:p>
          </table:table-cell>
          <table:table-cell table:style-name="ce20" table:formula="of:=(ABS(SUM([$Registrado.AB2:.AB28]) -SUM([$Previsto.AB2:.AB22])))/SUM([$Registrado.AB2:.AB28])" office:value-type="percentage" office:value="0.340469838099228" calcext:value-type="percentage">
            <text:p>34,05%</text:p>
          </table:table-cell>
          <table:table-cell table:style-name="ce20" table:formula="of:=(ABS(SUM([$Registrado.AC2:.AC28]) -SUM([$Previsto.AC2:.AC22])))/SUM([$Registrado.AC2:.AC28])" office:value-type="percentage" office:value="0.41565659342167" calcext:value-type="percentage">
            <text:p>41,57%</text:p>
          </table:table-cell>
          <table:table-cell table:style-name="ce20" table:formula="of:=(ABS(SUM([$Registrado.AD2:.AD28]) -SUM([$Previsto.AD2:.AD22])))/SUM([$Registrado.AD2:.AD28])" office:value-type="percentage" office:value="0.354176592422049" calcext:value-type="percentage">
            <text:p>35,42%</text:p>
          </table:table-cell>
          <table:table-cell table:style-name="ce20" table:formula="of:=(ABS(SUM([$Registrado.AE2:.AE28]) -SUM([$Previsto.AE2:.AE22])))/SUM([$Registrado.AE2:.AE28])" office:value-type="percentage" office:value="0.220361773099599" calcext:value-type="percentage">
            <text:p>22,04%</text:p>
          </table:table-cell>
          <table:table-cell table:style-name="ce28" table:formula="of:=AVERAGE([.V34:.AE34])" office:value-type="percentage" office:value="0.32436867730351" calcext:value-type="percentage">
            <text:p>32,437%</text:p>
          </table:table-cell>
          <table:table-cell table:style-name="ce31" table:formula="of:=CONCATENATE(SUM([.B33:.AE33]); &quot;/810&quot;)" office:value-type="string" office:string-value="160/810" calcext:value-type="string">
            <text:p>160/810</text:p>
          </table:table-cell>
          <table:table-cell table:style-name="ce27" table:formula="of:=SUM([.V33:.AE33])/270" office:value-type="percentage" office:value="0.177777777777778" calcext:value-type="percentage">
            <text:p>17,778%</text:p>
          </table:table-cell>
          <table:table-cell table:style-name="Default" table:number-columns-repeated="972"/>
        </table:table-row>
        <table:table-row table:style-name="ro2">
          <table:table-cell table:style-name="ce18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8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19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19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38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38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6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number-columns-repeated="3" table:default-cell-style-name="ce65"/>
        <table:table-column table:style-name="co12" table:default-cell-style-name="ce65"/>
        <table:table-row table:style-name="ro1">
          <table:table-cell table:style-name="ce5" office:value-type="string" calcext:value-type="string">
            <text:p>% do Erro Absoluto</text:p>
          </table:table-cell>
          <table:table-cell table:style-name="ce7" office:value-type="string" calcext:value-type="string">
            <text:p>MAPE - <text:s/>(JUL;AGO;SET ) 2017 </text:p>
          </table:table-cell>
          <table:table-cell table:style-name="ce7" office:value-type="string" calcext:value-type="string">
            <text:p>Erro Cim. Total </text:p>
          </table:table-cell>
          <table:table-cell table:style-name="ce7" office:value-type="string" calcext:value-type="string">
            <text:p>MAPE – 2018</text:p>
          </table:table-cell>
          <table:table-cell table:style-name="ce7" office:value-type="string" calcext:value-type="string">
            <text:p>Erro Cim. Total</text:p>
          </table:table-cell>
          <table:table-cell table:style-name="ce7" office:value-type="string" calcext:value-type="string">
            <text:p>MAPE – 2019</text:p>
          </table:table-cell>
          <table:table-cell table:style-name="ce7" office:value-type="string" calcext:value-type="string">
            <text:p>Erro Cim. Total</text:p>
          </table:table-cell>
          <table:table-cell table:style-name="ce7" office:value-type="string" calcext:value-type="string">
            <text:p>MAPE - jul/2017 <text:s/>- dez/2019 </text:p>
          </table:table-cell>
          <table:table-cell table:style-name="ce7" office:value-type="string" calcext:value-type="string">
            <text:p>Erro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72739026817051" calcext:value-type="percentage">
            <text:p>17,27%</text:p>
          </table:table-cell>
          <table:table-cell table:formula="of:=(ABS(SUM([$Registrado.B2:$Registrado.D2])-SUM([$Previsto.B2:$Previsto.D2]))/SUM([$Registrado.B2:$Registrado.D2]))" office:value-type="percentage" office:value="0.17608922638823" calcext:value-type="percentage">
            <text:p>17,61%</text:p>
          </table:table-cell>
          <table:table-cell table:formula="of:=AVERAGE([$Porcentagem.H2:.S2])" office:value-type="percentage" office:value="0.194650061618824" calcext:value-type="percentage">
            <text:p>19,47%</text:p>
          </table:table-cell>
          <table:table-cell table:formula="of:=(ABS(SUM([$Registrado.H2:.S2])-SUM([$Previsto.H2:.S2]))/SUM([$Registrado.H2:.S2]))" office:value-type="percentage" office:value="0.0189042879431861" calcext:value-type="percentage">
            <text:p>1,89%</text:p>
          </table:table-cell>
          <table:table-cell table:formula="of:=AVERAGE([$Porcentagem.T2:.AE2])" office:value-type="percentage" office:value="0.181821421139528" calcext:value-type="percentage">
            <text:p>18,18%</text:p>
          </table:table-cell>
          <table:table-cell table:formula="of:=(ABS(SUM([$Registrado.T2:.AE2])-SUM([$Previsto.T2:.AE2]))/SUM([$Registrado.T2:.AE2]))" office:value-type="percentage" office:value="0.0511265880394783" calcext:value-type="percentage">
            <text:p>5,11%</text:p>
          </table:table-cell>
          <table:table-cell table:formula="of:=AVERAGE([$Porcentagem.B2:$Porcentagem.AE2])" office:value-type="percentage" office:value="0.175910650541514" calcext:value-type="percentage">
            <text:p>17,59%</text:p>
          </table:table-cell>
          <table:table-cell table:formula="of:=(ABS(SUM([$Registrado.B2:$Registrado.AE2])-SUM([$Previsto.B2:$Previsto.AE2]))/SUM([$Registrado.B2:$Registrado.AE2]))" office:value-type="percentage" office:value="0.0554723587509905" calcext:value-type="percentage">
            <text:p>5,55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3502708680952" calcext:value-type="percentage">
            <text:p>13,50%</text:p>
          </table:table-cell>
          <table:table-cell table:formula="of:=(ABS(SUM([$Registrado.B3:$Registrado.D3])-SUM([$Previsto.B3:$Previsto.D3]))/SUM([$Registrado.B3:$Registrado.D3]))" office:value-type="percentage" office:value="0.118675500249141" calcext:value-type="percentage">
            <text:p>11,87%</text:p>
          </table:table-cell>
          <table:table-cell table:formula="of:=AVERAGE([$Porcentagem.H3:.S3])" office:value-type="percentage" office:value="0.0772559146451832" calcext:value-type="percentage">
            <text:p>7,73%</text:p>
          </table:table-cell>
          <table:table-cell table:formula="of:=(ABS(SUM([$Registrado.H3:.S3])-SUM([$Previsto.H3:.S3]))/SUM([$Registrado.H3:.S3]))" office:value-type="percentage" office:value="0.00461563192448533" calcext:value-type="percentage">
            <text:p>0,46%</text:p>
          </table:table-cell>
          <table:table-cell table:formula="of:=AVERAGE([$Porcentagem.T3:.AE3])" office:value-type="percentage" office:value="0.167185742405113" calcext:value-type="percentage">
            <text:p>16,72%</text:p>
          </table:table-cell>
          <table:table-cell table:formula="of:=(ABS(SUM([$Registrado.T3:.AE3])-SUM([$Previsto.T3:.AE3]))/SUM([$Registrado.T3:.AE3]))" office:value-type="percentage" office:value="0.14578833414694" calcext:value-type="percentage">
            <text:p>14,58%</text:p>
          </table:table-cell>
          <table:table-cell table:formula="of:=AVERAGE([$Porcentagem.B3:$Porcentagem.AE3])" office:value-type="percentage" office:value="0.117103944247913" calcext:value-type="percentage">
            <text:p>11,71%</text:p>
          </table:table-cell>
          <table:table-cell table:formula="of:=(ABS(SUM([$Registrado.B3:$Registrado.AE3])-SUM([$Previsto.B3:$Previsto.AE3]))/SUM([$Registrado.B3:$Registrado.AE3]))" office:value-type="percentage" office:value="0.0615449364304182" calcext:value-type="percentage">
            <text:p>6,15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323760209353984" calcext:value-type="percentage">
            <text:p>32,38%</text:p>
          </table:table-cell>
          <table:table-cell table:formula="of:=(ABS(SUM([$Registrado.B4:$Registrado.D4])-SUM([$Previsto.B4:$Previsto.D4]))/SUM([$Registrado.B4:$Registrado.D4]))" office:value-type="percentage" office:value="0.294650178968156" calcext:value-type="percentage">
            <text:p>29,47%</text:p>
          </table:table-cell>
          <table:table-cell table:formula="of:=AVERAGE([$Porcentagem.H4:.S4])" office:value-type="percentage" office:value="0.442147562961977" calcext:value-type="percentage">
            <text:p>44,21%</text:p>
          </table:table-cell>
          <table:table-cell table:formula="of:=(ABS(SUM([$Registrado.H4:.S4])-SUM([$Previsto.H4:.S4]))/SUM([$Registrado.H4:.S4]))" office:value-type="percentage" office:value="0.396388335346624" calcext:value-type="percentage">
            <text:p>39,64%</text:p>
          </table:table-cell>
          <table:table-cell table:formula="of:=AVERAGE([$Porcentagem.T4:.AE4])" office:value-type="percentage" office:value="0.504067152863353" calcext:value-type="percentage">
            <text:p>50,41%</text:p>
          </table:table-cell>
          <table:table-cell table:formula="of:=(ABS(SUM([$Registrado.T4:.AE4])-SUM([$Previsto.T4:.AE4]))/SUM([$Registrado.T4:.AE4]))" office:value-type="percentage" office:value="0.435727547377094" calcext:value-type="percentage">
            <text:p>43,57%</text:p>
          </table:table-cell>
          <table:table-cell table:formula="of:=AVERAGE([$Porcentagem.B4:$Porcentagem.AE4])" office:value-type="percentage" office:value="0.428786363502714" calcext:value-type="percentage">
            <text:p>42,88%</text:p>
          </table:table-cell>
          <table:table-cell table:formula="of:=(ABS(SUM([$Registrado.B4:$Registrado.AE4])-SUM([$Previsto.B4:$Previsto.AE4]))/SUM([$Registrado.B4:$Registrado.AE4]))" office:value-type="percentage" office:value="0.37586783922015" calcext:value-type="percentage">
            <text:p>37,59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0905701608145136" calcext:value-type="percentage">
            <text:p>9,06%</text:p>
          </table:table-cell>
          <table:table-cell table:formula="of:=(ABS(SUM([$Registrado.B5:$Registrado.D5])-SUM([$Previsto.B5:$Previsto.D5]))/SUM([$Registrado.B5:$Registrado.D5]))" office:value-type="percentage" office:value="0.0309060204792797" calcext:value-type="percentage">
            <text:p>3,09%</text:p>
          </table:table-cell>
          <table:table-cell table:formula="of:=AVERAGE([$Porcentagem.H5:.S5])" office:value-type="percentage" office:value="1.06271410611472" calcext:value-type="percentage">
            <text:p>106,27%</text:p>
          </table:table-cell>
          <table:table-cell table:formula="of:=(ABS(SUM([$Registrado.H5:.S5])-SUM([$Previsto.H5:.S5]))/SUM([$Registrado.H5:.S5]))" office:value-type="percentage" office:value="0.858358367339945" calcext:value-type="percentage">
            <text:p>85,84%</text:p>
          </table:table-cell>
          <table:table-cell table:formula="of:=AVERAGE([$Porcentagem.T5:.AE5])" office:value-type="percentage" office:value="0.244644069041852" calcext:value-type="percentage">
            <text:p>24,46%</text:p>
          </table:table-cell>
          <table:table-cell table:formula="of:=(ABS(SUM([$Registrado.T5:.AE5])-SUM([$Previsto.T5:.AE5]))/SUM([$Registrado.T5:.AE5]))" office:value-type="percentage" office:value="0.219911270911286" calcext:value-type="percentage">
            <text:p>21,99%</text:p>
          </table:table-cell>
          <table:table-cell table:formula="of:=AVERAGE([$Porcentagem.B5:$Porcentagem.AE5])" office:value-type="percentage" office:value="0.548368539843574" calcext:value-type="percentage">
            <text:p>54,84%</text:p>
          </table:table-cell>
          <table:table-cell table:formula="of:=(ABS(SUM([$Registrado.B5:$Registrado.AE5])-SUM([$Previsto.B5:$Previsto.AE5]))/SUM([$Registrado.B5:$Registrado.AE5]))" office:value-type="percentage" office:value="0.321340443244569" calcext:value-type="percentage">
            <text:p>32,13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399019455358632" calcext:value-type="percentage">
            <text:p>3,99%</text:p>
          </table:table-cell>
          <table:table-cell table:formula="of:=(ABS(SUM([$Registrado.B6:$Registrado.D6])-SUM([$Previsto.B6:$Previsto.D6]))/SUM([$Registrado.B6:$Registrado.D6]))" office:value-type="percentage" office:value="0.0278143837256384" calcext:value-type="percentage">
            <text:p>2,78%</text:p>
          </table:table-cell>
          <table:table-cell table:formula="of:=AVERAGE([$Porcentagem.H6:.S6])" office:value-type="percentage" office:value="0.156838100031748" calcext:value-type="percentage">
            <text:p>15,68%</text:p>
          </table:table-cell>
          <table:table-cell table:formula="of:=(ABS(SUM([$Registrado.H6:.S6])-SUM([$Previsto.H6:.S6]))/SUM([$Registrado.H6:.S6]))" office:value-type="percentage" office:value="0.135070377693174" calcext:value-type="percentage">
            <text:p>13,51%</text:p>
          </table:table-cell>
          <table:table-cell table:formula="of:=AVERAGE([$Porcentagem.T6:.AE6])" office:value-type="percentage" office:value="0.0918257793310561" calcext:value-type="percentage">
            <text:p>9,18%</text:p>
          </table:table-cell>
          <table:table-cell table:formula="of:=(ABS(SUM([$Registrado.T6:.AE6])-SUM([$Previsto.T6:.AE6]))/SUM([$Registrado.T6:.AE6]))" office:value-type="percentage" office:value="0.0451472837716466" calcext:value-type="percentage">
            <text:p>4,51%</text:p>
          </table:table-cell>
          <table:table-cell table:formula="of:=AVERAGE([$Porcentagem.B6:$Porcentagem.AE6])" office:value-type="percentage" office:value="0.114517661799062" calcext:value-type="percentage">
            <text:p>11,45%</text:p>
          </table:table-cell>
          <table:table-cell table:formula="of:=(ABS(SUM([$Registrado.B6:$Registrado.AE6])-SUM([$Previsto.B6:$Previsto.AE6]))/SUM([$Registrado.B6:$Registrado.AE6]))" office:value-type="percentage" office:value="0.0836748247938354" calcext:value-type="percentage">
            <text:p>8,37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120923499626918" calcext:value-type="percentage">
            <text:p>12,09%</text:p>
          </table:table-cell>
          <table:table-cell table:formula="of:=(ABS(SUM([$Registrado.B7:$Registrado.D7])-SUM([$Previsto.B7:$Previsto.D7]))/SUM([$Registrado.B7:$Registrado.D7]))" office:value-type="percentage" office:value="0.12204395841699" calcext:value-type="percentage">
            <text:p>12,20%</text:p>
          </table:table-cell>
          <table:table-cell table:formula="of:=AVERAGE([$Porcentagem.H7:.S7])" office:value-type="percentage" office:value="0.169402207810691" calcext:value-type="percentage">
            <text:p>16,94%</text:p>
          </table:table-cell>
          <table:table-cell table:formula="of:=(ABS(SUM([$Registrado.H7:.S7])-SUM([$Previsto.H7:.S7]))/SUM([$Registrado.H7:.S7]))" office:value-type="percentage" office:value="0.0320750309852749" calcext:value-type="percentage">
            <text:p>3,21%</text:p>
          </table:table-cell>
          <table:table-cell table:formula="of:=AVERAGE([$Porcentagem.T7:.AE7])" office:value-type="percentage" office:value="0.122661530523444" calcext:value-type="percentage">
            <text:p>12,27%</text:p>
          </table:table-cell>
          <table:table-cell table:formula="of:=(ABS(SUM([$Registrado.T7:.AE7])-SUM([$Previsto.T7:.AE7]))/SUM([$Registrado.T7:.AE7]))" office:value-type="percentage" office:value="0.0460328144930432" calcext:value-type="percentage">
            <text:p>4,60%</text:p>
          </table:table-cell>
          <table:table-cell table:formula="of:=AVERAGE([$Porcentagem.B7:$Porcentagem.AE7])" office:value-type="percentage" office:value="0.138603216907862" calcext:value-type="percentage">
            <text:p>13,86%</text:p>
          </table:table-cell>
          <table:table-cell table:formula="of:=(ABS(SUM([$Registrado.B7:$Registrado.AE7])-SUM([$Previsto.B7:$Previsto.AE7]))/SUM([$Registrado.B7:$Registrado.AE7]))" office:value-type="percentage" office:value="0.00266987694129658" calcext:value-type="percentage">
            <text:p>0,27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164185656310228" calcext:value-type="percentage">
            <text:p>16,42%</text:p>
          </table:table-cell>
          <table:table-cell table:formula="of:=(ABS(SUM([$Registrado.B8:$Registrado.D8])-SUM([$Previsto.B8:$Previsto.D8]))/SUM([$Registrado.B8:$Registrado.D8]))" office:value-type="percentage" office:value="0.165895227001195" calcext:value-type="percentage">
            <text:p>16,59%</text:p>
          </table:table-cell>
          <table:table-cell table:formula="of:=AVERAGE([$Porcentagem.H8:.S8])" office:value-type="percentage" office:value="0.109685028335906" calcext:value-type="percentage">
            <text:p>10,97%</text:p>
          </table:table-cell>
          <table:table-cell table:formula="of:=(ABS(SUM([$Registrado.H8:.S8])-SUM([$Previsto.H8:.S8]))/SUM([$Registrado.H8:.S8]))" office:value-type="percentage" office:value="0.0226948242956944" calcext:value-type="percentage">
            <text:p>2,27%</text:p>
          </table:table-cell>
          <table:table-cell table:formula="of:=AVERAGE([$Porcentagem.T8:.AE8])" office:value-type="percentage" office:value="0.13670994418417" calcext:value-type="percentage">
            <text:p>13,67%</text:p>
          </table:table-cell>
          <table:table-cell table:formula="of:=(ABS(SUM([$Registrado.T8:.AE8])-SUM([$Previsto.T8:.AE8]))/SUM([$Registrado.T8:.AE8]))" office:value-type="percentage" office:value="0.115059710091236" calcext:value-type="percentage">
            <text:p>11,51%</text:p>
          </table:table-cell>
          <table:table-cell table:formula="of:=AVERAGE([$Porcentagem.B8:$Porcentagem.AE8])" office:value-type="percentage" office:value="0.128019072306972" calcext:value-type="percentage">
            <text:p>12,80%</text:p>
          </table:table-cell>
          <table:table-cell table:formula="of:=(ABS(SUM([$Registrado.B8:$Registrado.AE8])-SUM([$Previsto.B8:$Previsto.AE8]))/SUM([$Registrado.B8:$Registrado.AE8]))" office:value-type="percentage" office:value="0.080566972505972" calcext:value-type="percentage">
            <text:p>8,06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533562512518849" calcext:value-type="percentage">
            <text:p>5,34%</text:p>
          </table:table-cell>
          <table:table-cell table:formula="of:=(ABS(SUM([$Registrado.B9:$Registrado.D9])-SUM([$Previsto.B9:$Previsto.D9]))/SUM([$Registrado.B9:$Registrado.D9]))" office:value-type="percentage" office:value="0.0411286994494431" calcext:value-type="percentage">
            <text:p>4,11%</text:p>
          </table:table-cell>
          <table:table-cell table:formula="of:=AVERAGE([$Porcentagem.H9:.S9])" office:value-type="percentage" office:value="0.13616037118288" calcext:value-type="percentage">
            <text:p>13,62%</text:p>
          </table:table-cell>
          <table:table-cell table:formula="of:=(ABS(SUM([$Registrado.H9:.S9])-SUM([$Previsto.H9:.S9]))/SUM([$Registrado.H9:.S9]))" office:value-type="percentage" office:value="0.0731029640872653" calcext:value-type="percentage">
            <text:p>7,31%</text:p>
          </table:table-cell>
          <table:table-cell table:formula="of:=AVERAGE([$Porcentagem.T9:.AE9])" office:value-type="percentage" office:value="0.105251084416635" calcext:value-type="percentage">
            <text:p>10,53%</text:p>
          </table:table-cell>
          <table:table-cell table:formula="of:=(ABS(SUM([$Registrado.T9:.AE9])-SUM([$Previsto.T9:.AE9]))/SUM([$Registrado.T9:.AE9]))" office:value-type="percentage" office:value="0.0276538249645146" calcext:value-type="percentage">
            <text:p>2,77%</text:p>
          </table:table-cell>
          <table:table-cell table:formula="of:=AVERAGE([$Porcentagem.B9:$Porcentagem.AE9])" office:value-type="percentage" office:value="0.106589231413497" calcext:value-type="percentage">
            <text:p>10,66%</text:p>
          </table:table-cell>
          <table:table-cell table:formula="of:=(ABS(SUM([$Registrado.B9:$Registrado.AE9])-SUM([$Previsto.B9:$Previsto.AE9]))/SUM([$Registrado.B9:$Registrado.AE9]))" office:value-type="percentage" office:value="0.0492933486594844" calcext:value-type="percentage">
            <text:p>4,93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81128255874065" calcext:value-type="percentage">
            <text:p>8,11%</text:p>
          </table:table-cell>
          <table:table-cell table:formula="of:=(ABS(SUM([$Registrado.B10:$Registrado.D10])-SUM([$Previsto.B10:$Previsto.D10]))/SUM([$Registrado.B10:$Registrado.D10]))" office:value-type="percentage" office:value="0.0838319220107475" calcext:value-type="percentage">
            <text:p>8,38%</text:p>
          </table:table-cell>
          <table:table-cell table:formula="of:=AVERAGE([$Porcentagem.H10:.S10])" office:value-type="percentage" office:value="0.120036809535474" calcext:value-type="percentage">
            <text:p>12,00%</text:p>
          </table:table-cell>
          <table:table-cell table:formula="of:=(ABS(SUM([$Registrado.H10:.S10])-SUM([$Previsto.H10:.S10]))/SUM([$Registrado.H10:.S10]))" office:value-type="percentage" office:value="0.029586498856938" calcext:value-type="percentage">
            <text:p>2,96%</text:p>
          </table:table-cell>
          <table:table-cell table:formula="of:=AVERAGE([$Porcentagem.T10:.AE10])" office:value-type="percentage" office:value="0.147532927036839" calcext:value-type="percentage">
            <text:p>14,75%</text:p>
          </table:table-cell>
          <table:table-cell table:formula="of:=(ABS(SUM([$Registrado.T10:.AE10])-SUM([$Previsto.T10:.AE10]))/SUM([$Registrado.T10:.AE10]))" office:value-type="percentage" office:value="0.149786154251608" calcext:value-type="percentage">
            <text:p>14,98%</text:p>
          </table:table-cell>
          <table:table-cell table:formula="of:=AVERAGE([$Porcentagem.B10:$Porcentagem.AE10])" office:value-type="percentage" office:value="0.129486342089145" calcext:value-type="percentage">
            <text:p>12,95%</text:p>
          </table:table-cell>
          <table:table-cell table:formula="of:=(ABS(SUM([$Registrado.B10:$Registrado.AE10])-SUM([$Previsto.B10:$Previsto.AE10]))/SUM([$Registrado.B10:$Registrado.AE10]))" office:value-type="percentage" office:value="0.0731703654700963" calcext:value-type="percentage">
            <text:p>7,32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147225541896284" calcext:value-type="percentage">
            <text:p>14,72%</text:p>
          </table:table-cell>
          <table:table-cell table:formula="of:=(ABS(SUM([$Registrado.B11:$Registrado.D11])-SUM([$Previsto.B11:$Previsto.D11]))/SUM([$Registrado.B11:$Registrado.D11]))" office:value-type="percentage" office:value="0.147002234692932" calcext:value-type="percentage">
            <text:p>14,70%</text:p>
          </table:table-cell>
          <table:table-cell table:formula="of:=AVERAGE([$Porcentagem.H11:.S11])" office:value-type="percentage" office:value="0.164565328270909" calcext:value-type="percentage">
            <text:p>16,46%</text:p>
          </table:table-cell>
          <table:table-cell table:formula="of:=(ABS(SUM([$Registrado.H11:.S11])-SUM([$Previsto.H11:.S11]))/SUM([$Registrado.H11:.S11]))" office:value-type="percentage" office:value="0.035117583451998" calcext:value-type="percentage">
            <text:p>3,51%</text:p>
          </table:table-cell>
          <table:table-cell table:formula="of:=AVERAGE([$Porcentagem.T11:.AE11])" office:value-type="percentage" office:value="0.173869095260557" calcext:value-type="percentage">
            <text:p>17,39%</text:p>
          </table:table-cell>
          <table:table-cell table:formula="of:=(ABS(SUM([$Registrado.T11:.AE11])-SUM([$Previsto.T11:.AE11]))/SUM([$Registrado.T11:.AE11]))" office:value-type="percentage" office:value="0.00125912963716588" calcext:value-type="percentage">
            <text:p>0,13%</text:p>
          </table:table-cell>
          <table:table-cell table:formula="of:=AVERAGE([$Porcentagem.B11:$Porcentagem.AE11])" office:value-type="percentage" office:value="0.170784808156354" calcext:value-type="percentage">
            <text:p>17,08%</text:p>
          </table:table-cell>
          <table:table-cell table:formula="of:=(ABS(SUM([$Registrado.B11:$Registrado.AE11])-SUM([$Previsto.B11:$Previsto.AE11]))/SUM([$Registrado.B11:$Registrado.AE11]))" office:value-type="percentage" office:value="0.0558893207863046" calcext:value-type="percentage">
            <text:p>5,59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14082352381093" calcext:value-type="percentage">
            <text:p>14,08%</text:p>
          </table:table-cell>
          <table:table-cell table:formula="of:=(ABS(SUM([$Registrado.B12:$Registrado.D12])-SUM([$Previsto.B12:$Previsto.D12]))/SUM([$Registrado.B12:$Registrado.D12]))" office:value-type="percentage" office:value="0.142610443009746" calcext:value-type="percentage">
            <text:p>14,26%</text:p>
          </table:table-cell>
          <table:table-cell table:formula="of:=AVERAGE([$Porcentagem.H12:.S12])" office:value-type="percentage" office:value="0.157040345038888" calcext:value-type="percentage">
            <text:p>15,70%</text:p>
          </table:table-cell>
          <table:table-cell table:formula="of:=(ABS(SUM([$Registrado.H12:.S12])-SUM([$Previsto.H12:.S12]))/SUM([$Registrado.H12:.S12]))" office:value-type="percentage" office:value="0.0087724565590944" calcext:value-type="percentage">
            <text:p>0,88%</text:p>
          </table:table-cell>
          <table:table-cell table:formula="of:=AVERAGE([$Porcentagem.T12:.AE12])" office:value-type="percentage" office:value="0.131675848857533" calcext:value-type="percentage">
            <text:p>13,17%</text:p>
          </table:table-cell>
          <table:table-cell table:formula="of:=(ABS(SUM([$Registrado.T12:.AE12])-SUM([$Previsto.T12:.AE12]))/SUM([$Registrado.T12:.AE12]))" office:value-type="percentage" office:value="0.0417161612487414" calcext:value-type="percentage">
            <text:p>4,17%</text:p>
          </table:table-cell>
          <table:table-cell table:formula="of:=AVERAGE([$Porcentagem.B12:$Porcentagem.AE12])" office:value-type="percentage" office:value="0.142689457037368" calcext:value-type="percentage">
            <text:p>14,27%</text:p>
          </table:table-cell>
          <table:table-cell table:formula="of:=(ABS(SUM([$Registrado.B12:$Registrado.AE12])-SUM([$Previsto.B12:$Previsto.AE12]))/SUM([$Registrado.B12:$Registrado.AE12]))" office:value-type="percentage" office:value="0.0398144615381046" calcext:value-type="percentage">
            <text:p>3,98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794279611937322" calcext:value-type="percentage">
            <text:p>7,94%</text:p>
          </table:table-cell>
          <table:table-cell table:formula="of:=(ABS(SUM([$Registrado.B13:$Registrado.D13])-SUM([$Previsto.B13:$Previsto.D13]))/SUM([$Registrado.B13:$Registrado.D13]))" office:value-type="percentage" office:value="0.0792190675157526" calcext:value-type="percentage">
            <text:p>7,92%</text:p>
          </table:table-cell>
          <table:table-cell table:formula="of:=AVERAGE([$Porcentagem.H13:.S13])" office:value-type="percentage" office:value="0.112465159344219" calcext:value-type="percentage">
            <text:p>11,25%</text:p>
          </table:table-cell>
          <table:table-cell table:formula="of:=(ABS(SUM([$Registrado.H13:.S13])-SUM([$Previsto.H13:.S13]))/SUM([$Registrado.H13:.S13]))" office:value-type="percentage" office:value="0.0281570957133658" calcext:value-type="percentage">
            <text:p>2,82%</text:p>
          </table:table-cell>
          <table:table-cell table:formula="of:=AVERAGE([$Porcentagem.T13:.AE13])" office:value-type="percentage" office:value="0.133176481436956" calcext:value-type="percentage">
            <text:p>13,32%</text:p>
          </table:table-cell>
          <table:table-cell table:formula="of:=(ABS(SUM([$Registrado.T13:.AE13])-SUM([$Previsto.T13:.AE13]))/SUM([$Registrado.T13:.AE13]))" office:value-type="percentage" office:value="0.119196669267877" calcext:value-type="percentage">
            <text:p>11,92%</text:p>
          </table:table-cell>
          <table:table-cell table:formula="of:=AVERAGE([$Porcentagem.B13:$Porcentagem.AE13])" office:value-type="percentage" office:value="0.115220136659422" calcext:value-type="percentage">
            <text:p>11,52%</text:p>
          </table:table-cell>
          <table:table-cell table:formula="of:=(ABS(SUM([$Registrado.B13:$Registrado.AE13])-SUM([$Previsto.B13:$Previsto.AE13]))/SUM([$Registrado.B13:$Registrado.AE13]))" office:value-type="percentage" office:value="0.0537739226032626" calcext:value-type="percentage">
            <text:p>5,38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10529116775326" calcext:value-type="percentage">
            <text:p>11,05%</text:p>
          </table:table-cell>
          <table:table-cell table:formula="of:=(ABS(SUM([$Registrado.B14:$Registrado.D14])-SUM([$Previsto.B14:$Previsto.D14]))/SUM([$Registrado.B14:$Registrado.D14]))" office:value-type="percentage" office:value="0.0390432918972974" calcext:value-type="percentage">
            <text:p>3,90%</text:p>
          </table:table-cell>
          <table:table-cell table:formula="of:=AVERAGE([$Porcentagem.H14:.S14])" office:value-type="percentage" office:value="0.133718049168562" calcext:value-type="percentage">
            <text:p>13,37%</text:p>
          </table:table-cell>
          <table:table-cell table:formula="of:=(ABS(SUM([$Registrado.H14:.S14])-SUM([$Previsto.H14:.S14]))/SUM([$Registrado.H14:.S14]))" office:value-type="percentage" office:value="0.0783003114882597" calcext:value-type="percentage">
            <text:p>7,83%</text:p>
          </table:table-cell>
          <table:table-cell table:formula="of:=AVERAGE([$Porcentagem.T14:.AE14])" office:value-type="percentage" office:value="0.122699712828818" calcext:value-type="percentage">
            <text:p>12,27%</text:p>
          </table:table-cell>
          <table:table-cell table:formula="of:=(ABS(SUM([$Registrado.T14:.AE14])-SUM([$Previsto.T14:.AE14]))/SUM([$Registrado.T14:.AE14]))" office:value-type="percentage" office:value="0.0414622873994038" calcext:value-type="percentage">
            <text:p>4,15%</text:p>
          </table:table-cell>
          <table:table-cell table:formula="of:=AVERAGE([$Porcentagem.B14:$Porcentagem.AE14])" office:value-type="percentage" office:value="0.134236218258873" calcext:value-type="percentage">
            <text:p>13,42%</text:p>
          </table:table-cell>
          <table:table-cell table:formula="of:=(ABS(SUM([$Registrado.B14:$Registrado.AE14])-SUM([$Previsto.B14:$Previsto.AE14]))/SUM([$Registrado.B14:$Registrado.AE14]))" office:value-type="percentage" office:value="0.0355847060773847" calcext:value-type="percentage">
            <text:p>3,56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516469300535289" calcext:value-type="percentage">
            <text:p>5,16%</text:p>
          </table:table-cell>
          <table:table-cell table:formula="of:=(ABS(SUM([$Registrado.B15:$Registrado.D15])-SUM([$Previsto.B15:$Previsto.D15]))/SUM([$Registrado.B15:$Registrado.D15]))" office:value-type="percentage" office:value="0.0448663657474893" calcext:value-type="percentage">
            <text:p>4,49%</text:p>
          </table:table-cell>
          <table:table-cell table:formula="of:=AVERAGE([$Porcentagem.H15:.S15])" office:value-type="percentage" office:value="0.230250420194149" calcext:value-type="percentage">
            <text:p>23,03%</text:p>
          </table:table-cell>
          <table:table-cell table:formula="of:=(ABS(SUM([$Registrado.H15:.S15])-SUM([$Previsto.H15:.S15]))/SUM([$Registrado.H15:.S15]))" office:value-type="percentage" office:value="0.0882409929316263" calcext:value-type="percentage">
            <text:p>8,82%</text:p>
          </table:table-cell>
          <table:table-cell table:formula="of:=AVERAGE([$Porcentagem.T15:.AE15])" office:value-type="percentage" office:value="0.139806769385253" calcext:value-type="percentage">
            <text:p>13,98%</text:p>
          </table:table-cell>
          <table:table-cell table:formula="of:=(ABS(SUM([$Registrado.T15:.AE15])-SUM([$Previsto.T15:.AE15]))/SUM([$Registrado.T15:.AE15]))" office:value-type="percentage" office:value="0.0919137860515846" calcext:value-type="percentage">
            <text:p>9,19%</text:p>
          </table:table-cell>
          <table:table-cell table:formula="of:=AVERAGE([$Porcentagem.B15:$Porcentagem.AE15])" office:value-type="percentage" office:value="0.157888474482105" calcext:value-type="percentage">
            <text:p>15,79%</text:p>
          </table:table-cell>
          <table:table-cell table:formula="of:=(ABS(SUM([$Registrado.B15:$Registrado.AE15])-SUM([$Previsto.B15:$Previsto.AE15]))/SUM([$Registrado.B15:$Registrado.AE15]))" office:value-type="percentage" office:value="0.0587122923497868" calcext:value-type="percentage">
            <text:p>5,87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02612203515998" calcext:value-type="percentage">
            <text:p>6,03%</text:p>
          </table:table-cell>
          <table:table-cell table:formula="of:=(ABS(SUM([$Registrado.B16:$Registrado.D16])-SUM([$Previsto.B16:$Previsto.D16]))/SUM([$Registrado.B16:$Registrado.D16]))" office:value-type="percentage" office:value="0.0230374112601922" calcext:value-type="percentage">
            <text:p>2,30%</text:p>
          </table:table-cell>
          <table:table-cell table:formula="of:=AVERAGE([$Porcentagem.H16:.S16])" office:value-type="percentage" office:value="0.092023096991689" calcext:value-type="percentage">
            <text:p>9,20%</text:p>
          </table:table-cell>
          <table:table-cell table:formula="of:=(ABS(SUM([$Registrado.H16:.S16])-SUM([$Previsto.H16:.S16]))/SUM([$Registrado.H16:.S16]))" office:value-type="percentage" office:value="0.0803005448262704" calcext:value-type="percentage">
            <text:p>8,03%</text:p>
          </table:table-cell>
          <table:table-cell table:formula="of:=AVERAGE([$Porcentagem.T16:.AE16])" office:value-type="percentage" office:value="0.138791590471504" calcext:value-type="percentage">
            <text:p>13,88%</text:p>
          </table:table-cell>
          <table:table-cell table:formula="of:=(ABS(SUM([$Registrado.T16:.AE16])-SUM([$Previsto.T16:.AE16]))/SUM([$Registrado.T16:.AE16]))" office:value-type="percentage" office:value="0.127727275445988" calcext:value-type="percentage">
            <text:p>12,77%</text:p>
          </table:table-cell>
          <table:table-cell table:formula="of:=AVERAGE([$Porcentagem.B16:$Porcentagem.AE16])" office:value-type="percentage" office:value="0.10094668881491" calcext:value-type="percentage">
            <text:p>10,09%</text:p>
          </table:table-cell>
          <table:table-cell table:formula="of:=(ABS(SUM([$Registrado.B16:$Registrado.AE16])-SUM([$Previsto.B16:$Previsto.AE16]))/SUM([$Registrado.B16:$Registrado.AE16]))" office:value-type="percentage" office:value="0.0239085898100869" calcext:value-type="percentage">
            <text:p>2,39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15732625788883" calcext:value-type="percentage">
            <text:p>15,73%</text:p>
          </table:table-cell>
          <table:table-cell table:formula="of:=(ABS(SUM([$Registrado.B17:$Registrado.D17])-SUM([$Previsto.B17:$Previsto.D17]))/SUM([$Registrado.B17:$Registrado.D17]))" office:value-type="percentage" office:value="0.157074539790587" calcext:value-type="percentage">
            <text:p>15,71%</text:p>
          </table:table-cell>
          <table:table-cell table:formula="of:=AVERAGE([$Porcentagem.H17:.S17])" office:value-type="percentage" office:value="0.0953973179025192" calcext:value-type="percentage">
            <text:p>9,54%</text:p>
          </table:table-cell>
          <table:table-cell table:formula="of:=(ABS(SUM([$Registrado.H17:.S17])-SUM([$Previsto.H17:.S17]))/SUM([$Registrado.H17:.S17]))" office:value-type="percentage" office:value="0.0180880185108527" calcext:value-type="percentage">
            <text:p>1,81%</text:p>
          </table:table-cell>
          <table:table-cell table:formula="of:=AVERAGE([$Porcentagem.T17:.AE17])" office:value-type="percentage" office:value="0.0798492799841998" calcext:value-type="percentage">
            <text:p>7,98%</text:p>
          </table:table-cell>
          <table:table-cell table:formula="of:=(ABS(SUM([$Registrado.T17:.AE17])-SUM([$Previsto.T17:.AE17]))/SUM([$Registrado.T17:.AE17]))" office:value-type="percentage" office:value="0.0284941285575238" calcext:value-type="percentage">
            <text:p>2,85%</text:p>
          </table:table-cell>
          <table:table-cell table:formula="of:=AVERAGE([$Porcentagem.B17:$Porcentagem.AE17])" office:value-type="percentage" office:value="0.0918776992044922" calcext:value-type="percentage">
            <text:p>9,19%</text:p>
          </table:table-cell>
          <table:table-cell table:formula="of:=(ABS(SUM([$Registrado.B17:$Registrado.AE17])-SUM([$Previsto.B17:$Previsto.AE17]))/SUM([$Registrado.B17:$Registrado.AE17]))" office:value-type="percentage" office:value="0.0308608182217614" calcext:value-type="percentage">
            <text:p>3,09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0691655755156042" calcext:value-type="percentage">
            <text:p>6,92%</text:p>
          </table:table-cell>
          <table:table-cell table:formula="of:=(ABS(SUM([$Registrado.B18:$Registrado.D18])-SUM([$Previsto.B18:$Previsto.D18]))/SUM([$Registrado.B18:$Registrado.D18]))" office:value-type="percentage" office:value="0.0637746951568255" calcext:value-type="percentage">
            <text:p>6,38%</text:p>
          </table:table-cell>
          <table:table-cell table:formula="of:=AVERAGE([$Porcentagem.H18:.S18])" office:value-type="percentage" office:value="0.163693656422437" calcext:value-type="percentage">
            <text:p>16,37%</text:p>
          </table:table-cell>
          <table:table-cell table:formula="of:=(ABS(SUM([$Registrado.H18:.S18])-SUM([$Previsto.H18:.S18]))/SUM([$Registrado.H18:.S18]))" office:value-type="percentage" office:value="0.151829801629662" calcext:value-type="percentage">
            <text:p>15,18%</text:p>
          </table:table-cell>
          <table:table-cell table:formula="of:=AVERAGE([$Porcentagem.T18:.AE18])" office:value-type="percentage" office:value="0.198061954476829" calcext:value-type="percentage">
            <text:p>19,81%</text:p>
          </table:table-cell>
          <table:table-cell table:formula="of:=(ABS(SUM([$Registrado.T18:.AE18])-SUM([$Previsto.T18:.AE18]))/SUM([$Registrado.T18:.AE18]))" office:value-type="percentage" office:value="0.152223149831504" calcext:value-type="percentage">
            <text:p>15,22%</text:p>
          </table:table-cell>
          <table:table-cell table:formula="of:=AVERAGE([$Porcentagem.B18:$Porcentagem.AE18])" office:value-type="percentage" office:value="0.157245525812384" calcext:value-type="percentage">
            <text:p>15,72%</text:p>
          </table:table-cell>
          <table:table-cell table:formula="of:=(ABS(SUM([$Registrado.B18:$Registrado.AE18])-SUM([$Previsto.B18:$Previsto.AE18]))/SUM([$Registrado.B18:$Registrado.AE18]))" office:value-type="percentage" office:value="0.13250198934493" calcext:value-type="percentage">
            <text:p>13,25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220772815702603" calcext:value-type="percentage">
            <text:p>22,08%</text:p>
          </table:table-cell>
          <table:table-cell table:formula="of:=(ABS(SUM([$Registrado.B19:$Registrado.D19])-SUM([$Previsto.B19:$Previsto.D19]))/SUM([$Registrado.B19:$Registrado.D19]))" office:value-type="percentage" office:value="0.221061280363488" calcext:value-type="percentage">
            <text:p>22,11%</text:p>
          </table:table-cell>
          <table:table-cell table:formula="of:=AVERAGE([$Porcentagem.H19:.S19])" office:value-type="percentage" office:value="0.17800345540101" calcext:value-type="percentage">
            <text:p>17,80%</text:p>
          </table:table-cell>
          <table:table-cell table:formula="of:=(ABS(SUM([$Registrado.H19:.S19])-SUM([$Previsto.H19:.S19]))/SUM([$Registrado.H19:.S19]))" office:value-type="percentage" office:value="0.11038100484971" calcext:value-type="percentage">
            <text:p>11,04%</text:p>
          </table:table-cell>
          <table:table-cell table:formula="of:=AVERAGE([$Porcentagem.T19:.AE19])" office:value-type="percentage" office:value="0.159811873423291" calcext:value-type="percentage">
            <text:p>15,98%</text:p>
          </table:table-cell>
          <table:table-cell table:formula="of:=(ABS(SUM([$Registrado.T19:.AE19])-SUM([$Previsto.T19:.AE19]))/SUM([$Registrado.T19:.AE19]))" office:value-type="percentage" office:value="0.0100947017312584" calcext:value-type="percentage">
            <text:p>1,01%</text:p>
          </table:table-cell>
          <table:table-cell table:formula="of:=AVERAGE([$Porcentagem.B19:$Porcentagem.AE19])" office:value-type="percentage" office:value="0.174061660182327" calcext:value-type="percentage">
            <text:p>17,41%</text:p>
          </table:table-cell>
          <table:table-cell table:formula="of:=(ABS(SUM([$Registrado.B19:$Registrado.AE19])-SUM([$Previsto.B19:$Previsto.AE19]))/SUM([$Registrado.B19:$Registrado.AE19]))" office:value-type="percentage" office:value="0.0128807943447342" calcext:value-type="percentage">
            <text:p>1,29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129518866989367" calcext:value-type="percentage">
            <text:p>12,95%</text:p>
          </table:table-cell>
          <table:table-cell table:formula="of:=(ABS(SUM([$Registrado.B20:$Registrado.D20])-SUM([$Previsto.B20:$Previsto.D20]))/SUM([$Registrado.B20:$Registrado.D20]))" office:value-type="percentage" office:value="0.12964477813541" calcext:value-type="percentage">
            <text:p>12,96%</text:p>
          </table:table-cell>
          <table:table-cell table:formula="of:=AVERAGE([$Porcentagem.H20:.S20])" office:value-type="percentage" office:value="0.0895295290096341" calcext:value-type="percentage">
            <text:p>8,95%</text:p>
          </table:table-cell>
          <table:table-cell table:formula="of:=(ABS(SUM([$Registrado.H20:.S20])-SUM([$Previsto.H20:.S20]))/SUM([$Registrado.H20:.S20]))" office:value-type="percentage" office:value="0.0417377777777778" calcext:value-type="percentage">
            <text:p>4,17%</text:p>
          </table:table-cell>
          <table:table-cell table:formula="of:=AVERAGE([$Porcentagem.T20:.AE20])" office:value-type="percentage" office:value="0.0941175375838892" calcext:value-type="percentage">
            <text:p>9,41%</text:p>
          </table:table-cell>
          <table:table-cell table:formula="of:=(ABS(SUM([$Registrado.T20:.AE20])-SUM([$Previsto.T20:.AE20]))/SUM([$Registrado.T20:.AE20]))" office:value-type="percentage" office:value="0.0956869707767823" calcext:value-type="percentage">
            <text:p>9,57%</text:p>
          </table:table-cell>
          <table:table-cell table:formula="of:=AVERAGE([$Porcentagem.B20:$Porcentagem.AE20])" office:value-type="percentage" office:value="0.0912805030697225" calcext:value-type="percentage">
            <text:p>9,13%</text:p>
          </table:table-cell>
          <table:table-cell table:formula="of:=(ABS(SUM([$Registrado.B20:$Registrado.AE20])-SUM([$Previsto.B20:$Previsto.AE20]))/SUM([$Registrado.B20:$Registrado.AE20]))" office:value-type="percentage" office:value="0.0706454818010118" calcext:value-type="percentage">
            <text:p>7,06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0551197283887941" calcext:value-type="percentage">
            <text:p>5,51%</text:p>
          </table:table-cell>
          <table:table-cell table:formula="of:=(ABS(SUM([$Registrado.B21:$Registrado.D21])-SUM([$Previsto.B21:$Previsto.D21]))/SUM([$Registrado.B21:$Registrado.D21]))" office:value-type="percentage" office:value="0.0453491344649497" calcext:value-type="percentage">
            <text:p>4,53%</text:p>
          </table:table-cell>
          <table:table-cell table:formula="of:=AVERAGE([$Porcentagem.H21:.S21])" office:value-type="percentage" office:value="0.160558766417966" calcext:value-type="percentage">
            <text:p>16,06%</text:p>
          </table:table-cell>
          <table:table-cell table:formula="of:=(ABS(SUM([$Registrado.H21:.S21])-SUM([$Previsto.H21:.S21]))/SUM([$Registrado.H21:.S21]))" office:value-type="percentage" office:value="0.0511449210693155" calcext:value-type="percentage">
            <text:p>5,11%</text:p>
          </table:table-cell>
          <table:table-cell table:formula="of:=AVERAGE([$Porcentagem.T21:.AE21])" office:value-type="percentage" office:value="0.159101609662462" calcext:value-type="percentage">
            <text:p>15,91%</text:p>
          </table:table-cell>
          <table:table-cell table:formula="of:=(ABS(SUM([$Registrado.T21:.AE21])-SUM([$Previsto.T21:.AE21]))/SUM([$Registrado.T21:.AE21]))" office:value-type="percentage" office:value="0.166130308342566" calcext:value-type="percentage">
            <text:p>16,61%</text:p>
          </table:table-cell>
          <table:table-cell table:formula="of:=AVERAGE([$Porcentagem.B21:$Porcentagem.AE21])" office:value-type="percentage" office:value="0.136870260765438" calcext:value-type="percentage">
            <text:p>13,69%</text:p>
          </table:table-cell>
          <table:table-cell table:formula="of:=(ABS(SUM([$Registrado.B21:$Registrado.AE21])-SUM([$Previsto.B21:$Previsto.AE21]))/SUM([$Registrado.B21:$Registrado.AE21]))" office:value-type="percentage" office:value="0.0943544045760401" calcext:value-type="percentage">
            <text:p>9,44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102497139004747" calcext:value-type="percentage">
            <text:p>10,25%</text:p>
          </table:table-cell>
          <table:table-cell table:formula="of:=(ABS(SUM([$Registrado.B22:$Registrado.D22])-SUM([$Previsto.B22:$Previsto.D22]))/SUM([$Registrado.B22:$Registrado.D22]))" office:value-type="percentage" office:value="0.0279658868067609" calcext:value-type="percentage">
            <text:p>2,80%</text:p>
          </table:table-cell>
          <table:table-cell table:formula="of:=AVERAGE([$Porcentagem.H22:.S22])" office:value-type="percentage" office:value="0.231201688993893" calcext:value-type="percentage">
            <text:p>23,12%</text:p>
          </table:table-cell>
          <table:table-cell table:formula="of:=(ABS(SUM([$Registrado.H22:.S22])-SUM([$Previsto.H22:.S22]))/SUM([$Registrado.H22:.S22]))" office:value-type="percentage" office:value="0.211175018350062" calcext:value-type="percentage">
            <text:p>21,12%</text:p>
          </table:table-cell>
          <table:table-cell table:formula="of:=AVERAGE([$Porcentagem.T22:.AE22])" office:value-type="percentage" office:value="0.14205870562485" calcext:value-type="percentage">
            <text:p>14,21%</text:p>
          </table:table-cell>
          <table:table-cell table:formula="of:=(ABS(SUM([$Registrado.T22:.AE22])-SUM([$Previsto.T22:.AE22]))/SUM([$Registrado.T22:.AE22]))" office:value-type="percentage" office:value="0.0279522646295977" calcext:value-type="percentage">
            <text:p>2,80%</text:p>
          </table:table-cell>
          <table:table-cell table:formula="of:=AVERAGE([$Porcentagem.B22:$Porcentagem.AE22])" office:value-type="percentage" office:value="0.16498422994233" calcext:value-type="percentage">
            <text:p>16,50%</text:p>
          </table:table-cell>
          <table:table-cell table:formula="of:=(ABS(SUM([$Registrado.B22:$Registrado.AE22])-SUM([$Previsto.B22:$Previsto.AE22]))/SUM([$Registrado.B22:$Registrado.AE22]))" office:value-type="percentage" office:value="0.0889793077185031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202940800378995" calcext:value-type="percentage">
            <text:p>20,29%</text:p>
          </table:table-cell>
          <table:table-cell table:formula="of:=(ABS(SUM([$Registrado.B23:$Registrado.D23])-SUM([$Previsto.B23:$Previsto.D23]))/SUM([$Registrado.B23:$Registrado.D23]))" office:value-type="percentage" office:value="0.206889430338026" calcext:value-type="percentage">
            <text:p>20,69%</text:p>
          </table:table-cell>
          <table:table-cell table:formula="of:=AVERAGE([$Porcentagem.H23:.S23])" office:value-type="percentage" office:value="0.237821314951151" calcext:value-type="percentage">
            <text:p>23,78%</text:p>
          </table:table-cell>
          <table:table-cell table:formula="of:=(ABS(SUM([$Registrado.H23:.S23])-SUM([$Previsto.H23:.S23]))/SUM([$Registrado.H23:.S23]))" office:value-type="percentage" office:value="0.0187027420787051" calcext:value-type="percentage">
            <text:p>1,87%</text:p>
          </table:table-cell>
          <table:table-cell table:formula="of:=AVERAGE([$Porcentagem.T23:.AE23])" office:value-type="percentage" office:value="0.115366630964994" calcext:value-type="percentage">
            <text:p>11,54%</text:p>
          </table:table-cell>
          <table:table-cell table:formula="of:=(ABS(SUM([$Registrado.T23:.AE23])-SUM([$Previsto.T23:.AE23]))/SUM([$Registrado.T23:.AE23]))" office:value-type="percentage" office:value="0.0214416497054634" calcext:value-type="percentage">
            <text:p>2,14%</text:p>
          </table:table-cell>
          <table:table-cell table:formula="of:=AVERAGE([$Porcentagem.B23:$Porcentagem.AE23])" office:value-type="percentage" office:value="0.176091882603436" calcext:value-type="percentage">
            <text:p>17,61%</text:p>
          </table:table-cell>
          <table:table-cell table:formula="of:=(ABS(SUM([$Registrado.B23:$Registrado.AE23])-SUM([$Previsto.B23:$Previsto.AE23]))/SUM([$Registrado.B23:$Registrado.AE23]))" office:value-type="percentage" office:value="0.0102697046644977" calcext:value-type="percentage">
            <text:p>1,03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69012725234669" calcext:value-type="percentage">
            <text:p>6,90%</text:p>
          </table:table-cell>
          <table:table-cell table:formula="of:=(ABS(SUM([$Registrado.B24:$Registrado.D24])-SUM([$Previsto.B24:$Previsto.D24]))/SUM([$Registrado.B24:$Registrado.D24]))" office:value-type="percentage" office:value="0.0384756575044493" calcext:value-type="percentage">
            <text:p>3,85%</text:p>
          </table:table-cell>
          <table:table-cell table:formula="of:=AVERAGE([$Porcentagem.H24:.S24])" office:value-type="percentage" office:value="0.308468220839292" calcext:value-type="percentage">
            <text:p>30,85%</text:p>
          </table:table-cell>
          <table:table-cell table:formula="of:=(ABS(SUM([$Registrado.H24:.S24])-SUM([$Previsto.H24:.S24]))/SUM([$Registrado.H24:.S24]))" office:value-type="percentage" office:value="0.166713029441526" calcext:value-type="percentage">
            <text:p>16,67%</text:p>
          </table:table-cell>
          <table:table-cell table:formula="of:=AVERAGE([$Porcentagem.T24:.AE24])" office:value-type="percentage" office:value="0.191374924109107" calcext:value-type="percentage">
            <text:p>19,14%</text:p>
          </table:table-cell>
          <table:table-cell table:formula="of:=(ABS(SUM([$Registrado.T24:.AE24])-SUM([$Previsto.T24:.AE24]))/SUM([$Registrado.T24:.AE24]))" office:value-type="percentage" office:value="0.191951023778071" calcext:value-type="percentage">
            <text:p>19,20%</text:p>
          </table:table-cell>
          <table:table-cell table:formula="of:=AVERAGE([$Porcentagem.B24:$Porcentagem.AE24])" office:value-type="percentage" office:value="0.21957750313263" calcext:value-type="percentage">
            <text:p>21,96%</text:p>
          </table:table-cell>
          <table:table-cell table:formula="of:=(ABS(SUM([$Registrado.B24:$Registrado.AE24])-SUM([$Previsto.B24:$Previsto.AE24]))/SUM([$Registrado.B24:$Registrado.AE24]))" office:value-type="percentage" office:value="0.0418049120485771" calcext:value-type="percentage">
            <text:p>4,18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11114127508133" calcext:value-type="percentage">
            <text:p>11,11%</text:p>
          </table:table-cell>
          <table:table-cell table:formula="of:=(ABS(SUM([$Registrado.B25:$Registrado.D25])-SUM([$Previsto.B25:$Previsto.D25]))/SUM([$Registrado.B25:$Registrado.D25]))" office:value-type="percentage" office:value="0.113336582626947" calcext:value-type="percentage">
            <text:p>11,33%</text:p>
          </table:table-cell>
          <table:table-cell table:formula="of:=AVERAGE([$Porcentagem.H25:.S25])" office:value-type="percentage" office:value="0.100122562522686" calcext:value-type="percentage">
            <text:p>10,01%</text:p>
          </table:table-cell>
          <table:table-cell table:formula="of:=(ABS(SUM([$Registrado.H25:.S25])-SUM([$Previsto.H25:.S25]))/SUM([$Registrado.H25:.S25]))" office:value-type="percentage" office:value="0.056548813449421" calcext:value-type="percentage">
            <text:p>5,65%</text:p>
          </table:table-cell>
          <table:table-cell table:formula="of:=AVERAGE([$Porcentagem.T25:.AE25])" office:value-type="percentage" office:value="0.12318256718553" calcext:value-type="percentage">
            <text:p>12,32%</text:p>
          </table:table-cell>
          <table:table-cell table:formula="of:=(ABS(SUM([$Registrado.T25:.AE25])-SUM([$Previsto.T25:.AE25]))/SUM([$Registrado.T25:.AE25]))" office:value-type="percentage" office:value="0.123889870771482" calcext:value-type="percentage">
            <text:p>12,39%</text:p>
          </table:table-cell>
          <table:table-cell table:formula="of:=AVERAGE([$Porcentagem.B25:$Porcentagem.AE25])" office:value-type="percentage" office:value="0.109255327568883" calcext:value-type="percentage">
            <text:p>10,93%</text:p>
          </table:table-cell>
          <table:table-cell table:formula="of:=(ABS(SUM([$Registrado.B25:$Registrado.AE25])-SUM([$Previsto.B25:$Previsto.AE25]))/SUM([$Registrado.B25:$Registrado.AE25]))" office:value-type="percentage" office:value="0.0878108896758177" calcext:value-type="percentage">
            <text:p>8,78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117056711447915" calcext:value-type="percentage">
            <text:p>11,71%</text:p>
          </table:table-cell>
          <table:table-cell table:formula="of:=(ABS(SUM([$Registrado.B26:$Registrado.D26])-SUM([$Previsto.B26:$Previsto.D26]))/SUM([$Registrado.B26:$Registrado.D26]))" office:value-type="percentage" office:value="0.116525560302357" calcext:value-type="percentage">
            <text:p>11,65%</text:p>
          </table:table-cell>
          <table:table-cell table:formula="of:=AVERAGE([$Porcentagem.H26:.S26])" office:value-type="percentage" office:value="0.101879495381973" calcext:value-type="percentage">
            <text:p>10,19%</text:p>
          </table:table-cell>
          <table:table-cell table:formula="of:=(ABS(SUM([$Registrado.H26:.S26])-SUM([$Previsto.H26:.S26]))/SUM([$Registrado.H26:.S26]))" office:value-type="percentage" office:value="0.0193240384010643" calcext:value-type="percentage">
            <text:p>1,93%</text:p>
          </table:table-cell>
          <table:table-cell table:formula="of:=AVERAGE([$Porcentagem.T26:.AE26])" office:value-type="percentage" office:value="0.0887226454089271" calcext:value-type="percentage">
            <text:p>8,87%</text:p>
          </table:table-cell>
          <table:table-cell table:formula="of:=(ABS(SUM([$Registrado.T26:.AE26])-SUM([$Previsto.T26:.AE26]))/SUM([$Registrado.T26:.AE26]))" office:value-type="percentage" office:value="0.0618465789198908" calcext:value-type="percentage">
            <text:p>6,18%</text:p>
          </table:table-cell>
          <table:table-cell table:formula="of:=AVERAGE([$Porcentagem.B26:$Porcentagem.AE26])" office:value-type="percentage" office:value="0.0962455230938931" calcext:value-type="percentage">
            <text:p>9,62%</text:p>
          </table:table-cell>
          <table:table-cell table:formula="of:=(ABS(SUM([$Registrado.B26:$Registrado.AE26])-SUM([$Previsto.B26:$Previsto.AE26]))/SUM([$Registrado.B26:$Registrado.AE26]))" office:value-type="percentage" office:value="0.0289420055948641" calcext:value-type="percentage">
            <text:p>2,89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428405431129563" calcext:value-type="percentage">
            <text:p>4,28%</text:p>
          </table:table-cell>
          <table:table-cell table:formula="of:=(ABS(SUM([$Registrado.B27:$Registrado.D27])-SUM([$Previsto.B27:$Previsto.D27]))/SUM([$Registrado.B27:$Registrado.D27]))" office:value-type="percentage" office:value="0.0438015799593673" calcext:value-type="percentage">
            <text:p>4,38%</text:p>
          </table:table-cell>
          <table:table-cell table:formula="of:=AVERAGE([$Porcentagem.H27:.S27])" office:value-type="percentage" office:value="0.123569105602164" calcext:value-type="percentage">
            <text:p>12,36%</text:p>
          </table:table-cell>
          <table:table-cell table:formula="of:=(ABS(SUM([$Registrado.H27:.S27])-SUM([$Previsto.H27:.S27]))/SUM([$Registrado.H27:.S27]))" office:value-type="percentage" office:value="0.0778163993444559" calcext:value-type="percentage">
            <text:p>7,78%</text:p>
          </table:table-cell>
          <table:table-cell table:formula="of:=AVERAGE([$Porcentagem.T27:.AE27])" office:value-type="percentage" office:value="0.148557232654964" calcext:value-type="percentage">
            <text:p>14,86%</text:p>
          </table:table-cell>
          <table:table-cell table:formula="of:=(ABS(SUM([$Registrado.T27:.AE27])-SUM([$Previsto.T27:.AE27]))/SUM([$Registrado.T27:.AE27]))" office:value-type="percentage" office:value="0.0293799508664245" calcext:value-type="percentage">
            <text:p>2,94%</text:p>
          </table:table-cell>
          <table:table-cell table:formula="of:=AVERAGE([$Porcentagem.B27:$Porcentagem.AE27])" office:value-type="percentage" office:value="0.128748229986589" calcext:value-type="percentage">
            <text:p>12,87%</text:p>
          </table:table-cell>
          <table:table-cell table:formula="of:=(ABS(SUM([$Registrado.B27:$Registrado.AE27])-SUM([$Previsto.B27:$Previsto.AE27]))/SUM([$Registrado.B27:$Registrado.AE27]))" office:value-type="percentage" office:value="0.00679183344781036" calcext:value-type="percentage">
            <text:p>0,68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102537310004724" calcext:value-type="percentage">
            <text:p>10,25%</text:p>
          </table:table-cell>
          <table:table-cell table:formula="of:=(ABS(SUM([$Registrado.B28:$Registrado.D28])-SUM([$Previsto.B28:$Previsto.D28]))/SUM([$Registrado.B28:$Registrado.D28]))" office:value-type="percentage" office:value="0.10292264567349" calcext:value-type="percentage">
            <text:p>10,29%</text:p>
          </table:table-cell>
          <table:table-cell table:formula="of:=AVERAGE([$Porcentagem.H28:.S28])" office:value-type="percentage" office:value="0.294639663942106" calcext:value-type="percentage">
            <text:p>29,46%</text:p>
          </table:table-cell>
          <table:table-cell table:formula="of:=(ABS(SUM([$Registrado.H28:.S28])-SUM([$Previsto.H28:.S28]))/SUM([$Registrado.H28:.S28]))" office:value-type="percentage" office:value="0.253486237444443" calcext:value-type="percentage">
            <text:p>25,35%</text:p>
          </table:table-cell>
          <table:table-cell table:formula="of:=AVERAGE([$Porcentagem.T28:.AE28])" office:value-type="percentage" office:value="0.312584871960067" calcext:value-type="percentage">
            <text:p>31,26%</text:p>
          </table:table-cell>
          <table:table-cell table:formula="of:=(ABS(SUM([$Registrado.T28:.AE28])-SUM([$Previsto.T28:.AE28]))/SUM([$Registrado.T28:.AE28]))" office:value-type="percentage" office:value="0.293646555746379" calcext:value-type="percentage">
            <text:p>29,36%</text:p>
          </table:table-cell>
          <table:table-cell table:formula="of:=AVERAGE([$Porcentagem.B28:$Porcentagem.AE28])" office:value-type="percentage" office:value="0.263935211934662" calcext:value-type="percentage">
            <text:p>26,39%</text:p>
          </table:table-cell>
          <table:table-cell table:formula="of:=(ABS(SUM([$Registrado.B28:$Registrado.AE28])-SUM([$Previsto.B28:$Previsto.AE28]))/SUM([$Registrado.B28:$Registrado.AE28]))" office:value-type="percentage" office:value="0.19061480422584" calcext:value-type="percentage">
            <text:p>19,06%</text:p>
          </table:table-cell>
        </table:table-row>
        <table:table-row table:style-name="ro2">
          <table:table-cell table:style-name="Default" table:number-columns-repeated="9"/>
        </table:table-row>
        <table:table-row table:style-name="ro1">
          <table:table-cell table:style-name="ce64"/>
          <table:table-cell table:style-name="ce66" table:number-columns-repeated="8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116719856860221" calcext:value-type="percentage">
            <text:p>11,67%</text:p>
          </table:table-cell>
          <table:table-cell table:formula="of:=AVERAGE([.C2:.C28])" office:value-type="percentage" office:value="0.103838359330922" calcext:value-type="percentage">
            <text:p>10,38%</text:p>
          </table:table-cell>
          <table:table-cell table:formula="of:=AVERAGE([.D2:.D28])" office:value-type="percentage" office:value="0.201623605134543" calcext:value-type="percentage">
            <text:p>20,16%</text:p>
          </table:table-cell>
          <table:table-cell table:formula="of:=AVERAGE([.E2:.E28])" office:value-type="percentage" office:value="0.113579003918155" calcext:value-type="percentage">
            <text:p>11,36%</text:p>
          </table:table-cell>
          <table:table-cell table:formula="of:=AVERAGE([.F2:.F28])" office:value-type="percentage" office:value="0.161278110452656" calcext:value-type="percentage">
            <text:p>16,13%</text:p>
          </table:table-cell>
          <table:table-cell table:formula="of:=AVERAGE([.G2:.G28])" office:value-type="percentage" office:value="0.106009110768687" calcext:value-type="percentage">
            <text:p>10,60%</text:p>
          </table:table-cell>
          <table:table-cell table:formula="of:=AVERAGE([.H2:.H28])" office:value-type="percentage" office:value="0.167382383828077" calcext:value-type="percentage">
            <text:p>16,74%</text:p>
          </table:table-cell>
          <table:table-cell table:formula="of:=AVERAGE([.I2:.I28])" office:value-type="percentage" office:value="0.0802867112905974" calcext:value-type="percentage">
            <text:p>8,03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formula="of:=ABS(SUM([$Registrado.B2:$Registrado.D28])-SUM([$Previsto.B2:$Previsto.D28]))/SUM([$Registrado.B2:$Registrado.D28])" office:value-type="percentage" office:value="0.0852611874669174" calcext:value-type="percentage">
            <text:p>8,53%</text:p>
          </table:table-cell>
          <table:table-cell table:style-name="Default"/>
          <table:table-cell table:formula="of:=ABS(SUM([$Registrado.B2:$Registrado.M28])-SUM([$Previsto.B2:$Previsto.M28]))/SUM([$Registrado.B2:$Registrado.M28])" office:value-type="percentage" office:value="0.0145395809777979" calcext:value-type="percentage">
            <text:p>1,45%</text:p>
          </table:table-cell>
          <table:table-cell/>
          <table:table-cell table:formula="of:=ABS(SUM([$Registrado.D2:$Registrado.O28])-SUM([$Previsto.D2:$Previsto.O28]))/SUM([$Registrado.D2:$Registrado.O28])" office:value-type="percentage" office:value="0.0151531189138791" calcext:value-type="percentage">
            <text:p>1,52%</text:p>
          </table:table-cell>
          <table:table-cell table:style-name="Default"/>
          <table:table-cell table:formula="of:=ABS(SUM([$Registrado.B2:$Registrado.AE28])-SUM([$Previsto.B2:$Previsto.AE28]))/SUM([$Registrado.B2:$Registrado.AE28])" office:value-type="percentage" office:value="0.0169740605644951" calcext:value-type="percentage">
            <text:p>1,70%</text:p>
          </table:table-cell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2" calcext:value-type="float">
            <text:p>2</text:p>
          </table:table-cell>
          <table:table-cell table:style-name="Default" table:formula="of:=COUNTIF([.C2:.C28]; &quot;&lt;0,05&quot;)" office:value-type="float" office:value="10" calcext:value-type="float">
            <text:p>10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style-name="Default" table:formula="of:=COUNTIF([.E2:.E28]; &quot;&lt;0,05&quot;)" office:value-type="float" office:value="12" calcext:value-type="float">
            <text:p>12</text:p>
          </table:table-cell>
          <table:table-cell table:style-name="Default" table:formula="of:=COUNTIF([.F2:.F28]; &quot;&lt;0,05&quot;)" office:value-type="float" office:value="0" calcext:value-type="float">
            <text:p>0</text:p>
          </table:table-cell>
          <table:table-cell table:style-name="Default" table:formula="of:=COUNTIF([.G2:.G28]; &quot;&lt;0,05&quot;)" office:value-type="float" office:value="11" calcext:value-type="float">
            <text:p>11</text:p>
          </table:table-cell>
          <table:table-cell table:style-name="Default" table:formula="of:=COUNTIF([.H2:.H28]; &quot;&lt;0,05&quot;)" office:value-type="float" office:value="0" calcext:value-type="float">
            <text:p>0</text:p>
          </table:table-cell>
          <table:table-cell table:style-name="Default" table:formula="of:=COUNTIF([.I2:.I28]; &quot;&lt;0,05&quot;)" office:value-type="float" office:value="11" calcext:value-type="float">
            <text:p>11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percentage-style style:name="N141">
      <number:number number:decimal-places="3" number:min-decimal-places="3" number:min-integer-digits="1"/>
      <number:text>%</number:text>
    </number:percentage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11">
      <number:day/>
      <number:text>/</number:text>
      <number:month/>
      <number:text>/</number:text>
      <number:year number:style="long"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month number:textual="true"/>
      <number:text>/</number:text>
      <number:year/>
    </number:date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34">
      <number:minutes number:style="long"/>
      <number:text>:</number:text>
      <number:seconds number:style="long" number:decimal-places="1"/>
    </number:time-style>
    <number:number-style style:name="N12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9">
      <number:day/>
      <number:text>/</number:text>
      <number:month number:textual="true"/>
      <number:text>/</number:text>
      <number:year/>
    </number:date-style>
    <number:date-style style:name="N131">
      <number:day/>
      <number:text>/</number:text>
      <number:month number:textual="true"/>
    </number:date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20T13:25:21.891697774</dc:date>
    <meta:editing-duration>P9DT2H25M55S</meta:editing-duration>
    <meta:editing-cycles>561</meta:editing-cycles>
    <meta:generator>LibreOffice/7.3.7.2$Linux_X86_64 LibreOffice_project/30$Build-2</meta:generator>
    <meta:print-date>2023-10-15T10:04:18.195463422</meta:print-date>
    <meta:document-statistic meta:table-count="4" meta:cell-count="3102" meta:object-count="0"/>
  </office:meta>
</office:document-meta>
</file>